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6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150.89pt"/>
    </style:style>
    <style:style style:name="co5" style:family="table-column">
      <style:table-column-properties fo:break-before="auto" style:column-width="110.21pt"/>
    </style:style>
    <style:style style:name="co6" style:family="table-column">
      <style:table-column-properties fo:break-before="auto" style:column-width="130.56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30.9pt"/>
    </style:style>
    <style:style style:name="co9" style:family="table-column">
      <style:table-column-properties fo:break-before="auto" style:column-width="95.44pt"/>
    </style:style>
    <style:style style:name="co10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200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fo:background-color="#fff200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row table:style-name="ro1">
          <table:table-cell/>
        </table:table-row>
      </table:table>
      <table:table table:name="refine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9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Time units</text:p>
          </table:table-cell>
          <table:table-cell table:style-name="ce1" office:value-type="string" calcext:value-type="string">
            <text:p>Number of bits</text:p>
          </table:table-cell>
          <table:table-cell table:style-name="ce5" office:value-type="string" calcext:value-type="string">
            <text:p>Average time (in nanoseconds)</text:p>
          </table:table-cell>
          <table:table-cell table:style-name="ce8" office:value-type="string" calcext:value-type="string">
            <text:p>Coefficient of Variation</text:p>
          </table:table-cell>
          <table:table-cell table:style-name="ce5" office:value-type="string" calcext:value-type="string">
            <text:p>Time growth fa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gnum addition</text:p>
          </table:table-cell>
          <table:table-cell table:style-name="ce2" office:value-type="float" office:value="346" calcext:value-type="float">
            <text:p>346</text:p>
          </table:table-cell>
          <table:table-cell office:value-type="float" office:value="139.638571428571" calcext:value-type="float">
            <text:p>139.64</text:p>
          </table:table-cell>
          <table:table-cell office:value-type="percentage" office:value="0.017571966383855" calcext:value-type="percentage">
            <text:p>1.76%</text:p>
          </table:table-cell>
          <table:table-cell table:number-columns-repeated="12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float" office:value="692" calcext:value-type="float">
            <text:p>692</text:p>
          </table:table-cell>
          <table:table-cell office:value-type="float" office:value="157.741904761905" calcext:value-type="float">
            <text:p>157.74</text:p>
          </table:table-cell>
          <table:table-cell office:value-type="percentage" office:value="0.0130898858383816" calcext:value-type="percentage">
            <text:p>1.31%</text:p>
          </table:table-cell>
          <table:table-cell table:formula="of:=[.C3]/[.C2]" office:value-type="float" office:value="1.12964421755484" calcext:value-type="float">
            <text:p>1.13</text:p>
          </table:table-cell>
          <table:table-cell table:number-columns-repeated="11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float" office:value="1384" calcext:value-type="float">
            <text:p>1384</text:p>
          </table:table-cell>
          <table:table-cell office:value-type="float" office:value="188.764285714286" calcext:value-type="float">
            <text:p>188.76</text:p>
          </table:table-cell>
          <table:table-cell office:value-type="percentage" office:value="0.00797443881059353" calcext:value-type="percentage">
            <text:p>0.80%</text:p>
          </table:table-cell>
          <table:table-cell table:formula="of:=[.C4]/[.C3]" office:value-type="float" office:value="1.19666543902336" calcext:value-type="float">
            <text:p>1.20</text:p>
          </table:table-cell>
          <table:table-cell table:formula="of:=[.E4]/[.E3]" office:value-type="percentage" office:value="1.05932949545264" calcext:value-type="percentage">
            <text:p>105.93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float" office:value="2768" calcext:value-type="float">
            <text:p>2768</text:p>
          </table:table-cell>
          <table:table-cell office:value-type="float" office:value="244.703333333333" calcext:value-type="float">
            <text:p>244.70</text:p>
          </table:table-cell>
          <table:table-cell office:value-type="percentage" office:value="0.00882287386771908" calcext:value-type="percentage">
            <text:p>0.88%</text:p>
          </table:table-cell>
          <table:table-cell table:formula="of:=[.C5]/[.C4]" office:value-type="float" office:value="1.29634338618332" calcext:value-type="float">
            <text:p>1.30</text:p>
          </table:table-cell>
          <table:table-cell table:formula="of:=[.E4]/[.E5]" office:value-type="percentage" office:value="0.923108376821797" calcext:value-type="percentage">
            <text:p>92.31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float" office:value="5536" calcext:value-type="float">
            <text:p>5536</text:p>
          </table:table-cell>
          <table:table-cell office:value-type="float" office:value="341.557142857143" calcext:value-type="float">
            <text:p>341.56</text:p>
          </table:table-cell>
          <table:table-cell office:value-type="percentage" office:value="0.00432656468285508" calcext:value-type="percentage">
            <text:p>0.43%</text:p>
          </table:table-cell>
          <table:table-cell table:formula="of:=[.C6]/[.C5]" office:value-type="float" office:value="1.39580094069203" calcext:value-type="float">
            <text:p>1.40</text:p>
          </table:table-cell>
          <table:table-cell table:formula="of:=[.E5]/[.E6]" office:value-type="percentage" office:value="0.928745173033485" calcext:value-type="percentage">
            <text:p>92.87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5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bignum subtraction</text:p>
          </table:table-cell>
          <table:table-cell office:value-type="float" office:value="346" calcext:value-type="float">
            <text:p>346</text:p>
          </table:table-cell>
          <table:table-cell office:value-type="float" office:value="146.380952380952" calcext:value-type="float">
            <text:p>146.38</text:p>
          </table:table-cell>
          <table:table-cell office:value-type="percentage" office:value="0.0111505508034234" calcext:value-type="percentage">
            <text:p>1.12%</text:p>
          </table:table-cell>
          <table:table-cell table:number-columns-repeated="12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158.979523809524" calcext:value-type="float">
            <text:p>158.98</text:p>
          </table:table-cell>
          <table:table-cell office:value-type="percentage" office:value="0.0129020196022036" calcext:value-type="percentage">
            <text:p>1.29%</text:p>
          </table:table-cell>
          <table:table-cell table:formula="of:=[.C9]/[.C8]" office:value-type="float" office:value="1.08606701366298" calcext:value-type="float">
            <text:p>1.09</text:p>
          </table:table-cell>
          <table:table-cell table:number-columns-repeated="11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178.461428571429" calcext:value-type="float">
            <text:p>178.46</text:p>
          </table:table-cell>
          <table:table-cell office:value-type="percentage" office:value="0.0113299976747375" calcext:value-type="percentage">
            <text:p>1.13%</text:p>
          </table:table-cell>
          <table:table-cell table:formula="of:=[.C10]/[.C9]" office:value-type="float" office:value="1.12254348418634" calcext:value-type="float">
            <text:p>1.12</text:p>
          </table:table-cell>
          <table:table-cell table:formula="of:=[.E10]/[.E9]" office:value-type="percentage" office:value="1.03358583776552" calcext:value-type="percentage">
            <text:p>103.36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244.42" calcext:value-type="float">
            <text:p>244.42</text:p>
          </table:table-cell>
          <table:table-cell office:value-type="percentage" office:value="0.0075649126687718" calcext:value-type="percentage">
            <text:p>0.76%</text:p>
          </table:table-cell>
          <table:table-cell table:formula="of:=[.C11]/[.C10]" office:value-type="float" office:value="1.3695956709333" calcext:value-type="float">
            <text:p>1.37</text:p>
          </table:table-cell>
          <table:table-cell table:formula="of:=[.E10]/[.E11]" office:value-type="percentage" office:value="0.819616700030454" calcext:value-type="percentage">
            <text:p>81.96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5536" calcext:value-type="float">
            <text:p>5536</text:p>
          </table:table-cell>
          <table:table-cell office:value-type="float" office:value="341.622857142857" calcext:value-type="float">
            <text:p>341.62</text:p>
          </table:table-cell>
          <table:table-cell office:value-type="percentage" office:value="0.00413479584592502" calcext:value-type="percentage">
            <text:p>0.41%</text:p>
          </table:table-cell>
          <table:table-cell table:formula="of:=[.C12]/[.C11]" office:value-type="float" office:value="1.39768782073012" calcext:value-type="float">
            <text:p>1.40</text:p>
          </table:table-cell>
          <table:table-cell table:formula="of:=[.E11]/[.E12]" office:value-type="percentage" office:value="0.979900984053682" calcext:value-type="percentage">
            <text:p>97.99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bignum multiplication</text:p>
          </table:table-cell>
          <table:table-cell table:style-name="ce4" office:value-type="float" office:value="346" calcext:value-type="float">
            <text:p>346</text:p>
          </table:table-cell>
          <table:table-cell table:style-name="ce7" office:value-type="float" office:value="453.166666666667" calcext:value-type="float">
            <text:p>453.17</text:p>
          </table:table-cell>
          <table:table-cell table:style-name="ce10" office:value-type="percentage" office:value="0.00506434667363085" calcext:value-type="percentage">
            <text:p>0.51%</text:p>
          </table:table-cell>
          <table:table-cell table:style-name="ce7"/>
          <table:table-cell table:style-name="ce10"/>
          <table:table-cell office:value-type="string" calcext:value-type="string">
            <text:p>Bug?</text:p>
          </table:table-cell>
          <table:table-cell table:number-columns-repeated="9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4" office:value-type="float" office:value="692" calcext:value-type="float">
            <text:p>692</text:p>
          </table:table-cell>
          <table:table-cell table:style-name="ce7" office:value-type="float" office:value="1149.71047619048" calcext:value-type="float">
            <text:p>1,149.71</text:p>
          </table:table-cell>
          <table:table-cell table:style-name="ce10" office:value-type="percentage" office:value="0.00298005947012616" calcext:value-type="percentage">
            <text:p>0.30%</text:p>
          </table:table-cell>
          <table:table-cell table:style-name="ce7" table:formula="of:=[.C15]/[.C14]" office:value-type="float" office:value="2.53705879262334" calcext:value-type="float">
            <text:p>2.54</text:p>
          </table:table-cell>
          <table:table-cell table:style-name="ce10"/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4" office:value-type="float" office:value="1384" calcext:value-type="float">
            <text:p>1384</text:p>
          </table:table-cell>
          <table:table-cell table:style-name="ce7" office:value-type="float" office:value="4121.19523809524" calcext:value-type="float">
            <text:p>4,121.20</text:p>
          </table:table-cell>
          <table:table-cell table:style-name="ce10" office:value-type="percentage" office:value="0.0024087400543025" calcext:value-type="percentage">
            <text:p>0.24%</text:p>
          </table:table-cell>
          <table:table-cell table:style-name="ce7" table:formula="of:=[.C16]/[.C15]" office:value-type="float" office:value="3.58455047896116" calcext:value-type="float">
            <text:p>3.58</text:p>
          </table:table-cell>
          <table:table-cell table:style-name="ce10" table:formula="of:=[.E16]/[.E15]" office:value-type="percentage" office:value="1.41287639426547" calcext:value-type="percentage">
            <text:p>141.29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4" office:value-type="float" office:value="2768" calcext:value-type="float">
            <text:p>2768</text:p>
          </table:table-cell>
          <table:table-cell table:style-name="ce7" office:value-type="float" office:value="16237.8852380952" calcext:value-type="float">
            <text:p>16,237.89</text:p>
          </table:table-cell>
          <table:table-cell table:style-name="ce10" office:value-type="percentage" office:value="0.00226825214508643" calcext:value-type="percentage">
            <text:p>0.23%</text:p>
          </table:table-cell>
          <table:table-cell table:style-name="ce7" table:formula="of:=[.C17]/[.C16]" office:value-type="float" office:value="3.94009123566788" calcext:value-type="float">
            <text:p>3.94</text:p>
          </table:table-cell>
          <table:table-cell table:style-name="ce10" table:formula="of:=[.E16]/[.E17]" office:value-type="percentage" office:value="0.909763318806386" calcext:value-type="percentage">
            <text:p>90.98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4" office:value-type="float" office:value="5536" calcext:value-type="float">
            <text:p>5536</text:p>
          </table:table-cell>
          <table:table-cell table:style-name="ce7" office:value-type="float" office:value="61937.4304761905" calcext:value-type="float">
            <text:p>61,937.43</text:p>
          </table:table-cell>
          <table:table-cell table:style-name="ce10" office:value-type="percentage" office:value="0.0025019723860304" calcext:value-type="percentage">
            <text:p>0.25%</text:p>
          </table:table-cell>
          <table:table-cell table:style-name="ce7" table:formula="of:=[.C18]/[.C17]" office:value-type="float" office:value="3.8143778926877" calcext:value-type="float">
            <text:p>3.81</text:p>
          </table:table-cell>
          <table:table-cell table:style-name="ce10" table:formula="of:=[.E17]/[.E18]" office:value-type="percentage" office:value="1.03295775786169" calcext:value-type="percentage">
            <text:p>103.30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5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bignum division</text:p>
          </table:table-cell>
          <table:table-cell table:style-name="ce3" office:value-type="float" office:value="346" calcext:value-type="float">
            <text:p>346</text:p>
          </table:table-cell>
          <table:table-cell table:style-name="ce7" office:value-type="float" office:value="154.563333333333" calcext:value-type="float">
            <text:p>154.56</text:p>
          </table:table-cell>
          <table:table-cell table:style-name="ce10" office:value-type="percentage" office:value="0.0170063320539613" calcext:value-type="percentage">
            <text:p>1.70%</text:p>
          </table:table-cell>
          <table:table-cell table:style-name="ce7"/>
          <table:table-cell table:style-name="ce10"/>
          <table:table-cell office:value-type="string" calcext:value-type="string">
            <text:p>Bug?</text:p>
          </table:table-cell>
          <table:table-cell table:number-columns-repeated="9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 office:value-type="float" office:value="692" calcext:value-type="float">
            <text:p>692</text:p>
          </table:table-cell>
          <table:table-cell table:style-name="ce7" office:value-type="float" office:value="387.092380952381" calcext:value-type="float">
            <text:p>387.09</text:p>
          </table:table-cell>
          <table:table-cell table:style-name="ce10" office:value-type="percentage" office:value="0.00892968702672387" calcext:value-type="percentage">
            <text:p>0.89%</text:p>
          </table:table-cell>
          <table:table-cell table:style-name="ce7" table:formula="of:=[.C21]/[.C20]" office:value-type="float" office:value="2.50442567848593" calcext:value-type="float">
            <text:p>2.50</text:p>
          </table:table-cell>
          <table:table-cell table:style-name="ce10"/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 office:value-type="float" office:value="1384" calcext:value-type="float">
            <text:p>1384</text:p>
          </table:table-cell>
          <table:table-cell table:style-name="ce7" office:value-type="float" office:value="516.166666666667" calcext:value-type="float">
            <text:p>516.17</text:p>
          </table:table-cell>
          <table:table-cell table:style-name="ce10" office:value-type="percentage" office:value="0.00594792585406623" calcext:value-type="percentage">
            <text:p>0.59%</text:p>
          </table:table-cell>
          <table:table-cell table:style-name="ce7" table:formula="of:=[.C22]/[.C21]" office:value-type="float" office:value="1.33344568910584" calcext:value-type="float">
            <text:p>1.33</text:p>
          </table:table-cell>
          <table:table-cell table:style-name="ce10" table:formula="of:=[.E22]/[.E21]" office:value-type="percentage" office:value="0.532435719918021" calcext:value-type="percentage">
            <text:p>53.24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 office:value-type="float" office:value="2768" calcext:value-type="float">
            <text:p>2768</text:p>
          </table:table-cell>
          <table:table-cell table:style-name="ce7" office:value-type="float" office:value="224.757619047619" calcext:value-type="float">
            <text:p>224.76</text:p>
          </table:table-cell>
          <table:table-cell table:style-name="ce10" office:value-type="percentage" office:value="0.00921479817631562" calcext:value-type="percentage">
            <text:p>0.92%</text:p>
          </table:table-cell>
          <table:table-cell table:style-name="ce7" table:formula="of:=[.C23]/[.C22]" office:value-type="float" office:value="0.435436136353153" calcext:value-type="float">
            <text:p>0.44</text:p>
          </table:table-cell>
          <table:table-cell table:style-name="ce10" table:formula="of:=[.E22]/[.E23]" office:value-type="percentage" office:value="3.06232206695948" calcext:value-type="percentage">
            <text:p>306.23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 office:value-type="float" office:value="5536" calcext:value-type="float">
            <text:p>5536</text:p>
          </table:table-cell>
          <table:table-cell table:style-name="ce7" office:value-type="float" office:value="1380.78476190476" calcext:value-type="float">
            <text:p>1,380.78</text:p>
          </table:table-cell>
          <table:table-cell table:style-name="ce10" office:value-type="percentage" office:value="0.00704328136662297" calcext:value-type="percentage">
            <text:p>0.70%</text:p>
          </table:table-cell>
          <table:table-cell table:style-name="ce7" table:formula="of:=[.C24]/[.C23]" office:value-type="float" office:value="6.14343917574699" calcext:value-type="float">
            <text:p>6.14</text:p>
          </table:table-cell>
          <table:table-cell table:style-name="ce10" table:formula="of:=[.E23]/[.E24]" office:value-type="percentage" office:value="0.0708782367492403" calcext:value-type="percentage">
            <text:p>7.09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5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atnum addition</text:p>
          </table:table-cell>
          <table:table-cell office:value-type="float" office:value="173" calcext:value-type="float">
            <text:p>173</text:p>
          </table:table-cell>
          <table:table-cell office:value-type="float" office:value="9193.83571428571" calcext:value-type="float">
            <text:p>9,193.84</text:p>
          </table:table-cell>
          <table:table-cell office:value-type="percentage" office:value="0.00880801832884357" calcext:value-type="percentage">
            <text:p>0.88%</text:p>
          </table:table-cell>
          <table:table-cell table:number-columns-repeated="12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346" calcext:value-type="float">
            <text:p>346</text:p>
          </table:table-cell>
          <table:table-cell office:value-type="float" office:value="28620.3661904762" calcext:value-type="float">
            <text:p>28,620.37</text:p>
          </table:table-cell>
          <table:table-cell office:value-type="percentage" office:value="0.0102785990739767" calcext:value-type="percentage">
            <text:p>1.03%</text:p>
          </table:table-cell>
          <table:table-cell table:formula="of:=[.C27]/[.C26]" office:value-type="float" office:value="3.11299517197211" calcext:value-type="float">
            <text:p>3.11</text:p>
          </table:table-cell>
          <table:table-cell table:number-columns-repeated="11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81865.3119047619" calcext:value-type="float">
            <text:p>81,865.31</text:p>
          </table:table-cell>
          <table:table-cell office:value-type="percentage" office:value="0.00922778635586054" calcext:value-type="percentage">
            <text:p>0.92%</text:p>
          </table:table-cell>
          <table:table-cell table:formula="of:=[.C28]/[.C27]" office:value-type="float" office:value="2.86038659882709" calcext:value-type="float">
            <text:p>2.86</text:p>
          </table:table-cell>
          <table:table-cell table:formula="of:=[.E28]/[.E27]" office:value-type="percentage" office:value="0.918853528775312" calcext:value-type="percentage">
            <text:p>91.89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252879.400952381" calcext:value-type="float">
            <text:p>252,879.40</text:p>
          </table:table-cell>
          <table:table-cell office:value-type="percentage" office:value="0.00751706980745936" calcext:value-type="percentage">
            <text:p>0.75%</text:p>
          </table:table-cell>
          <table:table-cell table:formula="of:=[.C29]/[.C28]" office:value-type="float" office:value="3.08896888155228" calcext:value-type="float">
            <text:p>3.09</text:p>
          </table:table-cell>
          <table:table-cell table:formula="of:=[.E28]/[.E29]" office:value-type="percentage" office:value="0.926000457922928" calcext:value-type="percentage">
            <text:p>92.60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811068.815238095" calcext:value-type="float">
            <text:p>811,068.82</text:p>
          </table:table-cell>
          <table:table-cell office:value-type="percentage" office:value="0.00559464309293258" calcext:value-type="percentage">
            <text:p>0.56%</text:p>
          </table:table-cell>
          <table:table-cell table:formula="of:=[.C30]/[.C29]" office:value-type="float" office:value="3.2073344534331" calcext:value-type="float">
            <text:p>3.21</text:p>
          </table:table-cell>
          <table:table-cell table:formula="of:=[.E29]/[.E30]" office:value-type="percentage" office:value="0.963095344873021" calcext:value-type="percentage">
            <text:p>96.31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5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atnum division</text:p>
          </table:table-cell>
          <table:table-cell office:value-type="float" office:value="173" calcext:value-type="float">
            <text:p>173</text:p>
          </table:table-cell>
          <table:table-cell office:value-type="float" office:value="7041.83666666667" calcext:value-type="float">
            <text:p>7,041.84</text:p>
          </table:table-cell>
          <table:table-cell office:value-type="percentage" office:value="0.0106509301587313" calcext:value-type="percentage">
            <text:p>1.07%</text:p>
          </table:table-cell>
          <table:table-cell table:number-columns-repeated="12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346" calcext:value-type="float">
            <text:p>346</text:p>
          </table:table-cell>
          <table:table-cell office:value-type="float" office:value="26251.8671428571" calcext:value-type="float">
            <text:p>26,251.87</text:p>
          </table:table-cell>
          <table:table-cell office:value-type="percentage" office:value="0.0138384056860022" calcext:value-type="percentage">
            <text:p>1.38%</text:p>
          </table:table-cell>
          <table:table-cell table:formula="of:=[.C33]/[.C32]" office:value-type="float" office:value="3.7279858061922" calcext:value-type="float">
            <text:p>3.73</text:p>
          </table:table-cell>
          <table:table-cell table:number-columns-repeated="11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75731.6280952381" calcext:value-type="float">
            <text:p>75,731.63</text:p>
          </table:table-cell>
          <table:table-cell office:value-type="percentage" office:value="0.0142273737556538" calcext:value-type="percentage">
            <text:p>1.42%</text:p>
          </table:table-cell>
          <table:table-cell table:formula="of:=[.C34]/[.C33]" office:value-type="float" office:value="2.88480920930776" calcext:value-type="float">
            <text:p>2.88</text:p>
          </table:table-cell>
          <table:table-cell table:formula="of:=[.E34]/[.E33]" office:value-type="percentage" office:value="0.773825159021818" calcext:value-type="percentage">
            <text:p>77.38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232882.003809524" calcext:value-type="float">
            <text:p>232,882.00</text:p>
          </table:table-cell>
          <table:table-cell office:value-type="percentage" office:value="0.0112177524096991" calcext:value-type="percentage">
            <text:p>1.12%</text:p>
          </table:table-cell>
          <table:table-cell table:formula="of:=[.C35]/[.C34]" office:value-type="float" office:value="3.07509569867767" calcext:value-type="float">
            <text:p>3.08</text:p>
          </table:table-cell>
          <table:table-cell table:formula="of:=[.E34]/[.E35]" office:value-type="percentage" office:value="0.938120140634408" calcext:value-type="percentage">
            <text:p>93.81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732919.69952381" calcext:value-type="float">
            <text:p>732,919.70</text:p>
          </table:table-cell>
          <table:table-cell office:value-type="percentage" office:value="0.00847852908317924" calcext:value-type="percentage">
            <text:p>0.85%</text:p>
          </table:table-cell>
          <table:table-cell table:formula="of:=[.C36]/[.C35]" office:value-type="float" office:value="3.14717190480408" calcext:value-type="float">
            <text:p>3.15</text:p>
          </table:table-cell>
          <table:table-cell table:formula="of:=[.E35]/[.E36]" office:value-type="percentage" office:value="0.977098103215657" calcext:value-type="percentage">
            <text:p>97.71%</text:p>
          </table:table-cell>
          <table:table-cell table:number-columns-repeated="9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5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atnum multiplication</text:p>
          </table:table-cell>
          <table:table-cell office:value-type="float" office:value="173" calcext:value-type="float">
            <text:p>173</text:p>
          </table:table-cell>
          <table:table-cell office:value-type="float" office:value="8021.36904761905" calcext:value-type="float">
            <text:p>8,021.37</text:p>
          </table:table-cell>
          <table:table-cell office:value-type="percentage" office:value="0.0119058589893051" calcext:value-type="percentage">
            <text:p>1.19%</text:p>
          </table:table-cell>
          <table:table-cell table:number-columns-repeated="12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346" calcext:value-type="float">
            <text:p>346</text:p>
          </table:table-cell>
          <table:table-cell office:value-type="float" office:value="26007.8633333333" calcext:value-type="float">
            <text:p>26,007.86</text:p>
          </table:table-cell>
          <table:table-cell office:value-type="percentage" office:value="0.0150485784661375" calcext:value-type="percentage">
            <text:p>1.50%</text:p>
          </table:table-cell>
          <table:table-cell table:formula="of:=[.C39]/[.C38]" office:value-type="float" office:value="3.24232224934884" calcext:value-type="float">
            <text:p>3.24</text:p>
          </table:table-cell>
          <table:table-cell table:number-columns-repeated="11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76691.6152380952" calcext:value-type="float">
            <text:p>76,691.62</text:p>
          </table:table-cell>
          <table:table-cell office:value-type="percentage" office:value="0.0141910256136515" calcext:value-type="percentage">
            <text:p>1.42%</text:p>
          </table:table-cell>
          <table:table-cell table:formula="of:=[.C40]/[.C39]" office:value-type="float" office:value="2.94878569051085" calcext:value-type="float">
            <text:p>2.95</text:p>
          </table:table-cell>
          <table:table-cell table:formula="of:=[.E40]/[.E39]" office:value-type="percentage" office:value="0.909467185472716" calcext:value-type="percentage">
            <text:p>90.95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219913.76047619" calcext:value-type="float">
            <text:p>219,913.76</text:p>
          </table:table-cell>
          <table:table-cell office:value-type="percentage" office:value="0.0113138383203707" calcext:value-type="percentage">
            <text:p>1.13%</text:p>
          </table:table-cell>
          <table:table-cell table:formula="of:=[.C41]/[.C40]" office:value-type="float" office:value="2.86750722088002" calcext:value-type="float">
            <text:p>2.87</text:p>
          </table:table-cell>
          <table:table-cell table:formula="of:=[.E40]/[.E41]" office:value-type="percentage" office:value="1.02834464340281" calcext:value-type="percentage">
            <text:p>102.83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734931.135714286" calcext:value-type="float">
            <text:p>734,931.14</text:p>
          </table:table-cell>
          <table:table-cell office:value-type="percentage" office:value="0.0087014154804611" calcext:value-type="percentage">
            <text:p>0.87%</text:p>
          </table:table-cell>
          <table:table-cell table:formula="of:=[.C42]/[.C41]" office:value-type="float" office:value="3.34190609138283" calcext:value-type="float">
            <text:p>3.34</text:p>
          </table:table-cell>
          <table:table-cell table:formula="of:=[.E41]/[.E42]" office:value-type="percentage" office:value="0.858045421525741" calcext:value-type="percentage">
            <text:p>85.80%</text:p>
          </table:table-cell>
          <table:table-cell table:number-columns-repeated="10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tnum subtraction</text:p>
          </table:table-cell>
          <table:table-cell office:value-type="float" office:value="173" calcext:value-type="float">
            <text:p>173</text:p>
          </table:table-cell>
          <table:table-cell office:value-type="float" office:value="9365.3780952381" calcext:value-type="float">
            <text:p>9,365.38</text:p>
          </table:table-cell>
          <table:table-cell office:value-type="percentage" office:value="0.00821733774809113" calcext:value-type="percentage">
            <text:p>0.82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346" calcext:value-type="float">
            <text:p>346</text:p>
          </table:table-cell>
          <table:table-cell office:value-type="float" office:value="28011.6938095238" calcext:value-type="float">
            <text:p>28,011.69</text:p>
          </table:table-cell>
          <table:table-cell office:value-type="percentage" office:value="0.00951216737883376" calcext:value-type="percentage">
            <text:p>0.95%</text:p>
          </table:table-cell>
          <table:table-cell table:formula="of:=[.C45]/[.C44]" office:value-type="float" office:value="2.99098376217898" calcext:value-type="float">
            <text:p>2.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84084.5123809524" calcext:value-type="float">
            <text:p>84,084.51</text:p>
          </table:table-cell>
          <table:table-cell office:value-type="percentage" office:value="0.00885716119371554" calcext:value-type="percentage">
            <text:p>0.89%</text:p>
          </table:table-cell>
          <table:table-cell table:formula="of:=[.C46]/[.C45]" office:value-type="float" office:value="3.00176465417326" calcext:value-type="float">
            <text:p>3.00</text:p>
          </table:table-cell>
          <table:table-cell table:formula="of:=[.E46]/[.E45]" office:value-type="percentage" office:value="1.003604463565" calcext:value-type="percentage">
            <text:p>100.36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244626.817142857" calcext:value-type="float">
            <text:p>244,626.82</text:p>
          </table:table-cell>
          <table:table-cell office:value-type="percentage" office:value="0.00728653850942383" calcext:value-type="percentage">
            <text:p>0.73%</text:p>
          </table:table-cell>
          <table:table-cell table:formula="of:=[.C47]/[.C46]" office:value-type="float" office:value="2.90929697058304" calcext:value-type="float">
            <text:p>2.91</text:p>
          </table:table-cell>
          <table:table-cell table:formula="of:=[.E46]/[.E47]" office:value-type="percentage" office:value="1.03178351489215" calcext:value-type="percentage">
            <text:p>103.18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816155.949047619" calcext:value-type="float">
            <text:p>816,155.95</text:p>
          </table:table-cell>
          <table:table-cell office:value-type="percentage" office:value="0.00563605243981571" calcext:value-type="percentage">
            <text:p>0.56%</text:p>
          </table:table-cell>
          <table:table-cell table:formula="of:=[.C48]/[.C47]" office:value-type="float" office:value="3.33633065491344" calcext:value-type="float">
            <text:p>3.34</text:p>
          </table:table-cell>
          <table:table-cell table:formula="of:=[.E47]/[.E48]" office:value-type="percentage" office:value="0.872004987364936" calcext:value-type="percentage">
            <text:p>87.20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/>
          <table:table-cell table:number-columns-repeated="13"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exact_complexnum addition</text:p>
          </table:table-cell>
          <table:table-cell office:value-type="float" office:value="173" calcext:value-type="float">
            <text:p>173</text:p>
          </table:table-cell>
          <table:table-cell office:value-type="float" office:value="4108.56476190476" calcext:value-type="float">
            <text:p>4,108.56</text:p>
          </table:table-cell>
          <table:table-cell office:value-type="percentage" office:value="0.00721658057125937" calcext:value-type="percentage">
            <text:p>0.72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346" calcext:value-type="float">
            <text:p>346</text:p>
          </table:table-cell>
          <table:table-cell office:value-type="float" office:value="11240.1971428571" calcext:value-type="float">
            <text:p>11,240.20</text:p>
          </table:table-cell>
          <table:table-cell office:value-type="percentage" office:value="0.00866662752928412" calcext:value-type="percentage">
            <text:p>0.87%</text:p>
          </table:table-cell>
          <table:table-cell table:formula="of:=[.C51]/[.C50]" office:value-type="float" office:value="2.73579651149179" calcext:value-type="float">
            <text:p>2.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30078.4061904762" calcext:value-type="float">
            <text:p>30,078.41</text:p>
          </table:table-cell>
          <table:table-cell office:value-type="percentage" office:value="0.00821096589530995" calcext:value-type="percentage">
            <text:p>0.82%</text:p>
          </table:table-cell>
          <table:table-cell table:formula="of:=[.C52]/[.C51]" office:value-type="float" office:value="2.67596785075876" calcext:value-type="float">
            <text:p>2.68</text:p>
          </table:table-cell>
          <table:table-cell table:formula="of:=[.E52]/[.E51]" office:value-type="percentage" office:value="0.978131172957594" calcext:value-type="percentage">
            <text:p>97.81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87700.7761904762" calcext:value-type="float">
            <text:p>87,700.78</text:p>
          </table:table-cell>
          <table:table-cell office:value-type="percentage" office:value="0.00593305680870171" calcext:value-type="percentage">
            <text:p>0.59%</text:p>
          </table:table-cell>
          <table:table-cell table:formula="of:=[.C53]/[.C52]" office:value-type="float" office:value="2.91573880727248" calcext:value-type="float">
            <text:p>2.92</text:p>
          </table:table-cell>
          <table:table-cell table:formula="of:=[.E52]/[.E53]" office:value-type="percentage" office:value="0.917766654572872" calcext:value-type="percentage">
            <text:p>91.78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269903.240476191" calcext:value-type="float">
            <text:p>269,903.24</text:p>
          </table:table-cell>
          <table:table-cell office:value-type="percentage" office:value="0.00498509714735969" calcext:value-type="percentage">
            <text:p>0.50%</text:p>
          </table:table-cell>
          <table:table-cell table:formula="of:=[.C54]/[.C53]" office:value-type="float" office:value="3.07754676982552" calcext:value-type="float">
            <text:p>3.08</text:p>
          </table:table-cell>
          <table:table-cell table:formula="of:=[.E53]/[.E54]" office:value-type="percentage" office:value="0.947423069524233" calcext:value-type="percentage">
            <text:p>94.7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act_complexnum division</text:p>
          </table:table-cell>
          <table:table-cell office:value-type="float" office:value="173" calcext:value-type="float">
            <text:p>173</text:p>
          </table:table-cell>
          <table:table-cell office:value-type="float" office:value="62614.6304761905" calcext:value-type="float">
            <text:p>62,614.63</text:p>
          </table:table-cell>
          <table:table-cell office:value-type="percentage" office:value="0.0126595041966267" calcext:value-type="percentage">
            <text:p>1.27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346" calcext:value-type="float">
            <text:p>346</text:p>
          </table:table-cell>
          <table:table-cell office:value-type="float" office:value="182680.85952381" calcext:value-type="float">
            <text:p>182,680.86</text:p>
          </table:table-cell>
          <table:table-cell office:value-type="percentage" office:value="0.0122301756559395" calcext:value-type="percentage">
            <text:p>1.22%</text:p>
          </table:table-cell>
          <table:table-cell table:formula="of:=[.C57]/[.C56]" office:value-type="float" office:value="2.91754272339393" calcext:value-type="float">
            <text:p>2.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513060.598571429" calcext:value-type="float">
            <text:p>513,060.60</text:p>
          </table:table-cell>
          <table:table-cell office:value-type="percentage" office:value="0.0079454584304187" calcext:value-type="percentage">
            <text:p>0.79%</text:p>
          </table:table-cell>
          <table:table-cell table:formula="of:=[.C58]/[.C57]" office:value-type="float" office:value="2.80850768881214" calcext:value-type="float">
            <text:p>2.81</text:p>
          </table:table-cell>
          <table:table-cell table:formula="of:=[.E58]/[.E57]" office:value-type="percentage" office:value="0.962627784776718" calcext:value-type="percentage">
            <text:p>96.26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1616373.20285714" calcext:value-type="float">
            <text:p>1,616,373.20</text:p>
          </table:table-cell>
          <table:table-cell office:value-type="percentage" office:value="0.00635180570047609" calcext:value-type="percentage">
            <text:p>0.64%</text:p>
          </table:table-cell>
          <table:table-cell table:formula="of:=[.C59]/[.C58]" office:value-type="float" office:value="3.1504528068571" calcext:value-type="float">
            <text:p>3.15</text:p>
          </table:table-cell>
          <table:table-cell table:formula="of:=[.E58]/[.E59]" office:value-type="percentage" office:value="0.89146159647251" calcext:value-type="percentage">
            <text:p>89.15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5326258.25619048" calcext:value-type="float">
            <text:p>5,326,258.26</text:p>
          </table:table-cell>
          <table:table-cell office:value-type="percentage" office:value="0.00486133584334468" calcext:value-type="percentage">
            <text:p>0.49%</text:p>
          </table:table-cell>
          <table:table-cell table:formula="of:=[.C60]/[.C59]" office:value-type="float" office:value="3.29519089203882" calcext:value-type="float">
            <text:p>3.30</text:p>
          </table:table-cell>
          <table:table-cell table:formula="of:=[.E59]/[.E60]" office:value-type="percentage" office:value="0.956075963449825" calcext:value-type="percentage">
            <text:p>95.61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act_complexnum multiplication</text:p>
          </table:table-cell>
          <table:table-cell office:value-type="float" office:value="173" calcext:value-type="float">
            <text:p>173</text:p>
          </table:table-cell>
          <table:table-cell office:value-type="float" office:value="23645.5133333333" calcext:value-type="float">
            <text:p>23,645.51</text:p>
          </table:table-cell>
          <table:table-cell office:value-type="percentage" office:value="0.00766181136734343" calcext:value-type="percentage">
            <text:p>0.77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346" calcext:value-type="float">
            <text:p>346</text:p>
          </table:table-cell>
          <table:table-cell office:value-type="float" office:value="72093.7423809524" calcext:value-type="float">
            <text:p>72,093.74</text:p>
          </table:table-cell>
          <table:table-cell office:value-type="percentage" office:value="0.00905775899822136" calcext:value-type="percentage">
            <text:p>0.91%</text:p>
          </table:table-cell>
          <table:table-cell table:formula="of:=[.C63]/[.C62]" office:value-type="float" office:value="3.04893961761959" calcext:value-type="float">
            <text:p>3.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202987.805714286" calcext:value-type="float">
            <text:p>202,987.81</text:p>
          </table:table-cell>
          <table:table-cell office:value-type="percentage" office:value="0.00679925914269418" calcext:value-type="percentage">
            <text:p>0.68%</text:p>
          </table:table-cell>
          <table:table-cell table:formula="of:=[.C64]/[.C63]" office:value-type="float" office:value="2.81560921947529" calcext:value-type="float">
            <text:p>2.82</text:p>
          </table:table-cell>
          <table:table-cell table:formula="of:=[.E64]/[.E63]" office:value-type="percentage" office:value="0.923471623775063" calcext:value-type="percentage">
            <text:p>92.35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608688.010952381" calcext:value-type="float">
            <text:p>608,688.01</text:p>
          </table:table-cell>
          <table:table-cell office:value-type="percentage" office:value="0.00520189086188557" calcext:value-type="percentage">
            <text:p>0.52%</text:p>
          </table:table-cell>
          <table:table-cell table:formula="of:=[.C65]/[.C64]" office:value-type="float" office:value="2.99864323775752" calcext:value-type="float">
            <text:p>3.00</text:p>
          </table:table-cell>
          <table:table-cell table:formula="of:=[.E64]/[.E65]" office:value-type="percentage" office:value="0.93896105546083" calcext:value-type="percentage">
            <text:p>93.90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1951681.36380952" calcext:value-type="float">
            <text:p>1,951,681.36</text:p>
          </table:table-cell>
          <table:table-cell office:value-type="percentage" office:value="0.00461617124151038" calcext:value-type="percentage">
            <text:p>0.46%</text:p>
          </table:table-cell>
          <table:table-cell table:formula="of:=[.C66]/[.C65]" office:value-type="float" office:value="3.20637392012344" calcext:value-type="float">
            <text:p>3.21</text:p>
          </table:table-cell>
          <table:table-cell table:formula="of:=[.E65]/[.E66]" office:value-type="percentage" office:value="0.935213207336119" calcext:value-type="percentage">
            <text:p>93.52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act_complexnum subtraction</text:p>
          </table:table-cell>
          <table:table-cell office:value-type="float" office:value="173" calcext:value-type="float">
            <text:p>173</text:p>
          </table:table-cell>
          <table:table-cell office:value-type="float" office:value="4006.70523809524" calcext:value-type="float">
            <text:p>4,006.71</text:p>
          </table:table-cell>
          <table:table-cell office:value-type="percentage" office:value="0.00660716389979481" calcext:value-type="percentage">
            <text:p>0.66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346" calcext:value-type="float">
            <text:p>346</text:p>
          </table:table-cell>
          <table:table-cell office:value-type="float" office:value="10775.8266666667" calcext:value-type="float">
            <text:p>10,775.83</text:p>
          </table:table-cell>
          <table:table-cell office:value-type="percentage" office:value="0.00867870773887811" calcext:value-type="percentage">
            <text:p>0.87%</text:p>
          </table:table-cell>
          <table:table-cell table:formula="of:=[.C69]/[.C68]" office:value-type="float" office:value="2.68944831883601" calcext:value-type="float">
            <text:p>2.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692" calcext:value-type="float">
            <text:p>692</text:p>
          </table:table-cell>
          <table:table-cell office:value-type="float" office:value="30670.8680952381" calcext:value-type="float">
            <text:p>30,670.87</text:p>
          </table:table-cell>
          <table:table-cell office:value-type="percentage" office:value="0.00832117035948967" calcext:value-type="percentage">
            <text:p>0.83%</text:p>
          </table:table-cell>
          <table:table-cell table:formula="of:=[.C70]/[.C69]" office:value-type="float" office:value="2.84626591017037" calcext:value-type="float">
            <text:p>2.85</text:p>
          </table:table-cell>
          <table:table-cell table:formula="of:=[.E70]/[.E69]" office:value-type="percentage" office:value="1.05830846059992" calcext:value-type="percentage">
            <text:p>105.83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384" calcext:value-type="float">
            <text:p>1384</text:p>
          </table:table-cell>
          <table:table-cell office:value-type="float" office:value="83777.240952381" calcext:value-type="float">
            <text:p>83,777.24</text:p>
          </table:table-cell>
          <table:table-cell office:value-type="percentage" office:value="0.00637101684510443" calcext:value-type="percentage">
            <text:p>0.64%</text:p>
          </table:table-cell>
          <table:table-cell table:formula="of:=[.C71]/[.C70]" office:value-type="float" office:value="2.73149232986294" calcext:value-type="float">
            <text:p>2.73</text:p>
          </table:table-cell>
          <table:table-cell table:formula="of:=[.E70]/[.E71]" office:value-type="percentage" office:value="1.04201863540037" calcext:value-type="percentage">
            <text:p>104.20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2768" calcext:value-type="float">
            <text:p>2768</text:p>
          </table:table-cell>
          <table:table-cell office:value-type="float" office:value="262624.424761905" calcext:value-type="float">
            <text:p>262,624.42</text:p>
          </table:table-cell>
          <table:table-cell office:value-type="percentage" office:value="0.00492448520776794" calcext:value-type="percentage">
            <text:p>0.49%</text:p>
          </table:table-cell>
          <table:table-cell table:formula="of:=[.C72]/[.C71]" office:value-type="float" office:value="3.13479438778821" calcext:value-type="float">
            <text:p>3.13</text:p>
          </table:table-cell>
          <table:table-cell table:formula="of:=[.E71]/[.E72]" office:value-type="percentage" office:value="0.871346567578289" calcext:value-type="percentage">
            <text:p>87.13%</text:p>
          </table:table-cell>
          <table:table-cell table:number-columns-repeated="1016"/>
        </table:table-row>
        <table:table-row table:style-name="ro1" table:number-rows-repeated="104850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aw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<text:s text:c="12"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9.25" calcext:value-type="float">
            <text:p>139.25</text:p>
          </table:table-cell>
          <table:table-cell office:value-type="float" office:value="692" calcext:value-type="float">
            <text:p>692</text:p>
          </table:table-cell>
          <table:table-cell office:value-type="float" office:value="159.12" calcext:value-type="float">
            <text:p>159.12</text:p>
          </table:table-cell>
          <table:table-cell office:value-type="float" office:value="1384" calcext:value-type="float">
            <text:p>1384</text:p>
          </table:table-cell>
          <table:table-cell office:value-type="float" office:value="189.56" calcext:value-type="float">
            <text:p>189.56</text:p>
          </table:table-cell>
          <table:table-cell office:value-type="float" office:value="1.19129" calcext:value-type="float">
            <text:p>1.19129</text:p>
          </table:table-cell>
          <table:table-cell office:value-type="float" office:value="2768" calcext:value-type="float">
            <text:p>2768</text:p>
          </table:table-cell>
          <table:table-cell office:value-type="float" office:value="244.89" calcext:value-type="float">
            <text:p>244.89</text:p>
          </table:table-cell>
          <table:table-cell office:value-type="float" office:value="1.2919" calcext:value-type="float">
            <text:p>1.2919</text:p>
          </table:table-cell>
          <table:table-cell office:value-type="float" office:value="5536" calcext:value-type="float">
            <text:p>5536</text:p>
          </table:table-cell>
          <table:table-cell office:value-type="float" office:value="341.88" calcext:value-type="float">
            <text:p>341.88</text:p>
          </table:table-cell>
          <table:table-cell office:value-type="float" office:value="1.39605" calcext:value-type="float">
            <text:p>1.3960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0.48" calcext:value-type="float">
            <text:p>140.48</text:p>
          </table:table-cell>
          <table:table-cell office:value-type="float" office:value="692" calcext:value-type="float">
            <text:p>692</text:p>
          </table:table-cell>
          <table:table-cell office:value-type="float" office:value="157.34" calcext:value-type="float">
            <text:p>157.34</text:p>
          </table:table-cell>
          <table:table-cell office:value-type="float" office:value="1384" calcext:value-type="float">
            <text:p>1384</text:p>
          </table:table-cell>
          <table:table-cell office:value-type="float" office:value="189.38" calcext:value-type="float">
            <text:p>189.38</text:p>
          </table:table-cell>
          <table:table-cell office:value-type="float" office:value="1.2036" calcext:value-type="float">
            <text:p>1.2036</text:p>
          </table:table-cell>
          <table:table-cell office:value-type="float" office:value="2768" calcext:value-type="float">
            <text:p>2768</text:p>
          </table:table-cell>
          <table:table-cell office:value-type="float" office:value="246.46" calcext:value-type="float">
            <text:p>246.46</text:p>
          </table:table-cell>
          <table:table-cell office:value-type="float" office:value="1.30142" calcext:value-type="float">
            <text:p>1.30142</text:p>
          </table:table-cell>
          <table:table-cell office:value-type="float" office:value="5536" calcext:value-type="float">
            <text:p>5536</text:p>
          </table:table-cell>
          <table:table-cell office:value-type="float" office:value="341.26" calcext:value-type="float">
            <text:p>341.26</text:p>
          </table:table-cell>
          <table:table-cell office:value-type="float" office:value="1.38467" calcext:value-type="float">
            <text:p>1.38467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9.35" calcext:value-type="float">
            <text:p>139.35</text:p>
          </table:table-cell>
          <table:table-cell office:value-type="float" office:value="692" calcext:value-type="float">
            <text:p>692</text:p>
          </table:table-cell>
          <table:table-cell office:value-type="float" office:value="158.33" calcext:value-type="float">
            <text:p>158.33</text:p>
          </table:table-cell>
          <table:table-cell office:value-type="float" office:value="1384" calcext:value-type="float">
            <text:p>1384</text:p>
          </table:table-cell>
          <table:table-cell office:value-type="float" office:value="190.08" calcext:value-type="float">
            <text:p>190.08</text:p>
          </table:table-cell>
          <table:table-cell office:value-type="float" office:value="1.20052" calcext:value-type="float">
            <text:p>1.20052</text:p>
          </table:table-cell>
          <table:table-cell office:value-type="float" office:value="2768" calcext:value-type="float">
            <text:p>2768</text:p>
          </table:table-cell>
          <table:table-cell office:value-type="float" office:value="243.85" calcext:value-type="float">
            <text:p>243.85</text:p>
          </table:table-cell>
          <table:table-cell office:value-type="float" office:value="1.28288" calcext:value-type="float">
            <text:p>1.28288</text:p>
          </table:table-cell>
          <table:table-cell office:value-type="float" office:value="5536" calcext:value-type="float">
            <text:p>5536</text:p>
          </table:table-cell>
          <table:table-cell office:value-type="float" office:value="340.88" calcext:value-type="float">
            <text:p>340.88</text:p>
          </table:table-cell>
          <table:table-cell office:value-type="float" office:value="1.39793" calcext:value-type="float">
            <text:p>1.3979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9.47" calcext:value-type="float">
            <text:p>139.47</text:p>
          </table:table-cell>
          <table:table-cell office:value-type="float" office:value="692" calcext:value-type="float">
            <text:p>692</text:p>
          </table:table-cell>
          <table:table-cell office:value-type="float" office:value="156.61" calcext:value-type="float">
            <text:p>156.61</text:p>
          </table:table-cell>
          <table:table-cell office:value-type="float" office:value="1384" calcext:value-type="float">
            <text:p>1384</text:p>
          </table:table-cell>
          <table:table-cell office:value-type="float" office:value="185.93" calcext:value-type="float">
            <text:p>185.93</text:p>
          </table:table-cell>
          <table:table-cell office:value-type="float" office:value="1.18722" calcext:value-type="float">
            <text:p>1.18722</text:p>
          </table:table-cell>
          <table:table-cell office:value-type="float" office:value="2768" calcext:value-type="float">
            <text:p>2768</text:p>
          </table:table-cell>
          <table:table-cell office:value-type="float" office:value="245.33" calcext:value-type="float">
            <text:p>245.33</text:p>
          </table:table-cell>
          <table:table-cell office:value-type="float" office:value="1.3195" calcext:value-type="float">
            <text:p>1.3195</text:p>
          </table:table-cell>
          <table:table-cell office:value-type="float" office:value="5536" calcext:value-type="float">
            <text:p>5536</text:p>
          </table:table-cell>
          <table:table-cell office:value-type="float" office:value="341.7" calcext:value-type="float">
            <text:p>341.7</text:p>
          </table:table-cell>
          <table:table-cell office:value-type="float" office:value="1.39279" calcext:value-type="float">
            <text:p>1.3927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9" calcext:value-type="float">
            <text:p>139</text:p>
          </table:table-cell>
          <table:table-cell office:value-type="float" office:value="692" calcext:value-type="float">
            <text:p>692</text:p>
          </table:table-cell>
          <table:table-cell office:value-type="float" office:value="157.63" calcext:value-type="float">
            <text:p>157.63</text:p>
          </table:table-cell>
          <table:table-cell office:value-type="float" office:value="1384" calcext:value-type="float">
            <text:p>1384</text:p>
          </table:table-cell>
          <table:table-cell office:value-type="float" office:value="190.37" calcext:value-type="float">
            <text:p>190.37</text:p>
          </table:table-cell>
          <table:table-cell office:value-type="float" office:value="1.20775" calcext:value-type="float">
            <text:p>1.20775</text:p>
          </table:table-cell>
          <table:table-cell office:value-type="float" office:value="2768" calcext:value-type="float">
            <text:p>2768</text:p>
          </table:table-cell>
          <table:table-cell office:value-type="float" office:value="245.57" calcext:value-type="float">
            <text:p>245.57</text:p>
          </table:table-cell>
          <table:table-cell office:value-type="float" office:value="1.28995" calcext:value-type="float">
            <text:p>1.28995</text:p>
          </table:table-cell>
          <table:table-cell office:value-type="float" office:value="5536" calcext:value-type="float">
            <text:p>553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.39123" calcext:value-type="float">
            <text:p>1.3912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2.42" calcext:value-type="float">
            <text:p>142.42</text:p>
          </table:table-cell>
          <table:table-cell office:value-type="float" office:value="692" calcext:value-type="float">
            <text:p>692</text:p>
          </table:table-cell>
          <table:table-cell office:value-type="float" office:value="159.97" calcext:value-type="float">
            <text:p>159.97</text:p>
          </table:table-cell>
          <table:table-cell office:value-type="float" office:value="1384" calcext:value-type="float">
            <text:p>1384</text:p>
          </table:table-cell>
          <table:table-cell office:value-type="float" office:value="190.09" calcext:value-type="float">
            <text:p>190.09</text:p>
          </table:table-cell>
          <table:table-cell office:value-type="float" office:value="1.18828" calcext:value-type="float">
            <text:p>1.18828</text:p>
          </table:table-cell>
          <table:table-cell office:value-type="float" office:value="2768" calcext:value-type="float">
            <text:p>2768</text:p>
          </table:table-cell>
          <table:table-cell office:value-type="float" office:value="243.63" calcext:value-type="float">
            <text:p>243.63</text:p>
          </table:table-cell>
          <table:table-cell office:value-type="float" office:value="1.28163" calcext:value-type="float">
            <text:p>1.28163</text:p>
          </table:table-cell>
          <table:table-cell office:value-type="float" office:value="5536" calcext:value-type="float">
            <text:p>5536</text:p>
          </table:table-cell>
          <table:table-cell office:value-type="float" office:value="344.19" calcext:value-type="float">
            <text:p>344.19</text:p>
          </table:table-cell>
          <table:table-cell office:value-type="float" office:value="1.41276" calcext:value-type="float">
            <text:p>1.4127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1.61" calcext:value-type="float">
            <text:p>141.61</text:p>
          </table:table-cell>
          <table:table-cell office:value-type="float" office:value="692" calcext:value-type="float">
            <text:p>692</text:p>
          </table:table-cell>
          <table:table-cell office:value-type="float" office:value="157.64" calcext:value-type="float">
            <text:p>157.64</text:p>
          </table:table-cell>
          <table:table-cell office:value-type="float" office:value="1384" calcext:value-type="float">
            <text:p>1384</text:p>
          </table:table-cell>
          <table:table-cell office:value-type="float" office:value="190.19" calcext:value-type="float">
            <text:p>190.19</text:p>
          </table:table-cell>
          <table:table-cell office:value-type="float" office:value="1.20645" calcext:value-type="float">
            <text:p>1.20645</text:p>
          </table:table-cell>
          <table:table-cell office:value-type="float" office:value="2768" calcext:value-type="float">
            <text:p>2768</text:p>
          </table:table-cell>
          <table:table-cell office:value-type="float" office:value="243.7" calcext:value-type="float">
            <text:p>243.7</text:p>
          </table:table-cell>
          <table:table-cell office:value-type="float" office:value="1.28133" calcext:value-type="float">
            <text:p>1.28133</text:p>
          </table:table-cell>
          <table:table-cell office:value-type="float" office:value="5536" calcext:value-type="float">
            <text:p>5536</text:p>
          </table:table-cell>
          <table:table-cell office:value-type="float" office:value="341.7" calcext:value-type="float">
            <text:p>341.7</text:p>
          </table:table-cell>
          <table:table-cell office:value-type="float" office:value="1.40217" calcext:value-type="float">
            <text:p>1.40217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92" calcext:value-type="float">
            <text:p>692</text:p>
          </table:table-cell>
          <table:table-cell office:value-type="float" office:value="160.7" calcext:value-type="float">
            <text:p>160.7</text:p>
          </table:table-cell>
          <table:table-cell office:value-type="float" office:value="1384" calcext:value-type="float">
            <text:p>1384</text:p>
          </table:table-cell>
          <table:table-cell office:value-type="float" office:value="191.28" calcext:value-type="float">
            <text:p>191.28</text:p>
          </table:table-cell>
          <table:table-cell office:value-type="float" office:value="1.19026" calcext:value-type="float">
            <text:p>1.19026</text:p>
          </table:table-cell>
          <table:table-cell office:value-type="float" office:value="2768" calcext:value-type="float">
            <text:p>2768</text:p>
          </table:table-cell>
          <table:table-cell office:value-type="float" office:value="250.11" calcext:value-type="float">
            <text:p>250.11</text:p>
          </table:table-cell>
          <table:table-cell office:value-type="float" office:value="1.30758" calcext:value-type="float">
            <text:p>1.30758</text:p>
          </table:table-cell>
          <table:table-cell office:value-type="float" office:value="5536" calcext:value-type="float">
            <text:p>5536</text:p>
          </table:table-cell>
          <table:table-cell office:value-type="float" office:value="346.1" calcext:value-type="float">
            <text:p>346.1</text:p>
          </table:table-cell>
          <table:table-cell office:value-type="float" office:value="1.38376" calcext:value-type="float">
            <text:p>1.3837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2.16" calcext:value-type="float">
            <text:p>142.16</text:p>
          </table:table-cell>
          <table:table-cell office:value-type="float" office:value="692" calcext:value-type="float">
            <text:p>692</text:p>
          </table:table-cell>
          <table:table-cell office:value-type="float" office:value="161.78" calcext:value-type="float">
            <text:p>161.78</text:p>
          </table:table-cell>
          <table:table-cell office:value-type="float" office:value="1384" calcext:value-type="float">
            <text:p>1384</text:p>
          </table:table-cell>
          <table:table-cell office:value-type="float" office:value="190.43" calcext:value-type="float">
            <text:p>190.43</text:p>
          </table:table-cell>
          <table:table-cell office:value-type="float" office:value="1.17708" calcext:value-type="float">
            <text:p>1.17708</text:p>
          </table:table-cell>
          <table:table-cell office:value-type="float" office:value="2768" calcext:value-type="float">
            <text:p>2768</text:p>
          </table:table-cell>
          <table:table-cell office:value-type="float" office:value="246.01" calcext:value-type="float">
            <text:p>246.01</text:p>
          </table:table-cell>
          <table:table-cell office:value-type="float" office:value="1.29191" calcext:value-type="float">
            <text:p>1.29191</text:p>
          </table:table-cell>
          <table:table-cell office:value-type="float" office:value="5536" calcext:value-type="float">
            <text:p>5536</text:p>
          </table:table-cell>
          <table:table-cell office:value-type="float" office:value="342.97" calcext:value-type="float">
            <text:p>342.97</text:p>
          </table:table-cell>
          <table:table-cell office:value-type="float" office:value="1.39409" calcext:value-type="float">
            <text:p>1.3940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0.73" calcext:value-type="float">
            <text:p>140.73</text:p>
          </table:table-cell>
          <table:table-cell office:value-type="float" office:value="692" calcext:value-type="float">
            <text:p>692</text:p>
          </table:table-cell>
          <table:table-cell office:value-type="float" office:value="159.16" calcext:value-type="float">
            <text:p>159.16</text:p>
          </table:table-cell>
          <table:table-cell office:value-type="float" office:value="1384" calcext:value-type="float">
            <text:p>1384</text:p>
          </table:table-cell>
          <table:table-cell office:value-type="float" office:value="189.4" calcext:value-type="float">
            <text:p>189.4</text:p>
          </table:table-cell>
          <table:table-cell office:value-type="float" office:value="1.18996" calcext:value-type="float">
            <text:p>1.18996</text:p>
          </table:table-cell>
          <table:table-cell office:value-type="float" office:value="2768" calcext:value-type="float">
            <text:p>2768</text:p>
          </table:table-cell>
          <table:table-cell office:value-type="float" office:value="244.66" calcext:value-type="float">
            <text:p>244.66</text:p>
          </table:table-cell>
          <table:table-cell office:value-type="float" office:value="1.29179" calcext:value-type="float">
            <text:p>1.29179</text:p>
          </table:table-cell>
          <table:table-cell office:value-type="float" office:value="5536" calcext:value-type="float">
            <text:p>5536</text:p>
          </table:table-cell>
          <table:table-cell office:value-type="float" office:value="340.95" calcext:value-type="float">
            <text:p>340.95</text:p>
          </table:table-cell>
          <table:table-cell office:value-type="float" office:value="1.39355" calcext:value-type="float">
            <text:p>1.3935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9.95" calcext:value-type="float">
            <text:p>139.95</text:p>
          </table:table-cell>
          <table:table-cell office:value-type="float" office:value="692" calcext:value-type="float">
            <text:p>692</text:p>
          </table:table-cell>
          <table:table-cell office:value-type="float" office:value="154.93" calcext:value-type="float">
            <text:p>154.93</text:p>
          </table:table-cell>
          <table:table-cell office:value-type="float" office:value="1384" calcext:value-type="float">
            <text:p>1384</text:p>
          </table:table-cell>
          <table:table-cell office:value-type="float" office:value="187.13" calcext:value-type="float">
            <text:p>187.13</text:p>
          </table:table-cell>
          <table:table-cell office:value-type="float" office:value="1.20781" calcext:value-type="float">
            <text:p>1.20781</text:p>
          </table:table-cell>
          <table:table-cell office:value-type="float" office:value="2768" calcext:value-type="float">
            <text:p>2768</text:p>
          </table:table-cell>
          <table:table-cell office:value-type="float" office:value="246.61" calcext:value-type="float">
            <text:p>246.61</text:p>
          </table:table-cell>
          <table:table-cell office:value-type="float" office:value="1.31785" calcext:value-type="float">
            <text:p>1.31785</text:p>
          </table:table-cell>
          <table:table-cell office:value-type="float" office:value="5536" calcext:value-type="float">
            <text:p>5536</text:p>
          </table:table-cell>
          <table:table-cell office:value-type="float" office:value="341.82" calcext:value-type="float">
            <text:p>341.82</text:p>
          </table:table-cell>
          <table:table-cell office:value-type="float" office:value="1.3861" calcext:value-type="float">
            <text:p>1.386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8.05" calcext:value-type="float">
            <text:p>138.05</text:p>
          </table:table-cell>
          <table:table-cell office:value-type="float" office:value="692" calcext:value-type="float">
            <text:p>692</text:p>
          </table:table-cell>
          <table:table-cell office:value-type="float" office:value="157.77" calcext:value-type="float">
            <text:p>157.77</text:p>
          </table:table-cell>
          <table:table-cell office:value-type="float" office:value="1384" calcext:value-type="float">
            <text:p>1384</text:p>
          </table:table-cell>
          <table:table-cell office:value-type="float" office:value="188.16" calcext:value-type="float">
            <text:p>188.16</text:p>
          </table:table-cell>
          <table:table-cell office:value-type="float" office:value="1.19264" calcext:value-type="float">
            <text:p>1.19264</text:p>
          </table:table-cell>
          <table:table-cell office:value-type="float" office:value="2768" calcext:value-type="float">
            <text:p>2768</text:p>
          </table:table-cell>
          <table:table-cell office:value-type="float" office:value="244.69" calcext:value-type="float">
            <text:p>244.69</text:p>
          </table:table-cell>
          <table:table-cell office:value-type="float" office:value="1.30043" calcext:value-type="float">
            <text:p>1.30043</text:p>
          </table:table-cell>
          <table:table-cell office:value-type="float" office:value="5536" calcext:value-type="float">
            <text:p>5536</text:p>
          </table:table-cell>
          <table:table-cell office:value-type="float" office:value="341.07" calcext:value-type="float">
            <text:p>341.07</text:p>
          </table:table-cell>
          <table:table-cell office:value-type="float" office:value="1.39389" calcext:value-type="float">
            <text:p>1.3938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8.14" calcext:value-type="float">
            <text:p>138.14</text:p>
          </table:table-cell>
          <table:table-cell office:value-type="float" office:value="692" calcext:value-type="float">
            <text:p>692</text:p>
          </table:table-cell>
          <table:table-cell office:value-type="float" office:value="156.43" calcext:value-type="float">
            <text:p>156.43</text:p>
          </table:table-cell>
          <table:table-cell office:value-type="float" office:value="1384" calcext:value-type="float">
            <text:p>1384</text:p>
          </table:table-cell>
          <table:table-cell office:value-type="float" office:value="186.78" calcext:value-type="float">
            <text:p>186.78</text:p>
          </table:table-cell>
          <table:table-cell office:value-type="float" office:value="1.19403" calcext:value-type="float">
            <text:p>1.19403</text:p>
          </table:table-cell>
          <table:table-cell office:value-type="float" office:value="2768" calcext:value-type="float">
            <text:p>2768</text:p>
          </table:table-cell>
          <table:table-cell office:value-type="float" office:value="245.23" calcext:value-type="float">
            <text:p>245.23</text:p>
          </table:table-cell>
          <table:table-cell office:value-type="float" office:value="1.31298" calcext:value-type="float">
            <text:p>1.31298</text:p>
          </table:table-cell>
          <table:table-cell office:value-type="float" office:value="5536" calcext:value-type="float">
            <text:p>5536</text:p>
          </table:table-cell>
          <table:table-cell office:value-type="float" office:value="340.62" calcext:value-type="float">
            <text:p>340.62</text:p>
          </table:table-cell>
          <table:table-cell office:value-type="float" office:value="1.38896" calcext:value-type="float">
            <text:p>1.3889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9.45" calcext:value-type="float">
            <text:p>139.45</text:p>
          </table:table-cell>
          <table:table-cell office:value-type="float" office:value="692" calcext:value-type="float">
            <text:p>692</text:p>
          </table:table-cell>
          <table:table-cell office:value-type="float" office:value="158.15" calcext:value-type="float">
            <text:p>158.15</text:p>
          </table:table-cell>
          <table:table-cell office:value-type="float" office:value="1384" calcext:value-type="float">
            <text:p>1384</text:p>
          </table:table-cell>
          <table:table-cell office:value-type="float" office:value="188.87" calcext:value-type="float">
            <text:p>188.87</text:p>
          </table:table-cell>
          <table:table-cell office:value-type="float" office:value="1.19426" calcext:value-type="float">
            <text:p>1.19426</text:p>
          </table:table-cell>
          <table:table-cell office:value-type="float" office:value="2768" calcext:value-type="float">
            <text:p>2768</text:p>
          </table:table-cell>
          <table:table-cell office:value-type="float" office:value="244.1" calcext:value-type="float">
            <text:p>244.1</text:p>
          </table:table-cell>
          <table:table-cell office:value-type="float" office:value="1.29245" calcext:value-type="float">
            <text:p>1.29245</text:p>
          </table:table-cell>
          <table:table-cell office:value-type="float" office:value="5536" calcext:value-type="float">
            <text:p>5536</text:p>
          </table:table-cell>
          <table:table-cell office:value-type="float" office:value="340.78" calcext:value-type="float">
            <text:p>340.78</text:p>
          </table:table-cell>
          <table:table-cell office:value-type="float" office:value="1.39608" calcext:value-type="float">
            <text:p>1.3960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2.48" calcext:value-type="float">
            <text:p>142.48</text:p>
          </table:table-cell>
          <table:table-cell office:value-type="float" office:value="692" calcext:value-type="float">
            <text:p>692</text:p>
          </table:table-cell>
          <table:table-cell office:value-type="float" office:value="158.01" calcext:value-type="float">
            <text:p>158.01</text:p>
          </table:table-cell>
          <table:table-cell office:value-type="float" office:value="1384" calcext:value-type="float">
            <text:p>1384</text:p>
          </table:table-cell>
          <table:table-cell office:value-type="float" office:value="188.67" calcext:value-type="float">
            <text:p>188.67</text:p>
          </table:table-cell>
          <table:table-cell office:value-type="float" office:value="1.194" calcext:value-type="float">
            <text:p>1.194</text:p>
          </table:table-cell>
          <table:table-cell office:value-type="float" office:value="2768" calcext:value-type="float">
            <text:p>2768</text:p>
          </table:table-cell>
          <table:table-cell office:value-type="float" office:value="246.8" calcext:value-type="float">
            <text:p>246.8</text:p>
          </table:table-cell>
          <table:table-cell office:value-type="float" office:value="1.30815" calcext:value-type="float">
            <text:p>1.30815</text:p>
          </table:table-cell>
          <table:table-cell office:value-type="float" office:value="5536" calcext:value-type="float">
            <text:p>5536</text:p>
          </table:table-cell>
          <table:table-cell office:value-type="float" office:value="342.33" calcext:value-type="float">
            <text:p>342.33</text:p>
          </table:table-cell>
          <table:table-cell office:value-type="float" office:value="1.38707" calcext:value-type="float">
            <text:p>1.38707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7.05" calcext:value-type="float">
            <text:p>137.05</text:p>
          </table:table-cell>
          <table:table-cell office:value-type="float" office:value="692" calcext:value-type="float">
            <text:p>692</text:p>
          </table:table-cell>
          <table:table-cell office:value-type="float" office:value="156.84" calcext:value-type="float">
            <text:p>156.84</text:p>
          </table:table-cell>
          <table:table-cell office:value-type="float" office:value="1384" calcext:value-type="float">
            <text:p>1384</text:p>
          </table:table-cell>
          <table:table-cell office:value-type="float" office:value="188.99" calcext:value-type="float">
            <text:p>188.99</text:p>
          </table:table-cell>
          <table:table-cell office:value-type="float" office:value="1.20499" calcext:value-type="float">
            <text:p>1.20499</text:p>
          </table:table-cell>
          <table:table-cell office:value-type="float" office:value="2768" calcext:value-type="float">
            <text:p>2768</text:p>
          </table:table-cell>
          <table:table-cell office:value-type="float" office:value="245.11" calcext:value-type="float">
            <text:p>245.11</text:p>
          </table:table-cell>
          <table:table-cell office:value-type="float" office:value="1.29693" calcext:value-type="float">
            <text:p>1.29693</text:p>
          </table:table-cell>
          <table:table-cell office:value-type="float" office:value="5536" calcext:value-type="float">
            <text:p>5536</text:p>
          </table:table-cell>
          <table:table-cell office:value-type="float" office:value="341.51" calcext:value-type="float">
            <text:p>341.51</text:p>
          </table:table-cell>
          <table:table-cell office:value-type="float" office:value="1.39332" calcext:value-type="float">
            <text:p>1.3933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6.91" calcext:value-type="float">
            <text:p>136.91</text:p>
          </table:table-cell>
          <table:table-cell office:value-type="float" office:value="692" calcext:value-type="float">
            <text:p>692</text:p>
          </table:table-cell>
          <table:table-cell office:value-type="float" office:value="157.28" calcext:value-type="float">
            <text:p>157.28</text:p>
          </table:table-cell>
          <table:table-cell office:value-type="float" office:value="1384" calcext:value-type="float">
            <text:p>1384</text:p>
          </table:table-cell>
          <table:table-cell office:value-type="float" office:value="188.54" calcext:value-type="float">
            <text:p>188.54</text:p>
          </table:table-cell>
          <table:table-cell office:value-type="float" office:value="1.19872" calcext:value-type="float">
            <text:p>1.19872</text:p>
          </table:table-cell>
          <table:table-cell office:value-type="float" office:value="2768" calcext:value-type="float">
            <text:p>2768</text:p>
          </table:table-cell>
          <table:table-cell office:value-type="float" office:value="241.84" calcext:value-type="float">
            <text:p>241.84</text:p>
          </table:table-cell>
          <table:table-cell office:value-type="float" office:value="1.28272" calcext:value-type="float">
            <text:p>1.28272</text:p>
          </table:table-cell>
          <table:table-cell office:value-type="float" office:value="5536" calcext:value-type="float">
            <text:p>5536</text:p>
          </table:table-cell>
          <table:table-cell office:value-type="float" office:value="339.69" calcext:value-type="float">
            <text:p>339.69</text:p>
          </table:table-cell>
          <table:table-cell office:value-type="float" office:value="1.40461" calcext:value-type="float">
            <text:p>1.4046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0.84" calcext:value-type="float">
            <text:p>140.84</text:p>
          </table:table-cell>
          <table:table-cell office:value-type="float" office:value="692" calcext:value-type="float">
            <text:p>692</text:p>
          </table:table-cell>
          <table:table-cell office:value-type="float" office:value="158.91" calcext:value-type="float">
            <text:p>158.91</text:p>
          </table:table-cell>
          <table:table-cell office:value-type="float" office:value="1384" calcext:value-type="float">
            <text:p>1384</text:p>
          </table:table-cell>
          <table:table-cell office:value-type="float" office:value="189.15" calcext:value-type="float">
            <text:p>189.15</text:p>
          </table:table-cell>
          <table:table-cell office:value-type="float" office:value="1.19031" calcext:value-type="float">
            <text:p>1.19031</text:p>
          </table:table-cell>
          <table:table-cell office:value-type="float" office:value="2768" calcext:value-type="float">
            <text:p>2768</text:p>
          </table:table-cell>
          <table:table-cell office:value-type="float" office:value="245.64" calcext:value-type="float">
            <text:p>245.64</text:p>
          </table:table-cell>
          <table:table-cell office:value-type="float" office:value="1.29866" calcext:value-type="float">
            <text:p>1.29866</text:p>
          </table:table-cell>
          <table:table-cell office:value-type="float" office:value="5536" calcext:value-type="float">
            <text:p>5536</text:p>
          </table:table-cell>
          <table:table-cell office:value-type="float" office:value="341.21" calcext:value-type="float">
            <text:p>341.21</text:p>
          </table:table-cell>
          <table:table-cell office:value-type="float" office:value="1.38902" calcext:value-type="float">
            <text:p>1.3890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0.37" calcext:value-type="float">
            <text:p>140.37</text:p>
          </table:table-cell>
          <table:table-cell office:value-type="float" office:value="692" calcext:value-type="float">
            <text:p>692</text:p>
          </table:table-cell>
          <table:table-cell office:value-type="float" office:value="157.97" calcext:value-type="float">
            <text:p>157.97</text:p>
          </table:table-cell>
          <table:table-cell office:value-type="float" office:value="1384" calcext:value-type="float">
            <text:p>1384</text:p>
          </table:table-cell>
          <table:table-cell office:value-type="float" office:value="188.24" calcext:value-type="float">
            <text:p>188.24</text:p>
          </table:table-cell>
          <table:table-cell office:value-type="float" office:value="1.19161" calcext:value-type="float">
            <text:p>1.19161</text:p>
          </table:table-cell>
          <table:table-cell office:value-type="float" office:value="2768" calcext:value-type="float">
            <text:p>2768</text:p>
          </table:table-cell>
          <table:table-cell office:value-type="float" office:value="243.5" calcext:value-type="float">
            <text:p>243.5</text:p>
          </table:table-cell>
          <table:table-cell office:value-type="float" office:value="1.2936" calcext:value-type="float">
            <text:p>1.2936</text:p>
          </table:table-cell>
          <table:table-cell office:value-type="float" office:value="5536" calcext:value-type="float">
            <text:p>5536</text:p>
          </table:table-cell>
          <table:table-cell office:value-type="float" office:value="340.72" calcext:value-type="float">
            <text:p>340.72</text:p>
          </table:table-cell>
          <table:table-cell office:value-type="float" office:value="1.39922" calcext:value-type="float">
            <text:p>1.3992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4.11" calcext:value-type="float">
            <text:p>134.11</text:p>
          </table:table-cell>
          <table:table-cell office:value-type="float" office:value="692" calcext:value-type="float">
            <text:p>692</text:p>
          </table:table-cell>
          <table:table-cell office:value-type="float" office:value="156.16" calcext:value-type="float">
            <text:p>156.16</text:p>
          </table:table-cell>
          <table:table-cell office:value-type="float" office:value="1384" calcext:value-type="float">
            <text:p>1384</text:p>
          </table:table-cell>
          <table:table-cell office:value-type="float" office:value="186.49" calcext:value-type="float">
            <text:p>186.49</text:p>
          </table:table-cell>
          <table:table-cell office:value-type="float" office:value="1.19421" calcext:value-type="float">
            <text:p>1.19421</text:p>
          </table:table-cell>
          <table:table-cell office:value-type="float" office:value="2768" calcext:value-type="float">
            <text:p>2768</text:p>
          </table:table-cell>
          <table:table-cell office:value-type="float" office:value="239.9" calcext:value-type="float">
            <text:p>239.9</text:p>
          </table:table-cell>
          <table:table-cell office:value-type="float" office:value="1.28642" calcext:value-type="float">
            <text:p>1.28642</text:p>
          </table:table-cell>
          <table:table-cell office:value-type="float" office:value="5536" calcext:value-type="float">
            <text:p>5536</text:p>
          </table:table-cell>
          <table:table-cell office:value-type="float" office:value="339.38" calcext:value-type="float">
            <text:p>339.38</text:p>
          </table:table-cell>
          <table:table-cell office:value-type="float" office:value="1.41466" calcext:value-type="float">
            <text:p>1.4146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35.86" calcext:value-type="float">
            <text:p>135.86</text:p>
          </table:table-cell>
          <table:table-cell office:value-type="float" office:value="692" calcext:value-type="float">
            <text:p>692</text:p>
          </table:table-cell>
          <table:table-cell office:value-type="float" office:value="151.85" calcext:value-type="float">
            <text:p>151.85</text:p>
          </table:table-cell>
          <table:table-cell office:value-type="float" office:value="1384" calcext:value-type="float">
            <text:p>1384</text:p>
          </table:table-cell>
          <table:table-cell office:value-type="float" office:value="186.32" calcext:value-type="float">
            <text:p>186.32</text:p>
          </table:table-cell>
          <table:table-cell office:value-type="float" office:value="1.22698" calcext:value-type="float">
            <text:p>1.22698</text:p>
          </table:table-cell>
          <table:table-cell office:value-type="float" office:value="2768" calcext:value-type="float">
            <text:p>2768</text:p>
          </table:table-cell>
          <table:table-cell office:value-type="float" office:value="241.14" calcext:value-type="float">
            <text:p>241.14</text:p>
          </table:table-cell>
          <table:table-cell office:value-type="float" office:value="1.29427" calcext:value-type="float">
            <text:p>1.29427</text:p>
          </table:table-cell>
          <table:table-cell office:value-type="float" office:value="5536" calcext:value-type="float">
            <text:p>5536</text:p>
          </table:table-cell>
          <table:table-cell office:value-type="float" office:value="340.29" calcext:value-type="float">
            <text:p>340.29</text:p>
          </table:table-cell>
          <table:table-cell office:value-type="float" office:value="1.41113" calcext:value-type="float">
            <text:p>1.4111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6.31" calcext:value-type="float">
            <text:p>156.31</text:p>
          </table:table-cell>
          <table:table-cell office:value-type="float" office:value="692" calcext:value-type="float">
            <text:p>692</text:p>
          </table:table-cell>
          <table:table-cell office:value-type="float" office:value="389.36" calcext:value-type="float">
            <text:p>389.36</text:p>
          </table:table-cell>
          <table:table-cell office:value-type="float" office:value="1384" calcext:value-type="float">
            <text:p>1384</text:p>
          </table:table-cell>
          <table:table-cell office:value-type="float" office:value="516.44" calcext:value-type="float">
            <text:p>516.44</text:p>
          </table:table-cell>
          <table:table-cell office:value-type="float" office:value="1.3264" calcext:value-type="float">
            <text:p>1.3264</text:p>
          </table:table-cell>
          <table:table-cell office:value-type="float" office:value="2768" calcext:value-type="float">
            <text:p>2768</text:p>
          </table:table-cell>
          <table:table-cell office:value-type="float" office:value="224.57" calcext:value-type="float">
            <text:p>224.57</text:p>
          </table:table-cell>
          <table:table-cell office:value-type="float" office:value="0.43485" calcext:value-type="float">
            <text:p>0.43485</text:p>
          </table:table-cell>
          <table:table-cell office:value-type="float" office:value="5536" calcext:value-type="float">
            <text:p>5536</text:p>
          </table:table-cell>
          <table:table-cell office:value-type="float" office:value="1368.93" calcext:value-type="float">
            <text:p>1368.93</text:p>
          </table:table-cell>
          <table:table-cell office:value-type="float" office:value="6.09565" calcext:value-type="float">
            <text:p>6.0956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2.29" calcext:value-type="float">
            <text:p>152.29</text:p>
          </table:table-cell>
          <table:table-cell office:value-type="float" office:value="692" calcext:value-type="float">
            <text:p>692</text:p>
          </table:table-cell>
          <table:table-cell office:value-type="float" office:value="384.24" calcext:value-type="float">
            <text:p>384.24</text:p>
          </table:table-cell>
          <table:table-cell office:value-type="float" office:value="1384" calcext:value-type="float">
            <text:p>1384</text:p>
          </table:table-cell>
          <table:table-cell office:value-type="float" office:value="512.06" calcext:value-type="float">
            <text:p>512.06</text:p>
          </table:table-cell>
          <table:table-cell office:value-type="float" office:value="1.33266" calcext:value-type="float">
            <text:p>1.33266</text:p>
          </table:table-cell>
          <table:table-cell office:value-type="float" office:value="2768" calcext:value-type="float">
            <text:p>2768</text:p>
          </table:table-cell>
          <table:table-cell office:value-type="float" office:value="224.86" calcext:value-type="float">
            <text:p>224.86</text:p>
          </table:table-cell>
          <table:table-cell office:value-type="float" office:value="0.43912" calcext:value-type="float">
            <text:p>0.43912</text:p>
          </table:table-cell>
          <table:table-cell office:value-type="float" office:value="5536" calcext:value-type="float">
            <text:p>5536</text:p>
          </table:table-cell>
          <table:table-cell office:value-type="float" office:value="1386.83" calcext:value-type="float">
            <text:p>1386.83</text:p>
          </table:table-cell>
          <table:table-cell office:value-type="float" office:value="6.16768" calcext:value-type="float">
            <text:p>6.1676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3.75" calcext:value-type="float">
            <text:p>153.75</text:p>
          </table:table-cell>
          <table:table-cell office:value-type="float" office:value="692" calcext:value-type="float">
            <text:p>692</text:p>
          </table:table-cell>
          <table:table-cell office:value-type="float" office:value="390.68" calcext:value-type="float">
            <text:p>390.68</text:p>
          </table:table-cell>
          <table:table-cell office:value-type="float" office:value="1384" calcext:value-type="float">
            <text:p>1384</text:p>
          </table:table-cell>
          <table:table-cell office:value-type="float" office:value="522.11" calcext:value-type="float">
            <text:p>522.11</text:p>
          </table:table-cell>
          <table:table-cell office:value-type="float" office:value="1.33641" calcext:value-type="float">
            <text:p>1.33641</text:p>
          </table:table-cell>
          <table:table-cell office:value-type="float" office:value="2768" calcext:value-type="float">
            <text:p>2768</text:p>
          </table:table-cell>
          <table:table-cell office:value-type="float" office:value="224.14" calcext:value-type="float">
            <text:p>224.14</text:p>
          </table:table-cell>
          <table:table-cell office:value-type="float" office:value="0.4293" calcext:value-type="float">
            <text:p>0.4293</text:p>
          </table:table-cell>
          <table:table-cell office:value-type="float" office:value="5536" calcext:value-type="float">
            <text:p>5536</text:p>
          </table:table-cell>
          <table:table-cell office:value-type="float" office:value="1390.01" calcext:value-type="float">
            <text:p>1390.01</text:p>
          </table:table-cell>
          <table:table-cell office:value-type="float" office:value="6.20154" calcext:value-type="float">
            <text:p>6.2015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0.39" calcext:value-type="float">
            <text:p>150.39</text:p>
          </table:table-cell>
          <table:table-cell office:value-type="float" office:value="692" calcext:value-type="float">
            <text:p>692</text:p>
          </table:table-cell>
          <table:table-cell office:value-type="float" office:value="383.41" calcext:value-type="float">
            <text:p>383.41</text:p>
          </table:table-cell>
          <table:table-cell office:value-type="float" office:value="1384" calcext:value-type="float">
            <text:p>1384</text:p>
          </table:table-cell>
          <table:table-cell office:value-type="float" office:value="514.81" calcext:value-type="float">
            <text:p>514.81</text:p>
          </table:table-cell>
          <table:table-cell office:value-type="float" office:value="1.34273" calcext:value-type="float">
            <text:p>1.34273</text:p>
          </table:table-cell>
          <table:table-cell office:value-type="float" office:value="2768" calcext:value-type="float">
            <text:p>2768</text:p>
          </table:table-cell>
          <table:table-cell office:value-type="float" office:value="219.67" calcext:value-type="float">
            <text:p>219.67</text:p>
          </table:table-cell>
          <table:table-cell office:value-type="float" office:value="0.42669" calcext:value-type="float">
            <text:p>0.42669</text:p>
          </table:table-cell>
          <table:table-cell office:value-type="float" office:value="5536" calcext:value-type="float">
            <text:p>5536</text:p>
          </table:table-cell>
          <table:table-cell office:value-type="float" office:value="1389.33" calcext:value-type="float">
            <text:p>1389.33</text:p>
          </table:table-cell>
          <table:table-cell office:value-type="float" office:value="6.32478" calcext:value-type="float">
            <text:p>6.3247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6.37" calcext:value-type="float">
            <text:p>156.37</text:p>
          </table:table-cell>
          <table:table-cell office:value-type="float" office:value="692" calcext:value-type="float">
            <text:p>692</text:p>
          </table:table-cell>
          <table:table-cell office:value-type="float" office:value="388.48" calcext:value-type="float">
            <text:p>388.48</text:p>
          </table:table-cell>
          <table:table-cell office:value-type="float" office:value="1384" calcext:value-type="float">
            <text:p>1384</text:p>
          </table:table-cell>
          <table:table-cell office:value-type="float" office:value="516.28" calcext:value-type="float">
            <text:p>516.28</text:p>
          </table:table-cell>
          <table:table-cell office:value-type="float" office:value="1.32896" calcext:value-type="float">
            <text:p>1.32896</text:p>
          </table:table-cell>
          <table:table-cell office:value-type="float" office:value="2768" calcext:value-type="float">
            <text:p>2768</text:p>
          </table:table-cell>
          <table:table-cell office:value-type="float" office:value="229.59" calcext:value-type="float">
            <text:p>229.59</text:p>
          </table:table-cell>
          <table:table-cell office:value-type="float" office:value="0.4447" calcext:value-type="float">
            <text:p>0.4447</text:p>
          </table:table-cell>
          <table:table-cell office:value-type="float" office:value="5536" calcext:value-type="float">
            <text:p>5536</text:p>
          </table:table-cell>
          <table:table-cell office:value-type="float" office:value="1378.04" calcext:value-type="float">
            <text:p>1378.04</text:p>
          </table:table-cell>
          <table:table-cell office:value-type="float" office:value="6.00226" calcext:value-type="float">
            <text:p>6.0022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8.69" calcext:value-type="float">
            <text:p>158.69</text:p>
          </table:table-cell>
          <table:table-cell office:value-type="float" office:value="692" calcext:value-type="float">
            <text:p>692</text:p>
          </table:table-cell>
          <table:table-cell office:value-type="float" office:value="387.7" calcext:value-type="float">
            <text:p>387.7</text:p>
          </table:table-cell>
          <table:table-cell office:value-type="float" office:value="1384" calcext:value-type="float">
            <text:p>1384</text:p>
          </table:table-cell>
          <table:table-cell office:value-type="float" office:value="515.95" calcext:value-type="float">
            <text:p>515.95</text:p>
          </table:table-cell>
          <table:table-cell office:value-type="float" office:value="1.33077" calcext:value-type="float">
            <text:p>1.33077</text:p>
          </table:table-cell>
          <table:table-cell office:value-type="float" office:value="2768" calcext:value-type="float">
            <text:p>2768</text:p>
          </table:table-cell>
          <table:table-cell office:value-type="float" office:value="225.34" calcext:value-type="float">
            <text:p>225.34</text:p>
          </table:table-cell>
          <table:table-cell office:value-type="float" office:value="0.43675" calcext:value-type="float">
            <text:p>0.43675</text:p>
          </table:table-cell>
          <table:table-cell office:value-type="float" office:value="5536" calcext:value-type="float">
            <text:p>5536</text:p>
          </table:table-cell>
          <table:table-cell office:value-type="float" office:value="1374.13" calcext:value-type="float">
            <text:p>1374.13</text:p>
          </table:table-cell>
          <table:table-cell office:value-type="float" office:value="6.09805" calcext:value-type="float">
            <text:p>6.0980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4.57" calcext:value-type="float">
            <text:p>154.57</text:p>
          </table:table-cell>
          <table:table-cell office:value-type="float" office:value="692" calcext:value-type="float">
            <text:p>692</text:p>
          </table:table-cell>
          <table:table-cell office:value-type="float" office:value="391.18" calcext:value-type="float">
            <text:p>391.18</text:p>
          </table:table-cell>
          <table:table-cell office:value-type="float" office:value="1384" calcext:value-type="float">
            <text:p>1384</text:p>
          </table:table-cell>
          <table:table-cell office:value-type="float" office:value="520.7" calcext:value-type="float">
            <text:p>520.7</text:p>
          </table:table-cell>
          <table:table-cell office:value-type="float" office:value="1.33112" calcext:value-type="float">
            <text:p>1.33112</text:p>
          </table:table-cell>
          <table:table-cell office:value-type="float" office:value="2768" calcext:value-type="float">
            <text:p>2768</text:p>
          </table:table-cell>
          <table:table-cell office:value-type="float" office:value="225.91" calcext:value-type="float">
            <text:p>225.91</text:p>
          </table:table-cell>
          <table:table-cell office:value-type="float" office:value="0.43386" calcext:value-type="float">
            <text:p>0.43386</text:p>
          </table:table-cell>
          <table:table-cell office:value-type="float" office:value="5536" calcext:value-type="float">
            <text:p>5536</text:p>
          </table:table-cell>
          <table:table-cell office:value-type="float" office:value="1376.22" calcext:value-type="float">
            <text:p>1376.22</text:p>
          </table:table-cell>
          <table:table-cell office:value-type="float" office:value="6.09189" calcext:value-type="float">
            <text:p>6.0918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9.95" calcext:value-type="float">
            <text:p>159.95</text:p>
          </table:table-cell>
          <table:table-cell office:value-type="float" office:value="692" calcext:value-type="float">
            <text:p>692</text:p>
          </table:table-cell>
          <table:table-cell office:value-type="float" office:value="391.64" calcext:value-type="float">
            <text:p>391.64</text:p>
          </table:table-cell>
          <table:table-cell office:value-type="float" office:value="1384" calcext:value-type="float">
            <text:p>1384</text:p>
          </table:table-cell>
          <table:table-cell office:value-type="float" office:value="519.78" calcext:value-type="float">
            <text:p>519.78</text:p>
          </table:table-cell>
          <table:table-cell office:value-type="float" office:value="1.32718" calcext:value-type="float">
            <text:p>1.32718</text:p>
          </table:table-cell>
          <table:table-cell office:value-type="float" office:value="2768" calcext:value-type="float">
            <text:p>2768</text:p>
          </table:table-cell>
          <table:table-cell office:value-type="float" office:value="226.92" calcext:value-type="float">
            <text:p>226.92</text:p>
          </table:table-cell>
          <table:table-cell office:value-type="float" office:value="0.43656" calcext:value-type="float">
            <text:p>0.43656</text:p>
          </table:table-cell>
          <table:table-cell office:value-type="float" office:value="5536" calcext:value-type="float">
            <text:p>5536</text:p>
          </table:table-cell>
          <table:table-cell office:value-type="float" office:value="1399.64" calcext:value-type="float">
            <text:p>1399.64</text:p>
          </table:table-cell>
          <table:table-cell office:value-type="float" office:value="6.16809" calcext:value-type="float">
            <text:p>6.1680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5.8" calcext:value-type="float">
            <text:p>155.8</text:p>
          </table:table-cell>
          <table:table-cell office:value-type="float" office:value="692" calcext:value-type="float">
            <text:p>692</text:p>
          </table:table-cell>
          <table:table-cell office:value-type="float" office:value="389.97" calcext:value-type="float">
            <text:p>389.97</text:p>
          </table:table-cell>
          <table:table-cell office:value-type="float" office:value="1384" calcext:value-type="float">
            <text:p>1384</text:p>
          </table:table-cell>
          <table:table-cell office:value-type="float" office:value="520.67" calcext:value-type="float">
            <text:p>520.67</text:p>
          </table:table-cell>
          <table:table-cell office:value-type="float" office:value="1.33517" calcext:value-type="float">
            <text:p>1.33517</text:p>
          </table:table-cell>
          <table:table-cell office:value-type="float" office:value="2768" calcext:value-type="float">
            <text:p>2768</text:p>
          </table:table-cell>
          <table:table-cell office:value-type="float" office:value="227.09" calcext:value-type="float">
            <text:p>227.09</text:p>
          </table:table-cell>
          <table:table-cell office:value-type="float" office:value="0.43614" calcext:value-type="float">
            <text:p>0.43614</text:p>
          </table:table-cell>
          <table:table-cell office:value-type="float" office:value="5536" calcext:value-type="float">
            <text:p>5536</text:p>
          </table:table-cell>
          <table:table-cell office:value-type="float" office:value="1390.45" calcext:value-type="float">
            <text:p>1390.45</text:p>
          </table:table-cell>
          <table:table-cell office:value-type="float" office:value="6.12301" calcext:value-type="float">
            <text:p>6.1230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5.45" calcext:value-type="float">
            <text:p>155.45</text:p>
          </table:table-cell>
          <table:table-cell office:value-type="float" office:value="692" calcext:value-type="float">
            <text:p>692</text:p>
          </table:table-cell>
          <table:table-cell office:value-type="float" office:value="387.86" calcext:value-type="float">
            <text:p>387.86</text:p>
          </table:table-cell>
          <table:table-cell office:value-type="float" office:value="1384" calcext:value-type="float">
            <text:p>1384</text:p>
          </table:table-cell>
          <table:table-cell office:value-type="float" office:value="515.29" calcext:value-type="float">
            <text:p>515.29</text:p>
          </table:table-cell>
          <table:table-cell office:value-type="float" office:value="1.32854" calcext:value-type="float">
            <text:p>1.32854</text:p>
          </table:table-cell>
          <table:table-cell office:value-type="float" office:value="2768" calcext:value-type="float">
            <text:p>2768</text:p>
          </table:table-cell>
          <table:table-cell office:value-type="float" office:value="224.73" calcext:value-type="float">
            <text:p>224.73</text:p>
          </table:table-cell>
          <table:table-cell office:value-type="float" office:value="0.43613" calcext:value-type="float">
            <text:p>0.43613</text:p>
          </table:table-cell>
          <table:table-cell office:value-type="float" office:value="5536" calcext:value-type="float">
            <text:p>5536</text:p>
          </table:table-cell>
          <table:table-cell office:value-type="float" office:value="1365.72" calcext:value-type="float">
            <text:p>1365.72</text:p>
          </table:table-cell>
          <table:table-cell office:value-type="float" office:value="6.07703" calcext:value-type="float">
            <text:p>6.0770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0.67" calcext:value-type="float">
            <text:p>150.67</text:p>
          </table:table-cell>
          <table:table-cell office:value-type="float" office:value="692" calcext:value-type="float">
            <text:p>692</text:p>
          </table:table-cell>
          <table:table-cell office:value-type="float" office:value="380.19" calcext:value-type="float">
            <text:p>380.19</text:p>
          </table:table-cell>
          <table:table-cell office:value-type="float" office:value="1384" calcext:value-type="float">
            <text:p>1384</text:p>
          </table:table-cell>
          <table:table-cell office:value-type="float" office:value="512.8" calcext:value-type="float">
            <text:p>512.8</text:p>
          </table:table-cell>
          <table:table-cell office:value-type="float" office:value="1.34878" calcext:value-type="float">
            <text:p>1.34878</text:p>
          </table:table-cell>
          <table:table-cell office:value-type="float" office:value="2768" calcext:value-type="float">
            <text:p>2768</text:p>
          </table:table-cell>
          <table:table-cell office:value-type="float" office:value="222.57" calcext:value-type="float">
            <text:p>222.57</text:p>
          </table:table-cell>
          <table:table-cell office:value-type="float" office:value="0.43403" calcext:value-type="float">
            <text:p>0.43403</text:p>
          </table:table-cell>
          <table:table-cell office:value-type="float" office:value="5536" calcext:value-type="float">
            <text:p>5536</text:p>
          </table:table-cell>
          <table:table-cell office:value-type="float" office:value="1386.03" calcext:value-type="float">
            <text:p>1386.03</text:p>
          </table:table-cell>
          <table:table-cell office:value-type="float" office:value="6.2274" calcext:value-type="float">
            <text:p>6.227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2.59" calcext:value-type="float">
            <text:p>152.59</text:p>
          </table:table-cell>
          <table:table-cell office:value-type="float" office:value="692" calcext:value-type="float">
            <text:p>692</text:p>
          </table:table-cell>
          <table:table-cell office:value-type="float" office:value="386.84" calcext:value-type="float">
            <text:p>386.84</text:p>
          </table:table-cell>
          <table:table-cell office:value-type="float" office:value="1384" calcext:value-type="float">
            <text:p>1384</text:p>
          </table:table-cell>
          <table:table-cell office:value-type="float" office:value="516.24" calcext:value-type="float">
            <text:p>516.24</text:p>
          </table:table-cell>
          <table:table-cell office:value-type="float" office:value="1.33451" calcext:value-type="float">
            <text:p>1.33451</text:p>
          </table:table-cell>
          <table:table-cell office:value-type="float" office:value="2768" calcext:value-type="float">
            <text:p>2768</text:p>
          </table:table-cell>
          <table:table-cell office:value-type="float" office:value="225.77" calcext:value-type="float">
            <text:p>225.77</text:p>
          </table:table-cell>
          <table:table-cell office:value-type="float" office:value="0.43733" calcext:value-type="float">
            <text:p>0.43733</text:p>
          </table:table-cell>
          <table:table-cell office:value-type="float" office:value="5536" calcext:value-type="float">
            <text:p>5536</text:p>
          </table:table-cell>
          <table:table-cell office:value-type="float" office:value="1368.1" calcext:value-type="float">
            <text:p>1368.1</text:p>
          </table:table-cell>
          <table:table-cell office:value-type="float" office:value="6.05977" calcext:value-type="float">
            <text:p>6.05977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5.44" calcext:value-type="float">
            <text:p>155.44</text:p>
          </table:table-cell>
          <table:table-cell office:value-type="float" office:value="692" calcext:value-type="float">
            <text:p>692</text:p>
          </table:table-cell>
          <table:table-cell office:value-type="float" office:value="388.45" calcext:value-type="float">
            <text:p>388.45</text:p>
          </table:table-cell>
          <table:table-cell office:value-type="float" office:value="1384" calcext:value-type="float">
            <text:p>1384</text:p>
          </table:table-cell>
          <table:table-cell office:value-type="float" office:value="519.37" calcext:value-type="float">
            <text:p>519.37</text:p>
          </table:table-cell>
          <table:table-cell office:value-type="float" office:value="1.33703" calcext:value-type="float">
            <text:p>1.33703</text:p>
          </table:table-cell>
          <table:table-cell office:value-type="float" office:value="2768" calcext:value-type="float">
            <text:p>2768</text:p>
          </table:table-cell>
          <table:table-cell office:value-type="float" office:value="224.88" calcext:value-type="float">
            <text:p>224.88</text:p>
          </table:table-cell>
          <table:table-cell office:value-type="float" office:value="0.43298" calcext:value-type="float">
            <text:p>0.43298</text:p>
          </table:table-cell>
          <table:table-cell office:value-type="float" office:value="5536" calcext:value-type="float">
            <text:p>5536</text:p>
          </table:table-cell>
          <table:table-cell office:value-type="float" office:value="1389.02" calcext:value-type="float">
            <text:p>1389.02</text:p>
          </table:table-cell>
          <table:table-cell office:value-type="float" office:value="6.17681" calcext:value-type="float">
            <text:p>6.1768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5.35" calcext:value-type="float">
            <text:p>155.35</text:p>
          </table:table-cell>
          <table:table-cell office:value-type="float" office:value="692" calcext:value-type="float">
            <text:p>692</text:p>
          </table:table-cell>
          <table:table-cell office:value-type="float" office:value="387.51" calcext:value-type="float">
            <text:p>387.51</text:p>
          </table:table-cell>
          <table:table-cell office:value-type="float" office:value="1384" calcext:value-type="float">
            <text:p>1384</text:p>
          </table:table-cell>
          <table:table-cell office:value-type="float" office:value="513.93" calcext:value-type="float">
            <text:p>513.93</text:p>
          </table:table-cell>
          <table:table-cell office:value-type="float" office:value="1.32623" calcext:value-type="float">
            <text:p>1.32623</text:p>
          </table:table-cell>
          <table:table-cell office:value-type="float" office:value="2768" calcext:value-type="float">
            <text:p>2768</text:p>
          </table:table-cell>
          <table:table-cell office:value-type="float" office:value="221.69" calcext:value-type="float">
            <text:p>221.69</text:p>
          </table:table-cell>
          <table:table-cell office:value-type="float" office:value="0.43136" calcext:value-type="float">
            <text:p>0.43136</text:p>
          </table:table-cell>
          <table:table-cell office:value-type="float" office:value="5536" calcext:value-type="float">
            <text:p>5536</text:p>
          </table:table-cell>
          <table:table-cell office:value-type="float" office:value="1366.79" calcext:value-type="float">
            <text:p>1366.79</text:p>
          </table:table-cell>
          <table:table-cell office:value-type="float" office:value="6.16541" calcext:value-type="float">
            <text:p>6.1654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3.29" calcext:value-type="float">
            <text:p>153.29</text:p>
          </table:table-cell>
          <table:table-cell office:value-type="float" office:value="692" calcext:value-type="float">
            <text:p>692</text:p>
          </table:table-cell>
          <table:table-cell office:value-type="float" office:value="387.82" calcext:value-type="float">
            <text:p>387.82</text:p>
          </table:table-cell>
          <table:table-cell office:value-type="float" office:value="1384" calcext:value-type="float">
            <text:p>1384</text:p>
          </table:table-cell>
          <table:table-cell office:value-type="float" office:value="515.69" calcext:value-type="float">
            <text:p>515.69</text:p>
          </table:table-cell>
          <table:table-cell office:value-type="float" office:value="1.32972" calcext:value-type="float">
            <text:p>1.32972</text:p>
          </table:table-cell>
          <table:table-cell office:value-type="float" office:value="2768" calcext:value-type="float">
            <text:p>2768</text:p>
          </table:table-cell>
          <table:table-cell office:value-type="float" office:value="224.38" calcext:value-type="float">
            <text:p>224.38</text:p>
          </table:table-cell>
          <table:table-cell office:value-type="float" office:value="0.43511" calcext:value-type="float">
            <text:p>0.43511</text:p>
          </table:table-cell>
          <table:table-cell office:value-type="float" office:value="5536" calcext:value-type="float">
            <text:p>5536</text:p>
          </table:table-cell>
          <table:table-cell office:value-type="float" office:value="1389.26" calcext:value-type="float">
            <text:p>1389.26</text:p>
          </table:table-cell>
          <table:table-cell office:value-type="float" office:value="6.19156" calcext:value-type="float">
            <text:p>6.1915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6.22" calcext:value-type="float">
            <text:p>156.22</text:p>
          </table:table-cell>
          <table:table-cell office:value-type="float" office:value="692" calcext:value-type="float">
            <text:p>692</text:p>
          </table:table-cell>
          <table:table-cell office:value-type="float" office:value="382.27" calcext:value-type="float">
            <text:p>382.27</text:p>
          </table:table-cell>
          <table:table-cell office:value-type="float" office:value="1384" calcext:value-type="float">
            <text:p>1384</text:p>
          </table:table-cell>
          <table:table-cell office:value-type="float" office:value="511.61" calcext:value-type="float">
            <text:p>511.61</text:p>
          </table:table-cell>
          <table:table-cell office:value-type="float" office:value="1.33834" calcext:value-type="float">
            <text:p>1.33834</text:p>
          </table:table-cell>
          <table:table-cell office:value-type="float" office:value="2768" calcext:value-type="float">
            <text:p>2768</text:p>
          </table:table-cell>
          <table:table-cell office:value-type="float" office:value="225.6" calcext:value-type="float">
            <text:p>225.6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5536" calcext:value-type="float">
            <text:p>5536</text:p>
          </table:table-cell>
          <table:table-cell office:value-type="float" office:value="1371.45" calcext:value-type="float">
            <text:p>1371.45</text:p>
          </table:table-cell>
          <table:table-cell office:value-type="float" office:value="6.07909" calcext:value-type="float">
            <text:p>6.0790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6.26" calcext:value-type="float">
            <text:p>156.26</text:p>
          </table:table-cell>
          <table:table-cell office:value-type="float" office:value="692" calcext:value-type="float">
            <text:p>692</text:p>
          </table:table-cell>
          <table:table-cell office:value-type="float" office:value="390.94" calcext:value-type="float">
            <text:p>390.94</text:p>
          </table:table-cell>
          <table:table-cell office:value-type="float" office:value="1384" calcext:value-type="float">
            <text:p>1384</text:p>
          </table:table-cell>
          <table:table-cell office:value-type="float" office:value="518.75" calcext:value-type="float">
            <text:p>518.75</text:p>
          </table:table-cell>
          <table:table-cell office:value-type="float" office:value="1.32695" calcext:value-type="float">
            <text:p>1.32695</text:p>
          </table:table-cell>
          <table:table-cell office:value-type="float" office:value="2768" calcext:value-type="float">
            <text:p>2768</text:p>
          </table:table-cell>
          <table:table-cell office:value-type="float" office:value="224.09" calcext:value-type="float">
            <text:p>224.09</text:p>
          </table:table-cell>
          <table:table-cell office:value-type="float" office:value="0.43197" calcext:value-type="float">
            <text:p>0.43197</text:p>
          </table:table-cell>
          <table:table-cell office:value-type="float" office:value="5536" calcext:value-type="float">
            <text:p>5536</text:p>
          </table:table-cell>
          <table:table-cell office:value-type="float" office:value="1384.39" calcext:value-type="float">
            <text:p>1384.39</text:p>
          </table:table-cell>
          <table:table-cell office:value-type="float" office:value="6.17795" calcext:value-type="float">
            <text:p>6.1779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1.58" calcext:value-type="float">
            <text:p>151.58</text:p>
          </table:table-cell>
          <table:table-cell office:value-type="float" office:value="692" calcext:value-type="float">
            <text:p>692</text:p>
          </table:table-cell>
          <table:table-cell office:value-type="float" office:value="388.32" calcext:value-type="float">
            <text:p>388.32</text:p>
          </table:table-cell>
          <table:table-cell office:value-type="float" office:value="1384" calcext:value-type="float">
            <text:p>1384</text:p>
          </table:table-cell>
          <table:table-cell office:value-type="float" office:value="514.6" calcext:value-type="float">
            <text:p>514.6</text:p>
          </table:table-cell>
          <table:table-cell office:value-type="float" office:value="1.3252" calcext:value-type="float">
            <text:p>1.3252</text:p>
          </table:table-cell>
          <table:table-cell office:value-type="float" office:value="2768" calcext:value-type="float">
            <text:p>2768</text:p>
          </table:table-cell>
          <table:table-cell office:value-type="float" office:value="224.99" calcext:value-type="float">
            <text:p>224.99</text:p>
          </table:table-cell>
          <table:table-cell office:value-type="float" office:value="0.43721" calcext:value-type="float">
            <text:p>0.43721</text:p>
          </table:table-cell>
          <table:table-cell office:value-type="float" office:value="5536" calcext:value-type="float">
            <text:p>5536</text:p>
          </table:table-cell>
          <table:table-cell office:value-type="float" office:value="1369.69" calcext:value-type="float">
            <text:p>1369.69</text:p>
          </table:table-cell>
          <table:table-cell office:value-type="float" office:value="6.0878" calcext:value-type="float">
            <text:p>6.087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4.87" calcext:value-type="float">
            <text:p>154.87</text:p>
          </table:table-cell>
          <table:table-cell office:value-type="float" office:value="692" calcext:value-type="float">
            <text:p>692</text:p>
          </table:table-cell>
          <table:table-cell office:value-type="float" office:value="387.36" calcext:value-type="float">
            <text:p>387.36</text:p>
          </table:table-cell>
          <table:table-cell office:value-type="float" office:value="1384" calcext:value-type="float">
            <text:p>1384</text:p>
          </table:table-cell>
          <table:table-cell office:value-type="float" office:value="516.06" calcext:value-type="float">
            <text:p>516.06</text:p>
          </table:table-cell>
          <table:table-cell office:value-type="float" office:value="1.33225" calcext:value-type="float">
            <text:p>1.33225</text:p>
          </table:table-cell>
          <table:table-cell office:value-type="float" office:value="2768" calcext:value-type="float">
            <text:p>2768</text:p>
          </table:table-cell>
          <table:table-cell office:value-type="float" office:value="226.15" calcext:value-type="float">
            <text:p>226.15</text:p>
          </table:table-cell>
          <table:table-cell office:value-type="float" office:value="0.43823" calcext:value-type="float">
            <text:p>0.43823</text:p>
          </table:table-cell>
          <table:table-cell office:value-type="float" office:value="5536" calcext:value-type="float">
            <text:p>5536</text:p>
          </table:table-cell>
          <table:table-cell office:value-type="float" office:value="1387.74" calcext:value-type="float">
            <text:p>1387.74</text:p>
          </table:table-cell>
          <table:table-cell office:value-type="float" office:value="6.13628" calcext:value-type="float">
            <text:p>6.1362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56.05" calcext:value-type="float">
            <text:p>156.05</text:p>
          </table:table-cell>
          <table:table-cell office:value-type="float" office:value="692" calcext:value-type="float">
            <text:p>692</text:p>
          </table:table-cell>
          <table:table-cell office:value-type="float" office:value="385.19" calcext:value-type="float">
            <text:p>385.19</text:p>
          </table:table-cell>
          <table:table-cell office:value-type="float" office:value="1384" calcext:value-type="float">
            <text:p>1384</text:p>
          </table:table-cell>
          <table:table-cell office:value-type="float" office:value="514.78" calcext:value-type="float">
            <text:p>514.78</text:p>
          </table:table-cell>
          <table:table-cell office:value-type="float" office:value="1.33643" calcext:value-type="float">
            <text:p>1.33643</text:p>
          </table:table-cell>
          <table:table-cell office:value-type="float" office:value="2768" calcext:value-type="float">
            <text:p>2768</text:p>
          </table:table-cell>
          <table:table-cell office:value-type="float" office:value="224.62" calcext:value-type="float">
            <text:p>224.62</text:p>
          </table:table-cell>
          <table:table-cell office:value-type="float" office:value="0.43635" calcext:value-type="float">
            <text:p>0.43635</text:p>
          </table:table-cell>
          <table:table-cell office:value-type="float" office:value="5536" calcext:value-type="float">
            <text:p>5536</text:p>
          </table:table-cell>
          <table:table-cell office:value-type="float" office:value="1380.43" calcext:value-type="float">
            <text:p>1380.43</text:p>
          </table:table-cell>
          <table:table-cell office:value-type="float" office:value="6.1456" calcext:value-type="float">
            <text:p>6.145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9.94" calcext:value-type="float">
            <text:p>149.94</text:p>
          </table:table-cell>
          <table:table-cell office:value-type="float" office:value="692" calcext:value-type="float">
            <text:p>692</text:p>
          </table:table-cell>
          <table:table-cell office:value-type="float" office:value="379.53" calcext:value-type="float">
            <text:p>379.53</text:p>
          </table:table-cell>
          <table:table-cell office:value-type="float" office:value="1384" calcext:value-type="float">
            <text:p>1384</text:p>
          </table:table-cell>
          <table:table-cell office:value-type="float" office:value="511.58" calcext:value-type="float">
            <text:p>511.58</text:p>
          </table:table-cell>
          <table:table-cell office:value-type="float" office:value="1.34793" calcext:value-type="float">
            <text:p>1.34793</text:p>
          </table:table-cell>
          <table:table-cell office:value-type="float" office:value="2768" calcext:value-type="float">
            <text:p>2768</text:p>
          </table:table-cell>
          <table:table-cell office:value-type="float" office:value="222.35" calcext:value-type="float">
            <text:p>222.35</text:p>
          </table:table-cell>
          <table:table-cell office:value-type="float" office:value="0.43463" calcext:value-type="float">
            <text:p>0.43463</text:p>
          </table:table-cell>
          <table:table-cell office:value-type="float" office:value="5536" calcext:value-type="float">
            <text:p>5536</text:p>
          </table:table-cell>
          <table:table-cell office:value-type="float" office:value="1384.28" calcext:value-type="float">
            <text:p>1384.28</text:p>
          </table:table-cell>
          <table:table-cell office:value-type="float" office:value="6.22574" calcext:value-type="float">
            <text:p>6.2257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2.8" calcext:value-type="float">
            <text:p>452.8</text:p>
          </table:table-cell>
          <table:table-cell office:value-type="float" office:value="692" calcext:value-type="float">
            <text:p>692</text:p>
          </table:table-cell>
          <table:table-cell office:value-type="float" office:value="1147.46" calcext:value-type="float">
            <text:p>1147.46</text:p>
          </table:table-cell>
          <table:table-cell office:value-type="float" office:value="1384" calcext:value-type="float">
            <text:p>1384</text:p>
          </table:table-cell>
          <table:table-cell office:value-type="float" office:value="4125.56" calcext:value-type="float">
            <text:p>4125.56</text:p>
          </table:table-cell>
          <table:table-cell office:value-type="float" office:value="3.5954" calcext:value-type="float">
            <text:p>3.5954</text:p>
          </table:table-cell>
          <table:table-cell office:value-type="float" office:value="2768" calcext:value-type="float">
            <text:p>2768</text:p>
          </table:table-cell>
          <table:table-cell office:value-type="float" office:value="16220.46" calcext:value-type="float">
            <text:p>16220.46</text:p>
          </table:table-cell>
          <table:table-cell office:value-type="float" office:value="3.9317" calcext:value-type="float">
            <text:p>3.9317</text:p>
          </table:table-cell>
          <table:table-cell office:value-type="float" office:value="5536" calcext:value-type="float">
            <text:p>5536</text:p>
          </table:table-cell>
          <table:table-cell office:value-type="float" office:value="61933.33" calcext:value-type="float">
            <text:p>61933.33</text:p>
          </table:table-cell>
          <table:table-cell office:value-type="float" office:value="3.81822" calcext:value-type="float">
            <text:p>3.8182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3.12" calcext:value-type="float">
            <text:p>453.12</text:p>
          </table:table-cell>
          <table:table-cell office:value-type="float" office:value="692" calcext:value-type="float">
            <text:p>692</text:p>
          </table:table-cell>
          <table:table-cell office:value-type="float" office:value="1153.4" calcext:value-type="float">
            <text:p>1153.4</text:p>
          </table:table-cell>
          <table:table-cell office:value-type="float" office:value="1384" calcext:value-type="float">
            <text:p>1384</text:p>
          </table:table-cell>
          <table:table-cell office:value-type="float" office:value="4114.42" calcext:value-type="float">
            <text:p>4114.42</text:p>
          </table:table-cell>
          <table:table-cell office:value-type="float" office:value="3.5672" calcext:value-type="float">
            <text:p>3.5672</text:p>
          </table:table-cell>
          <table:table-cell office:value-type="float" office:value="2768" calcext:value-type="float">
            <text:p>2768</text:p>
          </table:table-cell>
          <table:table-cell office:value-type="float" office:value="16256.46" calcext:value-type="float">
            <text:p>16256.46</text:p>
          </table:table-cell>
          <table:table-cell office:value-type="float" office:value="3.95109" calcext:value-type="float">
            <text:p>3.95109</text:p>
          </table:table-cell>
          <table:table-cell office:value-type="float" office:value="5536" calcext:value-type="float">
            <text:p>5536</text:p>
          </table:table-cell>
          <table:table-cell office:value-type="float" office:value="61905.03" calcext:value-type="float">
            <text:p>61905.03</text:p>
          </table:table-cell>
          <table:table-cell office:value-type="float" office:value="3.80803" calcext:value-type="float">
            <text:p>3.8080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2.78" calcext:value-type="float">
            <text:p>452.78</text:p>
          </table:table-cell>
          <table:table-cell office:value-type="float" office:value="692" calcext:value-type="float">
            <text:p>692</text:p>
          </table:table-cell>
          <table:table-cell office:value-type="float" office:value="1149.09" calcext:value-type="float">
            <text:p>1149.09</text:p>
          </table:table-cell>
          <table:table-cell office:value-type="float" office:value="1384" calcext:value-type="float">
            <text:p>1384</text:p>
          </table:table-cell>
          <table:table-cell office:value-type="float" office:value="4115.71" calcext:value-type="float">
            <text:p>4115.71</text:p>
          </table:table-cell>
          <table:table-cell office:value-type="float" office:value="3.58171" calcext:value-type="float">
            <text:p>3.58171</text:p>
          </table:table-cell>
          <table:table-cell office:value-type="float" office:value="2768" calcext:value-type="float">
            <text:p>2768</text:p>
          </table:table-cell>
          <table:table-cell office:value-type="float" office:value="16244.11" calcext:value-type="float">
            <text:p>16244.11</text:p>
          </table:table-cell>
          <table:table-cell office:value-type="float" office:value="3.94686" calcext:value-type="float">
            <text:p>3.94686</text:p>
          </table:table-cell>
          <table:table-cell office:value-type="float" office:value="5536" calcext:value-type="float">
            <text:p>5536</text:p>
          </table:table-cell>
          <table:table-cell office:value-type="float" office:value="62001.49" calcext:value-type="float">
            <text:p>62001.49</text:p>
          </table:table-cell>
          <table:table-cell office:value-type="float" office:value="3.81686" calcext:value-type="float">
            <text:p>3.8168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2.32" calcext:value-type="float">
            <text:p>452.32</text:p>
          </table:table-cell>
          <table:table-cell office:value-type="float" office:value="692" calcext:value-type="float">
            <text:p>692</text:p>
          </table:table-cell>
          <table:table-cell office:value-type="float" office:value="1148.6" calcext:value-type="float">
            <text:p>1148.6</text:p>
          </table:table-cell>
          <table:table-cell office:value-type="float" office:value="1384" calcext:value-type="float">
            <text:p>1384</text:p>
          </table:table-cell>
          <table:table-cell office:value-type="float" office:value="4129.78" calcext:value-type="float">
            <text:p>4129.78</text:p>
          </table:table-cell>
          <table:table-cell office:value-type="float" office:value="3.5955" calcext:value-type="float">
            <text:p>3.5955</text:p>
          </table:table-cell>
          <table:table-cell office:value-type="float" office:value="2768" calcext:value-type="float">
            <text:p>2768</text:p>
          </table:table-cell>
          <table:table-cell office:value-type="float" office:value="16225.76" calcext:value-type="float">
            <text:p>16225.76</text:p>
          </table:table-cell>
          <table:table-cell office:value-type="float" office:value="3.92896" calcext:value-type="float">
            <text:p>3.92896</text:p>
          </table:table-cell>
          <table:table-cell office:value-type="float" office:value="5536" calcext:value-type="float">
            <text:p>5536</text:p>
          </table:table-cell>
          <table:table-cell office:value-type="float" office:value="61962.16" calcext:value-type="float">
            <text:p>61962.16</text:p>
          </table:table-cell>
          <table:table-cell office:value-type="float" office:value="3.81875" calcext:value-type="float">
            <text:p>3.8187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6.58" calcext:value-type="float">
            <text:p>456.58</text:p>
          </table:table-cell>
          <table:table-cell office:value-type="float" office:value="692" calcext:value-type="float">
            <text:p>692</text:p>
          </table:table-cell>
          <table:table-cell office:value-type="float" office:value="1158.58" calcext:value-type="float">
            <text:p>1158.58</text:p>
          </table:table-cell>
          <table:table-cell office:value-type="float" office:value="1384" calcext:value-type="float">
            <text:p>1384</text:p>
          </table:table-cell>
          <table:table-cell office:value-type="float" office:value="4146.92" calcext:value-type="float">
            <text:p>4146.92</text:p>
          </table:table-cell>
          <table:table-cell office:value-type="float" office:value="3.57932" calcext:value-type="float">
            <text:p>3.57932</text:p>
          </table:table-cell>
          <table:table-cell office:value-type="float" office:value="2768" calcext:value-type="float">
            <text:p>2768</text:p>
          </table:table-cell>
          <table:table-cell office:value-type="float" office:value="16337.83" calcext:value-type="float">
            <text:p>16337.83</text:p>
          </table:table-cell>
          <table:table-cell office:value-type="float" office:value="3.93975" calcext:value-type="float">
            <text:p>3.93975</text:p>
          </table:table-cell>
          <table:table-cell office:value-type="float" office:value="5536" calcext:value-type="float">
            <text:p>5536</text:p>
          </table:table-cell>
          <table:table-cell office:value-type="float" office:value="62348.96" calcext:value-type="float">
            <text:p>62348.96</text:p>
          </table:table-cell>
          <table:table-cell office:value-type="float" office:value="3.81623" calcext:value-type="float">
            <text:p>3.8162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4.4" calcext:value-type="float">
            <text:p>454.4</text:p>
          </table:table-cell>
          <table:table-cell office:value-type="float" office:value="692" calcext:value-type="float">
            <text:p>692</text:p>
          </table:table-cell>
          <table:table-cell office:value-type="float" office:value="1150.78" calcext:value-type="float">
            <text:p>1150.78</text:p>
          </table:table-cell>
          <table:table-cell office:value-type="float" office:value="1384" calcext:value-type="float">
            <text:p>1384</text:p>
          </table:table-cell>
          <table:table-cell office:value-type="float" office:value="4121.32" calcext:value-type="float">
            <text:p>4121.32</text:p>
          </table:table-cell>
          <table:table-cell office:value-type="float" office:value="3.58134" calcext:value-type="float">
            <text:p>3.58134</text:p>
          </table:table-cell>
          <table:table-cell office:value-type="float" office:value="2768" calcext:value-type="float">
            <text:p>2768</text:p>
          </table:table-cell>
          <table:table-cell office:value-type="float" office:value="16243.3" calcext:value-type="float">
            <text:p>16243.3</text:p>
          </table:table-cell>
          <table:table-cell office:value-type="float" office:value="3.94128" calcext:value-type="float">
            <text:p>3.94128</text:p>
          </table:table-cell>
          <table:table-cell office:value-type="float" office:value="5536" calcext:value-type="float">
            <text:p>5536</text:p>
          </table:table-cell>
          <table:table-cell office:value-type="float" office:value="61931.9" calcext:value-type="float">
            <text:p>61931.9</text:p>
          </table:table-cell>
          <table:table-cell office:value-type="float" office:value="3.81277" calcext:value-type="float">
            <text:p>3.81277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4.99" calcext:value-type="float">
            <text:p>454.99</text:p>
          </table:table-cell>
          <table:table-cell office:value-type="float" office:value="692" calcext:value-type="float">
            <text:p>692</text:p>
          </table:table-cell>
          <table:table-cell office:value-type="float" office:value="1151.85" calcext:value-type="float">
            <text:p>1151.85</text:p>
          </table:table-cell>
          <table:table-cell office:value-type="float" office:value="1384" calcext:value-type="float">
            <text:p>1384</text:p>
          </table:table-cell>
          <table:table-cell office:value-type="float" office:value="4131.26" calcext:value-type="float">
            <text:p>4131.26</text:p>
          </table:table-cell>
          <table:table-cell office:value-type="float" office:value="3.58662" calcext:value-type="float">
            <text:p>3.58662</text:p>
          </table:table-cell>
          <table:table-cell office:value-type="float" office:value="2768" calcext:value-type="float">
            <text:p>2768</text:p>
          </table:table-cell>
          <table:table-cell office:value-type="float" office:value="16299.07" calcext:value-type="float">
            <text:p>16299.07</text:p>
          </table:table-cell>
          <table:table-cell office:value-type="float" office:value="3.94531" calcext:value-type="float">
            <text:p>3.94531</text:p>
          </table:table-cell>
          <table:table-cell office:value-type="float" office:value="5536" calcext:value-type="float">
            <text:p>5536</text:p>
          </table:table-cell>
          <table:table-cell office:value-type="float" office:value="62180.94" calcext:value-type="float">
            <text:p>62180.94</text:p>
          </table:table-cell>
          <table:table-cell office:value-type="float" office:value="3.815" calcext:value-type="float">
            <text:p>3.81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7.11" calcext:value-type="float">
            <text:p>457.11</text:p>
          </table:table-cell>
          <table:table-cell office:value-type="float" office:value="692" calcext:value-type="float">
            <text:p>692</text:p>
          </table:table-cell>
          <table:table-cell office:value-type="float" office:value="1155.88" calcext:value-type="float">
            <text:p>1155.88</text:p>
          </table:table-cell>
          <table:table-cell office:value-type="float" office:value="1384" calcext:value-type="float">
            <text:p>1384</text:p>
          </table:table-cell>
          <table:table-cell office:value-type="float" office:value="4145.15" calcext:value-type="float">
            <text:p>4145.15</text:p>
          </table:table-cell>
          <table:table-cell office:value-type="float" office:value="3.58615" calcext:value-type="float">
            <text:p>3.58615</text:p>
          </table:table-cell>
          <table:table-cell office:value-type="float" office:value="2768" calcext:value-type="float">
            <text:p>2768</text:p>
          </table:table-cell>
          <table:table-cell office:value-type="float" office:value="16290.93" calcext:value-type="float">
            <text:p>16290.93</text:p>
          </table:table-cell>
          <table:table-cell office:value-type="float" office:value="3.93012" calcext:value-type="float">
            <text:p>3.93012</text:p>
          </table:table-cell>
          <table:table-cell office:value-type="float" office:value="5536" calcext:value-type="float">
            <text:p>5536</text:p>
          </table:table-cell>
          <table:table-cell office:value-type="float" office:value="62301.31" calcext:value-type="float">
            <text:p>62301.31</text:p>
          </table:table-cell>
          <table:table-cell office:value-type="float" office:value="3.82429" calcext:value-type="float">
            <text:p>3.8242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6.47" calcext:value-type="float">
            <text:p>456.47</text:p>
          </table:table-cell>
          <table:table-cell office:value-type="float" office:value="692" calcext:value-type="float">
            <text:p>692</text:p>
          </table:table-cell>
          <table:table-cell office:value-type="float" office:value="1149.75" calcext:value-type="float">
            <text:p>1149.75</text:p>
          </table:table-cell>
          <table:table-cell office:value-type="float" office:value="1384" calcext:value-type="float">
            <text:p>1384</text:p>
          </table:table-cell>
          <table:table-cell office:value-type="float" office:value="4113.51" calcext:value-type="float">
            <text:p>4113.51</text:p>
          </table:table-cell>
          <table:table-cell office:value-type="float" office:value="3.57775" calcext:value-type="float">
            <text:p>3.57775</text:p>
          </table:table-cell>
          <table:table-cell office:value-type="float" office:value="2768" calcext:value-type="float">
            <text:p>2768</text:p>
          </table:table-cell>
          <table:table-cell office:value-type="float" office:value="16222.26" calcext:value-type="float">
            <text:p>16222.26</text:p>
          </table:table-cell>
          <table:table-cell office:value-type="float" office:value="3.94365" calcext:value-type="float">
            <text:p>3.94365</text:p>
          </table:table-cell>
          <table:table-cell office:value-type="float" office:value="5536" calcext:value-type="float">
            <text:p>5536</text:p>
          </table:table-cell>
          <table:table-cell office:value-type="float" office:value="61833.53" calcext:value-type="float">
            <text:p>61833.53</text:p>
          </table:table-cell>
          <table:table-cell office:value-type="float" office:value="3.81165" calcext:value-type="float">
            <text:p>3.8116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1.87" calcext:value-type="float">
            <text:p>451.87</text:p>
          </table:table-cell>
          <table:table-cell office:value-type="float" office:value="692" calcext:value-type="float">
            <text:p>692</text:p>
          </table:table-cell>
          <table:table-cell office:value-type="float" office:value="1148.94" calcext:value-type="float">
            <text:p>1148.94</text:p>
          </table:table-cell>
          <table:table-cell office:value-type="float" office:value="1384" calcext:value-type="float">
            <text:p>1384</text:p>
          </table:table-cell>
          <table:table-cell office:value-type="float" office:value="4114.43" calcext:value-type="float">
            <text:p>4114.43</text:p>
          </table:table-cell>
          <table:table-cell office:value-type="float" office:value="3.58108" calcext:value-type="float">
            <text:p>3.58108</text:p>
          </table:table-cell>
          <table:table-cell office:value-type="float" office:value="2768" calcext:value-type="float">
            <text:p>2768</text:p>
          </table:table-cell>
          <table:table-cell office:value-type="float" office:value="16257.89" calcext:value-type="float">
            <text:p>16257.89</text:p>
          </table:table-cell>
          <table:table-cell office:value-type="float" office:value="3.95144" calcext:value-type="float">
            <text:p>3.95144</text:p>
          </table:table-cell>
          <table:table-cell office:value-type="float" office:value="5536" calcext:value-type="float">
            <text:p>5536</text:p>
          </table:table-cell>
          <table:table-cell office:value-type="float" office:value="61969.85" calcext:value-type="float">
            <text:p>61969.85</text:p>
          </table:table-cell>
          <table:table-cell office:value-type="float" office:value="3.81168" calcext:value-type="float">
            <text:p>3.8116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0.51" calcext:value-type="float">
            <text:p>450.51</text:p>
          </table:table-cell>
          <table:table-cell office:value-type="float" office:value="692" calcext:value-type="float">
            <text:p>692</text:p>
          </table:table-cell>
          <table:table-cell office:value-type="float" office:value="1151.49" calcext:value-type="float">
            <text:p>1151.49</text:p>
          </table:table-cell>
          <table:table-cell office:value-type="float" office:value="1384" calcext:value-type="float">
            <text:p>1384</text:p>
          </table:table-cell>
          <table:table-cell office:value-type="float" office:value="4110.57" calcext:value-type="float">
            <text:p>4110.57</text:p>
          </table:table-cell>
          <table:table-cell office:value-type="float" office:value="3.56978" calcext:value-type="float">
            <text:p>3.56978</text:p>
          </table:table-cell>
          <table:table-cell office:value-type="float" office:value="2768" calcext:value-type="float">
            <text:p>2768</text:p>
          </table:table-cell>
          <table:table-cell office:value-type="float" office:value="16206.06" calcext:value-type="float">
            <text:p>16206.06</text:p>
          </table:table-cell>
          <table:table-cell office:value-type="float" office:value="3.94253" calcext:value-type="float">
            <text:p>3.94253</text:p>
          </table:table-cell>
          <table:table-cell office:value-type="float" office:value="5536" calcext:value-type="float">
            <text:p>5536</text:p>
          </table:table-cell>
          <table:table-cell office:value-type="float" office:value="61799.73" calcext:value-type="float">
            <text:p>61799.73</text:p>
          </table:table-cell>
          <table:table-cell office:value-type="float" office:value="3.81337" calcext:value-type="float">
            <text:p>3.81337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3.41" calcext:value-type="float">
            <text:p>453.41</text:p>
          </table:table-cell>
          <table:table-cell office:value-type="float" office:value="692" calcext:value-type="float">
            <text:p>692</text:p>
          </table:table-cell>
          <table:table-cell office:value-type="float" office:value="1147.09" calcext:value-type="float">
            <text:p>1147.09</text:p>
          </table:table-cell>
          <table:table-cell office:value-type="float" office:value="1384" calcext:value-type="float">
            <text:p>1384</text:p>
          </table:table-cell>
          <table:table-cell office:value-type="float" office:value="4117.71" calcext:value-type="float">
            <text:p>4117.71</text:p>
          </table:table-cell>
          <table:table-cell office:value-type="float" office:value="3.58971" calcext:value-type="float">
            <text:p>3.58971</text:p>
          </table:table-cell>
          <table:table-cell office:value-type="float" office:value="2768" calcext:value-type="float">
            <text:p>2768</text:p>
          </table:table-cell>
          <table:table-cell office:value-type="float" office:value="16215.49" calcext:value-type="float">
            <text:p>16215.49</text:p>
          </table:table-cell>
          <table:table-cell office:value-type="float" office:value="3.93799" calcext:value-type="float">
            <text:p>3.93799</text:p>
          </table:table-cell>
          <table:table-cell office:value-type="float" office:value="5536" calcext:value-type="float">
            <text:p>5536</text:p>
          </table:table-cell>
          <table:table-cell office:value-type="float" office:value="61837.9" calcext:value-type="float">
            <text:p>61837.9</text:p>
          </table:table-cell>
          <table:table-cell office:value-type="float" office:value="3.81351" calcext:value-type="float">
            <text:p>3.8135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0.57" calcext:value-type="float">
            <text:p>450.57</text:p>
          </table:table-cell>
          <table:table-cell office:value-type="float" office:value="692" calcext:value-type="float">
            <text:p>692</text:p>
          </table:table-cell>
          <table:table-cell office:value-type="float" office:value="1146.45" calcext:value-type="float">
            <text:p>1146.45</text:p>
          </table:table-cell>
          <table:table-cell office:value-type="float" office:value="1384" calcext:value-type="float">
            <text:p>1384</text:p>
          </table:table-cell>
          <table:table-cell office:value-type="float" office:value="4116" calcext:value-type="float">
            <text:p>4116</text:p>
          </table:table-cell>
          <table:table-cell office:value-type="float" office:value="3.59022" calcext:value-type="float">
            <text:p>3.59022</text:p>
          </table:table-cell>
          <table:table-cell office:value-type="float" office:value="2768" calcext:value-type="float">
            <text:p>2768</text:p>
          </table:table-cell>
          <table:table-cell office:value-type="float" office:value="16268.27" calcext:value-type="float">
            <text:p>16268.27</text:p>
          </table:table-cell>
          <table:table-cell office:value-type="float" office:value="3.95245" calcext:value-type="float">
            <text:p>3.95245</text:p>
          </table:table-cell>
          <table:table-cell office:value-type="float" office:value="5536" calcext:value-type="float">
            <text:p>5536</text:p>
          </table:table-cell>
          <table:table-cell office:value-type="float" office:value="61842.51" calcext:value-type="float">
            <text:p>61842.51</text:p>
          </table:table-cell>
          <table:table-cell office:value-type="float" office:value="3.80142" calcext:value-type="float">
            <text:p>3.8014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4.94" calcext:value-type="float">
            <text:p>454.94</text:p>
          </table:table-cell>
          <table:table-cell office:value-type="float" office:value="692" calcext:value-type="float">
            <text:p>692</text:p>
          </table:table-cell>
          <table:table-cell office:value-type="float" office:value="1152.98" calcext:value-type="float">
            <text:p>1152.98</text:p>
          </table:table-cell>
          <table:table-cell office:value-type="float" office:value="1384" calcext:value-type="float">
            <text:p>1384</text:p>
          </table:table-cell>
          <table:table-cell office:value-type="float" office:value="4122.61" calcext:value-type="float">
            <text:p>4122.61</text:p>
          </table:table-cell>
          <table:table-cell office:value-type="float" office:value="3.5756" calcext:value-type="float">
            <text:p>3.5756</text:p>
          </table:table-cell>
          <table:table-cell office:value-type="float" office:value="2768" calcext:value-type="float">
            <text:p>2768</text:p>
          </table:table-cell>
          <table:table-cell office:value-type="float" office:value="16219.76" calcext:value-type="float">
            <text:p>16219.76</text:p>
          </table:table-cell>
          <table:table-cell office:value-type="float" office:value="3.93434" calcext:value-type="float">
            <text:p>3.93434</text:p>
          </table:table-cell>
          <table:table-cell office:value-type="float" office:value="5536" calcext:value-type="float">
            <text:p>5536</text:p>
          </table:table-cell>
          <table:table-cell office:value-type="float" office:value="61865.51" calcext:value-type="float">
            <text:p>61865.51</text:p>
          </table:table-cell>
          <table:table-cell office:value-type="float" office:value="3.81421" calcext:value-type="float">
            <text:p>3.8142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3.85" calcext:value-type="float">
            <text:p>453.85</text:p>
          </table:table-cell>
          <table:table-cell office:value-type="float" office:value="692" calcext:value-type="float">
            <text:p>692</text:p>
          </table:table-cell>
          <table:table-cell office:value-type="float" office:value="1147.37" calcext:value-type="float">
            <text:p>1147.37</text:p>
          </table:table-cell>
          <table:table-cell office:value-type="float" office:value="1384" calcext:value-type="float">
            <text:p>1384</text:p>
          </table:table-cell>
          <table:table-cell office:value-type="float" office:value="4112.64" calcext:value-type="float">
            <text:p>4112.64</text:p>
          </table:table-cell>
          <table:table-cell office:value-type="float" office:value="3.58441" calcext:value-type="float">
            <text:p>3.58441</text:p>
          </table:table-cell>
          <table:table-cell office:value-type="float" office:value="2768" calcext:value-type="float">
            <text:p>2768</text:p>
          </table:table-cell>
          <table:table-cell office:value-type="float" office:value="16232.86" calcext:value-type="float">
            <text:p>16232.86</text:p>
          </table:table-cell>
          <table:table-cell office:value-type="float" office:value="3.94707" calcext:value-type="float">
            <text:p>3.94707</text:p>
          </table:table-cell>
          <table:table-cell office:value-type="float" office:value="5536" calcext:value-type="float">
            <text:p>5536</text:p>
          </table:table-cell>
          <table:table-cell office:value-type="float" office:value="61882.22" calcext:value-type="float">
            <text:p>61882.22</text:p>
          </table:table-cell>
          <table:table-cell office:value-type="float" office:value="3.81216" calcext:value-type="float">
            <text:p>3.8121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49.87" calcext:value-type="float">
            <text:p>449.87</text:p>
          </table:table-cell>
          <table:table-cell office:value-type="float" office:value="692" calcext:value-type="float">
            <text:p>692</text:p>
          </table:table-cell>
          <table:table-cell office:value-type="float" office:value="1144.49" calcext:value-type="float">
            <text:p>1144.49</text:p>
          </table:table-cell>
          <table:table-cell office:value-type="float" office:value="1384" calcext:value-type="float">
            <text:p>1384</text:p>
          </table:table-cell>
          <table:table-cell office:value-type="float" office:value="4111.74" calcext:value-type="float">
            <text:p>4111.74</text:p>
          </table:table-cell>
          <table:table-cell office:value-type="float" office:value="3.59265" calcext:value-type="float">
            <text:p>3.59265</text:p>
          </table:table-cell>
          <table:table-cell office:value-type="float" office:value="2768" calcext:value-type="float">
            <text:p>2768</text:p>
          </table:table-cell>
          <table:table-cell office:value-type="float" office:value="16233.5" calcext:value-type="float">
            <text:p>16233.5</text:p>
          </table:table-cell>
          <table:table-cell office:value-type="float" office:value="3.94808" calcext:value-type="float">
            <text:p>3.94808</text:p>
          </table:table-cell>
          <table:table-cell office:value-type="float" office:value="5536" calcext:value-type="float">
            <text:p>5536</text:p>
          </table:table-cell>
          <table:table-cell office:value-type="float" office:value="61926.54" calcext:value-type="float">
            <text:p>61926.54</text:p>
          </table:table-cell>
          <table:table-cell office:value-type="float" office:value="3.81474" calcext:value-type="float">
            <text:p>3.8147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5.31" calcext:value-type="float">
            <text:p>455.31</text:p>
          </table:table-cell>
          <table:table-cell office:value-type="float" office:value="692" calcext:value-type="float">
            <text:p>692</text:p>
          </table:table-cell>
          <table:table-cell office:value-type="float" office:value="1150.71" calcext:value-type="float">
            <text:p>1150.71</text:p>
          </table:table-cell>
          <table:table-cell office:value-type="float" office:value="1384" calcext:value-type="float">
            <text:p>1384</text:p>
          </table:table-cell>
          <table:table-cell office:value-type="float" office:value="4120.91" calcext:value-type="float">
            <text:p>4120.91</text:p>
          </table:table-cell>
          <table:table-cell office:value-type="float" office:value="3.58118" calcext:value-type="float">
            <text:p>3.58118</text:p>
          </table:table-cell>
          <table:table-cell office:value-type="float" office:value="2768" calcext:value-type="float">
            <text:p>2768</text:p>
          </table:table-cell>
          <table:table-cell office:value-type="float" office:value="16209.75" calcext:value-type="float">
            <text:p>16209.75</text:p>
          </table:table-cell>
          <table:table-cell office:value-type="float" office:value="3.93354" calcext:value-type="float">
            <text:p>3.93354</text:p>
          </table:table-cell>
          <table:table-cell office:value-type="float" office:value="5536" calcext:value-type="float">
            <text:p>5536</text:p>
          </table:table-cell>
          <table:table-cell office:value-type="float" office:value="61844.8" calcext:value-type="float">
            <text:p>61844.8</text:p>
          </table:table-cell>
          <table:table-cell office:value-type="float" office:value="3.81528" calcext:value-type="float">
            <text:p>3.8152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2.93" calcext:value-type="float">
            <text:p>452.93</text:p>
          </table:table-cell>
          <table:table-cell office:value-type="float" office:value="692" calcext:value-type="float">
            <text:p>692</text:p>
          </table:table-cell>
          <table:table-cell office:value-type="float" office:value="1147.79" calcext:value-type="float">
            <text:p>1147.79</text:p>
          </table:table-cell>
          <table:table-cell office:value-type="float" office:value="1384" calcext:value-type="float">
            <text:p>1384</text:p>
          </table:table-cell>
          <table:table-cell office:value-type="float" office:value="4117.5" calcext:value-type="float">
            <text:p>4117.5</text:p>
          </table:table-cell>
          <table:table-cell office:value-type="float" office:value="3.58733" calcext:value-type="float">
            <text:p>3.58733</text:p>
          </table:table-cell>
          <table:table-cell office:value-type="float" office:value="2768" calcext:value-type="float">
            <text:p>2768</text:p>
          </table:table-cell>
          <table:table-cell office:value-type="float" office:value="16188.95" calcext:value-type="float">
            <text:p>16188.95</text:p>
          </table:table-cell>
          <table:table-cell office:value-type="float" office:value="3.93175" calcext:value-type="float">
            <text:p>3.93175</text:p>
          </table:table-cell>
          <table:table-cell office:value-type="float" office:value="5536" calcext:value-type="float">
            <text:p>5536</text:p>
          </table:table-cell>
          <table:table-cell office:value-type="float" office:value="61830.27" calcext:value-type="float">
            <text:p>61830.27</text:p>
          </table:table-cell>
          <table:table-cell office:value-type="float" office:value="3.81929" calcext:value-type="float">
            <text:p>3.8192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0.68" calcext:value-type="float">
            <text:p>450.68</text:p>
          </table:table-cell>
          <table:table-cell office:value-type="float" office:value="692" calcext:value-type="float">
            <text:p>692</text:p>
          </table:table-cell>
          <table:table-cell office:value-type="float" office:value="1147.67" calcext:value-type="float">
            <text:p>1147.67</text:p>
          </table:table-cell>
          <table:table-cell office:value-type="float" office:value="1384" calcext:value-type="float">
            <text:p>1384</text:p>
          </table:table-cell>
          <table:table-cell office:value-type="float" office:value="4118.25" calcext:value-type="float">
            <text:p>4118.25</text:p>
          </table:table-cell>
          <table:table-cell office:value-type="float" office:value="3.58835" calcext:value-type="float">
            <text:p>3.58835</text:p>
          </table:table-cell>
          <table:table-cell office:value-type="float" office:value="2768" calcext:value-type="float">
            <text:p>2768</text:p>
          </table:table-cell>
          <table:table-cell office:value-type="float" office:value="16193.87" calcext:value-type="float">
            <text:p>16193.87</text:p>
          </table:table-cell>
          <table:table-cell office:value-type="float" office:value="3.93222" calcext:value-type="float">
            <text:p>3.93222</text:p>
          </table:table-cell>
          <table:table-cell office:value-type="float" office:value="5536" calcext:value-type="float">
            <text:p>5536</text:p>
          </table:table-cell>
          <table:table-cell office:value-type="float" office:value="61818.12" calcext:value-type="float">
            <text:p>61818.12</text:p>
          </table:table-cell>
          <table:table-cell office:value-type="float" office:value="3.81738" calcext:value-type="float">
            <text:p>3.8173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53.35" calcext:value-type="float">
            <text:p>453.35</text:p>
          </table:table-cell>
          <table:table-cell office:value-type="float" office:value="692" calcext:value-type="float">
            <text:p>692</text:p>
          </table:table-cell>
          <table:table-cell office:value-type="float" office:value="1147.57" calcext:value-type="float">
            <text:p>1147.57</text:p>
          </table:table-cell>
          <table:table-cell office:value-type="float" office:value="1384" calcext:value-type="float">
            <text:p>1384</text:p>
          </table:table-cell>
          <table:table-cell office:value-type="float" office:value="4122.38" calcext:value-type="float">
            <text:p>4122.38</text:p>
          </table:table-cell>
          <table:table-cell office:value-type="float" office:value="3.59227" calcext:value-type="float">
            <text:p>3.59227</text:p>
          </table:table-cell>
          <table:table-cell office:value-type="float" office:value="2768" calcext:value-type="float">
            <text:p>2768</text:p>
          </table:table-cell>
          <table:table-cell office:value-type="float" office:value="16209.53" calcext:value-type="float">
            <text:p>16209.53</text:p>
          </table:table-cell>
          <table:table-cell office:value-type="float" office:value="3.93209" calcext:value-type="float">
            <text:p>3.93209</text:p>
          </table:table-cell>
          <table:table-cell office:value-type="float" office:value="5536" calcext:value-type="float">
            <text:p>5536</text:p>
          </table:table-cell>
          <table:table-cell office:value-type="float" office:value="61829.72" calcext:value-type="float">
            <text:p>61829.72</text:p>
          </table:table-cell>
          <table:table-cell office:value-type="float" office:value="3.81441" calcext:value-type="float">
            <text:p>3.8144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448.64" calcext:value-type="float">
            <text:p>448.64</text:p>
          </table:table-cell>
          <table:table-cell office:value-type="float" office:value="692" calcext:value-type="float">
            <text:p>692</text:p>
          </table:table-cell>
          <table:table-cell office:value-type="float" office:value="1145.98" calcext:value-type="float">
            <text:p>1145.98</text:p>
          </table:table-cell>
          <table:table-cell office:value-type="float" office:value="1384" calcext:value-type="float">
            <text:p>1384</text:p>
          </table:table-cell>
          <table:table-cell office:value-type="float" office:value="4116.73" calcext:value-type="float">
            <text:p>4116.73</text:p>
          </table:table-cell>
          <table:table-cell office:value-type="float" office:value="3.59232" calcext:value-type="float">
            <text:p>3.59232</text:p>
          </table:table-cell>
          <table:table-cell office:value-type="float" office:value="2768" calcext:value-type="float">
            <text:p>2768</text:p>
          </table:table-cell>
          <table:table-cell office:value-type="float" office:value="16219.48" calcext:value-type="float">
            <text:p>16219.48</text:p>
          </table:table-cell>
          <table:table-cell office:value-type="float" office:value="3.9399" calcext:value-type="float">
            <text:p>3.9399</text:p>
          </table:table-cell>
          <table:table-cell office:value-type="float" office:value="5536" calcext:value-type="float">
            <text:p>5536</text:p>
          </table:table-cell>
          <table:table-cell office:value-type="float" office:value="61840.22" calcext:value-type="float">
            <text:p>61840.22</text:p>
          </table:table-cell>
          <table:table-cell office:value-type="float" office:value="3.81271" calcext:value-type="float">
            <text:p>3.81271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9.1" calcext:value-type="float">
            <text:p>149.1</text:p>
          </table:table-cell>
          <table:table-cell office:value-type="float" office:value="692" calcext:value-type="float">
            <text:p>692</text:p>
          </table:table-cell>
          <table:table-cell office:value-type="float" office:value="161.66" calcext:value-type="float">
            <text:p>161.66</text:p>
          </table:table-cell>
          <table:table-cell office:value-type="float" office:value="1384" calcext:value-type="float">
            <text:p>1384</text:p>
          </table:table-cell>
          <table:table-cell office:value-type="float" office:value="178.97" calcext:value-type="float">
            <text:p>178.97</text:p>
          </table:table-cell>
          <table:table-cell office:value-type="float" office:value="1.10708" calcext:value-type="float">
            <text:p>1.10708</text:p>
          </table:table-cell>
          <table:table-cell office:value-type="float" office:value="2768" calcext:value-type="float">
            <text:p>2768</text:p>
          </table:table-cell>
          <table:table-cell office:value-type="float" office:value="246.42" calcext:value-type="float">
            <text:p>246.42</text:p>
          </table:table-cell>
          <table:table-cell office:value-type="float" office:value="1.37687" calcext:value-type="float">
            <text:p>1.37687</text:p>
          </table:table-cell>
          <table:table-cell office:value-type="float" office:value="5536" calcext:value-type="float">
            <text:p>5536</text:p>
          </table:table-cell>
          <table:table-cell office:value-type="float" office:value="343.08" calcext:value-type="float">
            <text:p>343.08</text:p>
          </table:table-cell>
          <table:table-cell office:value-type="float" office:value="1.39225" calcext:value-type="float">
            <text:p>1.3922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7.91" calcext:value-type="float">
            <text:p>147.91</text:p>
          </table:table-cell>
          <table:table-cell office:value-type="float" office:value="692" calcext:value-type="float">
            <text:p>692</text:p>
          </table:table-cell>
          <table:table-cell office:value-type="float" office:value="158.89" calcext:value-type="float">
            <text:p>158.89</text:p>
          </table:table-cell>
          <table:table-cell office:value-type="float" office:value="1384" calcext:value-type="float">
            <text:p>1384</text:p>
          </table:table-cell>
          <table:table-cell office:value-type="float" office:value="181.3" calcext:value-type="float">
            <text:p>181.3</text:p>
          </table:table-cell>
          <table:table-cell office:value-type="float" office:value="1.14098" calcext:value-type="float">
            <text:p>1.14098</text:p>
          </table:table-cell>
          <table:table-cell office:value-type="float" office:value="2768" calcext:value-type="float">
            <text:p>2768</text:p>
          </table:table-cell>
          <table:table-cell office:value-type="float" office:value="244.53" calcext:value-type="float">
            <text:p>244.53</text:p>
          </table:table-cell>
          <table:table-cell office:value-type="float" office:value="1.34882" calcext:value-type="float">
            <text:p>1.34882</text:p>
          </table:table-cell>
          <table:table-cell office:value-type="float" office:value="5536" calcext:value-type="float">
            <text:p>5536</text:p>
          </table:table-cell>
          <table:table-cell office:value-type="float" office:value="342.5" calcext:value-type="float">
            <text:p>342.5</text:p>
          </table:table-cell>
          <table:table-cell office:value-type="float" office:value="1.40064" calcext:value-type="float">
            <text:p>1.4006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6.67" calcext:value-type="float">
            <text:p>146.67</text:p>
          </table:table-cell>
          <table:table-cell office:value-type="float" office:value="692" calcext:value-type="float">
            <text:p>692</text:p>
          </table:table-cell>
          <table:table-cell office:value-type="float" office:value="159.98" calcext:value-type="float">
            <text:p>159.98</text:p>
          </table:table-cell>
          <table:table-cell office:value-type="float" office:value="1384" calcext:value-type="float">
            <text:p>1384</text:p>
          </table:table-cell>
          <table:table-cell office:value-type="float" office:value="180.53" calcext:value-type="float">
            <text:p>180.53</text:p>
          </table:table-cell>
          <table:table-cell office:value-type="float" office:value="1.12844" calcext:value-type="float">
            <text:p>1.12844</text:p>
          </table:table-cell>
          <table:table-cell office:value-type="float" office:value="2768" calcext:value-type="float">
            <text:p>2768</text:p>
          </table:table-cell>
          <table:table-cell office:value-type="float" office:value="242.66" calcext:value-type="float">
            <text:p>242.66</text:p>
          </table:table-cell>
          <table:table-cell office:value-type="float" office:value="1.34415" calcext:value-type="float">
            <text:p>1.34415</text:p>
          </table:table-cell>
          <table:table-cell office:value-type="float" office:value="5536" calcext:value-type="float">
            <text:p>5536</text:p>
          </table:table-cell>
          <table:table-cell office:value-type="float" office:value="342.01" calcext:value-type="float">
            <text:p>342.01</text:p>
          </table:table-cell>
          <table:table-cell office:value-type="float" office:value="1.40944" calcext:value-type="float">
            <text:p>1.4094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4.07" calcext:value-type="float">
            <text:p>144.07</text:p>
          </table:table-cell>
          <table:table-cell office:value-type="float" office:value="692" calcext:value-type="float">
            <text:p>692</text:p>
          </table:table-cell>
          <table:table-cell office:value-type="float" office:value="154.21" calcext:value-type="float">
            <text:p>154.21</text:p>
          </table:table-cell>
          <table:table-cell office:value-type="float" office:value="1384" calcext:value-type="float">
            <text:p>1384</text:p>
          </table:table-cell>
          <table:table-cell office:value-type="float" office:value="177.14" calcext:value-type="float">
            <text:p>177.14</text:p>
          </table:table-cell>
          <table:table-cell office:value-type="float" office:value="1.14874" calcext:value-type="float">
            <text:p>1.14874</text:p>
          </table:table-cell>
          <table:table-cell office:value-type="float" office:value="2768" calcext:value-type="float">
            <text:p>2768</text:p>
          </table:table-cell>
          <table:table-cell office:value-type="float" office:value="244.8" calcext:value-type="float">
            <text:p>244.8</text:p>
          </table:table-cell>
          <table:table-cell office:value-type="float" office:value="1.38192" calcext:value-type="float">
            <text:p>1.38192</text:p>
          </table:table-cell>
          <table:table-cell office:value-type="float" office:value="5536" calcext:value-type="float">
            <text:p>5536</text:p>
          </table:table-cell>
          <table:table-cell office:value-type="float" office:value="341.12" calcext:value-type="float">
            <text:p>341.12</text:p>
          </table:table-cell>
          <table:table-cell office:value-type="float" office:value="1.3935" calcext:value-type="float">
            <text:p>1.393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6.25" calcext:value-type="float">
            <text:p>146.25</text:p>
          </table:table-cell>
          <table:table-cell office:value-type="float" office:value="692" calcext:value-type="float">
            <text:p>692</text:p>
          </table:table-cell>
          <table:table-cell office:value-type="float" office:value="159.14" calcext:value-type="float">
            <text:p>159.14</text:p>
          </table:table-cell>
          <table:table-cell office:value-type="float" office:value="1384" calcext:value-type="float">
            <text:p>1384</text:p>
          </table:table-cell>
          <table:table-cell office:value-type="float" office:value="176.12" calcext:value-type="float">
            <text:p>176.12</text:p>
          </table:table-cell>
          <table:table-cell office:value-type="float" office:value="1.10667" calcext:value-type="float">
            <text:p>1.10667</text:p>
          </table:table-cell>
          <table:table-cell office:value-type="float" office:value="2768" calcext:value-type="float">
            <text:p>2768</text:p>
          </table:table-cell>
          <table:table-cell office:value-type="float" office:value="243.14" calcext:value-type="float">
            <text:p>243.14</text:p>
          </table:table-cell>
          <table:table-cell office:value-type="float" office:value="1.38057" calcext:value-type="float">
            <text:p>1.38057</text:p>
          </table:table-cell>
          <table:table-cell office:value-type="float" office:value="5536" calcext:value-type="float">
            <text:p>5536</text:p>
          </table:table-cell>
          <table:table-cell office:value-type="float" office:value="341.39" calcext:value-type="float">
            <text:p>341.39</text:p>
          </table:table-cell>
          <table:table-cell office:value-type="float" office:value="1.40409" calcext:value-type="float">
            <text:p>1.4040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9.17" calcext:value-type="float">
            <text:p>149.17</text:p>
          </table:table-cell>
          <table:table-cell office:value-type="float" office:value="692" calcext:value-type="float">
            <text:p>692</text:p>
          </table:table-cell>
          <table:table-cell office:value-type="float" office:value="160.54" calcext:value-type="float">
            <text:p>160.54</text:p>
          </table:table-cell>
          <table:table-cell office:value-type="float" office:value="1384" calcext:value-type="float">
            <text:p>1384</text:p>
          </table:table-cell>
          <table:table-cell office:value-type="float" office:value="180.32" calcext:value-type="float">
            <text:p>180.32</text:p>
          </table:table-cell>
          <table:table-cell office:value-type="float" office:value="1.12327" calcext:value-type="float">
            <text:p>1.12327</text:p>
          </table:table-cell>
          <table:table-cell office:value-type="float" office:value="2768" calcext:value-type="float">
            <text:p>2768</text:p>
          </table:table-cell>
          <table:table-cell office:value-type="float" office:value="246.15" calcext:value-type="float">
            <text:p>246.15</text:p>
          </table:table-cell>
          <table:table-cell office:value-type="float" office:value="1.36506" calcext:value-type="float">
            <text:p>1.36506</text:p>
          </table:table-cell>
          <table:table-cell office:value-type="float" office:value="5536" calcext:value-type="float">
            <text:p>5536</text:p>
          </table:table-cell>
          <table:table-cell office:value-type="float" office:value="341.83" calcext:value-type="float">
            <text:p>341.83</text:p>
          </table:table-cell>
          <table:table-cell office:value-type="float" office:value="1.38868" calcext:value-type="float">
            <text:p>1.3886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5.86" calcext:value-type="float">
            <text:p>145.86</text:p>
          </table:table-cell>
          <table:table-cell office:value-type="float" office:value="692" calcext:value-type="float">
            <text:p>692</text:p>
          </table:table-cell>
          <table:table-cell office:value-type="float" office:value="159.38" calcext:value-type="float">
            <text:p>159.38</text:p>
          </table:table-cell>
          <table:table-cell office:value-type="float" office:value="1384" calcext:value-type="float">
            <text:p>1384</text:p>
          </table:table-cell>
          <table:table-cell office:value-type="float" office:value="177.34" calcext:value-type="float">
            <text:p>177.34</text:p>
          </table:table-cell>
          <table:table-cell office:value-type="float" office:value="1.11271" calcext:value-type="float">
            <text:p>1.11271</text:p>
          </table:table-cell>
          <table:table-cell office:value-type="float" office:value="2768" calcext:value-type="float">
            <text:p>2768</text:p>
          </table:table-cell>
          <table:table-cell office:value-type="float" office:value="242.28" calcext:value-type="float">
            <text:p>242.28</text:p>
          </table:table-cell>
          <table:table-cell office:value-type="float" office:value="1.3662" calcext:value-type="float">
            <text:p>1.3662</text:p>
          </table:table-cell>
          <table:table-cell office:value-type="float" office:value="5536" calcext:value-type="float">
            <text:p>5536</text:p>
          </table:table-cell>
          <table:table-cell office:value-type="float" office:value="341.77" calcext:value-type="float">
            <text:p>341.77</text:p>
          </table:table-cell>
          <table:table-cell office:value-type="float" office:value="1.41064" calcext:value-type="float">
            <text:p>1.4106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6.57" calcext:value-type="float">
            <text:p>146.57</text:p>
          </table:table-cell>
          <table:table-cell office:value-type="float" office:value="692" calcext:value-type="float">
            <text:p>692</text:p>
          </table:table-cell>
          <table:table-cell office:value-type="float" office:value="160.64" calcext:value-type="float">
            <text:p>160.64</text:p>
          </table:table-cell>
          <table:table-cell office:value-type="float" office:value="1384" calcext:value-type="float">
            <text:p>1384</text:p>
          </table:table-cell>
          <table:table-cell office:value-type="float" office:value="180.48" calcext:value-type="float">
            <text:p>180.48</text:p>
          </table:table-cell>
          <table:table-cell office:value-type="float" office:value="1.12356" calcext:value-type="float">
            <text:p>1.12356</text:p>
          </table:table-cell>
          <table:table-cell office:value-type="float" office:value="2768" calcext:value-type="float">
            <text:p>2768</text:p>
          </table:table-cell>
          <table:table-cell office:value-type="float" office:value="247.68" calcext:value-type="float">
            <text:p>247.68</text:p>
          </table:table-cell>
          <table:table-cell office:value-type="float" office:value="1.37232" calcext:value-type="float">
            <text:p>1.37232</text:p>
          </table:table-cell>
          <table:table-cell office:value-type="float" office:value="5536" calcext:value-type="float">
            <text:p>5536</text:p>
          </table:table-cell>
          <table:table-cell office:value-type="float" office:value="344.56" calcext:value-type="float">
            <text:p>344.56</text:p>
          </table:table-cell>
          <table:table-cell office:value-type="float" office:value="1.39113" calcext:value-type="float">
            <text:p>1.3911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8.03" calcext:value-type="float">
            <text:p>148.03</text:p>
          </table:table-cell>
          <table:table-cell office:value-type="float" office:value="692" calcext:value-type="float">
            <text:p>692</text:p>
          </table:table-cell>
          <table:table-cell office:value-type="float" office:value="162.54" calcext:value-type="float">
            <text:p>162.54</text:p>
          </table:table-cell>
          <table:table-cell office:value-type="float" office:value="1384" calcext:value-type="float">
            <text:p>1384</text:p>
          </table:table-cell>
          <table:table-cell office:value-type="float" office:value="179.56" calcext:value-type="float">
            <text:p>179.56</text:p>
          </table:table-cell>
          <table:table-cell office:value-type="float" office:value="1.10467" calcext:value-type="float">
            <text:p>1.10467</text:p>
          </table:table-cell>
          <table:table-cell office:value-type="float" office:value="2768" calcext:value-type="float">
            <text:p>2768</text:p>
          </table:table-cell>
          <table:table-cell office:value-type="float" office:value="246.23" calcext:value-type="float">
            <text:p>246.23</text:p>
          </table:table-cell>
          <table:table-cell office:value-type="float" office:value="1.37132" calcext:value-type="float">
            <text:p>1.37132</text:p>
          </table:table-cell>
          <table:table-cell office:value-type="float" office:value="5536" calcext:value-type="float">
            <text:p>5536</text:p>
          </table:table-cell>
          <table:table-cell office:value-type="float" office:value="342.77" calcext:value-type="float">
            <text:p>342.77</text:p>
          </table:table-cell>
          <table:table-cell office:value-type="float" office:value="1.39207" calcext:value-type="float">
            <text:p>1.39207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7.16" calcext:value-type="float">
            <text:p>147.16</text:p>
          </table:table-cell>
          <table:table-cell office:value-type="float" office:value="692" calcext:value-type="float">
            <text:p>692</text:p>
          </table:table-cell>
          <table:table-cell office:value-type="float" office:value="160.04" calcext:value-type="float">
            <text:p>160.04</text:p>
          </table:table-cell>
          <table:table-cell office:value-type="float" office:value="1384" calcext:value-type="float">
            <text:p>1384</text:p>
          </table:table-cell>
          <table:table-cell office:value-type="float" office:value="178.6" calcext:value-type="float">
            <text:p>178.6</text:p>
          </table:table-cell>
          <table:table-cell office:value-type="float" office:value="1.11596" calcext:value-type="float">
            <text:p>1.11596</text:p>
          </table:table-cell>
          <table:table-cell office:value-type="float" office:value="2768" calcext:value-type="float">
            <text:p>2768</text:p>
          </table:table-cell>
          <table:table-cell office:value-type="float" office:value="244.28" calcext:value-type="float">
            <text:p>244.28</text:p>
          </table:table-cell>
          <table:table-cell office:value-type="float" office:value="1.36775" calcext:value-type="float">
            <text:p>1.36775</text:p>
          </table:table-cell>
          <table:table-cell office:value-type="float" office:value="5536" calcext:value-type="float">
            <text:p>5536</text:p>
          </table:table-cell>
          <table:table-cell office:value-type="float" office:value="340.78" calcext:value-type="float">
            <text:p>340.78</text:p>
          </table:table-cell>
          <table:table-cell office:value-type="float" office:value="1.39507" calcext:value-type="float">
            <text:p>1.39507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2.75" calcext:value-type="float">
            <text:p>142.75</text:p>
          </table:table-cell>
          <table:table-cell office:value-type="float" office:value="692" calcext:value-type="float">
            <text:p>692</text:p>
          </table:table-cell>
          <table:table-cell office:value-type="float" office:value="155.51" calcext:value-type="float">
            <text:p>155.51</text:p>
          </table:table-cell>
          <table:table-cell office:value-type="float" office:value="1384" calcext:value-type="float">
            <text:p>1384</text:p>
          </table:table-cell>
          <table:table-cell office:value-type="float" office:value="180.46" calcext:value-type="float">
            <text:p>180.46</text:p>
          </table:table-cell>
          <table:table-cell office:value-type="float" office:value="1.16048" calcext:value-type="float">
            <text:p>1.16048</text:p>
          </table:table-cell>
          <table:table-cell office:value-type="float" office:value="2768" calcext:value-type="float">
            <text:p>2768</text:p>
          </table:table-cell>
          <table:table-cell office:value-type="float" office:value="245.14" calcext:value-type="float">
            <text:p>245.14</text:p>
          </table:table-cell>
          <table:table-cell office:value-type="float" office:value="1.35838" calcext:value-type="float">
            <text:p>1.35838</text:p>
          </table:table-cell>
          <table:table-cell office:value-type="float" office:value="5536" calcext:value-type="float">
            <text:p>5536</text:p>
          </table:table-cell>
          <table:table-cell office:value-type="float" office:value="342.78" calcext:value-type="float">
            <text:p>342.78</text:p>
          </table:table-cell>
          <table:table-cell office:value-type="float" office:value="1.39833" calcext:value-type="float">
            <text:p>1.3983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6.35" calcext:value-type="float">
            <text:p>146.35</text:p>
          </table:table-cell>
          <table:table-cell office:value-type="float" office:value="692" calcext:value-type="float">
            <text:p>692</text:p>
          </table:table-cell>
          <table:table-cell office:value-type="float" office:value="158.63" calcext:value-type="float">
            <text:p>158.63</text:p>
          </table:table-cell>
          <table:table-cell office:value-type="float" office:value="1384" calcext:value-type="float">
            <text:p>1384</text:p>
          </table:table-cell>
          <table:table-cell office:value-type="float" office:value="176.38" calcext:value-type="float">
            <text:p>176.38</text:p>
          </table:table-cell>
          <table:table-cell office:value-type="float" office:value="1.11189" calcext:value-type="float">
            <text:p>1.11189</text:p>
          </table:table-cell>
          <table:table-cell office:value-type="float" office:value="2768" calcext:value-type="float">
            <text:p>2768</text:p>
          </table:table-cell>
          <table:table-cell office:value-type="float" office:value="242.79" calcext:value-type="float">
            <text:p>242.79</text:p>
          </table:table-cell>
          <table:table-cell office:value-type="float" office:value="1.37654" calcext:value-type="float">
            <text:p>1.37654</text:p>
          </table:table-cell>
          <table:table-cell office:value-type="float" office:value="5536" calcext:value-type="float">
            <text:p>5536</text:p>
          </table:table-cell>
          <table:table-cell office:value-type="float" office:value="339.41" calcext:value-type="float">
            <text:p>339.41</text:p>
          </table:table-cell>
          <table:table-cell office:value-type="float" office:value="1.39798" calcext:value-type="float">
            <text:p>1.3979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6.36" calcext:value-type="float">
            <text:p>146.36</text:p>
          </table:table-cell>
          <table:table-cell office:value-type="float" office:value="692" calcext:value-type="float">
            <text:p>692</text:p>
          </table:table-cell>
          <table:table-cell office:value-type="float" office:value="159.51" calcext:value-type="float">
            <text:p>159.51</text:p>
          </table:table-cell>
          <table:table-cell office:value-type="float" office:value="1384" calcext:value-type="float">
            <text:p>1384</text:p>
          </table:table-cell>
          <table:table-cell office:value-type="float" office:value="178.58" calcext:value-type="float">
            <text:p>178.58</text:p>
          </table:table-cell>
          <table:table-cell office:value-type="float" office:value="1.11953" calcext:value-type="float">
            <text:p>1.11953</text:p>
          </table:table-cell>
          <table:table-cell office:value-type="float" office:value="2768" calcext:value-type="float">
            <text:p>2768</text:p>
          </table:table-cell>
          <table:table-cell office:value-type="float" office:value="245.37" calcext:value-type="float">
            <text:p>245.37</text:p>
          </table:table-cell>
          <table:table-cell office:value-type="float" office:value="1.37401" calcext:value-type="float">
            <text:p>1.37401</text:p>
          </table:table-cell>
          <table:table-cell office:value-type="float" office:value="5536" calcext:value-type="float">
            <text:p>5536</text:p>
          </table:table-cell>
          <table:table-cell office:value-type="float" office:value="341.72" calcext:value-type="float">
            <text:p>341.72</text:p>
          </table:table-cell>
          <table:table-cell office:value-type="float" office:value="1.39266" calcext:value-type="float">
            <text:p>1.3926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5.09" calcext:value-type="float">
            <text:p>145.09</text:p>
          </table:table-cell>
          <table:table-cell office:value-type="float" office:value="692" calcext:value-type="float">
            <text:p>692</text:p>
          </table:table-cell>
          <table:table-cell office:value-type="float" office:value="157.79" calcext:value-type="float">
            <text:p>157.79</text:p>
          </table:table-cell>
          <table:table-cell office:value-type="float" office:value="1384" calcext:value-type="float">
            <text:p>1384</text:p>
          </table:table-cell>
          <table:table-cell office:value-type="float" office:value="179" calcext:value-type="float">
            <text:p>179</text:p>
          </table:table-cell>
          <table:table-cell office:value-type="float" office:value="1.13442" calcext:value-type="float">
            <text:p>1.13442</text:p>
          </table:table-cell>
          <table:table-cell office:value-type="float" office:value="2768" calcext:value-type="float">
            <text:p>2768</text:p>
          </table:table-cell>
          <table:table-cell office:value-type="float" office:value="244.58" calcext:value-type="float">
            <text:p>244.58</text:p>
          </table:table-cell>
          <table:table-cell office:value-type="float" office:value="1.36634" calcext:value-type="float">
            <text:p>1.36634</text:p>
          </table:table-cell>
          <table:table-cell office:value-type="float" office:value="5536" calcext:value-type="float">
            <text:p>5536</text:p>
          </table:table-cell>
          <table:table-cell office:value-type="float" office:value="341.04" calcext:value-type="float">
            <text:p>341.04</text:p>
          </table:table-cell>
          <table:table-cell office:value-type="float" office:value="1.3944" calcext:value-type="float">
            <text:p>1.394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8.54" calcext:value-type="float">
            <text:p>148.54</text:p>
          </table:table-cell>
          <table:table-cell office:value-type="float" office:value="692" calcext:value-type="float">
            <text:p>692</text:p>
          </table:table-cell>
          <table:table-cell office:value-type="float" office:value="161.81" calcext:value-type="float">
            <text:p>161.81</text:p>
          </table:table-cell>
          <table:table-cell office:value-type="float" office:value="1384" calcext:value-type="float">
            <text:p>1384</text:p>
          </table:table-cell>
          <table:table-cell office:value-type="float" office:value="182.85" calcext:value-type="float">
            <text:p>182.85</text:p>
          </table:table-cell>
          <table:table-cell office:value-type="float" office:value="1.13003" calcext:value-type="float">
            <text:p>1.13003</text:p>
          </table:table-cell>
          <table:table-cell office:value-type="float" office:value="2768" calcext:value-type="float">
            <text:p>2768</text:p>
          </table:table-cell>
          <table:table-cell office:value-type="float" office:value="247.28" calcext:value-type="float">
            <text:p>247.28</text:p>
          </table:table-cell>
          <table:table-cell office:value-type="float" office:value="1.35233" calcext:value-type="float">
            <text:p>1.35233</text:p>
          </table:table-cell>
          <table:table-cell office:value-type="float" office:value="5536" calcext:value-type="float">
            <text:p>5536</text:p>
          </table:table-cell>
          <table:table-cell office:value-type="float" office:value="343.6" calcext:value-type="float">
            <text:p>343.6</text:p>
          </table:table-cell>
          <table:table-cell office:value-type="float" office:value="1.38954" calcext:value-type="float">
            <text:p>1.3895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6.64" calcext:value-type="float">
            <text:p>146.64</text:p>
          </table:table-cell>
          <table:table-cell office:value-type="float" office:value="692" calcext:value-type="float">
            <text:p>692</text:p>
          </table:table-cell>
          <table:table-cell office:value-type="float" office:value="158.44" calcext:value-type="float">
            <text:p>158.44</text:p>
          </table:table-cell>
          <table:table-cell office:value-type="float" office:value="1384" calcext:value-type="float">
            <text:p>1384</text:p>
          </table:table-cell>
          <table:table-cell office:value-type="float" office:value="176.65" calcext:value-type="float">
            <text:p>176.65</text:p>
          </table:table-cell>
          <table:table-cell office:value-type="float" office:value="1.11497" calcext:value-type="float">
            <text:p>1.11497</text:p>
          </table:table-cell>
          <table:table-cell office:value-type="float" office:value="2768" calcext:value-type="float">
            <text:p>2768</text:p>
          </table:table-cell>
          <table:table-cell office:value-type="float" office:value="244.1" calcext:value-type="float">
            <text:p>244.1</text:p>
          </table:table-cell>
          <table:table-cell office:value-type="float" office:value="1.38181" calcext:value-type="float">
            <text:p>1.38181</text:p>
          </table:table-cell>
          <table:table-cell office:value-type="float" office:value="5536" calcext:value-type="float">
            <text:p>5536</text:p>
          </table:table-cell>
          <table:table-cell office:value-type="float" office:value="341.1" calcext:value-type="float">
            <text:p>341.1</text:p>
          </table:table-cell>
          <table:table-cell office:value-type="float" office:value="1.3974" calcext:value-type="float">
            <text:p>1.397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4.95" calcext:value-type="float">
            <text:p>144.95</text:p>
          </table:table-cell>
          <table:table-cell office:value-type="float" office:value="692" calcext:value-type="float">
            <text:p>692</text:p>
          </table:table-cell>
          <table:table-cell office:value-type="float" office:value="156.67" calcext:value-type="float">
            <text:p>156.67</text:p>
          </table:table-cell>
          <table:table-cell office:value-type="float" office:value="1384" calcext:value-type="float">
            <text:p>1384</text:p>
          </table:table-cell>
          <table:table-cell office:value-type="float" office:value="175.29" calcext:value-type="float">
            <text:p>175.29</text:p>
          </table:table-cell>
          <table:table-cell office:value-type="float" office:value="1.11887" calcext:value-type="float">
            <text:p>1.11887</text:p>
          </table:table-cell>
          <table:table-cell office:value-type="float" office:value="2768" calcext:value-type="float">
            <text:p>2768</text:p>
          </table:table-cell>
          <table:table-cell office:value-type="float" office:value="240.11" calcext:value-type="float">
            <text:p>240.11</text:p>
          </table:table-cell>
          <table:table-cell office:value-type="float" office:value="1.3698" calcext:value-type="float">
            <text:p>1.3698</text:p>
          </table:table-cell>
          <table:table-cell office:value-type="float" office:value="5536" calcext:value-type="float">
            <text:p>5536</text:p>
          </table:table-cell>
          <table:table-cell office:value-type="float" office:value="338.08" calcext:value-type="float">
            <text:p>338.08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4.78" calcext:value-type="float">
            <text:p>144.78</text:p>
          </table:table-cell>
          <table:table-cell office:value-type="float" office:value="692" calcext:value-type="float">
            <text:p>692</text:p>
          </table:table-cell>
          <table:table-cell office:value-type="float" office:value="157.28" calcext:value-type="float">
            <text:p>157.28</text:p>
          </table:table-cell>
          <table:table-cell office:value-type="float" office:value="1384" calcext:value-type="float">
            <text:p>1384</text:p>
          </table:table-cell>
          <table:table-cell office:value-type="float" office:value="178.13" calcext:value-type="float">
            <text:p>178.13</text:p>
          </table:table-cell>
          <table:table-cell office:value-type="float" office:value="1.13258" calcext:value-type="float">
            <text:p>1.13258</text:p>
          </table:table-cell>
          <table:table-cell office:value-type="float" office:value="2768" calcext:value-type="float">
            <text:p>2768</text:p>
          </table:table-cell>
          <table:table-cell office:value-type="float" office:value="244" calcext:value-type="float">
            <text:p>244</text:p>
          </table:table-cell>
          <table:table-cell office:value-type="float" office:value="1.36976" calcext:value-type="float">
            <text:p>1.36976</text:p>
          </table:table-cell>
          <table:table-cell office:value-type="float" office:value="5536" calcext:value-type="float">
            <text:p>5536</text:p>
          </table:table-cell>
          <table:table-cell office:value-type="float" office:value="341.78" calcext:value-type="float">
            <text:p>341.78</text:p>
          </table:table-cell>
          <table:table-cell office:value-type="float" office:value="1.40072" calcext:value-type="float">
            <text:p>1.4007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5.33" calcext:value-type="float">
            <text:p>145.33</text:p>
          </table:table-cell>
          <table:table-cell office:value-type="float" office:value="692" calcext:value-type="float">
            <text:p>692</text:p>
          </table:table-cell>
          <table:table-cell office:value-type="float" office:value="159.28" calcext:value-type="float">
            <text:p>159.28</text:p>
          </table:table-cell>
          <table:table-cell office:value-type="float" office:value="1384" calcext:value-type="float">
            <text:p>1384</text:p>
          </table:table-cell>
          <table:table-cell office:value-type="float" office:value="175.9" calcext:value-type="float">
            <text:p>175.9</text:p>
          </table:table-cell>
          <table:table-cell office:value-type="float" office:value="1.10432" calcext:value-type="float">
            <text:p>1.10432</text:p>
          </table:table-cell>
          <table:table-cell office:value-type="float" office:value="2768" calcext:value-type="float">
            <text:p>2768</text:p>
          </table:table-cell>
          <table:table-cell office:value-type="float" office:value="243.97" calcext:value-type="float">
            <text:p>243.97</text:p>
          </table:table-cell>
          <table:table-cell office:value-type="float" office:value="1.38695" calcext:value-type="float">
            <text:p>1.38695</text:p>
          </table:table-cell>
          <table:table-cell office:value-type="float" office:value="5536" calcext:value-type="float">
            <text:p>5536</text:p>
          </table:table-cell>
          <table:table-cell office:value-type="float" office:value="340.33" calcext:value-type="float">
            <text:p>340.33</text:p>
          </table:table-cell>
          <table:table-cell office:value-type="float" office:value="1.39499" calcext:value-type="float">
            <text:p>1.3949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7.03" calcext:value-type="float">
            <text:p>147.03</text:p>
          </table:table-cell>
          <table:table-cell office:value-type="float" office:value="692" calcext:value-type="float">
            <text:p>692</text:p>
          </table:table-cell>
          <table:table-cell office:value-type="float" office:value="159.47" calcext:value-type="float">
            <text:p>159.47</text:p>
          </table:table-cell>
          <table:table-cell office:value-type="float" office:value="1384" calcext:value-type="float">
            <text:p>1384</text:p>
          </table:table-cell>
          <table:table-cell office:value-type="float" office:value="177.14" calcext:value-type="float">
            <text:p>177.14</text:p>
          </table:table-cell>
          <table:table-cell office:value-type="float" office:value="1.11077" calcext:value-type="float">
            <text:p>1.11077</text:p>
          </table:table-cell>
          <table:table-cell office:value-type="float" office:value="2768" calcext:value-type="float">
            <text:p>2768</text:p>
          </table:table-cell>
          <table:table-cell office:value-type="float" office:value="242" calcext:value-type="float">
            <text:p>242</text:p>
          </table:table-cell>
          <table:table-cell office:value-type="float" office:value="1.36619" calcext:value-type="float">
            <text:p>1.36619</text:p>
          </table:table-cell>
          <table:table-cell office:value-type="float" office:value="5536" calcext:value-type="float">
            <text:p>5536</text:p>
          </table:table-cell>
          <table:table-cell office:value-type="float" office:value="340.72" calcext:value-type="float">
            <text:p>340.72</text:p>
          </table:table-cell>
          <table:table-cell office:value-type="float" office:value="1.40792" calcext:value-type="float">
            <text:p>1.4079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346" calcext:value-type="float">
            <text:p>346</text:p>
          </table:table-cell>
          <table:table-cell office:value-type="float" office:value="145.39" calcext:value-type="float">
            <text:p>145.39</text:p>
          </table:table-cell>
          <table:table-cell office:value-type="float" office:value="692" calcext:value-type="float">
            <text:p>692</text:p>
          </table:table-cell>
          <table:table-cell office:value-type="float" office:value="157.16" calcext:value-type="float">
            <text:p>157.16</text:p>
          </table:table-cell>
          <table:table-cell office:value-type="float" office:value="1384" calcext:value-type="float">
            <text:p>1384</text:p>
          </table:table-cell>
          <table:table-cell office:value-type="float" office:value="176.95" calcext:value-type="float">
            <text:p>176.95</text:p>
          </table:table-cell>
          <table:table-cell office:value-type="float" office:value="1.12588" calcext:value-type="float">
            <text:p>1.12588</text:p>
          </table:table-cell>
          <table:table-cell office:value-type="float" office:value="2768" calcext:value-type="float">
            <text:p>2768</text:p>
          </table:table-cell>
          <table:table-cell office:value-type="float" office:value="245.31" calcext:value-type="float">
            <text:p>245.31</text:p>
          </table:table-cell>
          <table:table-cell office:value-type="float" office:value="1.38635" calcext:value-type="float">
            <text:p>1.38635</text:p>
          </table:table-cell>
          <table:table-cell office:value-type="float" office:value="5536" calcext:value-type="float">
            <text:p>5536</text:p>
          </table:table-cell>
          <table:table-cell office:value-type="float" office:value="341.71" calcext:value-type="float">
            <text:p>341.71</text:p>
          </table:table-cell>
          <table:table-cell office:value-type="float" office:value="1.39295" calcext:value-type="float">
            <text:p>1.3929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10.06" calcext:value-type="float">
            <text:p>4110.06</text:p>
          </table:table-cell>
          <table:table-cell office:value-type="float" office:value="346" calcext:value-type="float">
            <text:p>346</text:p>
          </table:table-cell>
          <table:table-cell office:value-type="float" office:value="11304.18" calcext:value-type="float">
            <text:p>11304.18</text:p>
          </table:table-cell>
          <table:table-cell office:value-type="float" office:value="692" calcext:value-type="float">
            <text:p>692</text:p>
          </table:table-cell>
          <table:table-cell office:value-type="float" office:value="30332.82" calcext:value-type="float">
            <text:p>30332.82</text:p>
          </table:table-cell>
          <table:table-cell office:value-type="float" office:value="2.68333" calcext:value-type="float">
            <text:p>2.68333</text:p>
          </table:table-cell>
          <table:table-cell office:value-type="float" office:value="1384" calcext:value-type="float">
            <text:p>1384</text:p>
          </table:table-cell>
          <table:table-cell office:value-type="float" office:value="88382.16" calcext:value-type="float">
            <text:p>88382.16</text:p>
          </table:table-cell>
          <table:table-cell office:value-type="float" office:value="2.91375" calcext:value-type="float">
            <text:p>2.91375</text:p>
          </table:table-cell>
          <table:table-cell office:value-type="float" office:value="2768" calcext:value-type="float">
            <text:p>2768</text:p>
          </table:table-cell>
          <table:table-cell office:value-type="float" office:value="272382.13" calcext:value-type="float">
            <text:p>272382.13</text:p>
          </table:table-cell>
          <table:table-cell office:value-type="float" office:value="3.08187" calcext:value-type="float">
            <text:p>3.0818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35.47" calcext:value-type="float">
            <text:p>4135.47</text:p>
          </table:table-cell>
          <table:table-cell office:value-type="float" office:value="346" calcext:value-type="float">
            <text:p>346</text:p>
          </table:table-cell>
          <table:table-cell office:value-type="float" office:value="11309.35" calcext:value-type="float">
            <text:p>11309.35</text:p>
          </table:table-cell>
          <table:table-cell office:value-type="float" office:value="692" calcext:value-type="float">
            <text:p>692</text:p>
          </table:table-cell>
          <table:table-cell office:value-type="float" office:value="30232.6" calcext:value-type="float">
            <text:p>30232.6</text:p>
          </table:table-cell>
          <table:table-cell office:value-type="float" office:value="2.67324" calcext:value-type="float">
            <text:p>2.67324</text:p>
          </table:table-cell>
          <table:table-cell office:value-type="float" office:value="1384" calcext:value-type="float">
            <text:p>1384</text:p>
          </table:table-cell>
          <table:table-cell office:value-type="float" office:value="88010.76" calcext:value-type="float">
            <text:p>88010.76</text:p>
          </table:table-cell>
          <table:table-cell office:value-type="float" office:value="2.91112" calcext:value-type="float">
            <text:p>2.91112</text:p>
          </table:table-cell>
          <table:table-cell office:value-type="float" office:value="2768" calcext:value-type="float">
            <text:p>2768</text:p>
          </table:table-cell>
          <table:table-cell office:value-type="float" office:value="270215.91" calcext:value-type="float">
            <text:p>270215.91</text:p>
          </table:table-cell>
          <table:table-cell office:value-type="float" office:value="3.07026" calcext:value-type="float">
            <text:p>3.0702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05.17" calcext:value-type="float">
            <text:p>4105.17</text:p>
          </table:table-cell>
          <table:table-cell office:value-type="float" office:value="346" calcext:value-type="float">
            <text:p>346</text:p>
          </table:table-cell>
          <table:table-cell office:value-type="float" office:value="11240.95" calcext:value-type="float">
            <text:p>11240.95</text:p>
          </table:table-cell>
          <table:table-cell office:value-type="float" office:value="692" calcext:value-type="float">
            <text:p>692</text:p>
          </table:table-cell>
          <table:table-cell office:value-type="float" office:value="30053.57" calcext:value-type="float">
            <text:p>30053.57</text:p>
          </table:table-cell>
          <table:table-cell office:value-type="float" office:value="2.67358" calcext:value-type="float">
            <text:p>2.67358</text:p>
          </table:table-cell>
          <table:table-cell office:value-type="float" office:value="1384" calcext:value-type="float">
            <text:p>1384</text:p>
          </table:table-cell>
          <table:table-cell office:value-type="float" office:value="87570.26" calcext:value-type="float">
            <text:p>87570.26</text:p>
          </table:table-cell>
          <table:table-cell office:value-type="float" office:value="2.91381" calcext:value-type="float">
            <text:p>2.91381</text:p>
          </table:table-cell>
          <table:table-cell office:value-type="float" office:value="2768" calcext:value-type="float">
            <text:p>2768</text:p>
          </table:table-cell>
          <table:table-cell office:value-type="float" office:value="269417.47" calcext:value-type="float">
            <text:p>269417.47</text:p>
          </table:table-cell>
          <table:table-cell office:value-type="float" office:value="3.07659" calcext:value-type="float">
            <text:p>3.0765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04.24" calcext:value-type="float">
            <text:p>4104.24</text:p>
          </table:table-cell>
          <table:table-cell office:value-type="float" office:value="346" calcext:value-type="float">
            <text:p>346</text:p>
          </table:table-cell>
          <table:table-cell office:value-type="float" office:value="11157.94" calcext:value-type="float">
            <text:p>11157.94</text:p>
          </table:table-cell>
          <table:table-cell office:value-type="float" office:value="692" calcext:value-type="float">
            <text:p>692</text:p>
          </table:table-cell>
          <table:table-cell office:value-type="float" office:value="29831.55" calcext:value-type="float">
            <text:p>29831.55</text:p>
          </table:table-cell>
          <table:table-cell office:value-type="float" office:value="2.67357" calcext:value-type="float">
            <text:p>2.67357</text:p>
          </table:table-cell>
          <table:table-cell office:value-type="float" office:value="1384" calcext:value-type="float">
            <text:p>1384</text:p>
          </table:table-cell>
          <table:table-cell office:value-type="float" office:value="87002.93" calcext:value-type="float">
            <text:p>87002.93</text:p>
          </table:table-cell>
          <table:table-cell office:value-type="float" office:value="2.91647" calcext:value-type="float">
            <text:p>2.91647</text:p>
          </table:table-cell>
          <table:table-cell office:value-type="float" office:value="2768" calcext:value-type="float">
            <text:p>2768</text:p>
          </table:table-cell>
          <table:table-cell office:value-type="float" office:value="268388.88" calcext:value-type="float">
            <text:p>268388.88</text:p>
          </table:table-cell>
          <table:table-cell office:value-type="float" office:value="3.08483" calcext:value-type="float">
            <text:p>3.0848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50.28" calcext:value-type="float">
            <text:p>4150.28</text:p>
          </table:table-cell>
          <table:table-cell office:value-type="float" office:value="346" calcext:value-type="float">
            <text:p>346</text:p>
          </table:table-cell>
          <table:table-cell office:value-type="float" office:value="11360.26" calcext:value-type="float">
            <text:p>11360.26</text:p>
          </table:table-cell>
          <table:table-cell office:value-type="float" office:value="692" calcext:value-type="float">
            <text:p>692</text:p>
          </table:table-cell>
          <table:table-cell office:value-type="float" office:value="30412.49" calcext:value-type="float">
            <text:p>30412.49</text:p>
          </table:table-cell>
          <table:table-cell office:value-type="float" office:value="2.67709" calcext:value-type="float">
            <text:p>2.67709</text:p>
          </table:table-cell>
          <table:table-cell office:value-type="float" office:value="1384" calcext:value-type="float">
            <text:p>1384</text:p>
          </table:table-cell>
          <table:table-cell office:value-type="float" office:value="88489.59" calcext:value-type="float">
            <text:p>88489.59</text:p>
          </table:table-cell>
          <table:table-cell office:value-type="float" office:value="2.90965" calcext:value-type="float">
            <text:p>2.90965</text:p>
          </table:table-cell>
          <table:table-cell office:value-type="float" office:value="2768" calcext:value-type="float">
            <text:p>2768</text:p>
          </table:table-cell>
          <table:table-cell office:value-type="float" office:value="272010.51" calcext:value-type="float">
            <text:p>272010.51</text:p>
          </table:table-cell>
          <table:table-cell office:value-type="float" office:value="3.07393" calcext:value-type="float">
            <text:p>3.0739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97.2" calcext:value-type="float">
            <text:p>4097.2</text:p>
          </table:table-cell>
          <table:table-cell office:value-type="float" office:value="346" calcext:value-type="float">
            <text:p>346</text:p>
          </table:table-cell>
          <table:table-cell office:value-type="float" office:value="11133.23" calcext:value-type="float">
            <text:p>11133.23</text:p>
          </table:table-cell>
          <table:table-cell office:value-type="float" office:value="692" calcext:value-type="float">
            <text:p>692</text:p>
          </table:table-cell>
          <table:table-cell office:value-type="float" office:value="29833.22" calcext:value-type="float">
            <text:p>29833.22</text:p>
          </table:table-cell>
          <table:table-cell office:value-type="float" office:value="2.67966" calcext:value-type="float">
            <text:p>2.67966</text:p>
          </table:table-cell>
          <table:table-cell office:value-type="float" office:value="1384" calcext:value-type="float">
            <text:p>1384</text:p>
          </table:table-cell>
          <table:table-cell office:value-type="float" office:value="87047.16" calcext:value-type="float">
            <text:p>87047.16</text:p>
          </table:table-cell>
          <table:table-cell office:value-type="float" office:value="2.91779" calcext:value-type="float">
            <text:p>2.91779</text:p>
          </table:table-cell>
          <table:table-cell office:value-type="float" office:value="2768" calcext:value-type="float">
            <text:p>2768</text:p>
          </table:table-cell>
          <table:table-cell office:value-type="float" office:value="268778.32" calcext:value-type="float">
            <text:p>268778.32</text:p>
          </table:table-cell>
          <table:table-cell office:value-type="float" office:value="3.08773" calcext:value-type="float">
            <text:p>3.0877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31.78" calcext:value-type="float">
            <text:p>4131.78</text:p>
          </table:table-cell>
          <table:table-cell office:value-type="float" office:value="346" calcext:value-type="float">
            <text:p>346</text:p>
          </table:table-cell>
          <table:table-cell office:value-type="float" office:value="11255.43" calcext:value-type="float">
            <text:p>11255.43</text:p>
          </table:table-cell>
          <table:table-cell office:value-type="float" office:value="692" calcext:value-type="float">
            <text:p>692</text:p>
          </table:table-cell>
          <table:table-cell office:value-type="float" office:value="30101.74" calcext:value-type="float">
            <text:p>30101.74</text:p>
          </table:table-cell>
          <table:table-cell office:value-type="float" office:value="2.67442" calcext:value-type="float">
            <text:p>2.67442</text:p>
          </table:table-cell>
          <table:table-cell office:value-type="float" office:value="1384" calcext:value-type="float">
            <text:p>1384</text:p>
          </table:table-cell>
          <table:table-cell office:value-type="float" office:value="87923.43" calcext:value-type="float">
            <text:p>87923.43</text:p>
          </table:table-cell>
          <table:table-cell office:value-type="float" office:value="2.92088" calcext:value-type="float">
            <text:p>2.92088</text:p>
          </table:table-cell>
          <table:table-cell office:value-type="float" office:value="2768" calcext:value-type="float">
            <text:p>2768</text:p>
          </table:table-cell>
          <table:table-cell office:value-type="float" office:value="271057.54" calcext:value-type="float">
            <text:p>271057.54</text:p>
          </table:table-cell>
          <table:table-cell office:value-type="float" office:value="3.08288" calcext:value-type="float">
            <text:p>3.0828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51.78" calcext:value-type="float">
            <text:p>4151.78</text:p>
          </table:table-cell>
          <table:table-cell office:value-type="float" office:value="346" calcext:value-type="float">
            <text:p>346</text:p>
          </table:table-cell>
          <table:table-cell office:value-type="float" office:value="11417.01" calcext:value-type="float">
            <text:p>11417.01</text:p>
          </table:table-cell>
          <table:table-cell office:value-type="float" office:value="692" calcext:value-type="float">
            <text:p>692</text:p>
          </table:table-cell>
          <table:table-cell office:value-type="float" office:value="30567.8" calcext:value-type="float">
            <text:p>30567.8</text:p>
          </table:table-cell>
          <table:table-cell office:value-type="float" office:value="2.67739" calcext:value-type="float">
            <text:p>2.67739</text:p>
          </table:table-cell>
          <table:table-cell office:value-type="float" office:value="1384" calcext:value-type="float">
            <text:p>1384</text:p>
          </table:table-cell>
          <table:table-cell office:value-type="float" office:value="88735.48" calcext:value-type="float">
            <text:p>88735.48</text:p>
          </table:table-cell>
          <table:table-cell office:value-type="float" office:value="2.90291" calcext:value-type="float">
            <text:p>2.90291</text:p>
          </table:table-cell>
          <table:table-cell office:value-type="float" office:value="2768" calcext:value-type="float">
            <text:p>2768</text:p>
          </table:table-cell>
          <table:table-cell office:value-type="float" office:value="272874.68" calcext:value-type="float">
            <text:p>272874.68</text:p>
          </table:table-cell>
          <table:table-cell office:value-type="float" office:value="3.07515" calcext:value-type="float">
            <text:p>3.0751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31.03" calcext:value-type="float">
            <text:p>4131.03</text:p>
          </table:table-cell>
          <table:table-cell office:value-type="float" office:value="346" calcext:value-type="float">
            <text:p>346</text:p>
          </table:table-cell>
          <table:table-cell office:value-type="float" office:value="11314.01" calcext:value-type="float">
            <text:p>11314.01</text:p>
          </table:table-cell>
          <table:table-cell office:value-type="float" office:value="692" calcext:value-type="float">
            <text:p>692</text:p>
          </table:table-cell>
          <table:table-cell office:value-type="float" office:value="30127.55" calcext:value-type="float">
            <text:p>30127.55</text:p>
          </table:table-cell>
          <table:table-cell office:value-type="float" office:value="2.66285" calcext:value-type="float">
            <text:p>2.66285</text:p>
          </table:table-cell>
          <table:table-cell office:value-type="float" office:value="1384" calcext:value-type="float">
            <text:p>1384</text:p>
          </table:table-cell>
          <table:table-cell office:value-type="float" office:value="87886.3" calcext:value-type="float">
            <text:p>87886.3</text:p>
          </table:table-cell>
          <table:table-cell office:value-type="float" office:value="2.91714" calcext:value-type="float">
            <text:p>2.91714</text:p>
          </table:table-cell>
          <table:table-cell office:value-type="float" office:value="2768" calcext:value-type="float">
            <text:p>2768</text:p>
          </table:table-cell>
          <table:table-cell office:value-type="float" office:value="269579.22" calcext:value-type="float">
            <text:p>269579.22</text:p>
          </table:table-cell>
          <table:table-cell office:value-type="float" office:value="3.06736" calcext:value-type="float">
            <text:p>3.0673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34.13" calcext:value-type="float">
            <text:p>4134.13</text:p>
          </table:table-cell>
          <table:table-cell office:value-type="float" office:value="346" calcext:value-type="float">
            <text:p>346</text:p>
          </table:table-cell>
          <table:table-cell office:value-type="float" office:value="11345.14" calcext:value-type="float">
            <text:p>11345.14</text:p>
          </table:table-cell>
          <table:table-cell office:value-type="float" office:value="692" calcext:value-type="float">
            <text:p>692</text:p>
          </table:table-cell>
          <table:table-cell office:value-type="float" office:value="30366.66" calcext:value-type="float">
            <text:p>30366.66</text:p>
          </table:table-cell>
          <table:table-cell office:value-type="float" office:value="2.67662" calcext:value-type="float">
            <text:p>2.67662</text:p>
          </table:table-cell>
          <table:table-cell office:value-type="float" office:value="1384" calcext:value-type="float">
            <text:p>1384</text:p>
          </table:table-cell>
          <table:table-cell office:value-type="float" office:value="87969.08" calcext:value-type="float">
            <text:p>87969.08</text:p>
          </table:table-cell>
          <table:table-cell office:value-type="float" office:value="2.8969" calcext:value-type="float">
            <text:p>2.8969</text:p>
          </table:table-cell>
          <table:table-cell office:value-type="float" office:value="2768" calcext:value-type="float">
            <text:p>2768</text:p>
          </table:table-cell>
          <table:table-cell office:value-type="float" office:value="270216.66" calcext:value-type="float">
            <text:p>270216.66</text:p>
          </table:table-cell>
          <table:table-cell office:value-type="float" office:value="3.07172" calcext:value-type="float">
            <text:p>3.07172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18.04" calcext:value-type="float">
            <text:p>4118.04</text:p>
          </table:table-cell>
          <table:table-cell office:value-type="float" office:value="346" calcext:value-type="float">
            <text:p>346</text:p>
          </table:table-cell>
          <table:table-cell office:value-type="float" office:value="11243.04" calcext:value-type="float">
            <text:p>11243.04</text:p>
          </table:table-cell>
          <table:table-cell office:value-type="float" office:value="692" calcext:value-type="float">
            <text:p>692</text:p>
          </table:table-cell>
          <table:table-cell office:value-type="float" office:value="30039.82" calcext:value-type="float">
            <text:p>30039.82</text:p>
          </table:table-cell>
          <table:table-cell office:value-type="float" office:value="2.67186" calcext:value-type="float">
            <text:p>2.67186</text:p>
          </table:table-cell>
          <table:table-cell office:value-type="float" office:value="1384" calcext:value-type="float">
            <text:p>1384</text:p>
          </table:table-cell>
          <table:table-cell office:value-type="float" office:value="87546.95" calcext:value-type="float">
            <text:p>87546.95</text:p>
          </table:table-cell>
          <table:table-cell office:value-type="float" office:value="2.91436" calcext:value-type="float">
            <text:p>2.91436</text:p>
          </table:table-cell>
          <table:table-cell office:value-type="float" office:value="2768" calcext:value-type="float">
            <text:p>2768</text:p>
          </table:table-cell>
          <table:table-cell office:value-type="float" office:value="269216.41" calcext:value-type="float">
            <text:p>269216.41</text:p>
          </table:table-cell>
          <table:table-cell office:value-type="float" office:value="3.07511" calcext:value-type="float">
            <text:p>3.0751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00.01" calcext:value-type="float">
            <text:p>4100.01</text:p>
          </table:table-cell>
          <table:table-cell office:value-type="float" office:value="346" calcext:value-type="float">
            <text:p>346</text:p>
          </table:table-cell>
          <table:table-cell office:value-type="float" office:value="11274.72" calcext:value-type="float">
            <text:p>11274.72</text:p>
          </table:table-cell>
          <table:table-cell office:value-type="float" office:value="692" calcext:value-type="float">
            <text:p>692</text:p>
          </table:table-cell>
          <table:table-cell office:value-type="float" office:value="30207.6" calcext:value-type="float">
            <text:p>30207.6</text:p>
          </table:table-cell>
          <table:table-cell office:value-type="float" office:value="2.67923" calcext:value-type="float">
            <text:p>2.67923</text:p>
          </table:table-cell>
          <table:table-cell office:value-type="float" office:value="1384" calcext:value-type="float">
            <text:p>1384</text:p>
          </table:table-cell>
          <table:table-cell office:value-type="float" office:value="87888.99" calcext:value-type="float">
            <text:p>87888.99</text:p>
          </table:table-cell>
          <table:table-cell office:value-type="float" office:value="2.9095" calcext:value-type="float">
            <text:p>2.9095</text:p>
          </table:table-cell>
          <table:table-cell office:value-type="float" office:value="2768" calcext:value-type="float">
            <text:p>2768</text:p>
          </table:table-cell>
          <table:table-cell office:value-type="float" office:value="270635.83" calcext:value-type="float">
            <text:p>270635.83</text:p>
          </table:table-cell>
          <table:table-cell office:value-type="float" office:value="3.07929" calcext:value-type="float">
            <text:p>3.0792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47.99" calcext:value-type="float">
            <text:p>4047.99</text:p>
          </table:table-cell>
          <table:table-cell office:value-type="float" office:value="346" calcext:value-type="float">
            <text:p>346</text:p>
          </table:table-cell>
          <table:table-cell office:value-type="float" office:value="11082.68" calcext:value-type="float">
            <text:p>11082.68</text:p>
          </table:table-cell>
          <table:table-cell office:value-type="float" office:value="692" calcext:value-type="float">
            <text:p>692</text:p>
          </table:table-cell>
          <table:table-cell office:value-type="float" office:value="29734.62" calcext:value-type="float">
            <text:p>29734.62</text:p>
          </table:table-cell>
          <table:table-cell office:value-type="float" office:value="2.68298" calcext:value-type="float">
            <text:p>2.68298</text:p>
          </table:table-cell>
          <table:table-cell office:value-type="float" office:value="1384" calcext:value-type="float">
            <text:p>1384</text:p>
          </table:table-cell>
          <table:table-cell office:value-type="float" office:value="86786.38" calcext:value-type="float">
            <text:p>86786.38</text:p>
          </table:table-cell>
          <table:table-cell office:value-type="float" office:value="2.9187" calcext:value-type="float">
            <text:p>2.9187</text:p>
          </table:table-cell>
          <table:table-cell office:value-type="float" office:value="2768" calcext:value-type="float">
            <text:p>2768</text:p>
          </table:table-cell>
          <table:table-cell office:value-type="float" office:value="268165.94" calcext:value-type="float">
            <text:p>268165.94</text:p>
          </table:table-cell>
          <table:table-cell office:value-type="float" office:value="3.08995" calcext:value-type="float">
            <text:p>3.0899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69.7" calcext:value-type="float">
            <text:p>4069.7</text:p>
          </table:table-cell>
          <table:table-cell office:value-type="float" office:value="346" calcext:value-type="float">
            <text:p>346</text:p>
          </table:table-cell>
          <table:table-cell office:value-type="float" office:value="11098.69" calcext:value-type="float">
            <text:p>11098.69</text:p>
          </table:table-cell>
          <table:table-cell office:value-type="float" office:value="692" calcext:value-type="float">
            <text:p>692</text:p>
          </table:table-cell>
          <table:table-cell office:value-type="float" office:value="29789.9" calcext:value-type="float">
            <text:p>29789.9</text:p>
          </table:table-cell>
          <table:table-cell office:value-type="float" office:value="2.68409" calcext:value-type="float">
            <text:p>2.68409</text:p>
          </table:table-cell>
          <table:table-cell office:value-type="float" office:value="1384" calcext:value-type="float">
            <text:p>1384</text:p>
          </table:table-cell>
          <table:table-cell office:value-type="float" office:value="88017.07" calcext:value-type="float">
            <text:p>88017.07</text:p>
          </table:table-cell>
          <table:table-cell office:value-type="float" office:value="2.95459" calcext:value-type="float">
            <text:p>2.95459</text:p>
          </table:table-cell>
          <table:table-cell office:value-type="float" office:value="2768" calcext:value-type="float">
            <text:p>2768</text:p>
          </table:table-cell>
          <table:table-cell office:value-type="float" office:value="270042.16" calcext:value-type="float">
            <text:p>270042.16</text:p>
          </table:table-cell>
          <table:table-cell office:value-type="float" office:value="3.06807" calcext:value-type="float">
            <text:p>3.0680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91.26" calcext:value-type="float">
            <text:p>4091.26</text:p>
          </table:table-cell>
          <table:table-cell office:value-type="float" office:value="346" calcext:value-type="float">
            <text:p>346</text:p>
          </table:table-cell>
          <table:table-cell office:value-type="float" office:value="11278.19" calcext:value-type="float">
            <text:p>11278.19</text:p>
          </table:table-cell>
          <table:table-cell office:value-type="float" office:value="692" calcext:value-type="float">
            <text:p>692</text:p>
          </table:table-cell>
          <table:table-cell office:value-type="float" office:value="30203.82" calcext:value-type="float">
            <text:p>30203.82</text:p>
          </table:table-cell>
          <table:table-cell office:value-type="float" office:value="2.67807" calcext:value-type="float">
            <text:p>2.67807</text:p>
          </table:table-cell>
          <table:table-cell office:value-type="float" office:value="1384" calcext:value-type="float">
            <text:p>1384</text:p>
          </table:table-cell>
          <table:table-cell office:value-type="float" office:value="87866.73" calcext:value-type="float">
            <text:p>87866.73</text:p>
          </table:table-cell>
          <table:table-cell office:value-type="float" office:value="2.90913" calcext:value-type="float">
            <text:p>2.90913</text:p>
          </table:table-cell>
          <table:table-cell office:value-type="float" office:value="2768" calcext:value-type="float">
            <text:p>2768</text:p>
          </table:table-cell>
          <table:table-cell office:value-type="float" office:value="269890.33" calcext:value-type="float">
            <text:p>269890.33</text:p>
          </table:table-cell>
          <table:table-cell office:value-type="float" office:value="3.07159" calcext:value-type="float">
            <text:p>3.0715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43.47" calcext:value-type="float">
            <text:p>4143.47</text:p>
          </table:table-cell>
          <table:table-cell office:value-type="float" office:value="346" calcext:value-type="float">
            <text:p>346</text:p>
          </table:table-cell>
          <table:table-cell office:value-type="float" office:value="11248.6" calcext:value-type="float">
            <text:p>11248.6</text:p>
          </table:table-cell>
          <table:table-cell office:value-type="float" office:value="692" calcext:value-type="float">
            <text:p>692</text:p>
          </table:table-cell>
          <table:table-cell office:value-type="float" office:value="30086.88" calcext:value-type="float">
            <text:p>30086.88</text:p>
          </table:table-cell>
          <table:table-cell office:value-type="float" office:value="2.67472" calcext:value-type="float">
            <text:p>2.67472</text:p>
          </table:table-cell>
          <table:table-cell office:value-type="float" office:value="1384" calcext:value-type="float">
            <text:p>1384</text:p>
          </table:table-cell>
          <table:table-cell office:value-type="float" office:value="87547.18" calcext:value-type="float">
            <text:p>87547.18</text:p>
          </table:table-cell>
          <table:table-cell office:value-type="float" office:value="2.90981" calcext:value-type="float">
            <text:p>2.90981</text:p>
          </table:table-cell>
          <table:table-cell office:value-type="float" office:value="2768" calcext:value-type="float">
            <text:p>2768</text:p>
          </table:table-cell>
          <table:table-cell office:value-type="float" office:value="269618.74" calcext:value-type="float">
            <text:p>269618.74</text:p>
          </table:table-cell>
          <table:table-cell office:value-type="float" office:value="3.0797" calcext:value-type="float">
            <text:p>3.079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19.25" calcext:value-type="float">
            <text:p>4119.25</text:p>
          </table:table-cell>
          <table:table-cell office:value-type="float" office:value="346" calcext:value-type="float">
            <text:p>346</text:p>
          </table:table-cell>
          <table:table-cell office:value-type="float" office:value="11291.42" calcext:value-type="float">
            <text:p>11291.42</text:p>
          </table:table-cell>
          <table:table-cell office:value-type="float" office:value="692" calcext:value-type="float">
            <text:p>692</text:p>
          </table:table-cell>
          <table:table-cell office:value-type="float" office:value="30211.36" calcext:value-type="float">
            <text:p>30211.36</text:p>
          </table:table-cell>
          <table:table-cell office:value-type="float" office:value="2.6756" calcext:value-type="float">
            <text:p>2.6756</text:p>
          </table:table-cell>
          <table:table-cell office:value-type="float" office:value="1384" calcext:value-type="float">
            <text:p>1384</text:p>
          </table:table-cell>
          <table:table-cell office:value-type="float" office:value="87785.52" calcext:value-type="float">
            <text:p>87785.52</text:p>
          </table:table-cell>
          <table:table-cell office:value-type="float" office:value="2.90571" calcext:value-type="float">
            <text:p>2.90571</text:p>
          </table:table-cell>
          <table:table-cell office:value-type="float" office:value="2768" calcext:value-type="float">
            <text:p>2768</text:p>
          </table:table-cell>
          <table:table-cell office:value-type="float" office:value="270090.17" calcext:value-type="float">
            <text:p>270090.17</text:p>
          </table:table-cell>
          <table:table-cell office:value-type="float" office:value="3.07671" calcext:value-type="float">
            <text:p>3.0767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51.07" calcext:value-type="float">
            <text:p>4051.07</text:p>
          </table:table-cell>
          <table:table-cell office:value-type="float" office:value="346" calcext:value-type="float">
            <text:p>346</text:p>
          </table:table-cell>
          <table:table-cell office:value-type="float" office:value="11039.88" calcext:value-type="float">
            <text:p>11039.88</text:p>
          </table:table-cell>
          <table:table-cell office:value-type="float" office:value="692" calcext:value-type="float">
            <text:p>692</text:p>
          </table:table-cell>
          <table:table-cell office:value-type="float" office:value="29614.52" calcext:value-type="float">
            <text:p>29614.52</text:p>
          </table:table-cell>
          <table:table-cell office:value-type="float" office:value="2.6825" calcext:value-type="float">
            <text:p>2.6825</text:p>
          </table:table-cell>
          <table:table-cell office:value-type="float" office:value="1384" calcext:value-type="float">
            <text:p>1384</text:p>
          </table:table-cell>
          <table:table-cell office:value-type="float" office:value="87412.56" calcext:value-type="float">
            <text:p>87412.56</text:p>
          </table:table-cell>
          <table:table-cell office:value-type="float" office:value="2.95168" calcext:value-type="float">
            <text:p>2.95168</text:p>
          </table:table-cell>
          <table:table-cell office:value-type="float" office:value="2768" calcext:value-type="float">
            <text:p>2768</text:p>
          </table:table-cell>
          <table:table-cell office:value-type="float" office:value="268624.69" calcext:value-type="float">
            <text:p>268624.69</text:p>
          </table:table-cell>
          <table:table-cell office:value-type="float" office:value="3.07307" calcext:value-type="float">
            <text:p>3.0730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07.93" calcext:value-type="float">
            <text:p>4107.93</text:p>
          </table:table-cell>
          <table:table-cell office:value-type="float" office:value="346" calcext:value-type="float">
            <text:p>346</text:p>
          </table:table-cell>
          <table:table-cell office:value-type="float" office:value="11291.06" calcext:value-type="float">
            <text:p>11291.06</text:p>
          </table:table-cell>
          <table:table-cell office:value-type="float" office:value="692" calcext:value-type="float">
            <text:p>692</text:p>
          </table:table-cell>
          <table:table-cell office:value-type="float" office:value="30162.1" calcext:value-type="float">
            <text:p>30162.1</text:p>
          </table:table-cell>
          <table:table-cell office:value-type="float" office:value="2.67133" calcext:value-type="float">
            <text:p>2.67133</text:p>
          </table:table-cell>
          <table:table-cell office:value-type="float" office:value="1384" calcext:value-type="float">
            <text:p>1384</text:p>
          </table:table-cell>
          <table:table-cell office:value-type="float" office:value="87779.43" calcext:value-type="float">
            <text:p>87779.43</text:p>
          </table:table-cell>
          <table:table-cell office:value-type="float" office:value="2.91026" calcext:value-type="float">
            <text:p>2.91026</text:p>
          </table:table-cell>
          <table:table-cell office:value-type="float" office:value="2768" calcext:value-type="float">
            <text:p>2768</text:p>
          </table:table-cell>
          <table:table-cell office:value-type="float" office:value="270253.94" calcext:value-type="float">
            <text:p>270253.94</text:p>
          </table:table-cell>
          <table:table-cell office:value-type="float" office:value="3.07878" calcext:value-type="float">
            <text:p>3.0787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104.52" calcext:value-type="float">
            <text:p>4104.52</text:p>
          </table:table-cell>
          <table:table-cell office:value-type="float" office:value="346" calcext:value-type="float">
            <text:p>346</text:p>
          </table:table-cell>
          <table:table-cell office:value-type="float" office:value="11180.25" calcext:value-type="float">
            <text:p>11180.25</text:p>
          </table:table-cell>
          <table:table-cell office:value-type="float" office:value="692" calcext:value-type="float">
            <text:p>692</text:p>
          </table:table-cell>
          <table:table-cell office:value-type="float" office:value="29801.95" calcext:value-type="float">
            <text:p>29801.95</text:p>
          </table:table-cell>
          <table:table-cell office:value-type="float" office:value="2.66559" calcext:value-type="float">
            <text:p>2.66559</text:p>
          </table:table-cell>
          <table:table-cell office:value-type="float" office:value="1384" calcext:value-type="float">
            <text:p>1384</text:p>
          </table:table-cell>
          <table:table-cell office:value-type="float" office:value="86887.6" calcext:value-type="float">
            <text:p>86887.6</text:p>
          </table:table-cell>
          <table:table-cell office:value-type="float" office:value="2.9155" calcext:value-type="float">
            <text:p>2.9155</text:p>
          </table:table-cell>
          <table:table-cell office:value-type="float" office:value="2768" calcext:value-type="float">
            <text:p>2768</text:p>
          </table:table-cell>
          <table:table-cell office:value-type="float" office:value="268309.52" calcext:value-type="float">
            <text:p>268309.52</text:p>
          </table:table-cell>
          <table:table-cell office:value-type="float" office:value="3.08801" calcext:value-type="float">
            <text:p>3.0880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75.48" calcext:value-type="float">
            <text:p>4075.48</text:p>
          </table:table-cell>
          <table:table-cell office:value-type="float" office:value="346" calcext:value-type="float">
            <text:p>346</text:p>
          </table:table-cell>
          <table:table-cell office:value-type="float" office:value="11178.11" calcext:value-type="float">
            <text:p>11178.11</text:p>
          </table:table-cell>
          <table:table-cell office:value-type="float" office:value="692" calcext:value-type="float">
            <text:p>692</text:p>
          </table:table-cell>
          <table:table-cell office:value-type="float" office:value="29933.96" calcext:value-type="float">
            <text:p>29933.96</text:p>
          </table:table-cell>
          <table:table-cell office:value-type="float" office:value="2.67791" calcext:value-type="float">
            <text:p>2.67791</text:p>
          </table:table-cell>
          <table:table-cell office:value-type="float" office:value="1384" calcext:value-type="float">
            <text:p>1384</text:p>
          </table:table-cell>
          <table:table-cell office:value-type="float" office:value="87180.74" calcext:value-type="float">
            <text:p>87180.74</text:p>
          </table:table-cell>
          <table:table-cell office:value-type="float" office:value="2.91244" calcext:value-type="float">
            <text:p>2.91244</text:p>
          </table:table-cell>
          <table:table-cell office:value-type="float" office:value="2768" calcext:value-type="float">
            <text:p>2768</text:p>
          </table:table-cell>
          <table:table-cell office:value-type="float" office:value="268199" calcext:value-type="float">
            <text:p>268199</text:p>
          </table:table-cell>
          <table:table-cell office:value-type="float" office:value="3.07636" calcext:value-type="float">
            <text:p>3.0763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3017.81" calcext:value-type="float">
            <text:p>63017.81</text:p>
          </table:table-cell>
          <table:table-cell office:value-type="float" office:value="346" calcext:value-type="float">
            <text:p>346</text:p>
          </table:table-cell>
          <table:table-cell office:value-type="float" office:value="183788.58" calcext:value-type="float">
            <text:p>183788.58</text:p>
          </table:table-cell>
          <table:table-cell office:value-type="float" office:value="692" calcext:value-type="float">
            <text:p>692</text:p>
          </table:table-cell>
          <table:table-cell office:value-type="float" office:value="515455.66" calcext:value-type="float">
            <text:p>515455.66</text:p>
          </table:table-cell>
          <table:table-cell office:value-type="float" office:value="2.80461" calcext:value-type="float">
            <text:p>2.80461</text:p>
          </table:table-cell>
          <table:table-cell office:value-type="float" office:value="1384" calcext:value-type="float">
            <text:p>1384</text:p>
          </table:table-cell>
          <table:table-cell office:value-type="float" office:value="1623199.21" calcext:value-type="float">
            <text:p>1623199.21</text:p>
          </table:table-cell>
          <table:table-cell office:value-type="float" office:value="3.14906" calcext:value-type="float">
            <text:p>3.14906</text:p>
          </table:table-cell>
          <table:table-cell office:value-type="float" office:value="2768" calcext:value-type="float">
            <text:p>2768</text:p>
          </table:table-cell>
          <table:table-cell office:value-type="float" office:value="5364376.09" calcext:value-type="float">
            <text:p>5364376.09</text:p>
          </table:table-cell>
          <table:table-cell office:value-type="float" office:value="3.30482" calcext:value-type="float">
            <text:p>3.30482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907.99" calcext:value-type="float">
            <text:p>62907.99</text:p>
          </table:table-cell>
          <table:table-cell office:value-type="float" office:value="346" calcext:value-type="float">
            <text:p>346</text:p>
          </table:table-cell>
          <table:table-cell office:value-type="float" office:value="183386.48" calcext:value-type="float">
            <text:p>183386.48</text:p>
          </table:table-cell>
          <table:table-cell office:value-type="float" office:value="692" calcext:value-type="float">
            <text:p>692</text:p>
          </table:table-cell>
          <table:table-cell office:value-type="float" office:value="516224.98" calcext:value-type="float">
            <text:p>516224.98</text:p>
          </table:table-cell>
          <table:table-cell office:value-type="float" office:value="2.81496" calcext:value-type="float">
            <text:p>2.81496</text:p>
          </table:table-cell>
          <table:table-cell office:value-type="float" office:value="1384" calcext:value-type="float">
            <text:p>1384</text:p>
          </table:table-cell>
          <table:table-cell office:value-type="float" office:value="1622370.01" calcext:value-type="float">
            <text:p>1622370.01</text:p>
          </table:table-cell>
          <table:table-cell office:value-type="float" office:value="3.14276" calcext:value-type="float">
            <text:p>3.14276</text:p>
          </table:table-cell>
          <table:table-cell office:value-type="float" office:value="2768" calcext:value-type="float">
            <text:p>2768</text:p>
          </table:table-cell>
          <table:table-cell office:value-type="float" office:value="5335627.08" calcext:value-type="float">
            <text:p>5335627.08</text:p>
          </table:table-cell>
          <table:table-cell office:value-type="float" office:value="3.28879" calcext:value-type="float">
            <text:p>3.2887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097.44" calcext:value-type="float">
            <text:p>62097.44</text:p>
          </table:table-cell>
          <table:table-cell office:value-type="float" office:value="346" calcext:value-type="float">
            <text:p>346</text:p>
          </table:table-cell>
          <table:table-cell office:value-type="float" office:value="181508.88" calcext:value-type="float">
            <text:p>181508.88</text:p>
          </table:table-cell>
          <table:table-cell office:value-type="float" office:value="692" calcext:value-type="float">
            <text:p>692</text:p>
          </table:table-cell>
          <table:table-cell office:value-type="float" office:value="511583.97" calcext:value-type="float">
            <text:p>511583.97</text:p>
          </table:table-cell>
          <table:table-cell office:value-type="float" office:value="2.81851" calcext:value-type="float">
            <text:p>2.81851</text:p>
          </table:table-cell>
          <table:table-cell office:value-type="float" office:value="1384" calcext:value-type="float">
            <text:p>1384</text:p>
          </table:table-cell>
          <table:table-cell office:value-type="float" office:value="1609505.51" calcext:value-type="float">
            <text:p>1609505.51</text:p>
          </table:table-cell>
          <table:table-cell office:value-type="float" office:value="3.14612" calcext:value-type="float">
            <text:p>3.14612</text:p>
          </table:table-cell>
          <table:table-cell office:value-type="float" office:value="2768" calcext:value-type="float">
            <text:p>2768</text:p>
          </table:table-cell>
          <table:table-cell office:value-type="float" office:value="5309651.05" calcext:value-type="float">
            <text:p>5309651.05</text:p>
          </table:table-cell>
          <table:table-cell office:value-type="float" office:value="3.29893" calcext:value-type="float">
            <text:p>3.2989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1813.3" calcext:value-type="float">
            <text:p>61813.3</text:p>
          </table:table-cell>
          <table:table-cell office:value-type="float" office:value="346" calcext:value-type="float">
            <text:p>346</text:p>
          </table:table-cell>
          <table:table-cell office:value-type="float" office:value="179746.37" calcext:value-type="float">
            <text:p>179746.37</text:p>
          </table:table-cell>
          <table:table-cell office:value-type="float" office:value="692" calcext:value-type="float">
            <text:p>692</text:p>
          </table:table-cell>
          <table:table-cell office:value-type="float" office:value="506317.29" calcext:value-type="float">
            <text:p>506317.29</text:p>
          </table:table-cell>
          <table:table-cell office:value-type="float" office:value="2.81684" calcext:value-type="float">
            <text:p>2.81684</text:p>
          </table:table-cell>
          <table:table-cell office:value-type="float" office:value="1384" calcext:value-type="float">
            <text:p>1384</text:p>
          </table:table-cell>
          <table:table-cell office:value-type="float" office:value="1602782.67" calcext:value-type="float">
            <text:p>1602782.67</text:p>
          </table:table-cell>
          <table:table-cell office:value-type="float" office:value="3.16557" calcext:value-type="float">
            <text:p>3.16557</text:p>
          </table:table-cell>
          <table:table-cell office:value-type="float" office:value="2768" calcext:value-type="float">
            <text:p>2768</text:p>
          </table:table-cell>
          <table:table-cell office:value-type="float" office:value="5295387.79" calcext:value-type="float">
            <text:p>5295387.79</text:p>
          </table:table-cell>
          <table:table-cell office:value-type="float" office:value="3.30387" calcext:value-type="float">
            <text:p>3.3038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3270.99" calcext:value-type="float">
            <text:p>63270.99</text:p>
          </table:table-cell>
          <table:table-cell office:value-type="float" office:value="346" calcext:value-type="float">
            <text:p>346</text:p>
          </table:table-cell>
          <table:table-cell office:value-type="float" office:value="184951.82" calcext:value-type="float">
            <text:p>184951.82</text:p>
          </table:table-cell>
          <table:table-cell office:value-type="float" office:value="692" calcext:value-type="float">
            <text:p>692</text:p>
          </table:table-cell>
          <table:table-cell office:value-type="float" office:value="517214.03" calcext:value-type="float">
            <text:p>517214.03</text:p>
          </table:table-cell>
          <table:table-cell office:value-type="float" office:value="2.79648" calcext:value-type="float">
            <text:p>2.79648</text:p>
          </table:table-cell>
          <table:table-cell office:value-type="float" office:value="1384" calcext:value-type="float">
            <text:p>1384</text:p>
          </table:table-cell>
          <table:table-cell office:value-type="float" office:value="1630323.41" calcext:value-type="float">
            <text:p>1630323.41</text:p>
          </table:table-cell>
          <table:table-cell office:value-type="float" office:value="3.15213" calcext:value-type="float">
            <text:p>3.15213</text:p>
          </table:table-cell>
          <table:table-cell office:value-type="float" office:value="2768" calcext:value-type="float">
            <text:p>2768</text:p>
          </table:table-cell>
          <table:table-cell office:value-type="float" office:value="5367670.51" calcext:value-type="float">
            <text:p>5367670.51</text:p>
          </table:table-cell>
          <table:table-cell office:value-type="float" office:value="3.2924" calcext:value-type="float">
            <text:p>3.2924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119.48" calcext:value-type="float">
            <text:p>62119.48</text:p>
          </table:table-cell>
          <table:table-cell office:value-type="float" office:value="346" calcext:value-type="float">
            <text:p>346</text:p>
          </table:table-cell>
          <table:table-cell office:value-type="float" office:value="180971.68" calcext:value-type="float">
            <text:p>180971.68</text:p>
          </table:table-cell>
          <table:table-cell office:value-type="float" office:value="692" calcext:value-type="float">
            <text:p>692</text:p>
          </table:table-cell>
          <table:table-cell office:value-type="float" office:value="509611" calcext:value-type="float">
            <text:p>509611</text:p>
          </table:table-cell>
          <table:table-cell office:value-type="float" office:value="2.81597" calcext:value-type="float">
            <text:p>2.81597</text:p>
          </table:table-cell>
          <table:table-cell office:value-type="float" office:value="1384" calcext:value-type="float">
            <text:p>1384</text:p>
          </table:table-cell>
          <table:table-cell office:value-type="float" office:value="1606136.23" calcext:value-type="float">
            <text:p>1606136.23</text:p>
          </table:table-cell>
          <table:table-cell office:value-type="float" office:value="3.15169" calcext:value-type="float">
            <text:p>3.15169</text:p>
          </table:table-cell>
          <table:table-cell office:value-type="float" office:value="2768" calcext:value-type="float">
            <text:p>2768</text:p>
          </table:table-cell>
          <table:table-cell office:value-type="float" office:value="5312679.48" calcext:value-type="float">
            <text:p>5312679.48</text:p>
          </table:table-cell>
          <table:table-cell office:value-type="float" office:value="3.30774" calcext:value-type="float">
            <text:p>3.30774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654.02" calcext:value-type="float">
            <text:p>62654.02</text:p>
          </table:table-cell>
          <table:table-cell office:value-type="float" office:value="346" calcext:value-type="float">
            <text:p>346</text:p>
          </table:table-cell>
          <table:table-cell office:value-type="float" office:value="183138.18" calcext:value-type="float">
            <text:p>183138.18</text:p>
          </table:table-cell>
          <table:table-cell office:value-type="float" office:value="692" calcext:value-type="float">
            <text:p>692</text:p>
          </table:table-cell>
          <table:table-cell office:value-type="float" office:value="514913.23" calcext:value-type="float">
            <text:p>514913.23</text:p>
          </table:table-cell>
          <table:table-cell office:value-type="float" office:value="2.81161" calcext:value-type="float">
            <text:p>2.81161</text:p>
          </table:table-cell>
          <table:table-cell office:value-type="float" office:value="1384" calcext:value-type="float">
            <text:p>1384</text:p>
          </table:table-cell>
          <table:table-cell office:value-type="float" office:value="1621931.5" calcext:value-type="float">
            <text:p>1621931.5</text:p>
          </table:table-cell>
          <table:table-cell office:value-type="float" office:value="3.14991" calcext:value-type="float">
            <text:p>3.14991</text:p>
          </table:table-cell>
          <table:table-cell office:value-type="float" office:value="2768" calcext:value-type="float">
            <text:p>2768</text:p>
          </table:table-cell>
          <table:table-cell office:value-type="float" office:value="5330454.11" calcext:value-type="float">
            <text:p>5330454.11</text:p>
          </table:table-cell>
          <table:table-cell office:value-type="float" office:value="3.28649" calcext:value-type="float">
            <text:p>3.2864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3429.13" calcext:value-type="float">
            <text:p>63429.13</text:p>
          </table:table-cell>
          <table:table-cell office:value-type="float" office:value="346" calcext:value-type="float">
            <text:p>346</text:p>
          </table:table-cell>
          <table:table-cell office:value-type="float" office:value="185446.94" calcext:value-type="float">
            <text:p>185446.94</text:p>
          </table:table-cell>
          <table:table-cell office:value-type="float" office:value="692" calcext:value-type="float">
            <text:p>692</text:p>
          </table:table-cell>
          <table:table-cell office:value-type="float" office:value="519516" calcext:value-type="float">
            <text:p>519516</text:p>
          </table:table-cell>
          <table:table-cell office:value-type="float" office:value="2.80143" calcext:value-type="float">
            <text:p>2.80143</text:p>
          </table:table-cell>
          <table:table-cell office:value-type="float" office:value="1384" calcext:value-type="float">
            <text:p>1384</text:p>
          </table:table-cell>
          <table:table-cell office:value-type="float" office:value="1633486.22" calcext:value-type="float">
            <text:p>1633486.22</text:p>
          </table:table-cell>
          <table:table-cell office:value-type="float" office:value="3.14425" calcext:value-type="float">
            <text:p>3.14425</text:p>
          </table:table-cell>
          <table:table-cell office:value-type="float" office:value="2768" calcext:value-type="float">
            <text:p>2768</text:p>
          </table:table-cell>
          <table:table-cell office:value-type="float" office:value="5373047.5" calcext:value-type="float">
            <text:p>5373047.5</text:p>
          </table:table-cell>
          <table:table-cell office:value-type="float" office:value="3.28931" calcext:value-type="float">
            <text:p>3.2893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3198.43" calcext:value-type="float">
            <text:p>63198.43</text:p>
          </table:table-cell>
          <table:table-cell office:value-type="float" office:value="346" calcext:value-type="float">
            <text:p>346</text:p>
          </table:table-cell>
          <table:table-cell office:value-type="float" office:value="183642.79" calcext:value-type="float">
            <text:p>183642.79</text:p>
          </table:table-cell>
          <table:table-cell office:value-type="float" office:value="692" calcext:value-type="float">
            <text:p>692</text:p>
          </table:table-cell>
          <table:table-cell office:value-type="float" office:value="516000.26" calcext:value-type="float">
            <text:p>516000.26</text:p>
          </table:table-cell>
          <table:table-cell office:value-type="float" office:value="2.8098" calcext:value-type="float">
            <text:p>2.8098</text:p>
          </table:table-cell>
          <table:table-cell office:value-type="float" office:value="1384" calcext:value-type="float">
            <text:p>1384</text:p>
          </table:table-cell>
          <table:table-cell office:value-type="float" office:value="1623341.83" calcext:value-type="float">
            <text:p>1623341.83</text:p>
          </table:table-cell>
          <table:table-cell office:value-type="float" office:value="3.14601" calcext:value-type="float">
            <text:p>3.14601</text:p>
          </table:table-cell>
          <table:table-cell office:value-type="float" office:value="2768" calcext:value-type="float">
            <text:p>2768</text:p>
          </table:table-cell>
          <table:table-cell office:value-type="float" office:value="5330257.84" calcext:value-type="float">
            <text:p>5330257.84</text:p>
          </table:table-cell>
          <table:table-cell office:value-type="float" office:value="3.28351" calcext:value-type="float">
            <text:p>3.2835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634.19" calcext:value-type="float">
            <text:p>62634.19</text:p>
          </table:table-cell>
          <table:table-cell office:value-type="float" office:value="346" calcext:value-type="float">
            <text:p>346</text:p>
          </table:table-cell>
          <table:table-cell office:value-type="float" office:value="183075.84" calcext:value-type="float">
            <text:p>183075.84</text:p>
          </table:table-cell>
          <table:table-cell office:value-type="float" office:value="692" calcext:value-type="float">
            <text:p>692</text:p>
          </table:table-cell>
          <table:table-cell office:value-type="float" office:value="514534.54" calcext:value-type="float">
            <text:p>514534.54</text:p>
          </table:table-cell>
          <table:table-cell office:value-type="float" office:value="2.8105" calcext:value-type="float">
            <text:p>2.8105</text:p>
          </table:table-cell>
          <table:table-cell office:value-type="float" office:value="1384" calcext:value-type="float">
            <text:p>1384</text:p>
          </table:table-cell>
          <table:table-cell office:value-type="float" office:value="1616225.68" calcext:value-type="float">
            <text:p>1616225.68</text:p>
          </table:table-cell>
          <table:table-cell office:value-type="float" office:value="3.14114" calcext:value-type="float">
            <text:p>3.14114</text:p>
          </table:table-cell>
          <table:table-cell office:value-type="float" office:value="2768" calcext:value-type="float">
            <text:p>2768</text:p>
          </table:table-cell>
          <table:table-cell office:value-type="float" office:value="5322673.49" calcext:value-type="float">
            <text:p>5322673.49</text:p>
          </table:table-cell>
          <table:table-cell office:value-type="float" office:value="3.29327" calcext:value-type="float">
            <text:p>3.2932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299.95" calcext:value-type="float">
            <text:p>62299.95</text:p>
          </table:table-cell>
          <table:table-cell office:value-type="float" office:value="346" calcext:value-type="float">
            <text:p>346</text:p>
          </table:table-cell>
          <table:table-cell office:value-type="float" office:value="182042.91" calcext:value-type="float">
            <text:p>182042.91</text:p>
          </table:table-cell>
          <table:table-cell office:value-type="float" office:value="692" calcext:value-type="float">
            <text:p>692</text:p>
          </table:table-cell>
          <table:table-cell office:value-type="float" office:value="511097.2" calcext:value-type="float">
            <text:p>511097.2</text:p>
          </table:table-cell>
          <table:table-cell office:value-type="float" office:value="2.80756" calcext:value-type="float">
            <text:p>2.80756</text:p>
          </table:table-cell>
          <table:table-cell office:value-type="float" office:value="1384" calcext:value-type="float">
            <text:p>1384</text:p>
          </table:table-cell>
          <table:table-cell office:value-type="float" office:value="1609862.59" calcext:value-type="float">
            <text:p>1609862.59</text:p>
          </table:table-cell>
          <table:table-cell office:value-type="float" office:value="3.14982" calcext:value-type="float">
            <text:p>3.14982</text:p>
          </table:table-cell>
          <table:table-cell office:value-type="float" office:value="2768" calcext:value-type="float">
            <text:p>2768</text:p>
          </table:table-cell>
          <table:table-cell office:value-type="float" office:value="5307471.92" calcext:value-type="float">
            <text:p>5307471.92</text:p>
          </table:table-cell>
          <table:table-cell office:value-type="float" office:value="3.29685" calcext:value-type="float">
            <text:p>3.2968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641.83" calcext:value-type="float">
            <text:p>62641.83</text:p>
          </table:table-cell>
          <table:table-cell office:value-type="float" office:value="346" calcext:value-type="float">
            <text:p>346</text:p>
          </table:table-cell>
          <table:table-cell office:value-type="float" office:value="182989.83" calcext:value-type="float">
            <text:p>182989.83</text:p>
          </table:table-cell>
          <table:table-cell office:value-type="float" office:value="692" calcext:value-type="float">
            <text:p>692</text:p>
          </table:table-cell>
          <table:table-cell office:value-type="float" office:value="514577.42" calcext:value-type="float">
            <text:p>514577.42</text:p>
          </table:table-cell>
          <table:table-cell office:value-type="float" office:value="2.81205" calcext:value-type="float">
            <text:p>2.81205</text:p>
          </table:table-cell>
          <table:table-cell office:value-type="float" office:value="1384" calcext:value-type="float">
            <text:p>1384</text:p>
          </table:table-cell>
          <table:table-cell office:value-type="float" office:value="1620508.03" calcext:value-type="float">
            <text:p>1620508.03</text:p>
          </table:table-cell>
          <table:table-cell office:value-type="float" office:value="3.1492" calcext:value-type="float">
            <text:p>3.1492</text:p>
          </table:table-cell>
          <table:table-cell office:value-type="float" office:value="2768" calcext:value-type="float">
            <text:p>2768</text:p>
          </table:table-cell>
          <table:table-cell office:value-type="float" office:value="5340312.75" calcext:value-type="float">
            <text:p>5340312.75</text:p>
          </table:table-cell>
          <table:table-cell office:value-type="float" office:value="3.29546" calcext:value-type="float">
            <text:p>3.2954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1380.72" calcext:value-type="float">
            <text:p>61380.72</text:p>
          </table:table-cell>
          <table:table-cell office:value-type="float" office:value="346" calcext:value-type="float">
            <text:p>346</text:p>
          </table:table-cell>
          <table:table-cell office:value-type="float" office:value="179220.46" calcext:value-type="float">
            <text:p>179220.46</text:p>
          </table:table-cell>
          <table:table-cell office:value-type="float" office:value="692" calcext:value-type="float">
            <text:p>692</text:p>
          </table:table-cell>
          <table:table-cell office:value-type="float" office:value="505226.5" calcext:value-type="float">
            <text:p>505226.5</text:p>
          </table:table-cell>
          <table:table-cell office:value-type="float" office:value="2.81902" calcext:value-type="float">
            <text:p>2.81902</text:p>
          </table:table-cell>
          <table:table-cell office:value-type="float" office:value="1384" calcext:value-type="float">
            <text:p>1384</text:p>
          </table:table-cell>
          <table:table-cell office:value-type="float" office:value="1595293.94" calcext:value-type="float">
            <text:p>1595293.94</text:p>
          </table:table-cell>
          <table:table-cell office:value-type="float" office:value="3.15758" calcext:value-type="float">
            <text:p>3.15758</text:p>
          </table:table-cell>
          <table:table-cell office:value-type="float" office:value="2768" calcext:value-type="float">
            <text:p>2768</text:p>
          </table:table-cell>
          <table:table-cell office:value-type="float" office:value="5281044.55" calcext:value-type="float">
            <text:p>5281044.55</text:p>
          </table:table-cell>
          <table:table-cell office:value-type="float" office:value="3.31039" calcext:value-type="float">
            <text:p>3.3103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019.36" calcext:value-type="float">
            <text:p>62019.36</text:p>
          </table:table-cell>
          <table:table-cell office:value-type="float" office:value="346" calcext:value-type="float">
            <text:p>346</text:p>
          </table:table-cell>
          <table:table-cell office:value-type="float" office:value="180383.4" calcext:value-type="float">
            <text:p>180383.4</text:p>
          </table:table-cell>
          <table:table-cell office:value-type="float" office:value="692" calcext:value-type="float">
            <text:p>692</text:p>
          </table:table-cell>
          <table:table-cell office:value-type="float" office:value="509306.69" calcext:value-type="float">
            <text:p>509306.69</text:p>
          </table:table-cell>
          <table:table-cell office:value-type="float" office:value="2.82347" calcext:value-type="float">
            <text:p>2.82347</text:p>
          </table:table-cell>
          <table:table-cell office:value-type="float" office:value="1384" calcext:value-type="float">
            <text:p>1384</text:p>
          </table:table-cell>
          <table:table-cell office:value-type="float" office:value="1612171.19" calcext:value-type="float">
            <text:p>1612171.19</text:p>
          </table:table-cell>
          <table:table-cell office:value-type="float" office:value="3.16542" calcext:value-type="float">
            <text:p>3.16542</text:p>
          </table:table-cell>
          <table:table-cell office:value-type="float" office:value="2768" calcext:value-type="float">
            <text:p>2768</text:p>
          </table:table-cell>
          <table:table-cell office:value-type="float" office:value="5309208.49" calcext:value-type="float">
            <text:p>5309208.49</text:p>
          </table:table-cell>
          <table:table-cell office:value-type="float" office:value="3.2932" calcext:value-type="float">
            <text:p>3.2932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3079.3" calcext:value-type="float">
            <text:p>63079.3</text:p>
          </table:table-cell>
          <table:table-cell office:value-type="float" office:value="346" calcext:value-type="float">
            <text:p>346</text:p>
          </table:table-cell>
          <table:table-cell office:value-type="float" office:value="183729.42" calcext:value-type="float">
            <text:p>183729.42</text:p>
          </table:table-cell>
          <table:table-cell office:value-type="float" office:value="692" calcext:value-type="float">
            <text:p>692</text:p>
          </table:table-cell>
          <table:table-cell office:value-type="float" office:value="515203.49" calcext:value-type="float">
            <text:p>515203.49</text:p>
          </table:table-cell>
          <table:table-cell office:value-type="float" office:value="2.80414" calcext:value-type="float">
            <text:p>2.80414</text:p>
          </table:table-cell>
          <table:table-cell office:value-type="float" office:value="1384" calcext:value-type="float">
            <text:p>1384</text:p>
          </table:table-cell>
          <table:table-cell office:value-type="float" office:value="1622211.32" calcext:value-type="float">
            <text:p>1622211.32</text:p>
          </table:table-cell>
          <table:table-cell office:value-type="float" office:value="3.14868" calcext:value-type="float">
            <text:p>3.14868</text:p>
          </table:table-cell>
          <table:table-cell office:value-type="float" office:value="2768" calcext:value-type="float">
            <text:p>2768</text:p>
          </table:table-cell>
          <table:table-cell office:value-type="float" office:value="5326456.34" calcext:value-type="float">
            <text:p>5326456.34</text:p>
          </table:table-cell>
          <table:table-cell office:value-type="float" office:value="3.28345" calcext:value-type="float">
            <text:p>3.2834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2913.11" calcext:value-type="float">
            <text:p>62913.11</text:p>
          </table:table-cell>
          <table:table-cell office:value-type="float" office:value="346" calcext:value-type="float">
            <text:p>346</text:p>
          </table:table-cell>
          <table:table-cell office:value-type="float" office:value="183318.52" calcext:value-type="float">
            <text:p>183318.52</text:p>
          </table:table-cell>
          <table:table-cell office:value-type="float" office:value="692" calcext:value-type="float">
            <text:p>692</text:p>
          </table:table-cell>
          <table:table-cell office:value-type="float" office:value="515209.26" calcext:value-type="float">
            <text:p>515209.26</text:p>
          </table:table-cell>
          <table:table-cell office:value-type="float" office:value="2.81046" calcext:value-type="float">
            <text:p>2.81046</text:p>
          </table:table-cell>
          <table:table-cell office:value-type="float" office:value="1384" calcext:value-type="float">
            <text:p>1384</text:p>
          </table:table-cell>
          <table:table-cell office:value-type="float" office:value="1625762.29" calcext:value-type="float">
            <text:p>1625762.29</text:p>
          </table:table-cell>
          <table:table-cell office:value-type="float" office:value="3.15554" calcext:value-type="float">
            <text:p>3.15554</text:p>
          </table:table-cell>
          <table:table-cell office:value-type="float" office:value="2768" calcext:value-type="float">
            <text:p>2768</text:p>
          </table:table-cell>
          <table:table-cell office:value-type="float" office:value="5351580.94" calcext:value-type="float">
            <text:p>5351580.94</text:p>
          </table:table-cell>
          <table:table-cell office:value-type="float" office:value="3.29174" calcext:value-type="float">
            <text:p>3.29174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4929.59" calcext:value-type="float">
            <text:p>64929.59</text:p>
          </table:table-cell>
          <table:table-cell office:value-type="float" office:value="346" calcext:value-type="float">
            <text:p>346</text:p>
          </table:table-cell>
          <table:table-cell office:value-type="float" office:value="188593.67" calcext:value-type="float">
            <text:p>188593.67</text:p>
          </table:table-cell>
          <table:table-cell office:value-type="float" office:value="692" calcext:value-type="float">
            <text:p>692</text:p>
          </table:table-cell>
          <table:table-cell office:value-type="float" office:value="519296.58" calcext:value-type="float">
            <text:p>519296.58</text:p>
          </table:table-cell>
          <table:table-cell office:value-type="float" office:value="2.75352" calcext:value-type="float">
            <text:p>2.75352</text:p>
          </table:table-cell>
          <table:table-cell office:value-type="float" office:value="1384" calcext:value-type="float">
            <text:p>1384</text:p>
          </table:table-cell>
          <table:table-cell office:value-type="float" office:value="1630357.68" calcext:value-type="float">
            <text:p>1630357.68</text:p>
          </table:table-cell>
          <table:table-cell office:value-type="float" office:value="3.13955" calcext:value-type="float">
            <text:p>3.13955</text:p>
          </table:table-cell>
          <table:table-cell office:value-type="float" office:value="2768" calcext:value-type="float">
            <text:p>2768</text:p>
          </table:table-cell>
          <table:table-cell office:value-type="float" office:value="5362030.43" calcext:value-type="float">
            <text:p>5362030.43</text:p>
          </table:table-cell>
          <table:table-cell office:value-type="float" office:value="3.28887" calcext:value-type="float">
            <text:p>3.2888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1814.79" calcext:value-type="float">
            <text:p>61814.79</text:p>
          </table:table-cell>
          <table:table-cell office:value-type="float" office:value="346" calcext:value-type="float">
            <text:p>346</text:p>
          </table:table-cell>
          <table:table-cell office:value-type="float" office:value="180327.56" calcext:value-type="float">
            <text:p>180327.56</text:p>
          </table:table-cell>
          <table:table-cell office:value-type="float" office:value="692" calcext:value-type="float">
            <text:p>692</text:p>
          </table:table-cell>
          <table:table-cell office:value-type="float" office:value="509277.64" calcext:value-type="float">
            <text:p>509277.64</text:p>
          </table:table-cell>
          <table:table-cell office:value-type="float" office:value="2.82418" calcext:value-type="float">
            <text:p>2.82418</text:p>
          </table:table-cell>
          <table:table-cell office:value-type="float" office:value="1384" calcext:value-type="float">
            <text:p>1384</text:p>
          </table:table-cell>
          <table:table-cell office:value-type="float" office:value="1608883.01" calcext:value-type="float">
            <text:p>1608883.01</text:p>
          </table:table-cell>
          <table:table-cell office:value-type="float" office:value="3.15915" calcext:value-type="float">
            <text:p>3.15915</text:p>
          </table:table-cell>
          <table:table-cell office:value-type="float" office:value="2768" calcext:value-type="float">
            <text:p>2768</text:p>
          </table:table-cell>
          <table:table-cell office:value-type="float" office:value="5307465.99" calcext:value-type="float">
            <text:p>5307465.99</text:p>
          </table:table-cell>
          <table:table-cell office:value-type="float" office:value="3.29885" calcext:value-type="float">
            <text:p>3.2988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3041.73" calcext:value-type="float">
            <text:p>63041.73</text:p>
          </table:table-cell>
          <table:table-cell office:value-type="float" office:value="346" calcext:value-type="float">
            <text:p>346</text:p>
          </table:table-cell>
          <table:table-cell office:value-type="float" office:value="184586.66" calcext:value-type="float">
            <text:p>184586.66</text:p>
          </table:table-cell>
          <table:table-cell office:value-type="float" office:value="692" calcext:value-type="float">
            <text:p>692</text:p>
          </table:table-cell>
          <table:table-cell office:value-type="float" office:value="515684.38" calcext:value-type="float">
            <text:p>515684.38</text:p>
          </table:table-cell>
          <table:table-cell office:value-type="float" office:value="2.79373" calcext:value-type="float">
            <text:p>2.79373</text:p>
          </table:table-cell>
          <table:table-cell office:value-type="float" office:value="1384" calcext:value-type="float">
            <text:p>1384</text:p>
          </table:table-cell>
          <table:table-cell office:value-type="float" office:value="1617903.89" calcext:value-type="float">
            <text:p>1617903.89</text:p>
          </table:table-cell>
          <table:table-cell office:value-type="float" office:value="3.13739" calcext:value-type="float">
            <text:p>3.13739</text:p>
          </table:table-cell>
          <table:table-cell office:value-type="float" office:value="2768" calcext:value-type="float">
            <text:p>2768</text:p>
          </table:table-cell>
          <table:table-cell office:value-type="float" office:value="5323149.8" calcext:value-type="float">
            <text:p>5323149.8</text:p>
          </table:table-cell>
          <table:table-cell office:value-type="float" office:value="3.29015" calcext:value-type="float">
            <text:p>3.2901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1880.75" calcext:value-type="float">
            <text:p>61880.75</text:p>
          </table:table-cell>
          <table:table-cell office:value-type="float" office:value="346" calcext:value-type="float">
            <text:p>346</text:p>
          </table:table-cell>
          <table:table-cell office:value-type="float" office:value="180560.08" calcext:value-type="float">
            <text:p>180560.08</text:p>
          </table:table-cell>
          <table:table-cell office:value-type="float" office:value="692" calcext:value-type="float">
            <text:p>692</text:p>
          </table:table-cell>
          <table:table-cell office:value-type="float" office:value="508711.98" calcext:value-type="float">
            <text:p>508711.98</text:p>
          </table:table-cell>
          <table:table-cell office:value-type="float" office:value="2.81741" calcext:value-type="float">
            <text:p>2.81741</text:p>
          </table:table-cell>
          <table:table-cell office:value-type="float" office:value="1384" calcext:value-type="float">
            <text:p>1384</text:p>
          </table:table-cell>
          <table:table-cell office:value-type="float" office:value="1605399.83" calcext:value-type="float">
            <text:p>1605399.83</text:p>
          </table:table-cell>
          <table:table-cell office:value-type="float" office:value="3.15581" calcext:value-type="float">
            <text:p>3.15581</text:p>
          </table:table-cell>
          <table:table-cell office:value-type="float" office:value="2768" calcext:value-type="float">
            <text:p>2768</text:p>
          </table:table-cell>
          <table:table-cell office:value-type="float" office:value="5299537.98" calcext:value-type="float">
            <text:p>5299537.98</text:p>
          </table:table-cell>
          <table:table-cell office:value-type="float" office:value="3.30107" calcext:value-type="float">
            <text:p>3.3010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1763.33" calcext:value-type="float">
            <text:p>61763.33</text:p>
          </table:table-cell>
          <table:table-cell office:value-type="float" office:value="346" calcext:value-type="float">
            <text:p>346</text:p>
          </table:table-cell>
          <table:table-cell office:value-type="float" office:value="180887.98" calcext:value-type="float">
            <text:p>180887.98</text:p>
          </table:table-cell>
          <table:table-cell office:value-type="float" office:value="692" calcext:value-type="float">
            <text:p>692</text:p>
          </table:table-cell>
          <table:table-cell office:value-type="float" office:value="509310.47" calcext:value-type="float">
            <text:p>509310.47</text:p>
          </table:table-cell>
          <table:table-cell office:value-type="float" office:value="2.81561" calcext:value-type="float">
            <text:p>2.81561</text:p>
          </table:table-cell>
          <table:table-cell office:value-type="float" office:value="1384" calcext:value-type="float">
            <text:p>1384</text:p>
          </table:table-cell>
          <table:table-cell office:value-type="float" office:value="1606181.22" calcext:value-type="float">
            <text:p>1606181.22</text:p>
          </table:table-cell>
          <table:table-cell office:value-type="float" office:value="3.15364" calcext:value-type="float">
            <text:p>3.15364</text:p>
          </table:table-cell>
          <table:table-cell office:value-type="float" office:value="2768" calcext:value-type="float">
            <text:p>2768</text:p>
          </table:table-cell>
          <table:table-cell office:value-type="float" office:value="5301339.25" calcext:value-type="float">
            <text:p>5301339.25</text:p>
          </table:table-cell>
          <table:table-cell office:value-type="float" office:value="3.30059" calcext:value-type="float">
            <text:p>3.3005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863.81" calcext:value-type="float">
            <text:p>23863.81</text:p>
          </table:table-cell>
          <table:table-cell office:value-type="float" office:value="346" calcext:value-type="float">
            <text:p>346</text:p>
          </table:table-cell>
          <table:table-cell office:value-type="float" office:value="72878.06" calcext:value-type="float">
            <text:p>72878.06</text:p>
          </table:table-cell>
          <table:table-cell office:value-type="float" office:value="692" calcext:value-type="float">
            <text:p>692</text:p>
          </table:table-cell>
          <table:table-cell office:value-type="float" office:value="204955.66" calcext:value-type="float">
            <text:p>204955.66</text:p>
          </table:table-cell>
          <table:table-cell office:value-type="float" office:value="2.81231" calcext:value-type="float">
            <text:p>2.81231</text:p>
          </table:table-cell>
          <table:table-cell office:value-type="float" office:value="1384" calcext:value-type="float">
            <text:p>1384</text:p>
          </table:table-cell>
          <table:table-cell office:value-type="float" office:value="613282.31" calcext:value-type="float">
            <text:p>613282.31</text:p>
          </table:table-cell>
          <table:table-cell office:value-type="float" office:value="2.99227" calcext:value-type="float">
            <text:p>2.99227</text:p>
          </table:table-cell>
          <table:table-cell office:value-type="float" office:value="2768" calcext:value-type="float">
            <text:p>2768</text:p>
          </table:table-cell>
          <table:table-cell office:value-type="float" office:value="1969543.51" calcext:value-type="float">
            <text:p>1969543.51</text:p>
          </table:table-cell>
          <table:table-cell office:value-type="float" office:value="3.21148" calcext:value-type="float">
            <text:p>3.2114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778.56" calcext:value-type="float">
            <text:p>23778.56</text:p>
          </table:table-cell>
          <table:table-cell office:value-type="float" office:value="346" calcext:value-type="float">
            <text:p>346</text:p>
          </table:table-cell>
          <table:table-cell office:value-type="float" office:value="72497.63" calcext:value-type="float">
            <text:p>72497.63</text:p>
          </table:table-cell>
          <table:table-cell office:value-type="float" office:value="692" calcext:value-type="float">
            <text:p>692</text:p>
          </table:table-cell>
          <table:table-cell office:value-type="float" office:value="203720.72" calcext:value-type="float">
            <text:p>203720.72</text:p>
          </table:table-cell>
          <table:table-cell office:value-type="float" office:value="2.81003" calcext:value-type="float">
            <text:p>2.81003</text:p>
          </table:table-cell>
          <table:table-cell office:value-type="float" office:value="1384" calcext:value-type="float">
            <text:p>1384</text:p>
          </table:table-cell>
          <table:table-cell office:value-type="float" office:value="610077.69" calcext:value-type="float">
            <text:p>610077.69</text:p>
          </table:table-cell>
          <table:table-cell office:value-type="float" office:value="2.99468" calcext:value-type="float">
            <text:p>2.99468</text:p>
          </table:table-cell>
          <table:table-cell office:value-type="float" office:value="2768" calcext:value-type="float">
            <text:p>2768</text:p>
          </table:table-cell>
          <table:table-cell office:value-type="float" office:value="1953903.33" calcext:value-type="float">
            <text:p>1953903.33</text:p>
          </table:table-cell>
          <table:table-cell office:value-type="float" office:value="3.20271" calcext:value-type="float">
            <text:p>3.2027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580.07" calcext:value-type="float">
            <text:p>23580.07</text:p>
          </table:table-cell>
          <table:table-cell office:value-type="float" office:value="346" calcext:value-type="float">
            <text:p>346</text:p>
          </table:table-cell>
          <table:table-cell office:value-type="float" office:value="72084.38" calcext:value-type="float">
            <text:p>72084.38</text:p>
          </table:table-cell>
          <table:table-cell office:value-type="float" office:value="692" calcext:value-type="float">
            <text:p>692</text:p>
          </table:table-cell>
          <table:table-cell office:value-type="float" office:value="202801.8" calcext:value-type="float">
            <text:p>202801.8</text:p>
          </table:table-cell>
          <table:table-cell office:value-type="float" office:value="2.81339" calcext:value-type="float">
            <text:p>2.81339</text:p>
          </table:table-cell>
          <table:table-cell office:value-type="float" office:value="1384" calcext:value-type="float">
            <text:p>1384</text:p>
          </table:table-cell>
          <table:table-cell office:value-type="float" office:value="607561.49" calcext:value-type="float">
            <text:p>607561.49</text:p>
          </table:table-cell>
          <table:table-cell office:value-type="float" office:value="2.99584" calcext:value-type="float">
            <text:p>2.99584</text:p>
          </table:table-cell>
          <table:table-cell office:value-type="float" office:value="2768" calcext:value-type="float">
            <text:p>2768</text:p>
          </table:table-cell>
          <table:table-cell office:value-type="float" office:value="1948069.72" calcext:value-type="float">
            <text:p>1948069.72</text:p>
          </table:table-cell>
          <table:table-cell office:value-type="float" office:value="3.20637" calcext:value-type="float">
            <text:p>3.2063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493.8" calcext:value-type="float">
            <text:p>23493.8</text:p>
          </table:table-cell>
          <table:table-cell office:value-type="float" office:value="346" calcext:value-type="float">
            <text:p>346</text:p>
          </table:table-cell>
          <table:table-cell office:value-type="float" office:value="71517.06" calcext:value-type="float">
            <text:p>71517.06</text:p>
          </table:table-cell>
          <table:table-cell office:value-type="float" office:value="692" calcext:value-type="float">
            <text:p>692</text:p>
          </table:table-cell>
          <table:table-cell office:value-type="float" office:value="201221.51" calcext:value-type="float">
            <text:p>201221.51</text:p>
          </table:table-cell>
          <table:table-cell office:value-type="float" office:value="2.81362" calcext:value-type="float">
            <text:p>2.81362</text:p>
          </table:table-cell>
          <table:table-cell office:value-type="float" office:value="1384" calcext:value-type="float">
            <text:p>1384</text:p>
          </table:table-cell>
          <table:table-cell office:value-type="float" office:value="604481.61" calcext:value-type="float">
            <text:p>604481.61</text:p>
          </table:table-cell>
          <table:table-cell office:value-type="float" office:value="3.00406" calcext:value-type="float">
            <text:p>3.00406</text:p>
          </table:table-cell>
          <table:table-cell office:value-type="float" office:value="2768" calcext:value-type="float">
            <text:p>2768</text:p>
          </table:table-cell>
          <table:table-cell office:value-type="float" office:value="1942315.35" calcext:value-type="float">
            <text:p>1942315.35</text:p>
          </table:table-cell>
          <table:table-cell office:value-type="float" office:value="3.21319" calcext:value-type="float">
            <text:p>3.2131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876.7" calcext:value-type="float">
            <text:p>23876.7</text:p>
          </table:table-cell>
          <table:table-cell office:value-type="float" office:value="346" calcext:value-type="float">
            <text:p>346</text:p>
          </table:table-cell>
          <table:table-cell office:value-type="float" office:value="72893.2" calcext:value-type="float">
            <text:p>72893.2</text:p>
          </table:table-cell>
          <table:table-cell office:value-type="float" office:value="692" calcext:value-type="float">
            <text:p>692</text:p>
          </table:table-cell>
          <table:table-cell office:value-type="float" office:value="205025" calcext:value-type="float">
            <text:p>205025</text:p>
          </table:table-cell>
          <table:table-cell office:value-type="float" office:value="2.81268" calcext:value-type="float">
            <text:p>2.81268</text:p>
          </table:table-cell>
          <table:table-cell office:value-type="float" office:value="1384" calcext:value-type="float">
            <text:p>1384</text:p>
          </table:table-cell>
          <table:table-cell office:value-type="float" office:value="614183.17" calcext:value-type="float">
            <text:p>614183.17</text:p>
          </table:table-cell>
          <table:table-cell office:value-type="float" office:value="2.99565" calcext:value-type="float">
            <text:p>2.99565</text:p>
          </table:table-cell>
          <table:table-cell office:value-type="float" office:value="2768" calcext:value-type="float">
            <text:p>2768</text:p>
          </table:table-cell>
          <table:table-cell office:value-type="float" office:value="1967459.09" calcext:value-type="float">
            <text:p>1967459.09</text:p>
          </table:table-cell>
          <table:table-cell office:value-type="float" office:value="3.20338" calcext:value-type="float">
            <text:p>3.2033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481.85" calcext:value-type="float">
            <text:p>23481.85</text:p>
          </table:table-cell>
          <table:table-cell office:value-type="float" office:value="346" calcext:value-type="float">
            <text:p>346</text:p>
          </table:table-cell>
          <table:table-cell office:value-type="float" office:value="71456.44" calcext:value-type="float">
            <text:p>71456.44</text:p>
          </table:table-cell>
          <table:table-cell office:value-type="float" office:value="692" calcext:value-type="float">
            <text:p>692</text:p>
          </table:table-cell>
          <table:table-cell office:value-type="float" office:value="202795.88" calcext:value-type="float">
            <text:p>202795.88</text:p>
          </table:table-cell>
          <table:table-cell office:value-type="float" office:value="2.83804" calcext:value-type="float">
            <text:p>2.83804</text:p>
          </table:table-cell>
          <table:table-cell office:value-type="float" office:value="1384" calcext:value-type="float">
            <text:p>1384</text:p>
          </table:table-cell>
          <table:table-cell office:value-type="float" office:value="605252.32" calcext:value-type="float">
            <text:p>605252.32</text:p>
          </table:table-cell>
          <table:table-cell office:value-type="float" office:value="2.98454" calcext:value-type="float">
            <text:p>2.98454</text:p>
          </table:table-cell>
          <table:table-cell office:value-type="float" office:value="2768" calcext:value-type="float">
            <text:p>2768</text:p>
          </table:table-cell>
          <table:table-cell office:value-type="float" office:value="1945755.87" calcext:value-type="float">
            <text:p>1945755.87</text:p>
          </table:table-cell>
          <table:table-cell office:value-type="float" office:value="3.21478" calcext:value-type="float">
            <text:p>3.2147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600.17" calcext:value-type="float">
            <text:p>23600.17</text:p>
          </table:table-cell>
          <table:table-cell office:value-type="float" office:value="346" calcext:value-type="float">
            <text:p>346</text:p>
          </table:table-cell>
          <table:table-cell office:value-type="float" office:value="72120.13" calcext:value-type="float">
            <text:p>72120.13</text:p>
          </table:table-cell>
          <table:table-cell office:value-type="float" office:value="692" calcext:value-type="float">
            <text:p>692</text:p>
          </table:table-cell>
          <table:table-cell office:value-type="float" office:value="203158.45" calcext:value-type="float">
            <text:p>203158.45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384" calcext:value-type="float">
            <text:p>1384</text:p>
          </table:table-cell>
          <table:table-cell office:value-type="float" office:value="609842.13" calcext:value-type="float">
            <text:p>609842.13</text:p>
          </table:table-cell>
          <table:table-cell office:value-type="float" office:value="3.00181" calcext:value-type="float">
            <text:p>3.00181</text:p>
          </table:table-cell>
          <table:table-cell office:value-type="float" office:value="2768" calcext:value-type="float">
            <text:p>2768</text:p>
          </table:table-cell>
          <table:table-cell office:value-type="float" office:value="1950171.12" calcext:value-type="float">
            <text:p>1950171.12</text:p>
          </table:table-cell>
          <table:table-cell office:value-type="float" office:value="3.19783" calcext:value-type="float">
            <text:p>3.1978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939.07" calcext:value-type="float">
            <text:p>23939.07</text:p>
          </table:table-cell>
          <table:table-cell office:value-type="float" office:value="346" calcext:value-type="float">
            <text:p>346</text:p>
          </table:table-cell>
          <table:table-cell office:value-type="float" office:value="73210.34" calcext:value-type="float">
            <text:p>73210.34</text:p>
          </table:table-cell>
          <table:table-cell office:value-type="float" office:value="692" calcext:value-type="float">
            <text:p>692</text:p>
          </table:table-cell>
          <table:table-cell office:value-type="float" office:value="205730.27" calcext:value-type="float">
            <text:p>205730.27</text:p>
          </table:table-cell>
          <table:table-cell office:value-type="float" office:value="2.81013" calcext:value-type="float">
            <text:p>2.81013</text:p>
          </table:table-cell>
          <table:table-cell office:value-type="float" office:value="1384" calcext:value-type="float">
            <text:p>1384</text:p>
          </table:table-cell>
          <table:table-cell office:value-type="float" office:value="615246.74" calcext:value-type="float">
            <text:p>615246.74</text:p>
          </table:table-cell>
          <table:table-cell office:value-type="float" office:value="2.99055" calcext:value-type="float">
            <text:p>2.99055</text:p>
          </table:table-cell>
          <table:table-cell office:value-type="float" office:value="2768" calcext:value-type="float">
            <text:p>2768</text:p>
          </table:table-cell>
          <table:table-cell office:value-type="float" office:value="1972902.19" calcext:value-type="float">
            <text:p>1972902.19</text:p>
          </table:table-cell>
          <table:table-cell office:value-type="float" office:value="3.20668" calcext:value-type="float">
            <text:p>3.2066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713.99" calcext:value-type="float">
            <text:p>23713.99</text:p>
          </table:table-cell>
          <table:table-cell office:value-type="float" office:value="346" calcext:value-type="float">
            <text:p>346</text:p>
          </table:table-cell>
          <table:table-cell office:value-type="float" office:value="72069.59" calcext:value-type="float">
            <text:p>72069.59</text:p>
          </table:table-cell>
          <table:table-cell office:value-type="float" office:value="692" calcext:value-type="float">
            <text:p>692</text:p>
          </table:table-cell>
          <table:table-cell office:value-type="float" office:value="203162.67" calcext:value-type="float">
            <text:p>203162.67</text:p>
          </table:table-cell>
          <table:table-cell office:value-type="float" office:value="2.81898" calcext:value-type="float">
            <text:p>2.81898</text:p>
          </table:table-cell>
          <table:table-cell office:value-type="float" office:value="1384" calcext:value-type="float">
            <text:p>1384</text:p>
          </table:table-cell>
          <table:table-cell office:value-type="float" office:value="608775.92" calcext:value-type="float">
            <text:p>608775.92</text:p>
          </table:table-cell>
          <table:table-cell office:value-type="float" office:value="2.99649" calcext:value-type="float">
            <text:p>2.99649</text:p>
          </table:table-cell>
          <table:table-cell office:value-type="float" office:value="2768" calcext:value-type="float">
            <text:p>2768</text:p>
          </table:table-cell>
          <table:table-cell office:value-type="float" office:value="1949332.87" calcext:value-type="float">
            <text:p>1949332.87</text:p>
          </table:table-cell>
          <table:table-cell office:value-type="float" office:value="3.20205" calcext:value-type="float">
            <text:p>3.2020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858.16" calcext:value-type="float">
            <text:p>23858.16</text:p>
          </table:table-cell>
          <table:table-cell office:value-type="float" office:value="346" calcext:value-type="float">
            <text:p>346</text:p>
          </table:table-cell>
          <table:table-cell office:value-type="float" office:value="72938.93" calcext:value-type="float">
            <text:p>72938.93</text:p>
          </table:table-cell>
          <table:table-cell office:value-type="float" office:value="692" calcext:value-type="float">
            <text:p>692</text:p>
          </table:table-cell>
          <table:table-cell office:value-type="float" office:value="203995.61" calcext:value-type="float">
            <text:p>203995.61</text:p>
          </table:table-cell>
          <table:table-cell office:value-type="float" office:value="2.7968" calcext:value-type="float">
            <text:p>2.7968</text:p>
          </table:table-cell>
          <table:table-cell office:value-type="float" office:value="1384" calcext:value-type="float">
            <text:p>1384</text:p>
          </table:table-cell>
          <table:table-cell office:value-type="float" office:value="609700.15" calcext:value-type="float">
            <text:p>609700.15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2768" calcext:value-type="float">
            <text:p>2768</text:p>
          </table:table-cell>
          <table:table-cell office:value-type="float" office:value="1953540.34" calcext:value-type="float">
            <text:p>1953540.34</text:p>
          </table:table-cell>
          <table:table-cell office:value-type="float" office:value="3.2041" calcext:value-type="float">
            <text:p>3.204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521.85" calcext:value-type="float">
            <text:p>23521.85</text:p>
          </table:table-cell>
          <table:table-cell office:value-type="float" office:value="346" calcext:value-type="float">
            <text:p>346</text:p>
          </table:table-cell>
          <table:table-cell office:value-type="float" office:value="71918.03" calcext:value-type="float">
            <text:p>71918.03</text:p>
          </table:table-cell>
          <table:table-cell office:value-type="float" office:value="692" calcext:value-type="float">
            <text:p>692</text:p>
          </table:table-cell>
          <table:table-cell office:value-type="float" office:value="202459.03" calcext:value-type="float">
            <text:p>202459.03</text:p>
          </table:table-cell>
          <table:table-cell office:value-type="float" office:value="2.81514" calcext:value-type="float">
            <text:p>2.81514</text:p>
          </table:table-cell>
          <table:table-cell office:value-type="float" office:value="1384" calcext:value-type="float">
            <text:p>1384</text:p>
          </table:table-cell>
          <table:table-cell office:value-type="float" office:value="607531.01" calcext:value-type="float">
            <text:p>607531.01</text:p>
          </table:table-cell>
          <table:table-cell office:value-type="float" office:value="3.00076" calcext:value-type="float">
            <text:p>3.00076</text:p>
          </table:table-cell>
          <table:table-cell office:value-type="float" office:value="2768" calcext:value-type="float">
            <text:p>2768</text:p>
          </table:table-cell>
          <table:table-cell office:value-type="float" office:value="1947597.29" calcext:value-type="float">
            <text:p>1947597.29</text:p>
          </table:table-cell>
          <table:table-cell office:value-type="float" office:value="3.20576" calcext:value-type="float">
            <text:p>3.2057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792.54" calcext:value-type="float">
            <text:p>23792.54</text:p>
          </table:table-cell>
          <table:table-cell office:value-type="float" office:value="346" calcext:value-type="float">
            <text:p>346</text:p>
          </table:table-cell>
          <table:table-cell office:value-type="float" office:value="72393.87" calcext:value-type="float">
            <text:p>72393.87</text:p>
          </table:table-cell>
          <table:table-cell office:value-type="float" office:value="692" calcext:value-type="float">
            <text:p>692</text:p>
          </table:table-cell>
          <table:table-cell office:value-type="float" office:value="203675.29" calcext:value-type="float">
            <text:p>203675.29</text:p>
          </table:table-cell>
          <table:table-cell office:value-type="float" office:value="2.81343" calcext:value-type="float">
            <text:p>2.81343</text:p>
          </table:table-cell>
          <table:table-cell office:value-type="float" office:value="1384" calcext:value-type="float">
            <text:p>1384</text:p>
          </table:table-cell>
          <table:table-cell office:value-type="float" office:value="610673" calcext:value-type="float">
            <text:p>610673</text:p>
          </table:table-cell>
          <table:table-cell office:value-type="float" office:value="2.99827" calcext:value-type="float">
            <text:p>2.99827</text:p>
          </table:table-cell>
          <table:table-cell office:value-type="float" office:value="2768" calcext:value-type="float">
            <text:p>2768</text:p>
          </table:table-cell>
          <table:table-cell office:value-type="float" office:value="1958958.32" calcext:value-type="float">
            <text:p>1958958.32</text:p>
          </table:table-cell>
          <table:table-cell office:value-type="float" office:value="3.20787" calcext:value-type="float">
            <text:p>3.2078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444.1" calcext:value-type="float">
            <text:p>23444.1</text:p>
          </table:table-cell>
          <table:table-cell office:value-type="float" office:value="346" calcext:value-type="float">
            <text:p>346</text:p>
          </table:table-cell>
          <table:table-cell office:value-type="float" office:value="71187.89" calcext:value-type="float">
            <text:p>71187.89</text:p>
          </table:table-cell>
          <table:table-cell office:value-type="float" office:value="692" calcext:value-type="float">
            <text:p>692</text:p>
          </table:table-cell>
          <table:table-cell office:value-type="float" office:value="200748.08" calcext:value-type="float">
            <text:p>200748.08</text:p>
          </table:table-cell>
          <table:table-cell office:value-type="float" office:value="2.81998" calcext:value-type="float">
            <text:p>2.81998</text:p>
          </table:table-cell>
          <table:table-cell office:value-type="float" office:value="1384" calcext:value-type="float">
            <text:p>1384</text:p>
          </table:table-cell>
          <table:table-cell office:value-type="float" office:value="603839.78" calcext:value-type="float">
            <text:p>603839.78</text:p>
          </table:table-cell>
          <table:table-cell office:value-type="float" office:value="3.00795" calcext:value-type="float">
            <text:p>3.00795</text:p>
          </table:table-cell>
          <table:table-cell office:value-type="float" office:value="2768" calcext:value-type="float">
            <text:p>2768</text:p>
          </table:table-cell>
          <table:table-cell office:value-type="float" office:value="1942065.35" calcext:value-type="float">
            <text:p>1942065.35</text:p>
          </table:table-cell>
          <table:table-cell office:value-type="float" office:value="3.21619" calcext:value-type="float">
            <text:p>3.2161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595.51" calcext:value-type="float">
            <text:p>23595.51</text:p>
          </table:table-cell>
          <table:table-cell office:value-type="float" office:value="346" calcext:value-type="float">
            <text:p>346</text:p>
          </table:table-cell>
          <table:table-cell office:value-type="float" office:value="71404.58" calcext:value-type="float">
            <text:p>71404.58</text:p>
          </table:table-cell>
          <table:table-cell office:value-type="float" office:value="692" calcext:value-type="float">
            <text:p>692</text:p>
          </table:table-cell>
          <table:table-cell office:value-type="float" office:value="202536.73" calcext:value-type="float">
            <text:p>202536.73</text:p>
          </table:table-cell>
          <table:table-cell office:value-type="float" office:value="2.83647" calcext:value-type="float">
            <text:p>2.83647</text:p>
          </table:table-cell>
          <table:table-cell office:value-type="float" office:value="1384" calcext:value-type="float">
            <text:p>1384</text:p>
          </table:table-cell>
          <table:table-cell office:value-type="float" office:value="610190.15" calcext:value-type="float">
            <text:p>610190.15</text:p>
          </table:table-cell>
          <table:table-cell office:value-type="float" office:value="3.01274" calcext:value-type="float">
            <text:p>3.01274</text:p>
          </table:table-cell>
          <table:table-cell office:value-type="float" office:value="2768" calcext:value-type="float">
            <text:p>2768</text:p>
          </table:table-cell>
          <table:table-cell office:value-type="float" office:value="1950962.7" calcext:value-type="float">
            <text:p>1950962.7</text:p>
          </table:table-cell>
          <table:table-cell office:value-type="float" office:value="3.1973" calcext:value-type="float">
            <text:p>3.197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775.59" calcext:value-type="float">
            <text:p>23775.59</text:p>
          </table:table-cell>
          <table:table-cell office:value-type="float" office:value="346" calcext:value-type="float">
            <text:p>346</text:p>
          </table:table-cell>
          <table:table-cell office:value-type="float" office:value="72542.67" calcext:value-type="float">
            <text:p>72542.67</text:p>
          </table:table-cell>
          <table:table-cell office:value-type="float" office:value="692" calcext:value-type="float">
            <text:p>692</text:p>
          </table:table-cell>
          <table:table-cell office:value-type="float" office:value="203462.44" calcext:value-type="float">
            <text:p>203462.44</text:p>
          </table:table-cell>
          <table:table-cell office:value-type="float" office:value="2.80473" calcext:value-type="float">
            <text:p>2.80473</text:p>
          </table:table-cell>
          <table:table-cell office:value-type="float" office:value="1384" calcext:value-type="float">
            <text:p>1384</text:p>
          </table:table-cell>
          <table:table-cell office:value-type="float" office:value="609639.91" calcext:value-type="float">
            <text:p>609639.91</text:p>
          </table:table-cell>
          <table:table-cell office:value-type="float" office:value="2.99633" calcext:value-type="float">
            <text:p>2.99633</text:p>
          </table:table-cell>
          <table:table-cell office:value-type="float" office:value="2768" calcext:value-type="float">
            <text:p>2768</text:p>
          </table:table-cell>
          <table:table-cell office:value-type="float" office:value="1952104.3" calcext:value-type="float">
            <text:p>1952104.3</text:p>
          </table:table-cell>
          <table:table-cell office:value-type="float" office:value="3.20206" calcext:value-type="float">
            <text:p>3.2020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669.94" calcext:value-type="float">
            <text:p>23669.94</text:p>
          </table:table-cell>
          <table:table-cell office:value-type="float" office:value="346" calcext:value-type="float">
            <text:p>346</text:p>
          </table:table-cell>
          <table:table-cell office:value-type="float" office:value="72025.9" calcext:value-type="float">
            <text:p>72025.9</text:p>
          </table:table-cell>
          <table:table-cell office:value-type="float" office:value="692" calcext:value-type="float">
            <text:p>692</text:p>
          </table:table-cell>
          <table:table-cell office:value-type="float" office:value="202620.38" calcext:value-type="float">
            <text:p>202620.38</text:p>
          </table:table-cell>
          <table:table-cell office:value-type="float" office:value="2.81316" calcext:value-type="float">
            <text:p>2.81316</text:p>
          </table:table-cell>
          <table:table-cell office:value-type="float" office:value="1384" calcext:value-type="float">
            <text:p>1384</text:p>
          </table:table-cell>
          <table:table-cell office:value-type="float" office:value="608007.91" calcext:value-type="float">
            <text:p>608007.91</text:p>
          </table:table-cell>
          <table:table-cell office:value-type="float" office:value="3.00072" calcext:value-type="float">
            <text:p>3.00072</text:p>
          </table:table-cell>
          <table:table-cell office:value-type="float" office:value="2768" calcext:value-type="float">
            <text:p>2768</text:p>
          </table:table-cell>
          <table:table-cell office:value-type="float" office:value="1951191.6" calcext:value-type="float">
            <text:p>1951191.6</text:p>
          </table:table-cell>
          <table:table-cell office:value-type="float" office:value="3.20915" calcext:value-type="float">
            <text:p>3.2091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723.69" calcext:value-type="float">
            <text:p>23723.69</text:p>
          </table:table-cell>
          <table:table-cell office:value-type="float" office:value="346" calcext:value-type="float">
            <text:p>346</text:p>
          </table:table-cell>
          <table:table-cell office:value-type="float" office:value="72522.16" calcext:value-type="float">
            <text:p>72522.16</text:p>
          </table:table-cell>
          <table:table-cell office:value-type="float" office:value="692" calcext:value-type="float">
            <text:p>692</text:p>
          </table:table-cell>
          <table:table-cell office:value-type="float" office:value="203708.27" calcext:value-type="float">
            <text:p>203708.27</text:p>
          </table:table-cell>
          <table:table-cell office:value-type="float" office:value="2.80891" calcext:value-type="float">
            <text:p>2.80891</text:p>
          </table:table-cell>
          <table:table-cell office:value-type="float" office:value="1384" calcext:value-type="float">
            <text:p>1384</text:p>
          </table:table-cell>
          <table:table-cell office:value-type="float" office:value="609690.86" calcext:value-type="float">
            <text:p>609690.86</text:p>
          </table:table-cell>
          <table:table-cell office:value-type="float" office:value="2.99296" calcext:value-type="float">
            <text:p>2.99296</text:p>
          </table:table-cell>
          <table:table-cell office:value-type="float" office:value="2768" calcext:value-type="float">
            <text:p>2768</text:p>
          </table:table-cell>
          <table:table-cell office:value-type="float" office:value="1952679.32" calcext:value-type="float">
            <text:p>1952679.32</text:p>
          </table:table-cell>
          <table:table-cell office:value-type="float" office:value="3.20274" calcext:value-type="float">
            <text:p>3.20274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265.87" calcext:value-type="float">
            <text:p>23265.87</text:p>
          </table:table-cell>
          <table:table-cell office:value-type="float" office:value="346" calcext:value-type="float">
            <text:p>346</text:p>
          </table:table-cell>
          <table:table-cell office:value-type="float" office:value="70879.96" calcext:value-type="float">
            <text:p>70879.96</text:p>
          </table:table-cell>
          <table:table-cell office:value-type="float" office:value="692" calcext:value-type="float">
            <text:p>692</text:p>
          </table:table-cell>
          <table:table-cell office:value-type="float" office:value="200571.96" calcext:value-type="float">
            <text:p>200571.96</text:p>
          </table:table-cell>
          <table:table-cell office:value-type="float" office:value="2.82974" calcext:value-type="float">
            <text:p>2.82974</text:p>
          </table:table-cell>
          <table:table-cell office:value-type="float" office:value="1384" calcext:value-type="float">
            <text:p>1384</text:p>
          </table:table-cell>
          <table:table-cell office:value-type="float" office:value="605955.57" calcext:value-type="float">
            <text:p>605955.57</text:p>
          </table:table-cell>
          <table:table-cell office:value-type="float" office:value="3.02114" calcext:value-type="float">
            <text:p>3.02114</text:p>
          </table:table-cell>
          <table:table-cell office:value-type="float" office:value="2768" calcext:value-type="float">
            <text:p>2768</text:p>
          </table:table-cell>
          <table:table-cell office:value-type="float" office:value="1942463.4" calcext:value-type="float">
            <text:p>1942463.4</text:p>
          </table:table-cell>
          <table:table-cell office:value-type="float" office:value="3.20562" calcext:value-type="float">
            <text:p>3.20562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719.05" calcext:value-type="float">
            <text:p>23719.05</text:p>
          </table:table-cell>
          <table:table-cell office:value-type="float" office:value="346" calcext:value-type="float">
            <text:p>346</text:p>
          </table:table-cell>
          <table:table-cell office:value-type="float" office:value="72555.27" calcext:value-type="float">
            <text:p>72555.27</text:p>
          </table:table-cell>
          <table:table-cell office:value-type="float" office:value="692" calcext:value-type="float">
            <text:p>692</text:p>
          </table:table-cell>
          <table:table-cell office:value-type="float" office:value="203444.32" calcext:value-type="float">
            <text:p>203444.32</text:p>
          </table:table-cell>
          <table:table-cell office:value-type="float" office:value="2.80399" calcext:value-type="float">
            <text:p>2.80399</text:p>
          </table:table-cell>
          <table:table-cell office:value-type="float" office:value="1384" calcext:value-type="float">
            <text:p>1384</text:p>
          </table:table-cell>
          <table:table-cell office:value-type="float" office:value="608900.67" calcext:value-type="float">
            <text:p>608900.67</text:p>
          </table:table-cell>
          <table:table-cell office:value-type="float" office:value="2.99296" calcext:value-type="float">
            <text:p>2.99296</text:p>
          </table:table-cell>
          <table:table-cell office:value-type="float" office:value="2768" calcext:value-type="float">
            <text:p>2768</text:p>
          </table:table-cell>
          <table:table-cell office:value-type="float" office:value="1950918.68" calcext:value-type="float">
            <text:p>1950918.68</text:p>
          </table:table-cell>
          <table:table-cell office:value-type="float" office:value="3.204" calcext:value-type="float">
            <text:p>3.204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430.26" calcext:value-type="float">
            <text:p>23430.26</text:p>
          </table:table-cell>
          <table:table-cell office:value-type="float" office:value="346" calcext:value-type="float">
            <text:p>346</text:p>
          </table:table-cell>
          <table:table-cell office:value-type="float" office:value="71273.86" calcext:value-type="float">
            <text:p>71273.86</text:p>
          </table:table-cell>
          <table:table-cell office:value-type="float" office:value="692" calcext:value-type="float">
            <text:p>692</text:p>
          </table:table-cell>
          <table:table-cell office:value-type="float" office:value="201103.47" calcext:value-type="float">
            <text:p>201103.47</text:p>
          </table:table-cell>
          <table:table-cell office:value-type="float" office:value="2.82156" calcext:value-type="float">
            <text:p>2.82156</text:p>
          </table:table-cell>
          <table:table-cell office:value-type="float" office:value="1384" calcext:value-type="float">
            <text:p>1384</text:p>
          </table:table-cell>
          <table:table-cell office:value-type="float" office:value="604592.69" calcext:value-type="float">
            <text:p>604592.69</text:p>
          </table:table-cell>
          <table:table-cell office:value-type="float" office:value="3.00638" calcext:value-type="float">
            <text:p>3.00638</text:p>
          </table:table-cell>
          <table:table-cell office:value-type="float" office:value="2768" calcext:value-type="float">
            <text:p>2768</text:p>
          </table:table-cell>
          <table:table-cell office:value-type="float" office:value="1943030.81" calcext:value-type="float">
            <text:p>1943030.81</text:p>
          </table:table-cell>
          <table:table-cell office:value-type="float" office:value="3.21378" calcext:value-type="float">
            <text:p>3.2137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23431.2" calcext:value-type="float">
            <text:p>23431.2</text:p>
          </table:table-cell>
          <table:table-cell office:value-type="float" office:value="346" calcext:value-type="float">
            <text:p>346</text:p>
          </table:table-cell>
          <table:table-cell office:value-type="float" office:value="71598.64" calcext:value-type="float">
            <text:p>71598.64</text:p>
          </table:table-cell>
          <table:table-cell office:value-type="float" office:value="692" calcext:value-type="float">
            <text:p>692</text:p>
          </table:table-cell>
          <table:table-cell office:value-type="float" office:value="201846.38" calcext:value-type="float">
            <text:p>201846.38</text:p>
          </table:table-cell>
          <table:table-cell office:value-type="float" office:value="2.81914" calcext:value-type="float">
            <text:p>2.81914</text:p>
          </table:table-cell>
          <table:table-cell office:value-type="float" office:value="1384" calcext:value-type="float">
            <text:p>1384</text:p>
          </table:table-cell>
          <table:table-cell office:value-type="float" office:value="605023.15" calcext:value-type="float">
            <text:p>605023.15</text:p>
          </table:table-cell>
          <table:table-cell office:value-type="float" office:value="2.99744" calcext:value-type="float">
            <text:p>2.99744</text:p>
          </table:table-cell>
          <table:table-cell office:value-type="float" office:value="2768" calcext:value-type="float">
            <text:p>2768</text:p>
          </table:table-cell>
          <table:table-cell office:value-type="float" office:value="1940343.48" calcext:value-type="float">
            <text:p>1940343.48</text:p>
          </table:table-cell>
          <table:table-cell office:value-type="float" office:value="3.20706" calcext:value-type="float">
            <text:p>3.2070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35.14" calcext:value-type="float">
            <text:p>4035.14</text:p>
          </table:table-cell>
          <table:table-cell office:value-type="float" office:value="346" calcext:value-type="float">
            <text:p>346</text:p>
          </table:table-cell>
          <table:table-cell office:value-type="float" office:value="10952.04" calcext:value-type="float">
            <text:p>10952.04</text:p>
          </table:table-cell>
          <table:table-cell office:value-type="float" office:value="692" calcext:value-type="float">
            <text:p>692</text:p>
          </table:table-cell>
          <table:table-cell office:value-type="float" office:value="31094.49" calcext:value-type="float">
            <text:p>31094.49</text:p>
          </table:table-cell>
          <table:table-cell office:value-type="float" office:value="2.83915" calcext:value-type="float">
            <text:p>2.83915</text:p>
          </table:table-cell>
          <table:table-cell office:value-type="float" office:value="1384" calcext:value-type="float">
            <text:p>1384</text:p>
          </table:table-cell>
          <table:table-cell office:value-type="float" office:value="84271.63" calcext:value-type="float">
            <text:p>84271.63</text:p>
          </table:table-cell>
          <table:table-cell office:value-type="float" office:value="2.71018" calcext:value-type="float">
            <text:p>2.71018</text:p>
          </table:table-cell>
          <table:table-cell office:value-type="float" office:value="2768" calcext:value-type="float">
            <text:p>2768</text:p>
          </table:table-cell>
          <table:table-cell office:value-type="float" office:value="265077.84" calcext:value-type="float">
            <text:p>265077.84</text:p>
          </table:table-cell>
          <table:table-cell office:value-type="float" office:value="3.14552" calcext:value-type="float">
            <text:p>3.14552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30.9" calcext:value-type="float">
            <text:p>4030.9</text:p>
          </table:table-cell>
          <table:table-cell office:value-type="float" office:value="346" calcext:value-type="float">
            <text:p>346</text:p>
          </table:table-cell>
          <table:table-cell office:value-type="float" office:value="10871.47" calcext:value-type="float">
            <text:p>10871.47</text:p>
          </table:table-cell>
          <table:table-cell office:value-type="float" office:value="692" calcext:value-type="float">
            <text:p>692</text:p>
          </table:table-cell>
          <table:table-cell office:value-type="float" office:value="30806.16" calcext:value-type="float">
            <text:p>30806.16</text:p>
          </table:table-cell>
          <table:table-cell office:value-type="float" office:value="2.83367" calcext:value-type="float">
            <text:p>2.83367</text:p>
          </table:table-cell>
          <table:table-cell office:value-type="float" office:value="1384" calcext:value-type="float">
            <text:p>1384</text:p>
          </table:table-cell>
          <table:table-cell office:value-type="float" office:value="84036.34" calcext:value-type="float">
            <text:p>84036.34</text:p>
          </table:table-cell>
          <table:table-cell office:value-type="float" office:value="2.72791" calcext:value-type="float">
            <text:p>2.72791</text:p>
          </table:table-cell>
          <table:table-cell office:value-type="float" office:value="2768" calcext:value-type="float">
            <text:p>2768</text:p>
          </table:table-cell>
          <table:table-cell office:value-type="float" office:value="262899.74" calcext:value-type="float">
            <text:p>262899.74</text:p>
          </table:table-cell>
          <table:table-cell office:value-type="float" office:value="3.12841" calcext:value-type="float">
            <text:p>3.1284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03.35" calcext:value-type="float">
            <text:p>4003.35</text:p>
          </table:table-cell>
          <table:table-cell office:value-type="float" office:value="346" calcext:value-type="float">
            <text:p>346</text:p>
          </table:table-cell>
          <table:table-cell office:value-type="float" office:value="10783.03" calcext:value-type="float">
            <text:p>10783.03</text:p>
          </table:table-cell>
          <table:table-cell office:value-type="float" office:value="692" calcext:value-type="float">
            <text:p>692</text:p>
          </table:table-cell>
          <table:table-cell office:value-type="float" office:value="30692.42" calcext:value-type="float">
            <text:p>30692.42</text:p>
          </table:table-cell>
          <table:table-cell office:value-type="float" office:value="2.84636" calcext:value-type="float">
            <text:p>2.84636</text:p>
          </table:table-cell>
          <table:table-cell office:value-type="float" office:value="1384" calcext:value-type="float">
            <text:p>1384</text:p>
          </table:table-cell>
          <table:table-cell office:value-type="float" office:value="83570.9" calcext:value-type="float">
            <text:p>83570.9</text:p>
          </table:table-cell>
          <table:table-cell office:value-type="float" office:value="2.72285" calcext:value-type="float">
            <text:p>2.72285</text:p>
          </table:table-cell>
          <table:table-cell office:value-type="float" office:value="2768" calcext:value-type="float">
            <text:p>2768</text:p>
          </table:table-cell>
          <table:table-cell office:value-type="float" office:value="262169.3" calcext:value-type="float">
            <text:p>262169.3</text:p>
          </table:table-cell>
          <table:table-cell office:value-type="float" office:value="3.13709" calcext:value-type="float">
            <text:p>3.1370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11.11" calcext:value-type="float">
            <text:p>4011.11</text:p>
          </table:table-cell>
          <table:table-cell office:value-type="float" office:value="346" calcext:value-type="float">
            <text:p>346</text:p>
          </table:table-cell>
          <table:table-cell office:value-type="float" office:value="10663.24" calcext:value-type="float">
            <text:p>10663.24</text:p>
          </table:table-cell>
          <table:table-cell office:value-type="float" office:value="692" calcext:value-type="float">
            <text:p>692</text:p>
          </table:table-cell>
          <table:table-cell office:value-type="float" office:value="30417.02" calcext:value-type="float">
            <text:p>30417.02</text:p>
          </table:table-cell>
          <table:table-cell office:value-type="float" office:value="2.85251" calcext:value-type="float">
            <text:p>2.85251</text:p>
          </table:table-cell>
          <table:table-cell office:value-type="float" office:value="1384" calcext:value-type="float">
            <text:p>1384</text:p>
          </table:table-cell>
          <table:table-cell office:value-type="float" office:value="83048.59" calcext:value-type="float">
            <text:p>83048.59</text:p>
          </table:table-cell>
          <table:table-cell office:value-type="float" office:value="2.73033" calcext:value-type="float">
            <text:p>2.73033</text:p>
          </table:table-cell>
          <table:table-cell office:value-type="float" office:value="2768" calcext:value-type="float">
            <text:p>2768</text:p>
          </table:table-cell>
          <table:table-cell office:value-type="float" office:value="261100.8" calcext:value-type="float">
            <text:p>261100.8</text:p>
          </table:table-cell>
          <table:table-cell office:value-type="float" office:value="3.14395" calcext:value-type="float">
            <text:p>3.1439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53.43" calcext:value-type="float">
            <text:p>4053.43</text:p>
          </table:table-cell>
          <table:table-cell office:value-type="float" office:value="346" calcext:value-type="float">
            <text:p>346</text:p>
          </table:table-cell>
          <table:table-cell office:value-type="float" office:value="10911.61" calcext:value-type="float">
            <text:p>10911.61</text:p>
          </table:table-cell>
          <table:table-cell office:value-type="float" office:value="692" calcext:value-type="float">
            <text:p>692</text:p>
          </table:table-cell>
          <table:table-cell office:value-type="float" office:value="31050.97" calcext:value-type="float">
            <text:p>31050.97</text:p>
          </table:table-cell>
          <table:table-cell office:value-type="float" office:value="2.84568" calcext:value-type="float">
            <text:p>2.84568</text:p>
          </table:table-cell>
          <table:table-cell office:value-type="float" office:value="1384" calcext:value-type="float">
            <text:p>1384</text:p>
          </table:table-cell>
          <table:table-cell office:value-type="float" office:value="84615.07" calcext:value-type="float">
            <text:p>84615.07</text:p>
          </table:table-cell>
          <table:table-cell office:value-type="float" office:value="2.72504" calcext:value-type="float">
            <text:p>2.72504</text:p>
          </table:table-cell>
          <table:table-cell office:value-type="float" office:value="2768" calcext:value-type="float">
            <text:p>2768</text:p>
          </table:table-cell>
          <table:table-cell office:value-type="float" office:value="264739.34" calcext:value-type="float">
            <text:p>264739.34</text:p>
          </table:table-cell>
          <table:table-cell office:value-type="float" office:value="3.12875" calcext:value-type="float">
            <text:p>3.1287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3985.78" calcext:value-type="float">
            <text:p>3985.78</text:p>
          </table:table-cell>
          <table:table-cell office:value-type="float" office:value="346" calcext:value-type="float">
            <text:p>346</text:p>
          </table:table-cell>
          <table:table-cell office:value-type="float" office:value="10685.3" calcext:value-type="float">
            <text:p>10685.3</text:p>
          </table:table-cell>
          <table:table-cell office:value-type="float" office:value="692" calcext:value-type="float">
            <text:p>692</text:p>
          </table:table-cell>
          <table:table-cell office:value-type="float" office:value="30420.24" calcext:value-type="float">
            <text:p>30420.24</text:p>
          </table:table-cell>
          <table:table-cell office:value-type="float" office:value="2.84693" calcext:value-type="float">
            <text:p>2.84693</text:p>
          </table:table-cell>
          <table:table-cell office:value-type="float" office:value="1384" calcext:value-type="float">
            <text:p>1384</text:p>
          </table:table-cell>
          <table:table-cell office:value-type="float" office:value="83119.48" calcext:value-type="float">
            <text:p>83119.48</text:p>
          </table:table-cell>
          <table:table-cell office:value-type="float" office:value="2.73237" calcext:value-type="float">
            <text:p>2.73237</text:p>
          </table:table-cell>
          <table:table-cell office:value-type="float" office:value="2768" calcext:value-type="float">
            <text:p>2768</text:p>
          </table:table-cell>
          <table:table-cell office:value-type="float" office:value="261435.09" calcext:value-type="float">
            <text:p>261435.09</text:p>
          </table:table-cell>
          <table:table-cell office:value-type="float" office:value="3.14529" calcext:value-type="float">
            <text:p>3.1452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06.27" calcext:value-type="float">
            <text:p>4006.27</text:p>
          </table:table-cell>
          <table:table-cell office:value-type="float" office:value="346" calcext:value-type="float">
            <text:p>346</text:p>
          </table:table-cell>
          <table:table-cell office:value-type="float" office:value="10761.01" calcext:value-type="float">
            <text:p>10761.01</text:p>
          </table:table-cell>
          <table:table-cell office:value-type="float" office:value="692" calcext:value-type="float">
            <text:p>692</text:p>
          </table:table-cell>
          <table:table-cell office:value-type="float" office:value="30755.11" calcext:value-type="float">
            <text:p>30755.11</text:p>
          </table:table-cell>
          <table:table-cell office:value-type="float" office:value="2.85801" calcext:value-type="float">
            <text:p>2.85801</text:p>
          </table:table-cell>
          <table:table-cell office:value-type="float" office:value="1384" calcext:value-type="float">
            <text:p>1384</text:p>
          </table:table-cell>
          <table:table-cell office:value-type="float" office:value="83995" calcext:value-type="float">
            <text:p>83995</text:p>
          </table:table-cell>
          <table:table-cell office:value-type="float" office:value="2.73109" calcext:value-type="float">
            <text:p>2.73109</text:p>
          </table:table-cell>
          <table:table-cell office:value-type="float" office:value="2768" calcext:value-type="float">
            <text:p>2768</text:p>
          </table:table-cell>
          <table:table-cell office:value-type="float" office:value="262733.85" calcext:value-type="float">
            <text:p>262733.85</text:p>
          </table:table-cell>
          <table:table-cell office:value-type="float" office:value="3.12797" calcext:value-type="float">
            <text:p>3.1279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44.05" calcext:value-type="float">
            <text:p>4044.05</text:p>
          </table:table-cell>
          <table:table-cell office:value-type="float" office:value="346" calcext:value-type="float">
            <text:p>346</text:p>
          </table:table-cell>
          <table:table-cell office:value-type="float" office:value="10896.65" calcext:value-type="float">
            <text:p>10896.65</text:p>
          </table:table-cell>
          <table:table-cell office:value-type="float" office:value="692" calcext:value-type="float">
            <text:p>692</text:p>
          </table:table-cell>
          <table:table-cell office:value-type="float" office:value="31104.27" calcext:value-type="float">
            <text:p>31104.27</text:p>
          </table:table-cell>
          <table:table-cell office:value-type="float" office:value="2.85448" calcext:value-type="float">
            <text:p>2.85448</text:p>
          </table:table-cell>
          <table:table-cell office:value-type="float" office:value="1384" calcext:value-type="float">
            <text:p>1384</text:p>
          </table:table-cell>
          <table:table-cell office:value-type="float" office:value="84733.95" calcext:value-type="float">
            <text:p>84733.95</text:p>
          </table:table-cell>
          <table:table-cell office:value-type="float" office:value="2.72419" calcext:value-type="float">
            <text:p>2.72419</text:p>
          </table:table-cell>
          <table:table-cell office:value-type="float" office:value="2768" calcext:value-type="float">
            <text:p>2768</text:p>
          </table:table-cell>
          <table:table-cell office:value-type="float" office:value="265552.06" calcext:value-type="float">
            <text:p>265552.06</text:p>
          </table:table-cell>
          <table:table-cell office:value-type="float" office:value="3.13395" calcext:value-type="float">
            <text:p>3.1339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19.3" calcext:value-type="float">
            <text:p>4019.3</text:p>
          </table:table-cell>
          <table:table-cell office:value-type="float" office:value="346" calcext:value-type="float">
            <text:p>346</text:p>
          </table:table-cell>
          <table:table-cell office:value-type="float" office:value="10787.86" calcext:value-type="float">
            <text:p>10787.86</text:p>
          </table:table-cell>
          <table:table-cell office:value-type="float" office:value="692" calcext:value-type="float">
            <text:p>692</text:p>
          </table:table-cell>
          <table:table-cell office:value-type="float" office:value="30682.83" calcext:value-type="float">
            <text:p>30682.83</text:p>
          </table:table-cell>
          <table:table-cell office:value-type="float" office:value="2.8442" calcext:value-type="float">
            <text:p>2.8442</text:p>
          </table:table-cell>
          <table:table-cell office:value-type="float" office:value="1384" calcext:value-type="float">
            <text:p>1384</text:p>
          </table:table-cell>
          <table:table-cell office:value-type="float" office:value="83937.56" calcext:value-type="float">
            <text:p>83937.56</text:p>
          </table:table-cell>
          <table:table-cell office:value-type="float" office:value="2.73565" calcext:value-type="float">
            <text:p>2.73565</text:p>
          </table:table-cell>
          <table:table-cell office:value-type="float" office:value="2768" calcext:value-type="float">
            <text:p>2768</text:p>
          </table:table-cell>
          <table:table-cell office:value-type="float" office:value="262393.96" calcext:value-type="float">
            <text:p>262393.96</text:p>
          </table:table-cell>
          <table:table-cell office:value-type="float" office:value="3.12606" calcext:value-type="float">
            <text:p>3.1260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35.85" calcext:value-type="float">
            <text:p>4035.85</text:p>
          </table:table-cell>
          <table:table-cell office:value-type="float" office:value="346" calcext:value-type="float">
            <text:p>346</text:p>
          </table:table-cell>
          <table:table-cell office:value-type="float" office:value="10842.81" calcext:value-type="float">
            <text:p>10842.81</text:p>
          </table:table-cell>
          <table:table-cell office:value-type="float" office:value="692" calcext:value-type="float">
            <text:p>692</text:p>
          </table:table-cell>
          <table:table-cell office:value-type="float" office:value="30847.4" calcext:value-type="float">
            <text:p>30847.4</text:p>
          </table:table-cell>
          <table:table-cell office:value-type="float" office:value="2.84496" calcext:value-type="float">
            <text:p>2.84496</text:p>
          </table:table-cell>
          <table:table-cell office:value-type="float" office:value="1384" calcext:value-type="float">
            <text:p>1384</text:p>
          </table:table-cell>
          <table:table-cell office:value-type="float" office:value="84042.37" calcext:value-type="float">
            <text:p>84042.37</text:p>
          </table:table-cell>
          <table:table-cell office:value-type="float" office:value="2.72446" calcext:value-type="float">
            <text:p>2.72446</text:p>
          </table:table-cell>
          <table:table-cell office:value-type="float" office:value="2768" calcext:value-type="float">
            <text:p>2768</text:p>
          </table:table-cell>
          <table:table-cell office:value-type="float" office:value="262979.83" calcext:value-type="float">
            <text:p>262979.83</text:p>
          </table:table-cell>
          <table:table-cell office:value-type="float" office:value="3.12913" calcext:value-type="float">
            <text:p>3.1291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3980.93" calcext:value-type="float">
            <text:p>3980.93</text:p>
          </table:table-cell>
          <table:table-cell office:value-type="float" office:value="346" calcext:value-type="float">
            <text:p>346</text:p>
          </table:table-cell>
          <table:table-cell office:value-type="float" office:value="10778.29" calcext:value-type="float">
            <text:p>10778.29</text:p>
          </table:table-cell>
          <table:table-cell office:value-type="float" office:value="692" calcext:value-type="float">
            <text:p>692</text:p>
          </table:table-cell>
          <table:table-cell office:value-type="float" office:value="30648.21" calcext:value-type="float">
            <text:p>30648.21</text:p>
          </table:table-cell>
          <table:table-cell office:value-type="float" office:value="2.84351" calcext:value-type="float">
            <text:p>2.84351</text:p>
          </table:table-cell>
          <table:table-cell office:value-type="float" office:value="1384" calcext:value-type="float">
            <text:p>1384</text:p>
          </table:table-cell>
          <table:table-cell office:value-type="float" office:value="83561.17" calcext:value-type="float">
            <text:p>83561.17</text:p>
          </table:table-cell>
          <table:table-cell office:value-type="float" office:value="2.72646" calcext:value-type="float">
            <text:p>2.72646</text:p>
          </table:table-cell>
          <table:table-cell office:value-type="float" office:value="2768" calcext:value-type="float">
            <text:p>2768</text:p>
          </table:table-cell>
          <table:table-cell office:value-type="float" office:value="261994.37" calcext:value-type="float">
            <text:p>261994.37</text:p>
          </table:table-cell>
          <table:table-cell office:value-type="float" office:value="3.13536" calcext:value-type="float">
            <text:p>3.1353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06.95" calcext:value-type="float">
            <text:p>4006.95</text:p>
          </table:table-cell>
          <table:table-cell office:value-type="float" office:value="346" calcext:value-type="float">
            <text:p>346</text:p>
          </table:table-cell>
          <table:table-cell office:value-type="float" office:value="10807.35" calcext:value-type="float">
            <text:p>10807.35</text:p>
          </table:table-cell>
          <table:table-cell office:value-type="float" office:value="692" calcext:value-type="float">
            <text:p>692</text:p>
          </table:table-cell>
          <table:table-cell office:value-type="float" office:value="30820.09" calcext:value-type="float">
            <text:p>30820.09</text:p>
          </table:table-cell>
          <table:table-cell office:value-type="float" office:value="2.85177" calcext:value-type="float">
            <text:p>2.85177</text:p>
          </table:table-cell>
          <table:table-cell office:value-type="float" office:value="1384" calcext:value-type="float">
            <text:p>1384</text:p>
          </table:table-cell>
          <table:table-cell office:value-type="float" office:value="83938.42" calcext:value-type="float">
            <text:p>83938.42</text:p>
          </table:table-cell>
          <table:table-cell office:value-type="float" office:value="2.7235" calcext:value-type="float">
            <text:p>2.7235</text:p>
          </table:table-cell>
          <table:table-cell office:value-type="float" office:value="2768" calcext:value-type="float">
            <text:p>2768</text:p>
          </table:table-cell>
          <table:table-cell office:value-type="float" office:value="263260.35" calcext:value-type="float">
            <text:p>263260.35</text:p>
          </table:table-cell>
          <table:table-cell office:value-type="float" office:value="3.13635" calcext:value-type="float">
            <text:p>3.1363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3953.25" calcext:value-type="float">
            <text:p>3953.25</text:p>
          </table:table-cell>
          <table:table-cell office:value-type="float" office:value="346" calcext:value-type="float">
            <text:p>346</text:p>
          </table:table-cell>
          <table:table-cell office:value-type="float" office:value="10632.19" calcext:value-type="float">
            <text:p>10632.19</text:p>
          </table:table-cell>
          <table:table-cell office:value-type="float" office:value="692" calcext:value-type="float">
            <text:p>692</text:p>
          </table:table-cell>
          <table:table-cell office:value-type="float" office:value="30350.7" calcext:value-type="float">
            <text:p>30350.7</text:p>
          </table:table-cell>
          <table:table-cell office:value-type="float" office:value="2.8546" calcext:value-type="float">
            <text:p>2.8546</text:p>
          </table:table-cell>
          <table:table-cell office:value-type="float" office:value="1384" calcext:value-type="float">
            <text:p>1384</text:p>
          </table:table-cell>
          <table:table-cell office:value-type="float" office:value="82863.18" calcext:value-type="float">
            <text:p>82863.18</text:p>
          </table:table-cell>
          <table:table-cell office:value-type="float" office:value="2.73019" calcext:value-type="float">
            <text:p>2.73019</text:p>
          </table:table-cell>
          <table:table-cell office:value-type="float" office:value="2768" calcext:value-type="float">
            <text:p>2768</text:p>
          </table:table-cell>
          <table:table-cell office:value-type="float" office:value="261019.48" calcext:value-type="float">
            <text:p>261019.48</text:p>
          </table:table-cell>
          <table:table-cell office:value-type="float" office:value="3.15001" calcext:value-type="float">
            <text:p>3.1500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3997.03" calcext:value-type="float">
            <text:p>3997.03</text:p>
          </table:table-cell>
          <table:table-cell office:value-type="float" office:value="346" calcext:value-type="float">
            <text:p>346</text:p>
          </table:table-cell>
          <table:table-cell office:value-type="float" office:value="10693.61" calcext:value-type="float">
            <text:p>10693.61</text:p>
          </table:table-cell>
          <table:table-cell office:value-type="float" office:value="692" calcext:value-type="float">
            <text:p>692</text:p>
          </table:table-cell>
          <table:table-cell office:value-type="float" office:value="30409.71" calcext:value-type="float">
            <text:p>30409.71</text:p>
          </table:table-cell>
          <table:table-cell office:value-type="float" office:value="2.84373" calcext:value-type="float">
            <text:p>2.84373</text:p>
          </table:table-cell>
          <table:table-cell office:value-type="float" office:value="1384" calcext:value-type="float">
            <text:p>1384</text:p>
          </table:table-cell>
          <table:table-cell office:value-type="float" office:value="84577.32" calcext:value-type="float">
            <text:p>84577.32</text:p>
          </table:table-cell>
          <table:table-cell office:value-type="float" office:value="2.78126" calcext:value-type="float">
            <text:p>2.78126</text:p>
          </table:table-cell>
          <table:table-cell office:value-type="float" office:value="2768" calcext:value-type="float">
            <text:p>2768</text:p>
          </table:table-cell>
          <table:table-cell office:value-type="float" office:value="263187.05" calcext:value-type="float">
            <text:p>263187.05</text:p>
          </table:table-cell>
          <table:table-cell office:value-type="float" office:value="3.11179" calcext:value-type="float">
            <text:p>3.1117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3992.32" calcext:value-type="float">
            <text:p>3992.32</text:p>
          </table:table-cell>
          <table:table-cell office:value-type="float" office:value="346" calcext:value-type="float">
            <text:p>346</text:p>
          </table:table-cell>
          <table:table-cell office:value-type="float" office:value="10813.33" calcext:value-type="float">
            <text:p>10813.33</text:p>
          </table:table-cell>
          <table:table-cell office:value-type="float" office:value="692" calcext:value-type="float">
            <text:p>692</text:p>
          </table:table-cell>
          <table:table-cell office:value-type="float" office:value="30809.3" calcext:value-type="float">
            <text:p>30809.3</text:p>
          </table:table-cell>
          <table:table-cell office:value-type="float" office:value="2.8492" calcext:value-type="float">
            <text:p>2.8492</text:p>
          </table:table-cell>
          <table:table-cell office:value-type="float" office:value="1384" calcext:value-type="float">
            <text:p>1384</text:p>
          </table:table-cell>
          <table:table-cell office:value-type="float" office:value="83954.3" calcext:value-type="float">
            <text:p>83954.3</text:p>
          </table:table-cell>
          <table:table-cell office:value-type="float" office:value="2.72497" calcext:value-type="float">
            <text:p>2.72497</text:p>
          </table:table-cell>
          <table:table-cell office:value-type="float" office:value="2768" calcext:value-type="float">
            <text:p>2768</text:p>
          </table:table-cell>
          <table:table-cell office:value-type="float" office:value="262849.97" calcext:value-type="float">
            <text:p>262849.97</text:p>
          </table:table-cell>
          <table:table-cell office:value-type="float" office:value="3.13087" calcext:value-type="float">
            <text:p>3.13087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3999.9" calcext:value-type="float">
            <text:p>3999.9</text:p>
          </table:table-cell>
          <table:table-cell office:value-type="float" office:value="346" calcext:value-type="float">
            <text:p>346</text:p>
          </table:table-cell>
          <table:table-cell office:value-type="float" office:value="10784.39" calcext:value-type="float">
            <text:p>10784.39</text:p>
          </table:table-cell>
          <table:table-cell office:value-type="float" office:value="692" calcext:value-type="float">
            <text:p>692</text:p>
          </table:table-cell>
          <table:table-cell office:value-type="float" office:value="30603.11" calcext:value-type="float">
            <text:p>30603.11</text:p>
          </table:table-cell>
          <table:table-cell office:value-type="float" office:value="2.83772" calcext:value-type="float">
            <text:p>2.83772</text:p>
          </table:table-cell>
          <table:table-cell office:value-type="float" office:value="1384" calcext:value-type="float">
            <text:p>1384</text:p>
          </table:table-cell>
          <table:table-cell office:value-type="float" office:value="83578.24" calcext:value-type="float">
            <text:p>83578.24</text:p>
          </table:table-cell>
          <table:table-cell office:value-type="float" office:value="2.73104" calcext:value-type="float">
            <text:p>2.73104</text:p>
          </table:table-cell>
          <table:table-cell office:value-type="float" office:value="2768" calcext:value-type="float">
            <text:p>2768</text:p>
          </table:table-cell>
          <table:table-cell office:value-type="float" office:value="262529.83" calcext:value-type="float">
            <text:p>262529.83</text:p>
          </table:table-cell>
          <table:table-cell office:value-type="float" office:value="3.14113" calcext:value-type="float">
            <text:p>3.1411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34.72" calcext:value-type="float">
            <text:p>4034.72</text:p>
          </table:table-cell>
          <table:table-cell office:value-type="float" office:value="346" calcext:value-type="float">
            <text:p>346</text:p>
          </table:table-cell>
          <table:table-cell office:value-type="float" office:value="10823.53" calcext:value-type="float">
            <text:p>10823.53</text:p>
          </table:table-cell>
          <table:table-cell office:value-type="float" office:value="692" calcext:value-type="float">
            <text:p>692</text:p>
          </table:table-cell>
          <table:table-cell office:value-type="float" office:value="30808.9" calcext:value-type="float">
            <text:p>30808.9</text:p>
          </table:table-cell>
          <table:table-cell office:value-type="float" office:value="2.84647" calcext:value-type="float">
            <text:p>2.84647</text:p>
          </table:table-cell>
          <table:table-cell office:value-type="float" office:value="1384" calcext:value-type="float">
            <text:p>1384</text:p>
          </table:table-cell>
          <table:table-cell office:value-type="float" office:value="83871.48" calcext:value-type="float">
            <text:p>83871.48</text:p>
          </table:table-cell>
          <table:table-cell office:value-type="float" office:value="2.72231" calcext:value-type="float">
            <text:p>2.72231</text:p>
          </table:table-cell>
          <table:table-cell office:value-type="float" office:value="2768" calcext:value-type="float">
            <text:p>2768</text:p>
          </table:table-cell>
          <table:table-cell office:value-type="float" office:value="262954.5" calcext:value-type="float">
            <text:p>262954.5</text:p>
          </table:table-cell>
          <table:table-cell office:value-type="float" office:value="3.13521" calcext:value-type="float">
            <text:p>3.1352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3958.57" calcext:value-type="float">
            <text:p>3958.57</text:p>
          </table:table-cell>
          <table:table-cell office:value-type="float" office:value="346" calcext:value-type="float">
            <text:p>346</text:p>
          </table:table-cell>
          <table:table-cell office:value-type="float" office:value="10593.41" calcext:value-type="float">
            <text:p>10593.41</text:p>
          </table:table-cell>
          <table:table-cell office:value-type="float" office:value="692" calcext:value-type="float">
            <text:p>692</text:p>
          </table:table-cell>
          <table:table-cell office:value-type="float" office:value="30169.54" calcext:value-type="float">
            <text:p>30169.54</text:p>
          </table:table-cell>
          <table:table-cell office:value-type="float" office:value="2.84795" calcext:value-type="float">
            <text:p>2.84795</text:p>
          </table:table-cell>
          <table:table-cell office:value-type="float" office:value="1384" calcext:value-type="float">
            <text:p>1384</text:p>
          </table:table-cell>
          <table:table-cell office:value-type="float" office:value="83412.86" calcext:value-type="float">
            <text:p>83412.86</text:p>
          </table:table-cell>
          <table:table-cell office:value-type="float" office:value="2.7648" calcext:value-type="float">
            <text:p>2.7648</text:p>
          </table:table-cell>
          <table:table-cell office:value-type="float" office:value="2768" calcext:value-type="float">
            <text:p>2768</text:p>
          </table:table-cell>
          <table:table-cell office:value-type="float" office:value="261184.88" calcext:value-type="float">
            <text:p>261184.88</text:p>
          </table:table-cell>
          <table:table-cell office:value-type="float" office:value="3.13123" calcext:value-type="float">
            <text:p>3.1312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07.27" calcext:value-type="float">
            <text:p>4007.27</text:p>
          </table:table-cell>
          <table:table-cell office:value-type="float" office:value="346" calcext:value-type="float">
            <text:p>346</text:p>
          </table:table-cell>
          <table:table-cell office:value-type="float" office:value="10800.13" calcext:value-type="float">
            <text:p>10800.13</text:p>
          </table:table-cell>
          <table:table-cell office:value-type="float" office:value="692" calcext:value-type="float">
            <text:p>692</text:p>
          </table:table-cell>
          <table:table-cell office:value-type="float" office:value="30715.16" calcext:value-type="float">
            <text:p>30715.16</text:p>
          </table:table-cell>
          <table:table-cell office:value-type="float" office:value="2.84396" calcext:value-type="float">
            <text:p>2.84396</text:p>
          </table:table-cell>
          <table:table-cell office:value-type="float" office:value="1384" calcext:value-type="float">
            <text:p>1384</text:p>
          </table:table-cell>
          <table:table-cell office:value-type="float" office:value="83888.15" calcext:value-type="float">
            <text:p>83888.15</text:p>
          </table:table-cell>
          <table:table-cell office:value-type="float" office:value="2.73116" calcext:value-type="float">
            <text:p>2.73116</text:p>
          </table:table-cell>
          <table:table-cell office:value-type="float" office:value="2768" calcext:value-type="float">
            <text:p>2768</text:p>
          </table:table-cell>
          <table:table-cell office:value-type="float" office:value="262710.99" calcext:value-type="float">
            <text:p>262710.99</text:p>
          </table:table-cell>
          <table:table-cell office:value-type="float" office:value="3.13168" calcext:value-type="float">
            <text:p>3.1316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4001.95" calcext:value-type="float">
            <text:p>4001.95</text:p>
          </table:table-cell>
          <table:table-cell office:value-type="float" office:value="346" calcext:value-type="float">
            <text:p>346</text:p>
          </table:table-cell>
          <table:table-cell office:value-type="float" office:value="10709" calcext:value-type="float">
            <text:p>10709</text:p>
          </table:table-cell>
          <table:table-cell office:value-type="float" office:value="692" calcext:value-type="float">
            <text:p>692</text:p>
          </table:table-cell>
          <table:table-cell office:value-type="float" office:value="30365.37" calcext:value-type="float">
            <text:p>30365.37</text:p>
          </table:table-cell>
          <table:table-cell office:value-type="float" office:value="2.8355" calcext:value-type="float">
            <text:p>2.8355</text:p>
          </table:table-cell>
          <table:table-cell office:value-type="float" office:value="1384" calcext:value-type="float">
            <text:p>1384</text:p>
          </table:table-cell>
          <table:table-cell office:value-type="float" office:value="82970.23" calcext:value-type="float">
            <text:p>82970.23</text:p>
          </table:table-cell>
          <table:table-cell office:value-type="float" office:value="2.7324" calcext:value-type="float">
            <text:p>2.7324</text:p>
          </table:table-cell>
          <table:table-cell office:value-type="float" office:value="2768" calcext:value-type="float">
            <text:p>2768</text:p>
          </table:table-cell>
          <table:table-cell office:value-type="float" office:value="261217.89" calcext:value-type="float">
            <text:p>261217.89</text:p>
          </table:table-cell>
          <table:table-cell office:value-type="float" office:value="3.14833" calcext:value-type="float">
            <text:p>3.14833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3982.74" calcext:value-type="float">
            <text:p>3982.74</text:p>
          </table:table-cell>
          <table:table-cell office:value-type="float" office:value="346" calcext:value-type="float">
            <text:p>346</text:p>
          </table:table-cell>
          <table:table-cell office:value-type="float" office:value="10702.11" calcext:value-type="float">
            <text:p>10702.11</text:p>
          </table:table-cell>
          <table:table-cell office:value-type="float" office:value="692" calcext:value-type="float">
            <text:p>692</text:p>
          </table:table-cell>
          <table:table-cell office:value-type="float" office:value="30517.23" calcext:value-type="float">
            <text:p>30517.23</text:p>
          </table:table-cell>
          <table:table-cell office:value-type="float" office:value="2.85151" calcext:value-type="float">
            <text:p>2.85151</text:p>
          </table:table-cell>
          <table:table-cell office:value-type="float" office:value="1384" calcext:value-type="float">
            <text:p>1384</text:p>
          </table:table-cell>
          <table:table-cell office:value-type="float" office:value="83335.82" calcext:value-type="float">
            <text:p>83335.82</text:p>
          </table:table-cell>
          <table:table-cell office:value-type="float" office:value="2.73078" calcext:value-type="float">
            <text:p>2.73078</text:p>
          </table:table-cell>
          <table:table-cell office:value-type="float" office:value="2768" calcext:value-type="float">
            <text:p>2768</text:p>
          </table:table-cell>
          <table:table-cell office:value-type="float" office:value="261121.8" calcext:value-type="float">
            <text:p>261121.8</text:p>
          </table:table-cell>
          <table:table-cell office:value-type="float" office:value="3.13337" calcext:value-type="float">
            <text:p>3.13337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34.08" calcext:value-type="float">
            <text:p>9234.08</text:p>
          </table:table-cell>
          <table:table-cell office:value-type="float" office:value="346" calcext:value-type="float">
            <text:p>346</text:p>
          </table:table-cell>
          <table:table-cell office:value-type="float" office:value="28761.53" calcext:value-type="float">
            <text:p>28761.53</text:p>
          </table:table-cell>
          <table:table-cell office:value-type="float" office:value="692" calcext:value-type="float">
            <text:p>692</text:p>
          </table:table-cell>
          <table:table-cell office:value-type="float" office:value="82011.31" calcext:value-type="float">
            <text:p>82011.31</text:p>
          </table:table-cell>
          <table:table-cell office:value-type="float" office:value="2.85142" calcext:value-type="float">
            <text:p>2.85142</text:p>
          </table:table-cell>
          <table:table-cell office:value-type="float" office:value="1384" calcext:value-type="float">
            <text:p>1384</text:p>
          </table:table-cell>
          <table:table-cell office:value-type="float" office:value="254171.52" calcext:value-type="float">
            <text:p>254171.52</text:p>
          </table:table-cell>
          <table:table-cell office:value-type="float" office:value="3.09923" calcext:value-type="float">
            <text:p>3.09923</text:p>
          </table:table-cell>
          <table:table-cell office:value-type="float" office:value="2768" calcext:value-type="float">
            <text:p>2768</text:p>
          </table:table-cell>
          <table:table-cell office:value-type="float" office:value="815235.56" calcext:value-type="float">
            <text:p>815235.56</text:p>
          </table:table-cell>
          <table:table-cell office:value-type="float" office:value="3.20742" calcext:value-type="float">
            <text:p>3.2074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59.33" calcext:value-type="float">
            <text:p>9259.33</text:p>
          </table:table-cell>
          <table:table-cell office:value-type="float" office:value="346" calcext:value-type="float">
            <text:p>346</text:p>
          </table:table-cell>
          <table:table-cell office:value-type="float" office:value="28778.34" calcext:value-type="float">
            <text:p>28778.34</text:p>
          </table:table-cell>
          <table:table-cell office:value-type="float" office:value="692" calcext:value-type="float">
            <text:p>692</text:p>
          </table:table-cell>
          <table:table-cell office:value-type="float" office:value="82208.56" calcext:value-type="float">
            <text:p>82208.56</text:p>
          </table:table-cell>
          <table:table-cell office:value-type="float" office:value="2.85661" calcext:value-type="float">
            <text:p>2.85661</text:p>
          </table:table-cell>
          <table:table-cell office:value-type="float" office:value="1384" calcext:value-type="float">
            <text:p>1384</text:p>
          </table:table-cell>
          <table:table-cell office:value-type="float" office:value="253562.34" calcext:value-type="float">
            <text:p>253562.34</text:p>
          </table:table-cell>
          <table:table-cell office:value-type="float" office:value="3.08438" calcext:value-type="float">
            <text:p>3.08438</text:p>
          </table:table-cell>
          <table:table-cell office:value-type="float" office:value="2768" calcext:value-type="float">
            <text:p>2768</text:p>
          </table:table-cell>
          <table:table-cell office:value-type="float" office:value="813316.99" calcext:value-type="float">
            <text:p>813316.99</text:p>
          </table:table-cell>
          <table:table-cell office:value-type="float" office:value="3.20756" calcext:value-type="float">
            <text:p>3.2075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146.41" calcext:value-type="float">
            <text:p>9146.41</text:p>
          </table:table-cell>
          <table:table-cell office:value-type="float" office:value="346" calcext:value-type="float">
            <text:p>346</text:p>
          </table:table-cell>
          <table:table-cell office:value-type="float" office:value="28443.54" calcext:value-type="float">
            <text:p>28443.54</text:p>
          </table:table-cell>
          <table:table-cell office:value-type="float" office:value="692" calcext:value-type="float">
            <text:p>692</text:p>
          </table:table-cell>
          <table:table-cell office:value-type="float" office:value="81276.97" calcext:value-type="float">
            <text:p>81276.97</text:p>
          </table:table-cell>
          <table:table-cell office:value-type="float" office:value="2.85748" calcext:value-type="float">
            <text:p>2.85748</text:p>
          </table:table-cell>
          <table:table-cell office:value-type="float" office:value="1384" calcext:value-type="float">
            <text:p>1384</text:p>
          </table:table-cell>
          <table:table-cell office:value-type="float" office:value="251561.64" calcext:value-type="float">
            <text:p>251561.64</text:p>
          </table:table-cell>
          <table:table-cell office:value-type="float" office:value="3.09512" calcext:value-type="float">
            <text:p>3.09512</text:p>
          </table:table-cell>
          <table:table-cell office:value-type="float" office:value="2768" calcext:value-type="float">
            <text:p>2768</text:p>
          </table:table-cell>
          <table:table-cell office:value-type="float" office:value="807586.62" calcext:value-type="float">
            <text:p>807586.62</text:p>
          </table:table-cell>
          <table:table-cell office:value-type="float" office:value="3.21029" calcext:value-type="float">
            <text:p>3.2102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100.36" calcext:value-type="float">
            <text:p>9100.36</text:p>
          </table:table-cell>
          <table:table-cell office:value-type="float" office:value="346" calcext:value-type="float">
            <text:p>346</text:p>
          </table:table-cell>
          <table:table-cell office:value-type="float" office:value="28196.68" calcext:value-type="float">
            <text:p>28196.68</text:p>
          </table:table-cell>
          <table:table-cell office:value-type="float" office:value="692" calcext:value-type="float">
            <text:p>692</text:p>
          </table:table-cell>
          <table:table-cell office:value-type="float" office:value="80662.47" calcext:value-type="float">
            <text:p>80662.47</text:p>
          </table:table-cell>
          <table:table-cell office:value-type="float" office:value="2.86071" calcext:value-type="float">
            <text:p>2.86071</text:p>
          </table:table-cell>
          <table:table-cell office:value-type="float" office:value="1384" calcext:value-type="float">
            <text:p>1384</text:p>
          </table:table-cell>
          <table:table-cell office:value-type="float" office:value="250377.17" calcext:value-type="float">
            <text:p>250377.17</text:p>
          </table:table-cell>
          <table:table-cell office:value-type="float" office:value="3.10401" calcext:value-type="float">
            <text:p>3.10401</text:p>
          </table:table-cell>
          <table:table-cell office:value-type="float" office:value="2768" calcext:value-type="float">
            <text:p>2768</text:p>
          </table:table-cell>
          <table:table-cell office:value-type="float" office:value="807346.85" calcext:value-type="float">
            <text:p>807346.85</text:p>
          </table:table-cell>
          <table:table-cell office:value-type="float" office:value="3.22452" calcext:value-type="float">
            <text:p>3.2245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42.61" calcext:value-type="float">
            <text:p>9242.61</text:p>
          </table:table-cell>
          <table:table-cell office:value-type="float" office:value="346" calcext:value-type="float">
            <text:p>346</text:p>
          </table:table-cell>
          <table:table-cell office:value-type="float" office:value="29151.59" calcext:value-type="float">
            <text:p>29151.59</text:p>
          </table:table-cell>
          <table:table-cell office:value-type="float" office:value="692" calcext:value-type="float">
            <text:p>692</text:p>
          </table:table-cell>
          <table:table-cell office:value-type="float" office:value="82922.01" calcext:value-type="float">
            <text:p>82922.01</text:p>
          </table:table-cell>
          <table:table-cell office:value-type="float" office:value="2.84451" calcext:value-type="float">
            <text:p>2.84451</text:p>
          </table:table-cell>
          <table:table-cell office:value-type="float" office:value="1384" calcext:value-type="float">
            <text:p>1384</text:p>
          </table:table-cell>
          <table:table-cell office:value-type="float" office:value="255244.32" calcext:value-type="float">
            <text:p>255244.32</text:p>
          </table:table-cell>
          <table:table-cell office:value-type="float" office:value="3.07813" calcext:value-type="float">
            <text:p>3.07813</text:p>
          </table:table-cell>
          <table:table-cell office:value-type="float" office:value="2768" calcext:value-type="float">
            <text:p>2768</text:p>
          </table:table-cell>
          <table:table-cell office:value-type="float" office:value="819261.73" calcext:value-type="float">
            <text:p>819261.73</text:p>
          </table:table-cell>
          <table:table-cell office:value-type="float" office:value="3.20972" calcext:value-type="float">
            <text:p>3.2097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102.74" calcext:value-type="float">
            <text:p>9102.74</text:p>
          </table:table-cell>
          <table:table-cell office:value-type="float" office:value="346" calcext:value-type="float">
            <text:p>346</text:p>
          </table:table-cell>
          <table:table-cell office:value-type="float" office:value="28427.61" calcext:value-type="float">
            <text:p>28427.61</text:p>
          </table:table-cell>
          <table:table-cell office:value-type="float" office:value="692" calcext:value-type="float">
            <text:p>692</text:p>
          </table:table-cell>
          <table:table-cell office:value-type="float" office:value="81263.85" calcext:value-type="float">
            <text:p>81263.85</text:p>
          </table:table-cell>
          <table:table-cell office:value-type="float" office:value="2.85862" calcext:value-type="float">
            <text:p>2.85862</text:p>
          </table:table-cell>
          <table:table-cell office:value-type="float" office:value="1384" calcext:value-type="float">
            <text:p>1384</text:p>
          </table:table-cell>
          <table:table-cell office:value-type="float" office:value="251438.41" calcext:value-type="float">
            <text:p>251438.41</text:p>
          </table:table-cell>
          <table:table-cell office:value-type="float" office:value="3.0941" calcext:value-type="float">
            <text:p>3.0941</text:p>
          </table:table-cell>
          <table:table-cell office:value-type="float" office:value="2768" calcext:value-type="float">
            <text:p>2768</text:p>
          </table:table-cell>
          <table:table-cell office:value-type="float" office:value="807662.97" calcext:value-type="float">
            <text:p>807662.97</text:p>
          </table:table-cell>
          <table:table-cell office:value-type="float" office:value="3.21217" calcext:value-type="float">
            <text:p>3.21217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16.82" calcext:value-type="float">
            <text:p>9316.82</text:p>
          </table:table-cell>
          <table:table-cell office:value-type="float" office:value="346" calcext:value-type="float">
            <text:p>346</text:p>
          </table:table-cell>
          <table:table-cell office:value-type="float" office:value="28817.78" calcext:value-type="float">
            <text:p>28817.78</text:p>
          </table:table-cell>
          <table:table-cell office:value-type="float" office:value="692" calcext:value-type="float">
            <text:p>692</text:p>
          </table:table-cell>
          <table:table-cell office:value-type="float" office:value="82613.35" calcext:value-type="float">
            <text:p>82613.35</text:p>
          </table:table-cell>
          <table:table-cell office:value-type="float" office:value="2.86675" calcext:value-type="float">
            <text:p>2.86675</text:p>
          </table:table-cell>
          <table:table-cell office:value-type="float" office:value="1384" calcext:value-type="float">
            <text:p>1384</text:p>
          </table:table-cell>
          <table:table-cell office:value-type="float" office:value="254885.11" calcext:value-type="float">
            <text:p>254885.11</text:p>
          </table:table-cell>
          <table:table-cell office:value-type="float" office:value="3.08528" calcext:value-type="float">
            <text:p>3.08528</text:p>
          </table:table-cell>
          <table:table-cell office:value-type="float" office:value="2768" calcext:value-type="float">
            <text:p>2768</text:p>
          </table:table-cell>
          <table:table-cell office:value-type="float" office:value="815878.98" calcext:value-type="float">
            <text:p>815878.98</text:p>
          </table:table-cell>
          <table:table-cell office:value-type="float" office:value="3.20097" calcext:value-type="float">
            <text:p>3.20097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02.62" calcext:value-type="float">
            <text:p>9302.62</text:p>
          </table:table-cell>
          <table:table-cell office:value-type="float" office:value="346" calcext:value-type="float">
            <text:p>346</text:p>
          </table:table-cell>
          <table:table-cell office:value-type="float" office:value="28953.62" calcext:value-type="float">
            <text:p>28953.62</text:p>
          </table:table-cell>
          <table:table-cell office:value-type="float" office:value="692" calcext:value-type="float">
            <text:p>692</text:p>
          </table:table-cell>
          <table:table-cell office:value-type="float" office:value="82692.25" calcext:value-type="float">
            <text:p>82692.25</text:p>
          </table:table-cell>
          <table:table-cell office:value-type="float" office:value="2.85602" calcext:value-type="float">
            <text:p>2.85602</text:p>
          </table:table-cell>
          <table:table-cell office:value-type="float" office:value="1384" calcext:value-type="float">
            <text:p>1384</text:p>
          </table:table-cell>
          <table:table-cell office:value-type="float" office:value="256070.09" calcext:value-type="float">
            <text:p>256070.09</text:p>
          </table:table-cell>
          <table:table-cell office:value-type="float" office:value="3.09666" calcext:value-type="float">
            <text:p>3.09666</text:p>
          </table:table-cell>
          <table:table-cell office:value-type="float" office:value="2768" calcext:value-type="float">
            <text:p>2768</text:p>
          </table:table-cell>
          <table:table-cell office:value-type="float" office:value="818730.52" calcext:value-type="float">
            <text:p>818730.52</text:p>
          </table:table-cell>
          <table:table-cell office:value-type="float" office:value="3.19729" calcext:value-type="float">
            <text:p>3.1972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47.49" calcext:value-type="float">
            <text:p>9247.49</text:p>
          </table:table-cell>
          <table:table-cell office:value-type="float" office:value="346" calcext:value-type="float">
            <text:p>346</text:p>
          </table:table-cell>
          <table:table-cell office:value-type="float" office:value="28815.69" calcext:value-type="float">
            <text:p>28815.69</text:p>
          </table:table-cell>
          <table:table-cell office:value-type="float" office:value="692" calcext:value-type="float">
            <text:p>692</text:p>
          </table:table-cell>
          <table:table-cell office:value-type="float" office:value="82433.16" calcext:value-type="float">
            <text:p>82433.16</text:p>
          </table:table-cell>
          <table:table-cell office:value-type="float" office:value="2.8607" calcext:value-type="float">
            <text:p>2.8607</text:p>
          </table:table-cell>
          <table:table-cell office:value-type="float" office:value="1384" calcext:value-type="float">
            <text:p>1384</text:p>
          </table:table-cell>
          <table:table-cell office:value-type="float" office:value="253504.51" calcext:value-type="float">
            <text:p>253504.51</text:p>
          </table:table-cell>
          <table:table-cell office:value-type="float" office:value="3.07527" calcext:value-type="float">
            <text:p>3.07527</text:p>
          </table:table-cell>
          <table:table-cell office:value-type="float" office:value="2768" calcext:value-type="float">
            <text:p>2768</text:p>
          </table:table-cell>
          <table:table-cell office:value-type="float" office:value="812527.69" calcext:value-type="float">
            <text:p>812527.69</text:p>
          </table:table-cell>
          <table:table-cell office:value-type="float" office:value="3.20518" calcext:value-type="float">
            <text:p>3.2051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26.65" calcext:value-type="float">
            <text:p>9226.65</text:p>
          </table:table-cell>
          <table:table-cell office:value-type="float" office:value="346" calcext:value-type="float">
            <text:p>346</text:p>
          </table:table-cell>
          <table:table-cell office:value-type="float" office:value="28663.86" calcext:value-type="float">
            <text:p>28663.86</text:p>
          </table:table-cell>
          <table:table-cell office:value-type="float" office:value="692" calcext:value-type="float">
            <text:p>692</text:p>
          </table:table-cell>
          <table:table-cell office:value-type="float" office:value="81731.66" calcext:value-type="float">
            <text:p>81731.66</text:p>
          </table:table-cell>
          <table:table-cell office:value-type="float" office:value="2.85138" calcext:value-type="float">
            <text:p>2.85138</text:p>
          </table:table-cell>
          <table:table-cell office:value-type="float" office:value="1384" calcext:value-type="float">
            <text:p>1384</text:p>
          </table:table-cell>
          <table:table-cell office:value-type="float" office:value="252768.61" calcext:value-type="float">
            <text:p>252768.61</text:p>
          </table:table-cell>
          <table:table-cell office:value-type="float" office:value="3.09266" calcext:value-type="float">
            <text:p>3.09266</text:p>
          </table:table-cell>
          <table:table-cell office:value-type="float" office:value="2768" calcext:value-type="float">
            <text:p>2768</text:p>
          </table:table-cell>
          <table:table-cell office:value-type="float" office:value="808910.86" calcext:value-type="float">
            <text:p>808910.86</text:p>
          </table:table-cell>
          <table:table-cell office:value-type="float" office:value="3.2002" calcext:value-type="float">
            <text:p>3.200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137.76" calcext:value-type="float">
            <text:p>9137.76</text:p>
          </table:table-cell>
          <table:table-cell office:value-type="float" office:value="346" calcext:value-type="float">
            <text:p>346</text:p>
          </table:table-cell>
          <table:table-cell office:value-type="float" office:value="28532.89" calcext:value-type="float">
            <text:p>28532.89</text:p>
          </table:table-cell>
          <table:table-cell office:value-type="float" office:value="692" calcext:value-type="float">
            <text:p>692</text:p>
          </table:table-cell>
          <table:table-cell office:value-type="float" office:value="81522.16" calcext:value-type="float">
            <text:p>81522.16</text:p>
          </table:table-cell>
          <table:table-cell office:value-type="float" office:value="2.85713" calcext:value-type="float">
            <text:p>2.85713</text:p>
          </table:table-cell>
          <table:table-cell office:value-type="float" office:value="1384" calcext:value-type="float">
            <text:p>1384</text:p>
          </table:table-cell>
          <table:table-cell office:value-type="float" office:value="251686.9" calcext:value-type="float">
            <text:p>251686.9</text:p>
          </table:table-cell>
          <table:table-cell office:value-type="float" office:value="3.08734" calcext:value-type="float">
            <text:p>3.08734</text:p>
          </table:table-cell>
          <table:table-cell office:value-type="float" office:value="2768" calcext:value-type="float">
            <text:p>2768</text:p>
          </table:table-cell>
          <table:table-cell office:value-type="float" office:value="807835.31" calcext:value-type="float">
            <text:p>807835.31</text:p>
          </table:table-cell>
          <table:table-cell office:value-type="float" office:value="3.20968" calcext:value-type="float">
            <text:p>3.2096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00.77" calcext:value-type="float">
            <text:p>9200.77</text:p>
          </table:table-cell>
          <table:table-cell office:value-type="float" office:value="346" calcext:value-type="float">
            <text:p>346</text:p>
          </table:table-cell>
          <table:table-cell office:value-type="float" office:value="28594.52" calcext:value-type="float">
            <text:p>28594.52</text:p>
          </table:table-cell>
          <table:table-cell office:value-type="float" office:value="692" calcext:value-type="float">
            <text:p>692</text:p>
          </table:table-cell>
          <table:table-cell office:value-type="float" office:value="82020.76" calcext:value-type="float">
            <text:p>82020.76</text:p>
          </table:table-cell>
          <table:table-cell office:value-type="float" office:value="2.86841" calcext:value-type="float">
            <text:p>2.86841</text:p>
          </table:table-cell>
          <table:table-cell office:value-type="float" office:value="1384" calcext:value-type="float">
            <text:p>1384</text:p>
          </table:table-cell>
          <table:table-cell office:value-type="float" office:value="253286.38" calcext:value-type="float">
            <text:p>253286.38</text:p>
          </table:table-cell>
          <table:table-cell office:value-type="float" office:value="3.08808" calcext:value-type="float">
            <text:p>3.08808</text:p>
          </table:table-cell>
          <table:table-cell office:value-type="float" office:value="2768" calcext:value-type="float">
            <text:p>2768</text:p>
          </table:table-cell>
          <table:table-cell office:value-type="float" office:value="813443.17" calcext:value-type="float">
            <text:p>813443.17</text:p>
          </table:table-cell>
          <table:table-cell office:value-type="float" office:value="3.21156" calcext:value-type="float">
            <text:p>3.2115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039.72" calcext:value-type="float">
            <text:p>9039.72</text:p>
          </table:table-cell>
          <table:table-cell office:value-type="float" office:value="346" calcext:value-type="float">
            <text:p>346</text:p>
          </table:table-cell>
          <table:table-cell office:value-type="float" office:value="28002.87" calcext:value-type="float">
            <text:p>28002.87</text:p>
          </table:table-cell>
          <table:table-cell office:value-type="float" office:value="692" calcext:value-type="float">
            <text:p>692</text:p>
          </table:table-cell>
          <table:table-cell office:value-type="float" office:value="80363.83" calcext:value-type="float">
            <text:p>80363.83</text:p>
          </table:table-cell>
          <table:table-cell office:value-type="float" office:value="2.86984" calcext:value-type="float">
            <text:p>2.86984</text:p>
          </table:table-cell>
          <table:table-cell office:value-type="float" office:value="1384" calcext:value-type="float">
            <text:p>1384</text:p>
          </table:table-cell>
          <table:table-cell office:value-type="float" office:value="249360.42" calcext:value-type="float">
            <text:p>249360.42</text:p>
          </table:table-cell>
          <table:table-cell office:value-type="float" office:value="3.10289" calcext:value-type="float">
            <text:p>3.10289</text:p>
          </table:table-cell>
          <table:table-cell office:value-type="float" office:value="2768" calcext:value-type="float">
            <text:p>2768</text:p>
          </table:table-cell>
          <table:table-cell office:value-type="float" office:value="802180.9" calcext:value-type="float">
            <text:p>802180.9</text:p>
          </table:table-cell>
          <table:table-cell office:value-type="float" office:value="3.21695" calcext:value-type="float">
            <text:p>3.2169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133.34" calcext:value-type="float">
            <text:p>9133.34</text:p>
          </table:table-cell>
          <table:table-cell office:value-type="float" office:value="346" calcext:value-type="float">
            <text:p>346</text:p>
          </table:table-cell>
          <table:table-cell office:value-type="float" office:value="28257.72" calcext:value-type="float">
            <text:p>28257.72</text:p>
          </table:table-cell>
          <table:table-cell office:value-type="float" office:value="692" calcext:value-type="float">
            <text:p>692</text:p>
          </table:table-cell>
          <table:table-cell office:value-type="float" office:value="81449.61" calcext:value-type="float">
            <text:p>81449.61</text:p>
          </table:table-cell>
          <table:table-cell office:value-type="float" office:value="2.88238" calcext:value-type="float">
            <text:p>2.88238</text:p>
          </table:table-cell>
          <table:table-cell office:value-type="float" office:value="1384" calcext:value-type="float">
            <text:p>1384</text:p>
          </table:table-cell>
          <table:table-cell office:value-type="float" office:value="251377.36" calcext:value-type="float">
            <text:p>251377.36</text:p>
          </table:table-cell>
          <table:table-cell office:value-type="float" office:value="3.08629" calcext:value-type="float">
            <text:p>3.08629</text:p>
          </table:table-cell>
          <table:table-cell office:value-type="float" office:value="2768" calcext:value-type="float">
            <text:p>2768</text:p>
          </table:table-cell>
          <table:table-cell office:value-type="float" office:value="806774.91" calcext:value-type="float">
            <text:p>806774.91</text:p>
          </table:table-cell>
          <table:table-cell office:value-type="float" office:value="3.20942" calcext:value-type="float">
            <text:p>3.2094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21.6" calcext:value-type="float">
            <text:p>9221.6</text:p>
          </table:table-cell>
          <table:table-cell office:value-type="float" office:value="346" calcext:value-type="float">
            <text:p>346</text:p>
          </table:table-cell>
          <table:table-cell office:value-type="float" office:value="28867.37" calcext:value-type="float">
            <text:p>28867.37</text:p>
          </table:table-cell>
          <table:table-cell office:value-type="float" office:value="692" calcext:value-type="float">
            <text:p>692</text:p>
          </table:table-cell>
          <table:table-cell office:value-type="float" office:value="82372" calcext:value-type="float">
            <text:p>82372</text:p>
          </table:table-cell>
          <table:table-cell office:value-type="float" office:value="2.85346" calcext:value-type="float">
            <text:p>2.85346</text:p>
          </table:table-cell>
          <table:table-cell office:value-type="float" office:value="1384" calcext:value-type="float">
            <text:p>1384</text:p>
          </table:table-cell>
          <table:table-cell office:value-type="float" office:value="253693.99" calcext:value-type="float">
            <text:p>253693.99</text:p>
          </table:table-cell>
          <table:table-cell office:value-type="float" office:value="3.07986" calcext:value-type="float">
            <text:p>3.07986</text:p>
          </table:table-cell>
          <table:table-cell office:value-type="float" office:value="2768" calcext:value-type="float">
            <text:p>2768</text:p>
          </table:table-cell>
          <table:table-cell office:value-type="float" office:value="812308.75" calcext:value-type="float">
            <text:p>812308.75</text:p>
          </table:table-cell>
          <table:table-cell office:value-type="float" office:value="3.20192" calcext:value-type="float">
            <text:p>3.2019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12.91" calcext:value-type="float">
            <text:p>9212.91</text:p>
          </table:table-cell>
          <table:table-cell office:value-type="float" office:value="346" calcext:value-type="float">
            <text:p>346</text:p>
          </table:table-cell>
          <table:table-cell office:value-type="float" office:value="28834.55" calcext:value-type="float">
            <text:p>28834.55</text:p>
          </table:table-cell>
          <table:table-cell office:value-type="float" office:value="692" calcext:value-type="float">
            <text:p>692</text:p>
          </table:table-cell>
          <table:table-cell office:value-type="float" office:value="82459.68" calcext:value-type="float">
            <text:p>82459.68</text:p>
          </table:table-cell>
          <table:table-cell office:value-type="float" office:value="2.85975" calcext:value-type="float">
            <text:p>2.85975</text:p>
          </table:table-cell>
          <table:table-cell office:value-type="float" office:value="1384" calcext:value-type="float">
            <text:p>1384</text:p>
          </table:table-cell>
          <table:table-cell office:value-type="float" office:value="254224.93" calcext:value-type="float">
            <text:p>254224.93</text:p>
          </table:table-cell>
          <table:table-cell office:value-type="float" office:value="3.08302" calcext:value-type="float">
            <text:p>3.08302</text:p>
          </table:table-cell>
          <table:table-cell office:value-type="float" office:value="2768" calcext:value-type="float">
            <text:p>2768</text:p>
          </table:table-cell>
          <table:table-cell office:value-type="float" office:value="812666.45" calcext:value-type="float">
            <text:p>812666.45</text:p>
          </table:table-cell>
          <table:table-cell office:value-type="float" office:value="3.19664" calcext:value-type="float">
            <text:p>3.1966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23.09" calcext:value-type="float">
            <text:p>9323.09</text:p>
          </table:table-cell>
          <table:table-cell office:value-type="float" office:value="346" calcext:value-type="float">
            <text:p>346</text:p>
          </table:table-cell>
          <table:table-cell office:value-type="float" office:value="28979.5" calcext:value-type="float">
            <text:p>28979.5</text:p>
          </table:table-cell>
          <table:table-cell office:value-type="float" office:value="692" calcext:value-type="float">
            <text:p>692</text:p>
          </table:table-cell>
          <table:table-cell office:value-type="float" office:value="82916.19" calcext:value-type="float">
            <text:p>82916.19</text:p>
          </table:table-cell>
          <table:table-cell office:value-type="float" office:value="2.8612" calcext:value-type="float">
            <text:p>2.8612</text:p>
          </table:table-cell>
          <table:table-cell office:value-type="float" office:value="1384" calcext:value-type="float">
            <text:p>1384</text:p>
          </table:table-cell>
          <table:table-cell office:value-type="float" office:value="256148.46" calcext:value-type="float">
            <text:p>256148.46</text:p>
          </table:table-cell>
          <table:table-cell office:value-type="float" office:value="3.08925" calcext:value-type="float">
            <text:p>3.08925</text:p>
          </table:table-cell>
          <table:table-cell office:value-type="float" office:value="2768" calcext:value-type="float">
            <text:p>2768</text:p>
          </table:table-cell>
          <table:table-cell office:value-type="float" office:value="817458.57" calcext:value-type="float">
            <text:p>817458.57</text:p>
          </table:table-cell>
          <table:table-cell office:value-type="float" office:value="3.19135" calcext:value-type="float">
            <text:p>3.1913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117.92" calcext:value-type="float">
            <text:p>9117.92</text:p>
          </table:table-cell>
          <table:table-cell office:value-type="float" office:value="346" calcext:value-type="float">
            <text:p>346</text:p>
          </table:table-cell>
          <table:table-cell office:value-type="float" office:value="28439.43" calcext:value-type="float">
            <text:p>28439.43</text:p>
          </table:table-cell>
          <table:table-cell office:value-type="float" office:value="692" calcext:value-type="float">
            <text:p>692</text:p>
          </table:table-cell>
          <table:table-cell office:value-type="float" office:value="81444.43" calcext:value-type="float">
            <text:p>81444.43</text:p>
          </table:table-cell>
          <table:table-cell office:value-type="float" office:value="2.86379" calcext:value-type="float">
            <text:p>2.86379</text:p>
          </table:table-cell>
          <table:table-cell office:value-type="float" office:value="1384" calcext:value-type="float">
            <text:p>1384</text:p>
          </table:table-cell>
          <table:table-cell office:value-type="float" office:value="251666.9" calcext:value-type="float">
            <text:p>251666.9</text:p>
          </table:table-cell>
          <table:table-cell office:value-type="float" office:value="3.09004" calcext:value-type="float">
            <text:p>3.09004</text:p>
          </table:table-cell>
          <table:table-cell office:value-type="float" office:value="2768" calcext:value-type="float">
            <text:p>2768</text:p>
          </table:table-cell>
          <table:table-cell office:value-type="float" office:value="808132.78" calcext:value-type="float">
            <text:p>808132.78</text:p>
          </table:table-cell>
          <table:table-cell office:value-type="float" office:value="3.21112" calcext:value-type="float">
            <text:p>3.2111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71.86" calcext:value-type="float">
            <text:p>9271.86</text:p>
          </table:table-cell>
          <table:table-cell office:value-type="float" office:value="346" calcext:value-type="float">
            <text:p>346</text:p>
          </table:table-cell>
          <table:table-cell office:value-type="float" office:value="28799.32" calcext:value-type="float">
            <text:p>28799.32</text:p>
          </table:table-cell>
          <table:table-cell office:value-type="float" office:value="692" calcext:value-type="float">
            <text:p>692</text:p>
          </table:table-cell>
          <table:table-cell office:value-type="float" office:value="82680.14" calcext:value-type="float">
            <text:p>82680.14</text:p>
          </table:table-cell>
          <table:table-cell office:value-type="float" office:value="2.87091" calcext:value-type="float">
            <text:p>2.87091</text:p>
          </table:table-cell>
          <table:table-cell office:value-type="float" office:value="1384" calcext:value-type="float">
            <text:p>1384</text:p>
          </table:table-cell>
          <table:table-cell office:value-type="float" office:value="253719.77" calcext:value-type="float">
            <text:p>253719.77</text:p>
          </table:table-cell>
          <table:table-cell office:value-type="float" office:value="3.06869" calcext:value-type="float">
            <text:p>3.06869</text:p>
          </table:table-cell>
          <table:table-cell office:value-type="float" office:value="2768" calcext:value-type="float">
            <text:p>2768</text:p>
          </table:table-cell>
          <table:table-cell office:value-type="float" office:value="810635.46" calcext:value-type="float">
            <text:p>810635.46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128.99" calcext:value-type="float">
            <text:p>9128.99</text:p>
          </table:table-cell>
          <table:table-cell office:value-type="float" office:value="346" calcext:value-type="float">
            <text:p>346</text:p>
          </table:table-cell>
          <table:table-cell office:value-type="float" office:value="28317.64" calcext:value-type="float">
            <text:p>28317.64</text:p>
          </table:table-cell>
          <table:table-cell office:value-type="float" office:value="692" calcext:value-type="float">
            <text:p>692</text:p>
          </table:table-cell>
          <table:table-cell office:value-type="float" office:value="81131.85" calcext:value-type="float">
            <text:p>81131.85</text:p>
          </table:table-cell>
          <table:table-cell office:value-type="float" office:value="2.86506" calcext:value-type="float">
            <text:p>2.86506</text:p>
          </table:table-cell>
          <table:table-cell office:value-type="float" office:value="1384" calcext:value-type="float">
            <text:p>1384</text:p>
          </table:table-cell>
          <table:table-cell office:value-type="float" office:value="251118.31" calcext:value-type="float">
            <text:p>251118.31</text:p>
          </table:table-cell>
          <table:table-cell office:value-type="float" office:value="3.09519" calcext:value-type="float">
            <text:p>3.09519</text:p>
          </table:table-cell>
          <table:table-cell office:value-type="float" office:value="2768" calcext:value-type="float">
            <text:p>2768</text:p>
          </table:table-cell>
          <table:table-cell office:value-type="float" office:value="807380.72" calcext:value-type="float">
            <text:p>807380.72</text:p>
          </table:table-cell>
          <table:table-cell office:value-type="float" office:value="3.21514" calcext:value-type="float">
            <text:p>3.2151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103.48" calcext:value-type="float">
            <text:p>9103.48</text:p>
          </table:table-cell>
          <table:table-cell office:value-type="float" office:value="346" calcext:value-type="float">
            <text:p>346</text:p>
          </table:table-cell>
          <table:table-cell office:value-type="float" office:value="28391.64" calcext:value-type="float">
            <text:p>28391.64</text:p>
          </table:table-cell>
          <table:table-cell office:value-type="float" office:value="692" calcext:value-type="float">
            <text:p>692</text:p>
          </table:table-cell>
          <table:table-cell office:value-type="float" office:value="80995.31" calcext:value-type="float">
            <text:p>80995.31</text:p>
          </table:table-cell>
          <table:table-cell office:value-type="float" office:value="2.85279" calcext:value-type="float">
            <text:p>2.85279</text:p>
          </table:table-cell>
          <table:table-cell office:value-type="float" office:value="1384" calcext:value-type="float">
            <text:p>1384</text:p>
          </table:table-cell>
          <table:table-cell office:value-type="float" office:value="250600.28" calcext:value-type="float">
            <text:p>250600.28</text:p>
          </table:table-cell>
          <table:table-cell office:value-type="float" office:value="3.09401" calcext:value-type="float">
            <text:p>3.09401</text:p>
          </table:table-cell>
          <table:table-cell office:value-type="float" office:value="2768" calcext:value-type="float">
            <text:p>2768</text:p>
          </table:table-cell>
          <table:table-cell office:value-type="float" office:value="807169.33" calcext:value-type="float">
            <text:p>807169.33</text:p>
          </table:table-cell>
          <table:table-cell office:value-type="float" office:value="3.22094" calcext:value-type="float">
            <text:p>3.2209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34.58" calcext:value-type="float">
            <text:p>7034.58</text:p>
          </table:table-cell>
          <table:table-cell office:value-type="float" office:value="346" calcext:value-type="float">
            <text:p>346</text:p>
          </table:table-cell>
          <table:table-cell office:value-type="float" office:value="26306.81" calcext:value-type="float">
            <text:p>26306.81</text:p>
          </table:table-cell>
          <table:table-cell office:value-type="float" office:value="692" calcext:value-type="float">
            <text:p>692</text:p>
          </table:table-cell>
          <table:table-cell office:value-type="float" office:value="75667.35" calcext:value-type="float">
            <text:p>75667.35</text:p>
          </table:table-cell>
          <table:table-cell office:value-type="float" office:value="2.87634" calcext:value-type="float">
            <text:p>2.87634</text:p>
          </table:table-cell>
          <table:table-cell office:value-type="float" office:value="1384" calcext:value-type="float">
            <text:p>1384</text:p>
          </table:table-cell>
          <table:table-cell office:value-type="float" office:value="233122.9" calcext:value-type="float">
            <text:p>233122.9</text:p>
          </table:table-cell>
          <table:table-cell office:value-type="float" office:value="3.08089" calcext:value-type="float">
            <text:p>3.08089</text:p>
          </table:table-cell>
          <table:table-cell office:value-type="float" office:value="2768" calcext:value-type="float">
            <text:p>2768</text:p>
          </table:table-cell>
          <table:table-cell office:value-type="float" office:value="732513.04" calcext:value-type="float">
            <text:p>732513.04</text:p>
          </table:table-cell>
          <table:table-cell office:value-type="float" office:value="3.14218" calcext:value-type="float">
            <text:p>3.1421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112.75" calcext:value-type="float">
            <text:p>7112.75</text:p>
          </table:table-cell>
          <table:table-cell office:value-type="float" office:value="346" calcext:value-type="float">
            <text:p>346</text:p>
          </table:table-cell>
          <table:table-cell office:value-type="float" office:value="26440.66" calcext:value-type="float">
            <text:p>26440.66</text:p>
          </table:table-cell>
          <table:table-cell office:value-type="float" office:value="692" calcext:value-type="float">
            <text:p>692</text:p>
          </table:table-cell>
          <table:table-cell office:value-type="float" office:value="76108.15" calcext:value-type="float">
            <text:p>76108.15</text:p>
          </table:table-cell>
          <table:table-cell office:value-type="float" office:value="2.87845" calcext:value-type="float">
            <text:p>2.87845</text:p>
          </table:table-cell>
          <table:table-cell office:value-type="float" office:value="1384" calcext:value-type="float">
            <text:p>1384</text:p>
          </table:table-cell>
          <table:table-cell office:value-type="float" office:value="234410.45" calcext:value-type="float">
            <text:p>234410.45</text:p>
          </table:table-cell>
          <table:table-cell office:value-type="float" office:value="3.07997" calcext:value-type="float">
            <text:p>3.07997</text:p>
          </table:table-cell>
          <table:table-cell office:value-type="float" office:value="2768" calcext:value-type="float">
            <text:p>2768</text:p>
          </table:table-cell>
          <table:table-cell office:value-type="float" office:value="737415.48" calcext:value-type="float">
            <text:p>737415.48</text:p>
          </table:table-cell>
          <table:table-cell office:value-type="float" office:value="3.14583" calcext:value-type="float">
            <text:p>3.14583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992.69" calcext:value-type="float">
            <text:p>6992.69</text:p>
          </table:table-cell>
          <table:table-cell office:value-type="float" office:value="346" calcext:value-type="float">
            <text:p>346</text:p>
          </table:table-cell>
          <table:table-cell office:value-type="float" office:value="25896.1" calcext:value-type="float">
            <text:p>25896.1</text:p>
          </table:table-cell>
          <table:table-cell office:value-type="float" office:value="692" calcext:value-type="float">
            <text:p>692</text:p>
          </table:table-cell>
          <table:table-cell office:value-type="float" office:value="74828.01" calcext:value-type="float">
            <text:p>74828.01</text:p>
          </table:table-cell>
          <table:table-cell office:value-type="float" office:value="2.88955" calcext:value-type="float">
            <text:p>2.88955</text:p>
          </table:table-cell>
          <table:table-cell office:value-type="float" office:value="1384" calcext:value-type="float">
            <text:p>1384</text:p>
          </table:table-cell>
          <table:table-cell office:value-type="float" office:value="230873.13" calcext:value-type="float">
            <text:p>230873.13</text:p>
          </table:table-cell>
          <table:table-cell office:value-type="float" office:value="3.08538" calcext:value-type="float">
            <text:p>3.08538</text:p>
          </table:table-cell>
          <table:table-cell office:value-type="float" office:value="2768" calcext:value-type="float">
            <text:p>2768</text:p>
          </table:table-cell>
          <table:table-cell office:value-type="float" office:value="728383.19" calcext:value-type="float">
            <text:p>728383.19</text:p>
          </table:table-cell>
          <table:table-cell office:value-type="float" office:value="3.15491" calcext:value-type="float">
            <text:p>3.1549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947.36" calcext:value-type="float">
            <text:p>6947.36</text:p>
          </table:table-cell>
          <table:table-cell office:value-type="float" office:value="346" calcext:value-type="float">
            <text:p>346</text:p>
          </table:table-cell>
          <table:table-cell office:value-type="float" office:value="25653.88" calcext:value-type="float">
            <text:p>25653.88</text:p>
          </table:table-cell>
          <table:table-cell office:value-type="float" office:value="692" calcext:value-type="float">
            <text:p>692</text:p>
          </table:table-cell>
          <table:table-cell office:value-type="float" office:value="73936.08" calcext:value-type="float">
            <text:p>73936.08</text:p>
          </table:table-cell>
          <table:table-cell office:value-type="float" office:value="2.88206" calcext:value-type="float">
            <text:p>2.88206</text:p>
          </table:table-cell>
          <table:table-cell office:value-type="float" office:value="1384" calcext:value-type="float">
            <text:p>1384</text:p>
          </table:table-cell>
          <table:table-cell office:value-type="float" office:value="229297.97" calcext:value-type="float">
            <text:p>229297.97</text:p>
          </table:table-cell>
          <table:table-cell office:value-type="float" office:value="3.1013" calcext:value-type="float">
            <text:p>3.1013</text:p>
          </table:table-cell>
          <table:table-cell office:value-type="float" office:value="2768" calcext:value-type="float">
            <text:p>2768</text:p>
          </table:table-cell>
          <table:table-cell office:value-type="float" office:value="724907.62" calcext:value-type="float">
            <text:p>724907.62</text:p>
          </table:table-cell>
          <table:table-cell office:value-type="float" office:value="3.16142" calcext:value-type="float">
            <text:p>3.1614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87.97" calcext:value-type="float">
            <text:p>7087.97</text:p>
          </table:table-cell>
          <table:table-cell office:value-type="float" office:value="346" calcext:value-type="float">
            <text:p>346</text:p>
          </table:table-cell>
          <table:table-cell office:value-type="float" office:value="26631.52" calcext:value-type="float">
            <text:p>26631.52</text:p>
          </table:table-cell>
          <table:table-cell office:value-type="float" office:value="692" calcext:value-type="float">
            <text:p>692</text:p>
          </table:table-cell>
          <table:table-cell office:value-type="float" office:value="76815.7" calcext:value-type="float">
            <text:p>76815.7</text:p>
          </table:table-cell>
          <table:table-cell office:value-type="float" office:value="2.88439" calcext:value-type="float">
            <text:p>2.88439</text:p>
          </table:table-cell>
          <table:table-cell office:value-type="float" office:value="1384" calcext:value-type="float">
            <text:p>1384</text:p>
          </table:table-cell>
          <table:table-cell office:value-type="float" office:value="235487.47" calcext:value-type="float">
            <text:p>235487.47</text:p>
          </table:table-cell>
          <table:table-cell office:value-type="float" office:value="3.06562" calcext:value-type="float">
            <text:p>3.06562</text:p>
          </table:table-cell>
          <table:table-cell office:value-type="float" office:value="2768" calcext:value-type="float">
            <text:p>2768</text:p>
          </table:table-cell>
          <table:table-cell office:value-type="float" office:value="739998.01" calcext:value-type="float">
            <text:p>739998.01</text:p>
          </table:table-cell>
          <table:table-cell office:value-type="float" office:value="3.14241" calcext:value-type="float">
            <text:p>3.1424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40.58" calcext:value-type="float">
            <text:p>7040.58</text:p>
          </table:table-cell>
          <table:table-cell office:value-type="float" office:value="346" calcext:value-type="float">
            <text:p>346</text:p>
          </table:table-cell>
          <table:table-cell office:value-type="float" office:value="26062.78" calcext:value-type="float">
            <text:p>26062.78</text:p>
          </table:table-cell>
          <table:table-cell office:value-type="float" office:value="692" calcext:value-type="float">
            <text:p>692</text:p>
          </table:table-cell>
          <table:table-cell office:value-type="float" office:value="75150.81" calcext:value-type="float">
            <text:p>75150.81</text:p>
          </table:table-cell>
          <table:table-cell office:value-type="float" office:value="2.88345" calcext:value-type="float">
            <text:p>2.88345</text:p>
          </table:table-cell>
          <table:table-cell office:value-type="float" office:value="1384" calcext:value-type="float">
            <text:p>1384</text:p>
          </table:table-cell>
          <table:table-cell office:value-type="float" office:value="231403.58" calcext:value-type="float">
            <text:p>231403.58</text:p>
          </table:table-cell>
          <table:table-cell office:value-type="float" office:value="3.07919" calcext:value-type="float">
            <text:p>3.07919</text:p>
          </table:table-cell>
          <table:table-cell office:value-type="float" office:value="2768" calcext:value-type="float">
            <text:p>2768</text:p>
          </table:table-cell>
          <table:table-cell office:value-type="float" office:value="728929.69" calcext:value-type="float">
            <text:p>728929.69</text:p>
          </table:table-cell>
          <table:table-cell office:value-type="float" office:value="3.15004" calcext:value-type="float">
            <text:p>3.1500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103.01" calcext:value-type="float">
            <text:p>7103.01</text:p>
          </table:table-cell>
          <table:table-cell office:value-type="float" office:value="346" calcext:value-type="float">
            <text:p>346</text:p>
          </table:table-cell>
          <table:table-cell office:value-type="float" office:value="26528.84" calcext:value-type="float">
            <text:p>26528.84</text:p>
          </table:table-cell>
          <table:table-cell office:value-type="float" office:value="692" calcext:value-type="float">
            <text:p>692</text:p>
          </table:table-cell>
          <table:table-cell office:value-type="float" office:value="76609.96" calcext:value-type="float">
            <text:p>76609.96</text:p>
          </table:table-cell>
          <table:table-cell office:value-type="float" office:value="2.8878" calcext:value-type="float">
            <text:p>2.8878</text:p>
          </table:table-cell>
          <table:table-cell office:value-type="float" office:value="1384" calcext:value-type="float">
            <text:p>1384</text:p>
          </table:table-cell>
          <table:table-cell office:value-type="float" office:value="235282.56" calcext:value-type="float">
            <text:p>235282.56</text:p>
          </table:table-cell>
          <table:table-cell office:value-type="float" office:value="3.07117" calcext:value-type="float">
            <text:p>3.07117</text:p>
          </table:table-cell>
          <table:table-cell office:value-type="float" office:value="2768" calcext:value-type="float">
            <text:p>2768</text:p>
          </table:table-cell>
          <table:table-cell office:value-type="float" office:value="739840.45" calcext:value-type="float">
            <text:p>739840.45</text:p>
          </table:table-cell>
          <table:table-cell office:value-type="float" office:value="3.14448" calcext:value-type="float">
            <text:p>3.1444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136.32" calcext:value-type="float">
            <text:p>7136.32</text:p>
          </table:table-cell>
          <table:table-cell office:value-type="float" office:value="346" calcext:value-type="float">
            <text:p>346</text:p>
          </table:table-cell>
          <table:table-cell office:value-type="float" office:value="26588.22" calcext:value-type="float">
            <text:p>26588.22</text:p>
          </table:table-cell>
          <table:table-cell office:value-type="float" office:value="692" calcext:value-type="float">
            <text:p>692</text:p>
          </table:table-cell>
          <table:table-cell office:value-type="float" office:value="76540.54" calcext:value-type="float">
            <text:p>76540.54</text:p>
          </table:table-cell>
          <table:table-cell office:value-type="float" office:value="2.87874" calcext:value-type="float">
            <text:p>2.87874</text:p>
          </table:table-cell>
          <table:table-cell office:value-type="float" office:value="1384" calcext:value-type="float">
            <text:p>1384</text:p>
          </table:table-cell>
          <table:table-cell office:value-type="float" office:value="235892.29" calcext:value-type="float">
            <text:p>235892.29</text:p>
          </table:table-cell>
          <table:table-cell office:value-type="float" office:value="3.08193" calcext:value-type="float">
            <text:p>3.08193</text:p>
          </table:table-cell>
          <table:table-cell office:value-type="float" office:value="2768" calcext:value-type="float">
            <text:p>2768</text:p>
          </table:table-cell>
          <table:table-cell office:value-type="float" office:value="739245.24" calcext:value-type="float">
            <text:p>739245.24</text:p>
          </table:table-cell>
          <table:table-cell office:value-type="float" office:value="3.13383" calcext:value-type="float">
            <text:p>3.13383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178.73" calcext:value-type="float">
            <text:p>7178.73</text:p>
          </table:table-cell>
          <table:table-cell office:value-type="float" office:value="346" calcext:value-type="float">
            <text:p>346</text:p>
          </table:table-cell>
          <table:table-cell office:value-type="float" office:value="26652.23" calcext:value-type="float">
            <text:p>26652.23</text:p>
          </table:table-cell>
          <table:table-cell office:value-type="float" office:value="692" calcext:value-type="float">
            <text:p>692</text:p>
          </table:table-cell>
          <table:table-cell office:value-type="float" office:value="76823.19" calcext:value-type="float">
            <text:p>76823.19</text:p>
          </table:table-cell>
          <table:table-cell office:value-type="float" office:value="2.88243" calcext:value-type="float">
            <text:p>2.88243</text:p>
          </table:table-cell>
          <table:table-cell office:value-type="float" office:value="1384" calcext:value-type="float">
            <text:p>1384</text:p>
          </table:table-cell>
          <table:table-cell office:value-type="float" office:value="234903.65" calcext:value-type="float">
            <text:p>234903.65</text:p>
          </table:table-cell>
          <table:table-cell office:value-type="float" office:value="3.05772" calcext:value-type="float">
            <text:p>3.05772</text:p>
          </table:table-cell>
          <table:table-cell office:value-type="float" office:value="2768" calcext:value-type="float">
            <text:p>2768</text:p>
          </table:table-cell>
          <table:table-cell office:value-type="float" office:value="738340.56" calcext:value-type="float">
            <text:p>738340.56</text:p>
          </table:table-cell>
          <table:table-cell office:value-type="float" office:value="3.14316" calcext:value-type="float">
            <text:p>3.1431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29.12" calcext:value-type="float">
            <text:p>7029.12</text:p>
          </table:table-cell>
          <table:table-cell office:value-type="float" office:value="346" calcext:value-type="float">
            <text:p>346</text:p>
          </table:table-cell>
          <table:table-cell office:value-type="float" office:value="26170.73" calcext:value-type="float">
            <text:p>26170.73</text:p>
          </table:table-cell>
          <table:table-cell office:value-type="float" office:value="692" calcext:value-type="float">
            <text:p>692</text:p>
          </table:table-cell>
          <table:table-cell office:value-type="float" office:value="75273.95" calcext:value-type="float">
            <text:p>75273.95</text:p>
          </table:table-cell>
          <table:table-cell office:value-type="float" office:value="2.87626" calcext:value-type="float">
            <text:p>2.87626</text:p>
          </table:table-cell>
          <table:table-cell office:value-type="float" office:value="1384" calcext:value-type="float">
            <text:p>1384</text:p>
          </table:table-cell>
          <table:table-cell office:value-type="float" office:value="231811.8" calcext:value-type="float">
            <text:p>231811.8</text:p>
          </table:table-cell>
          <table:table-cell office:value-type="float" office:value="3.07958" calcext:value-type="float">
            <text:p>3.07958</text:p>
          </table:table-cell>
          <table:table-cell office:value-type="float" office:value="2768" calcext:value-type="float">
            <text:p>2768</text:p>
          </table:table-cell>
          <table:table-cell office:value-type="float" office:value="730898.6" calcext:value-type="float">
            <text:p>730898.6</text:p>
          </table:table-cell>
          <table:table-cell office:value-type="float" office:value="3.15298" calcext:value-type="float">
            <text:p>3.1529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12.74" calcext:value-type="float">
            <text:p>7012.74</text:p>
          </table:table-cell>
          <table:table-cell office:value-type="float" office:value="346" calcext:value-type="float">
            <text:p>346</text:p>
          </table:table-cell>
          <table:table-cell office:value-type="float" office:value="26183.76" calcext:value-type="float">
            <text:p>26183.76</text:p>
          </table:table-cell>
          <table:table-cell office:value-type="float" office:value="692" calcext:value-type="float">
            <text:p>692</text:p>
          </table:table-cell>
          <table:table-cell office:value-type="float" office:value="75626.31" calcext:value-type="float">
            <text:p>75626.31</text:p>
          </table:table-cell>
          <table:table-cell office:value-type="float" office:value="2.88829" calcext:value-type="float">
            <text:p>2.88829</text:p>
          </table:table-cell>
          <table:table-cell office:value-type="float" office:value="1384" calcext:value-type="float">
            <text:p>1384</text:p>
          </table:table-cell>
          <table:table-cell office:value-type="float" office:value="231730" calcext:value-type="float">
            <text:p>231730</text:p>
          </table:table-cell>
          <table:table-cell office:value-type="float" office:value="3.06415" calcext:value-type="float">
            <text:p>3.06415</text:p>
          </table:table-cell>
          <table:table-cell office:value-type="float" office:value="2768" calcext:value-type="float">
            <text:p>2768</text:p>
          </table:table-cell>
          <table:table-cell office:value-type="float" office:value="729196.13" calcext:value-type="float">
            <text:p>729196.13</text:p>
          </table:table-cell>
          <table:table-cell office:value-type="float" office:value="3.14675" calcext:value-type="float">
            <text:p>3.1467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01.02" calcext:value-type="float">
            <text:p>7001.02</text:p>
          </table:table-cell>
          <table:table-cell office:value-type="float" office:value="346" calcext:value-type="float">
            <text:p>346</text:p>
          </table:table-cell>
          <table:table-cell office:value-type="float" office:value="26269.07" calcext:value-type="float">
            <text:p>26269.07</text:p>
          </table:table-cell>
          <table:table-cell office:value-type="float" office:value="692" calcext:value-type="float">
            <text:p>692</text:p>
          </table:table-cell>
          <table:table-cell office:value-type="float" office:value="75662.23" calcext:value-type="float">
            <text:p>75662.23</text:p>
          </table:table-cell>
          <table:table-cell office:value-type="float" office:value="2.88028" calcext:value-type="float">
            <text:p>2.88028</text:p>
          </table:table-cell>
          <table:table-cell office:value-type="float" office:value="1384" calcext:value-type="float">
            <text:p>1384</text:p>
          </table:table-cell>
          <table:table-cell office:value-type="float" office:value="232564.64" calcext:value-type="float">
            <text:p>232564.64</text:p>
          </table:table-cell>
          <table:table-cell office:value-type="float" office:value="3.07372" calcext:value-type="float">
            <text:p>3.07372</text:p>
          </table:table-cell>
          <table:table-cell office:value-type="float" office:value="2768" calcext:value-type="float">
            <text:p>2768</text:p>
          </table:table-cell>
          <table:table-cell office:value-type="float" office:value="734606.37" calcext:value-type="float">
            <text:p>734606.37</text:p>
          </table:table-cell>
          <table:table-cell office:value-type="float" office:value="3.15872" calcext:value-type="float">
            <text:p>3.1587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942.17" calcext:value-type="float">
            <text:p>6942.17</text:p>
          </table:table-cell>
          <table:table-cell office:value-type="float" office:value="346" calcext:value-type="float">
            <text:p>346</text:p>
          </table:table-cell>
          <table:table-cell office:value-type="float" office:value="25570.61" calcext:value-type="float">
            <text:p>25570.61</text:p>
          </table:table-cell>
          <table:table-cell office:value-type="float" office:value="692" calcext:value-type="float">
            <text:p>692</text:p>
          </table:table-cell>
          <table:table-cell office:value-type="float" office:value="73565.28" calcext:value-type="float">
            <text:p>73565.28</text:p>
          </table:table-cell>
          <table:table-cell office:value-type="float" office:value="2.87695" calcext:value-type="float">
            <text:p>2.87695</text:p>
          </table:table-cell>
          <table:table-cell office:value-type="float" office:value="1384" calcext:value-type="float">
            <text:p>1384</text:p>
          </table:table-cell>
          <table:table-cell office:value-type="float" office:value="227456.44" calcext:value-type="float">
            <text:p>227456.44</text:p>
          </table:table-cell>
          <table:table-cell office:value-type="float" office:value="3.0919" calcext:value-type="float">
            <text:p>3.0919</text:p>
          </table:table-cell>
          <table:table-cell office:value-type="float" office:value="2768" calcext:value-type="float">
            <text:p>2768</text:p>
          </table:table-cell>
          <table:table-cell office:value-type="float" office:value="718748.65" calcext:value-type="float">
            <text:p>718748.65</text:p>
          </table:table-cell>
          <table:table-cell office:value-type="float" office:value="3.15994" calcext:value-type="float">
            <text:p>3.1599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937.95" calcext:value-type="float">
            <text:p>6937.95</text:p>
          </table:table-cell>
          <table:table-cell office:value-type="float" office:value="346" calcext:value-type="float">
            <text:p>346</text:p>
          </table:table-cell>
          <table:table-cell office:value-type="float" office:value="25786.62" calcext:value-type="float">
            <text:p>25786.62</text:p>
          </table:table-cell>
          <table:table-cell office:value-type="float" office:value="692" calcext:value-type="float">
            <text:p>692</text:p>
          </table:table-cell>
          <table:table-cell office:value-type="float" office:value="74681.76" calcext:value-type="float">
            <text:p>74681.76</text:p>
          </table:table-cell>
          <table:table-cell office:value-type="float" office:value="2.89614" calcext:value-type="float">
            <text:p>2.89614</text:p>
          </table:table-cell>
          <table:table-cell office:value-type="float" office:value="1384" calcext:value-type="float">
            <text:p>1384</text:p>
          </table:table-cell>
          <table:table-cell office:value-type="float" office:value="229846.49" calcext:value-type="float">
            <text:p>229846.49</text:p>
          </table:table-cell>
          <table:table-cell office:value-type="float" office:value="3.07768" calcext:value-type="float">
            <text:p>3.07768</text:p>
          </table:table-cell>
          <table:table-cell office:value-type="float" office:value="2768" calcext:value-type="float">
            <text:p>2768</text:p>
          </table:table-cell>
          <table:table-cell office:value-type="float" office:value="726909.5" calcext:value-type="float">
            <text:p>726909.5</text:p>
          </table:table-cell>
          <table:table-cell office:value-type="float" office:value="3.16259" calcext:value-type="float">
            <text:p>3.1625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77.26" calcext:value-type="float">
            <text:p>7077.26</text:p>
          </table:table-cell>
          <table:table-cell office:value-type="float" office:value="346" calcext:value-type="float">
            <text:p>346</text:p>
          </table:table-cell>
          <table:table-cell office:value-type="float" office:value="26565.81" calcext:value-type="float">
            <text:p>26565.81</text:p>
          </table:table-cell>
          <table:table-cell office:value-type="float" office:value="692" calcext:value-type="float">
            <text:p>692</text:p>
          </table:table-cell>
          <table:table-cell office:value-type="float" office:value="76582.85" calcext:value-type="float">
            <text:p>76582.85</text:p>
          </table:table-cell>
          <table:table-cell office:value-type="float" office:value="2.88276" calcext:value-type="float">
            <text:p>2.88276</text:p>
          </table:table-cell>
          <table:table-cell office:value-type="float" office:value="1384" calcext:value-type="float">
            <text:p>1384</text:p>
          </table:table-cell>
          <table:table-cell office:value-type="float" office:value="234624.01" calcext:value-type="float">
            <text:p>234624.01</text:p>
          </table:table-cell>
          <table:table-cell office:value-type="float" office:value="3.06366" calcext:value-type="float">
            <text:p>3.06366</text:p>
          </table:table-cell>
          <table:table-cell office:value-type="float" office:value="2768" calcext:value-type="float">
            <text:p>2768</text:p>
          </table:table-cell>
          <table:table-cell office:value-type="float" office:value="737044.35" calcext:value-type="float">
            <text:p>737044.35</text:p>
          </table:table-cell>
          <table:table-cell office:value-type="float" office:value="3.14139" calcext:value-type="float">
            <text:p>3.1413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104.71" calcext:value-type="float">
            <text:p>7104.71</text:p>
          </table:table-cell>
          <table:table-cell office:value-type="float" office:value="346" calcext:value-type="float">
            <text:p>346</text:p>
          </table:table-cell>
          <table:table-cell office:value-type="float" office:value="26663.12" calcext:value-type="float">
            <text:p>26663.12</text:p>
          </table:table-cell>
          <table:table-cell office:value-type="float" office:value="692" calcext:value-type="float">
            <text:p>692</text:p>
          </table:table-cell>
          <table:table-cell office:value-type="float" office:value="76915.51" calcext:value-type="float">
            <text:p>76915.51</text:p>
          </table:table-cell>
          <table:table-cell office:value-type="float" office:value="2.88472" calcext:value-type="float">
            <text:p>2.88472</text:p>
          </table:table-cell>
          <table:table-cell office:value-type="float" office:value="1384" calcext:value-type="float">
            <text:p>1384</text:p>
          </table:table-cell>
          <table:table-cell office:value-type="float" office:value="235000.96" calcext:value-type="float">
            <text:p>235000.96</text:p>
          </table:table-cell>
          <table:table-cell office:value-type="float" office:value="3.05531" calcext:value-type="float">
            <text:p>3.05531</text:p>
          </table:table-cell>
          <table:table-cell office:value-type="float" office:value="2768" calcext:value-type="float">
            <text:p>2768</text:p>
          </table:table-cell>
          <table:table-cell office:value-type="float" office:value="736155.5" calcext:value-type="float">
            <text:p>736155.5</text:p>
          </table:table-cell>
          <table:table-cell office:value-type="float" office:value="3.13256" calcext:value-type="float">
            <text:p>3.1325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155.75" calcext:value-type="float">
            <text:p>7155.75</text:p>
          </table:table-cell>
          <table:table-cell office:value-type="float" office:value="346" calcext:value-type="float">
            <text:p>346</text:p>
          </table:table-cell>
          <table:table-cell office:value-type="float" office:value="26795.36" calcext:value-type="float">
            <text:p>26795.36</text:p>
          </table:table-cell>
          <table:table-cell office:value-type="float" office:value="692" calcext:value-type="float">
            <text:p>692</text:p>
          </table:table-cell>
          <table:table-cell office:value-type="float" office:value="77587.75" calcext:value-type="float">
            <text:p>77587.75</text:p>
          </table:table-cell>
          <table:table-cell office:value-type="float" office:value="2.89557" calcext:value-type="float">
            <text:p>2.89557</text:p>
          </table:table-cell>
          <table:table-cell office:value-type="float" office:value="1384" calcext:value-type="float">
            <text:p>1384</text:p>
          </table:table-cell>
          <table:table-cell office:value-type="float" office:value="238153.72" calcext:value-type="float">
            <text:p>238153.72</text:p>
          </table:table-cell>
          <table:table-cell office:value-type="float" office:value="3.06948" calcext:value-type="float">
            <text:p>3.06948</text:p>
          </table:table-cell>
          <table:table-cell office:value-type="float" office:value="2768" calcext:value-type="float">
            <text:p>2768</text:p>
          </table:table-cell>
          <table:table-cell office:value-type="float" office:value="745648.99" calcext:value-type="float">
            <text:p>745648.99</text:p>
          </table:table-cell>
          <table:table-cell office:value-type="float" office:value="3.13096" calcext:value-type="float">
            <text:p>3.1309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06.58" calcext:value-type="float">
            <text:p>7006.58</text:p>
          </table:table-cell>
          <table:table-cell office:value-type="float" office:value="346" calcext:value-type="float">
            <text:p>346</text:p>
          </table:table-cell>
          <table:table-cell office:value-type="float" office:value="26040.42" calcext:value-type="float">
            <text:p>26040.42</text:p>
          </table:table-cell>
          <table:table-cell office:value-type="float" office:value="692" calcext:value-type="float">
            <text:p>692</text:p>
          </table:table-cell>
          <table:table-cell office:value-type="float" office:value="75392.23" calcext:value-type="float">
            <text:p>75392.23</text:p>
          </table:table-cell>
          <table:table-cell office:value-type="float" office:value="2.8952" calcext:value-type="float">
            <text:p>2.8952</text:p>
          </table:table-cell>
          <table:table-cell office:value-type="float" office:value="1384" calcext:value-type="float">
            <text:p>1384</text:p>
          </table:table-cell>
          <table:table-cell office:value-type="float" office:value="232590.74" calcext:value-type="float">
            <text:p>232590.74</text:p>
          </table:table-cell>
          <table:table-cell office:value-type="float" office:value="3.08508" calcext:value-type="float">
            <text:p>3.08508</text:p>
          </table:table-cell>
          <table:table-cell office:value-type="float" office:value="2768" calcext:value-type="float">
            <text:p>2768</text:p>
          </table:table-cell>
          <table:table-cell office:value-type="float" office:value="730788.51" calcext:value-type="float">
            <text:p>730788.51</text:p>
          </table:table-cell>
          <table:table-cell office:value-type="float" office:value="3.14195" calcext:value-type="float">
            <text:p>3.1419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069.58" calcext:value-type="float">
            <text:p>7069.58</text:p>
          </table:table-cell>
          <table:table-cell office:value-type="float" office:value="346" calcext:value-type="float">
            <text:p>346</text:p>
          </table:table-cell>
          <table:table-cell office:value-type="float" office:value="26545.3" calcext:value-type="float">
            <text:p>26545.3</text:p>
          </table:table-cell>
          <table:table-cell office:value-type="float" office:value="692" calcext:value-type="float">
            <text:p>692</text:p>
          </table:table-cell>
          <table:table-cell office:value-type="float" office:value="76959.64" calcext:value-type="float">
            <text:p>76959.64</text:p>
          </table:table-cell>
          <table:table-cell office:value-type="float" office:value="2.89918" calcext:value-type="float">
            <text:p>2.89918</text:p>
          </table:table-cell>
          <table:table-cell office:value-type="float" office:value="1384" calcext:value-type="float">
            <text:p>1384</text:p>
          </table:table-cell>
          <table:table-cell office:value-type="float" office:value="234577.34" calcext:value-type="float">
            <text:p>234577.34</text:p>
          </table:table-cell>
          <table:table-cell office:value-type="float" office:value="3.04806" calcext:value-type="float">
            <text:p>3.04806</text:p>
          </table:table-cell>
          <table:table-cell office:value-type="float" office:value="2768" calcext:value-type="float">
            <text:p>2768</text:p>
          </table:table-cell>
          <table:table-cell office:value-type="float" office:value="733805.62" calcext:value-type="float">
            <text:p>733805.62</text:p>
          </table:table-cell>
          <table:table-cell office:value-type="float" office:value="3.1282" calcext:value-type="float">
            <text:p>3.128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995.47" calcext:value-type="float">
            <text:p>6995.47</text:p>
          </table:table-cell>
          <table:table-cell office:value-type="float" office:value="346" calcext:value-type="float">
            <text:p>346</text:p>
          </table:table-cell>
          <table:table-cell office:value-type="float" office:value="26110.64" calcext:value-type="float">
            <text:p>26110.64</text:p>
          </table:table-cell>
          <table:table-cell office:value-type="float" office:value="692" calcext:value-type="float">
            <text:p>692</text:p>
          </table:table-cell>
          <table:table-cell office:value-type="float" office:value="74916.38" calcext:value-type="float">
            <text:p>74916.38</text:p>
          </table:table-cell>
          <table:table-cell office:value-type="float" office:value="2.86919" calcext:value-type="float">
            <text:p>2.86919</text:p>
          </table:table-cell>
          <table:table-cell office:value-type="float" office:value="1384" calcext:value-type="float">
            <text:p>1384</text:p>
          </table:table-cell>
          <table:table-cell office:value-type="float" office:value="231341.42" calcext:value-type="float">
            <text:p>231341.42</text:p>
          </table:table-cell>
          <table:table-cell office:value-type="float" office:value="3.088" calcext:value-type="float">
            <text:p>3.088</text:p>
          </table:table-cell>
          <table:table-cell office:value-type="float" office:value="2768" calcext:value-type="float">
            <text:p>2768</text:p>
          </table:table-cell>
          <table:table-cell office:value-type="float" office:value="729096.56" calcext:value-type="float">
            <text:p>729096.56</text:p>
          </table:table-cell>
          <table:table-cell office:value-type="float" office:value="3.1516" calcext:value-type="float">
            <text:p>3.151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6912.23" calcext:value-type="float">
            <text:p>6912.23</text:p>
          </table:table-cell>
          <table:table-cell office:value-type="float" office:value="346" calcext:value-type="float">
            <text:p>346</text:p>
          </table:table-cell>
          <table:table-cell office:value-type="float" office:value="25826.73" calcext:value-type="float">
            <text:p>25826.73</text:p>
          </table:table-cell>
          <table:table-cell office:value-type="float" office:value="692" calcext:value-type="float">
            <text:p>692</text:p>
          </table:table-cell>
          <table:table-cell office:value-type="float" office:value="74720.51" calcext:value-type="float">
            <text:p>74720.51</text:p>
          </table:table-cell>
          <table:table-cell office:value-type="float" office:value="2.89315" calcext:value-type="float">
            <text:p>2.89315</text:p>
          </table:table-cell>
          <table:table-cell office:value-type="float" office:value="1384" calcext:value-type="float">
            <text:p>1384</text:p>
          </table:table-cell>
          <table:table-cell office:value-type="float" office:value="230150.52" calcext:value-type="float">
            <text:p>230150.52</text:p>
          </table:table-cell>
          <table:table-cell office:value-type="float" office:value="3.08015" calcext:value-type="float">
            <text:p>3.08015</text:p>
          </table:table-cell>
          <table:table-cell office:value-type="float" office:value="2768" calcext:value-type="float">
            <text:p>2768</text:p>
          </table:table-cell>
          <table:table-cell office:value-type="float" office:value="728841.63" calcext:value-type="float">
            <text:p>728841.63</text:p>
          </table:table-cell>
          <table:table-cell office:value-type="float" office:value="3.1668" calcext:value-type="float">
            <text:p>3.166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013.72" calcext:value-type="float">
            <text:p>8013.72</text:p>
          </table:table-cell>
          <table:table-cell office:value-type="float" office:value="346" calcext:value-type="float">
            <text:p>346</text:p>
          </table:table-cell>
          <table:table-cell office:value-type="float" office:value="26079.98" calcext:value-type="float">
            <text:p>26079.98</text:p>
          </table:table-cell>
          <table:table-cell office:value-type="float" office:value="692" calcext:value-type="float">
            <text:p>692</text:p>
          </table:table-cell>
          <table:table-cell office:value-type="float" office:value="76813.05" calcext:value-type="float">
            <text:p>76813.05</text:p>
          </table:table-cell>
          <table:table-cell office:value-type="float" office:value="2.94529" calcext:value-type="float">
            <text:p>2.94529</text:p>
          </table:table-cell>
          <table:table-cell office:value-type="float" office:value="1384" calcext:value-type="float">
            <text:p>1384</text:p>
          </table:table-cell>
          <table:table-cell office:value-type="float" office:value="220169.21" calcext:value-type="float">
            <text:p>220169.21</text:p>
          </table:table-cell>
          <table:table-cell office:value-type="float" office:value="2.8663" calcext:value-type="float">
            <text:p>2.8663</text:p>
          </table:table-cell>
          <table:table-cell office:value-type="float" office:value="2768" calcext:value-type="float">
            <text:p>2768</text:p>
          </table:table-cell>
          <table:table-cell office:value-type="float" office:value="735547.04" calcext:value-type="float">
            <text:p>735547.04</text:p>
          </table:table-cell>
          <table:table-cell office:value-type="float" office:value="3.34083" calcext:value-type="float">
            <text:p>3.34083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099.38" calcext:value-type="float">
            <text:p>8099.38</text:p>
          </table:table-cell>
          <table:table-cell office:value-type="float" office:value="346" calcext:value-type="float">
            <text:p>346</text:p>
          </table:table-cell>
          <table:table-cell office:value-type="float" office:value="26232.69" calcext:value-type="float">
            <text:p>26232.69</text:p>
          </table:table-cell>
          <table:table-cell office:value-type="float" office:value="692" calcext:value-type="float">
            <text:p>692</text:p>
          </table:table-cell>
          <table:table-cell office:value-type="float" office:value="76915.26" calcext:value-type="float">
            <text:p>76915.26</text:p>
          </table:table-cell>
          <table:table-cell office:value-type="float" office:value="2.93204" calcext:value-type="float">
            <text:p>2.93204</text:p>
          </table:table-cell>
          <table:table-cell office:value-type="float" office:value="1384" calcext:value-type="float">
            <text:p>1384</text:p>
          </table:table-cell>
          <table:table-cell office:value-type="float" office:value="221042.85" calcext:value-type="float">
            <text:p>221042.85</text:p>
          </table:table-cell>
          <table:table-cell office:value-type="float" office:value="2.87385" calcext:value-type="float">
            <text:p>2.87385</text:p>
          </table:table-cell>
          <table:table-cell office:value-type="float" office:value="2768" calcext:value-type="float">
            <text:p>2768</text:p>
          </table:table-cell>
          <table:table-cell office:value-type="float" office:value="739147.52" calcext:value-type="float">
            <text:p>739147.52</text:p>
          </table:table-cell>
          <table:table-cell office:value-type="float" office:value="3.34391" calcext:value-type="float">
            <text:p>3.3439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948.28" calcext:value-type="float">
            <text:p>7948.28</text:p>
          </table:table-cell>
          <table:table-cell office:value-type="float" office:value="346" calcext:value-type="float">
            <text:p>346</text:p>
          </table:table-cell>
          <table:table-cell office:value-type="float" office:value="25678.86" calcext:value-type="float">
            <text:p>25678.86</text:p>
          </table:table-cell>
          <table:table-cell office:value-type="float" office:value="692" calcext:value-type="float">
            <text:p>692</text:p>
          </table:table-cell>
          <table:table-cell office:value-type="float" office:value="75619.2" calcext:value-type="float">
            <text:p>75619.2</text:p>
          </table:table-cell>
          <table:table-cell office:value-type="float" office:value="2.9448" calcext:value-type="float">
            <text:p>2.9448</text:p>
          </table:table-cell>
          <table:table-cell office:value-type="float" office:value="1384" calcext:value-type="float">
            <text:p>1384</text:p>
          </table:table-cell>
          <table:table-cell office:value-type="float" office:value="217787.93" calcext:value-type="float">
            <text:p>217787.93</text:p>
          </table:table-cell>
          <table:table-cell office:value-type="float" office:value="2.88006" calcext:value-type="float">
            <text:p>2.88006</text:p>
          </table:table-cell>
          <table:table-cell office:value-type="float" office:value="2768" calcext:value-type="float">
            <text:p>2768</text:p>
          </table:table-cell>
          <table:table-cell office:value-type="float" office:value="730115.07" calcext:value-type="float">
            <text:p>730115.07</text:p>
          </table:table-cell>
          <table:table-cell office:value-type="float" office:value="3.35241" calcext:value-type="float">
            <text:p>3.3524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929.33" calcext:value-type="float">
            <text:p>7929.33</text:p>
          </table:table-cell>
          <table:table-cell office:value-type="float" office:value="346" calcext:value-type="float">
            <text:p>346</text:p>
          </table:table-cell>
          <table:table-cell office:value-type="float" office:value="25327.1" calcext:value-type="float">
            <text:p>25327.1</text:p>
          </table:table-cell>
          <table:table-cell office:value-type="float" office:value="692" calcext:value-type="float">
            <text:p>692</text:p>
          </table:table-cell>
          <table:table-cell office:value-type="float" office:value="74982.22" calcext:value-type="float">
            <text:p>74982.22</text:p>
          </table:table-cell>
          <table:table-cell office:value-type="float" office:value="2.96055" calcext:value-type="float">
            <text:p>2.96055</text:p>
          </table:table-cell>
          <table:table-cell office:value-type="float" office:value="1384" calcext:value-type="float">
            <text:p>1384</text:p>
          </table:table-cell>
          <table:table-cell office:value-type="float" office:value="215736.17" calcext:value-type="float">
            <text:p>215736.17</text:p>
          </table:table-cell>
          <table:table-cell office:value-type="float" office:value="2.87716" calcext:value-type="float">
            <text:p>2.87716</text:p>
          </table:table-cell>
          <table:table-cell office:value-type="float" office:value="2768" calcext:value-type="float">
            <text:p>2768</text:p>
          </table:table-cell>
          <table:table-cell office:value-type="float" office:value="726368.41" calcext:value-type="float">
            <text:p>726368.41</text:p>
          </table:table-cell>
          <table:table-cell office:value-type="float" office:value="3.36693" calcext:value-type="float">
            <text:p>3.36693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083.74" calcext:value-type="float">
            <text:p>8083.74</text:p>
          </table:table-cell>
          <table:table-cell office:value-type="float" office:value="346" calcext:value-type="float">
            <text:p>346</text:p>
          </table:table-cell>
          <table:table-cell office:value-type="float" office:value="26355.39" calcext:value-type="float">
            <text:p>26355.39</text:p>
          </table:table-cell>
          <table:table-cell office:value-type="float" office:value="692" calcext:value-type="float">
            <text:p>692</text:p>
          </table:table-cell>
          <table:table-cell office:value-type="float" office:value="77826.53" calcext:value-type="float">
            <text:p>77826.53</text:p>
          </table:table-cell>
          <table:table-cell office:value-type="float" office:value="2.95296" calcext:value-type="float">
            <text:p>2.95296</text:p>
          </table:table-cell>
          <table:table-cell office:value-type="float" office:value="1384" calcext:value-type="float">
            <text:p>1384</text:p>
          </table:table-cell>
          <table:table-cell office:value-type="float" office:value="222325.98" calcext:value-type="float">
            <text:p>222325.98</text:p>
          </table:table-cell>
          <table:table-cell office:value-type="float" office:value="2.85669" calcext:value-type="float">
            <text:p>2.85669</text:p>
          </table:table-cell>
          <table:table-cell office:value-type="float" office:value="2768" calcext:value-type="float">
            <text:p>2768</text:p>
          </table:table-cell>
          <table:table-cell office:value-type="float" office:value="741560.11" calcext:value-type="float">
            <text:p>741560.11</text:p>
          </table:table-cell>
          <table:table-cell office:value-type="float" office:value="3.33546" calcext:value-type="float">
            <text:p>3.3354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962.86" calcext:value-type="float">
            <text:p>7962.86</text:p>
          </table:table-cell>
          <table:table-cell office:value-type="float" office:value="346" calcext:value-type="float">
            <text:p>346</text:p>
          </table:table-cell>
          <table:table-cell office:value-type="float" office:value="25861.09" calcext:value-type="float">
            <text:p>25861.09</text:p>
          </table:table-cell>
          <table:table-cell office:value-type="float" office:value="692" calcext:value-type="float">
            <text:p>692</text:p>
          </table:table-cell>
          <table:table-cell office:value-type="float" office:value="76333.9" calcext:value-type="float">
            <text:p>76333.9</text:p>
          </table:table-cell>
          <table:table-cell office:value-type="float" office:value="2.95169" calcext:value-type="float">
            <text:p>2.95169</text:p>
          </table:table-cell>
          <table:table-cell office:value-type="float" office:value="1384" calcext:value-type="float">
            <text:p>1384</text:p>
          </table:table-cell>
          <table:table-cell office:value-type="float" office:value="218512.49" calcext:value-type="float">
            <text:p>218512.49</text:p>
          </table:table-cell>
          <table:table-cell office:value-type="float" office:value="2.86259" calcext:value-type="float">
            <text:p>2.86259</text:p>
          </table:table-cell>
          <table:table-cell office:value-type="float" office:value="2768" calcext:value-type="float">
            <text:p>2768</text:p>
          </table:table-cell>
          <table:table-cell office:value-type="float" office:value="730875.98" calcext:value-type="float">
            <text:p>730875.98</text:p>
          </table:table-cell>
          <table:table-cell office:value-type="float" office:value="3.34478" calcext:value-type="float">
            <text:p>3.3447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176.02" calcext:value-type="float">
            <text:p>8176.02</text:p>
          </table:table-cell>
          <table:table-cell office:value-type="float" office:value="346" calcext:value-type="float">
            <text:p>346</text:p>
          </table:table-cell>
          <table:table-cell office:value-type="float" office:value="26311.54" calcext:value-type="float">
            <text:p>26311.54</text:p>
          </table:table-cell>
          <table:table-cell office:value-type="float" office:value="692" calcext:value-type="float">
            <text:p>692</text:p>
          </table:table-cell>
          <table:table-cell office:value-type="float" office:value="77723.04" calcext:value-type="float">
            <text:p>77723.04</text:p>
          </table:table-cell>
          <table:table-cell office:value-type="float" office:value="2.95395" calcext:value-type="float">
            <text:p>2.95395</text:p>
          </table:table-cell>
          <table:table-cell office:value-type="float" office:value="1384" calcext:value-type="float">
            <text:p>1384</text:p>
          </table:table-cell>
          <table:table-cell office:value-type="float" office:value="222058.41" calcext:value-type="float">
            <text:p>222058.41</text:p>
          </table:table-cell>
          <table:table-cell office:value-type="float" office:value="2.85705" calcext:value-type="float">
            <text:p>2.85705</text:p>
          </table:table-cell>
          <table:table-cell office:value-type="float" office:value="2768" calcext:value-type="float">
            <text:p>2768</text:p>
          </table:table-cell>
          <table:table-cell office:value-type="float" office:value="741233.09" calcext:value-type="float">
            <text:p>741233.09</text:p>
          </table:table-cell>
          <table:table-cell office:value-type="float" office:value="3.33801" calcext:value-type="float">
            <text:p>3.3380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119.23" calcext:value-type="float">
            <text:p>8119.23</text:p>
          </table:table-cell>
          <table:table-cell office:value-type="float" office:value="346" calcext:value-type="float">
            <text:p>346</text:p>
          </table:table-cell>
          <table:table-cell office:value-type="float" office:value="26346.12" calcext:value-type="float">
            <text:p>26346.12</text:p>
          </table:table-cell>
          <table:table-cell office:value-type="float" office:value="692" calcext:value-type="float">
            <text:p>692</text:p>
          </table:table-cell>
          <table:table-cell office:value-type="float" office:value="77425.85" calcext:value-type="float">
            <text:p>77425.85</text:p>
          </table:table-cell>
          <table:table-cell office:value-type="float" office:value="2.9388" calcext:value-type="float">
            <text:p>2.9388</text:p>
          </table:table-cell>
          <table:table-cell office:value-type="float" office:value="1384" calcext:value-type="float">
            <text:p>1384</text:p>
          </table:table-cell>
          <table:table-cell office:value-type="float" office:value="222328.78" calcext:value-type="float">
            <text:p>222328.78</text:p>
          </table:table-cell>
          <table:table-cell office:value-type="float" office:value="2.87151" calcext:value-type="float">
            <text:p>2.87151</text:p>
          </table:table-cell>
          <table:table-cell office:value-type="float" office:value="2768" calcext:value-type="float">
            <text:p>2768</text:p>
          </table:table-cell>
          <table:table-cell office:value-type="float" office:value="740975.69" calcext:value-type="float">
            <text:p>740975.69</text:p>
          </table:table-cell>
          <table:table-cell office:value-type="float" office:value="3.33279" calcext:value-type="float">
            <text:p>3.3327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173.5" calcext:value-type="float">
            <text:p>8173.5</text:p>
          </table:table-cell>
          <table:table-cell office:value-type="float" office:value="346" calcext:value-type="float">
            <text:p>346</text:p>
          </table:table-cell>
          <table:table-cell office:value-type="float" office:value="26499.1" calcext:value-type="float">
            <text:p>26499.1</text:p>
          </table:table-cell>
          <table:table-cell office:value-type="float" office:value="692" calcext:value-type="float">
            <text:p>692</text:p>
          </table:table-cell>
          <table:table-cell office:value-type="float" office:value="77950.38" calcext:value-type="float">
            <text:p>77950.38</text:p>
          </table:table-cell>
          <table:table-cell office:value-type="float" office:value="2.94162" calcext:value-type="float">
            <text:p>2.94162</text:p>
          </table:table-cell>
          <table:table-cell office:value-type="float" office:value="1384" calcext:value-type="float">
            <text:p>1384</text:p>
          </table:table-cell>
          <table:table-cell office:value-type="float" office:value="221803.68" calcext:value-type="float">
            <text:p>221803.68</text:p>
          </table:table-cell>
          <table:table-cell office:value-type="float" office:value="2.84545" calcext:value-type="float">
            <text:p>2.84545</text:p>
          </table:table-cell>
          <table:table-cell office:value-type="float" office:value="2768" calcext:value-type="float">
            <text:p>2768</text:p>
          </table:table-cell>
          <table:table-cell office:value-type="float" office:value="740159.76" calcext:value-type="float">
            <text:p>740159.76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012.29" calcext:value-type="float">
            <text:p>8012.29</text:p>
          </table:table-cell>
          <table:table-cell office:value-type="float" office:value="346" calcext:value-type="float">
            <text:p>346</text:p>
          </table:table-cell>
          <table:table-cell office:value-type="float" office:value="25884.29" calcext:value-type="float">
            <text:p>25884.29</text:p>
          </table:table-cell>
          <table:table-cell office:value-type="float" office:value="692" calcext:value-type="float">
            <text:p>692</text:p>
          </table:table-cell>
          <table:table-cell office:value-type="float" office:value="76383.29" calcext:value-type="float">
            <text:p>76383.29</text:p>
          </table:table-cell>
          <table:table-cell office:value-type="float" office:value="2.95095" calcext:value-type="float">
            <text:p>2.95095</text:p>
          </table:table-cell>
          <table:table-cell office:value-type="float" office:value="1384" calcext:value-type="float">
            <text:p>1384</text:p>
          </table:table-cell>
          <table:table-cell office:value-type="float" office:value="218873.49" calcext:value-type="float">
            <text:p>218873.49</text:p>
          </table:table-cell>
          <table:table-cell office:value-type="float" office:value="2.86546" calcext:value-type="float">
            <text:p>2.86546</text:p>
          </table:table-cell>
          <table:table-cell office:value-type="float" office:value="2768" calcext:value-type="float">
            <text:p>2768</text:p>
          </table:table-cell>
          <table:table-cell office:value-type="float" office:value="731301.1" calcext:value-type="float">
            <text:p>731301.1</text:p>
          </table:table-cell>
          <table:table-cell office:value-type="float" office:value="3.3412" calcext:value-type="float">
            <text:p>3.341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983.27" calcext:value-type="float">
            <text:p>7983.27</text:p>
          </table:table-cell>
          <table:table-cell office:value-type="float" office:value="346" calcext:value-type="float">
            <text:p>346</text:p>
          </table:table-cell>
          <table:table-cell office:value-type="float" office:value="25970.14" calcext:value-type="float">
            <text:p>25970.14</text:p>
          </table:table-cell>
          <table:table-cell office:value-type="float" office:value="692" calcext:value-type="float">
            <text:p>692</text:p>
          </table:table-cell>
          <table:table-cell office:value-type="float" office:value="76488.37" calcext:value-type="float">
            <text:p>76488.37</text:p>
          </table:table-cell>
          <table:table-cell office:value-type="float" office:value="2.94524" calcext:value-type="float">
            <text:p>2.94524</text:p>
          </table:table-cell>
          <table:table-cell office:value-type="float" office:value="1384" calcext:value-type="float">
            <text:p>1384</text:p>
          </table:table-cell>
          <table:table-cell office:value-type="float" office:value="218976.98" calcext:value-type="float">
            <text:p>218976.98</text:p>
          </table:table-cell>
          <table:table-cell office:value-type="float" office:value="2.86288" calcext:value-type="float">
            <text:p>2.86288</text:p>
          </table:table-cell>
          <table:table-cell office:value-type="float" office:value="2768" calcext:value-type="float">
            <text:p>2768</text:p>
          </table:table-cell>
          <table:table-cell office:value-type="float" office:value="731070.26" calcext:value-type="float">
            <text:p>731070.26</text:p>
          </table:table-cell>
          <table:table-cell office:value-type="float" office:value="3.33857" calcext:value-type="float">
            <text:p>3.33857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019.24" calcext:value-type="float">
            <text:p>8019.24</text:p>
          </table:table-cell>
          <table:table-cell office:value-type="float" office:value="346" calcext:value-type="float">
            <text:p>346</text:p>
          </table:table-cell>
          <table:table-cell office:value-type="float" office:value="26070.24" calcext:value-type="float">
            <text:p>26070.24</text:p>
          </table:table-cell>
          <table:table-cell office:value-type="float" office:value="692" calcext:value-type="float">
            <text:p>692</text:p>
          </table:table-cell>
          <table:table-cell office:value-type="float" office:value="76626.73" calcext:value-type="float">
            <text:p>76626.73</text:p>
          </table:table-cell>
          <table:table-cell office:value-type="float" office:value="2.93924" calcext:value-type="float">
            <text:p>2.93924</text:p>
          </table:table-cell>
          <table:table-cell office:value-type="float" office:value="1384" calcext:value-type="float">
            <text:p>1384</text:p>
          </table:table-cell>
          <table:table-cell office:value-type="float" office:value="219871.83" calcext:value-type="float">
            <text:p>219871.83</text:p>
          </table:table-cell>
          <table:table-cell office:value-type="float" office:value="2.86939" calcext:value-type="float">
            <text:p>2.86939</text:p>
          </table:table-cell>
          <table:table-cell office:value-type="float" office:value="2768" calcext:value-type="float">
            <text:p>2768</text:p>
          </table:table-cell>
          <table:table-cell office:value-type="float" office:value="736350.71" calcext:value-type="float">
            <text:p>736350.71</text:p>
          </table:table-cell>
          <table:table-cell office:value-type="float" office:value="3.349" calcext:value-type="float">
            <text:p>3.34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833.64" calcext:value-type="float">
            <text:p>7833.64</text:p>
          </table:table-cell>
          <table:table-cell office:value-type="float" office:value="346" calcext:value-type="float">
            <text:p>346</text:p>
          </table:table-cell>
          <table:table-cell office:value-type="float" office:value="25206.9" calcext:value-type="float">
            <text:p>25206.9</text:p>
          </table:table-cell>
          <table:table-cell office:value-type="float" office:value="692" calcext:value-type="float">
            <text:p>692</text:p>
          </table:table-cell>
          <table:table-cell office:value-type="float" office:value="74564.29" calcext:value-type="float">
            <text:p>74564.29</text:p>
          </table:table-cell>
          <table:table-cell office:value-type="float" office:value="2.95809" calcext:value-type="float">
            <text:p>2.95809</text:p>
          </table:table-cell>
          <table:table-cell office:value-type="float" office:value="1384" calcext:value-type="float">
            <text:p>1384</text:p>
          </table:table-cell>
          <table:table-cell office:value-type="float" office:value="215379.41" calcext:value-type="float">
            <text:p>215379.41</text:p>
          </table:table-cell>
          <table:table-cell office:value-type="float" office:value="2.88851" calcext:value-type="float">
            <text:p>2.88851</text:p>
          </table:table-cell>
          <table:table-cell office:value-type="float" office:value="2768" calcext:value-type="float">
            <text:p>2768</text:p>
          </table:table-cell>
          <table:table-cell office:value-type="float" office:value="720511.81" calcext:value-type="float">
            <text:p>720511.81</text:p>
          </table:table-cell>
          <table:table-cell office:value-type="float" office:value="3.34531" calcext:value-type="float">
            <text:p>3.3453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950.34" calcext:value-type="float">
            <text:p>7950.34</text:p>
          </table:table-cell>
          <table:table-cell office:value-type="float" office:value="346" calcext:value-type="float">
            <text:p>346</text:p>
          </table:table-cell>
          <table:table-cell office:value-type="float" office:value="25569.98" calcext:value-type="float">
            <text:p>25569.98</text:p>
          </table:table-cell>
          <table:table-cell office:value-type="float" office:value="692" calcext:value-type="float">
            <text:p>692</text:p>
          </table:table-cell>
          <table:table-cell office:value-type="float" office:value="75488.03" calcext:value-type="float">
            <text:p>75488.03</text:p>
          </table:table-cell>
          <table:table-cell office:value-type="float" office:value="2.95221" calcext:value-type="float">
            <text:p>2.95221</text:p>
          </table:table-cell>
          <table:table-cell office:value-type="float" office:value="1384" calcext:value-type="float">
            <text:p>1384</text:p>
          </table:table-cell>
          <table:table-cell office:value-type="float" office:value="217319.43" calcext:value-type="float">
            <text:p>217319.43</text:p>
          </table:table-cell>
          <table:table-cell office:value-type="float" office:value="2.87886" calcext:value-type="float">
            <text:p>2.87886</text:p>
          </table:table-cell>
          <table:table-cell office:value-type="float" office:value="2768" calcext:value-type="float">
            <text:p>2768</text:p>
          </table:table-cell>
          <table:table-cell office:value-type="float" office:value="728593.68" calcext:value-type="float">
            <text:p>728593.68</text:p>
          </table:table-cell>
          <table:table-cell office:value-type="float" office:value="3.35264" calcext:value-type="float">
            <text:p>3.3526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075.07" calcext:value-type="float">
            <text:p>8075.07</text:p>
          </table:table-cell>
          <table:table-cell office:value-type="float" office:value="346" calcext:value-type="float">
            <text:p>346</text:p>
          </table:table-cell>
          <table:table-cell office:value-type="float" office:value="26295.05" calcext:value-type="float">
            <text:p>26295.05</text:p>
          </table:table-cell>
          <table:table-cell office:value-type="float" office:value="692" calcext:value-type="float">
            <text:p>692</text:p>
          </table:table-cell>
          <table:table-cell office:value-type="float" office:value="77649.84" calcext:value-type="float">
            <text:p>77649.84</text:p>
          </table:table-cell>
          <table:table-cell office:value-type="float" office:value="2.95302" calcext:value-type="float">
            <text:p>2.95302</text:p>
          </table:table-cell>
          <table:table-cell office:value-type="float" office:value="1384" calcext:value-type="float">
            <text:p>1384</text:p>
          </table:table-cell>
          <table:table-cell office:value-type="float" office:value="222089.32" calcext:value-type="float">
            <text:p>222089.32</text:p>
          </table:table-cell>
          <table:table-cell office:value-type="float" office:value="2.86014" calcext:value-type="float">
            <text:p>2.86014</text:p>
          </table:table-cell>
          <table:table-cell office:value-type="float" office:value="2768" calcext:value-type="float">
            <text:p>2768</text:p>
          </table:table-cell>
          <table:table-cell office:value-type="float" office:value="738287.61" calcext:value-type="float">
            <text:p>738287.61</text:p>
          </table:table-cell>
          <table:table-cell office:value-type="float" office:value="3.32428" calcext:value-type="float">
            <text:p>3.3242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158.91" calcext:value-type="float">
            <text:p>8158.91</text:p>
          </table:table-cell>
          <table:table-cell office:value-type="float" office:value="346" calcext:value-type="float">
            <text:p>346</text:p>
          </table:table-cell>
          <table:table-cell office:value-type="float" office:value="26469.51" calcext:value-type="float">
            <text:p>26469.51</text:p>
          </table:table-cell>
          <table:table-cell office:value-type="float" office:value="692" calcext:value-type="float">
            <text:p>692</text:p>
          </table:table-cell>
          <table:table-cell office:value-type="float" office:value="77809.52" calcext:value-type="float">
            <text:p>77809.52</text:p>
          </table:table-cell>
          <table:table-cell office:value-type="float" office:value="2.93959" calcext:value-type="float">
            <text:p>2.93959</text:p>
          </table:table-cell>
          <table:table-cell office:value-type="float" office:value="1384" calcext:value-type="float">
            <text:p>1384</text:p>
          </table:table-cell>
          <table:table-cell office:value-type="float" office:value="222375.92" calcext:value-type="float">
            <text:p>222375.92</text:p>
          </table:table-cell>
          <table:table-cell office:value-type="float" office:value="2.85795" calcext:value-type="float">
            <text:p>2.85795</text:p>
          </table:table-cell>
          <table:table-cell office:value-type="float" office:value="2768" calcext:value-type="float">
            <text:p>2768</text:p>
          </table:table-cell>
          <table:table-cell office:value-type="float" office:value="739816.37" calcext:value-type="float">
            <text:p>739816.37</text:p>
          </table:table-cell>
          <table:table-cell office:value-type="float" office:value="3.32687" calcext:value-type="float">
            <text:p>3.32687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109.42" calcext:value-type="float">
            <text:p>8109.42</text:p>
          </table:table-cell>
          <table:table-cell office:value-type="float" office:value="346" calcext:value-type="float">
            <text:p>346</text:p>
          </table:table-cell>
          <table:table-cell office:value-type="float" office:value="26582.83" calcext:value-type="float">
            <text:p>26582.83</text:p>
          </table:table-cell>
          <table:table-cell office:value-type="float" office:value="692" calcext:value-type="float">
            <text:p>692</text:p>
          </table:table-cell>
          <table:table-cell office:value-type="float" office:value="78503.14" calcext:value-type="float">
            <text:p>78503.14</text:p>
          </table:table-cell>
          <table:table-cell office:value-type="float" office:value="2.95315" calcext:value-type="float">
            <text:p>2.95315</text:p>
          </table:table-cell>
          <table:table-cell office:value-type="float" office:value="1384" calcext:value-type="float">
            <text:p>1384</text:p>
          </table:table-cell>
          <table:table-cell office:value-type="float" office:value="225102.42" calcext:value-type="float">
            <text:p>225102.42</text:p>
          </table:table-cell>
          <table:table-cell office:value-type="float" office:value="2.86743" calcext:value-type="float">
            <text:p>2.86743</text:p>
          </table:table-cell>
          <table:table-cell office:value-type="float" office:value="2768" calcext:value-type="float">
            <text:p>2768</text:p>
          </table:table-cell>
          <table:table-cell office:value-type="float" office:value="747914.15" calcext:value-type="float">
            <text:p>747914.15</text:p>
          </table:table-cell>
          <table:table-cell office:value-type="float" office:value="3.32255" calcext:value-type="float">
            <text:p>3.3225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921.1" calcext:value-type="float">
            <text:p>7921.1</text:p>
          </table:table-cell>
          <table:table-cell office:value-type="float" office:value="346" calcext:value-type="float">
            <text:p>346</text:p>
          </table:table-cell>
          <table:table-cell office:value-type="float" office:value="25832.26" calcext:value-type="float">
            <text:p>25832.26</text:p>
          </table:table-cell>
          <table:table-cell office:value-type="float" office:value="692" calcext:value-type="float">
            <text:p>692</text:p>
          </table:table-cell>
          <table:table-cell office:value-type="float" office:value="76194.07" calcext:value-type="float">
            <text:p>76194.07</text:p>
          </table:table-cell>
          <table:table-cell office:value-type="float" office:value="2.94957" calcext:value-type="float">
            <text:p>2.94957</text:p>
          </table:table-cell>
          <table:table-cell office:value-type="float" office:value="1384" calcext:value-type="float">
            <text:p>1384</text:p>
          </table:table-cell>
          <table:table-cell office:value-type="float" office:value="219178.22" calcext:value-type="float">
            <text:p>219178.22</text:p>
          </table:table-cell>
          <table:table-cell office:value-type="float" office:value="2.87658" calcext:value-type="float">
            <text:p>2.87658</text:p>
          </table:table-cell>
          <table:table-cell office:value-type="float" office:value="2768" calcext:value-type="float">
            <text:p>2768</text:p>
          </table:table-cell>
          <table:table-cell office:value-type="float" office:value="732625.07" calcext:value-type="float">
            <text:p>732625.07</text:p>
          </table:table-cell>
          <table:table-cell office:value-type="float" office:value="3.3426" calcext:value-type="float">
            <text:p>3.342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8000.39" calcext:value-type="float">
            <text:p>8000.39</text:p>
          </table:table-cell>
          <table:table-cell office:value-type="float" office:value="346" calcext:value-type="float">
            <text:p>346</text:p>
          </table:table-cell>
          <table:table-cell office:value-type="float" office:value="26288.23" calcext:value-type="float">
            <text:p>26288.23</text:p>
          </table:table-cell>
          <table:table-cell office:value-type="float" office:value="692" calcext:value-type="float">
            <text:p>692</text:p>
          </table:table-cell>
          <table:table-cell office:value-type="float" office:value="77798.25" calcext:value-type="float">
            <text:p>77798.25</text:p>
          </table:table-cell>
          <table:table-cell office:value-type="float" office:value="2.95943" calcext:value-type="float">
            <text:p>2.95943</text:p>
          </table:table-cell>
          <table:table-cell office:value-type="float" office:value="1384" calcext:value-type="float">
            <text:p>1384</text:p>
          </table:table-cell>
          <table:table-cell office:value-type="float" office:value="221389.92" calcext:value-type="float">
            <text:p>221389.92</text:p>
          </table:table-cell>
          <table:table-cell office:value-type="float" office:value="2.84569" calcext:value-type="float">
            <text:p>2.84569</text:p>
          </table:table-cell>
          <table:table-cell office:value-type="float" office:value="2768" calcext:value-type="float">
            <text:p>2768</text:p>
          </table:table-cell>
          <table:table-cell office:value-type="float" office:value="739326.76" calcext:value-type="float">
            <text:p>739326.76</text:p>
          </table:table-cell>
          <table:table-cell office:value-type="float" office:value="3.33948" calcext:value-type="float">
            <text:p>3.3394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979.67" calcext:value-type="float">
            <text:p>7979.67</text:p>
          </table:table-cell>
          <table:table-cell office:value-type="float" office:value="346" calcext:value-type="float">
            <text:p>346</text:p>
          </table:table-cell>
          <table:table-cell office:value-type="float" office:value="25690.65" calcext:value-type="float">
            <text:p>25690.65</text:p>
          </table:table-cell>
          <table:table-cell office:value-type="float" office:value="692" calcext:value-type="float">
            <text:p>692</text:p>
          </table:table-cell>
          <table:table-cell office:value-type="float" office:value="75753.55" calcext:value-type="float">
            <text:p>75753.55</text:p>
          </table:table-cell>
          <table:table-cell office:value-type="float" office:value="2.94868" calcext:value-type="float">
            <text:p>2.94868</text:p>
          </table:table-cell>
          <table:table-cell office:value-type="float" office:value="1384" calcext:value-type="float">
            <text:p>1384</text:p>
          </table:table-cell>
          <table:table-cell office:value-type="float" office:value="218700.59" calcext:value-type="float">
            <text:p>218700.59</text:p>
          </table:table-cell>
          <table:table-cell office:value-type="float" office:value="2.887" calcext:value-type="float">
            <text:p>2.887</text:p>
          </table:table-cell>
          <table:table-cell office:value-type="float" office:value="2768" calcext:value-type="float">
            <text:p>2768</text:p>
          </table:table-cell>
          <table:table-cell office:value-type="float" office:value="731018.58" calcext:value-type="float">
            <text:p>731018.58</text:p>
          </table:table-cell>
          <table:table-cell office:value-type="float" office:value="3.34255" calcext:value-type="float">
            <text:p>3.3425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7899.35" calcext:value-type="float">
            <text:p>7899.35</text:p>
          </table:table-cell>
          <table:table-cell office:value-type="float" office:value="346" calcext:value-type="float">
            <text:p>346</text:p>
          </table:table-cell>
          <table:table-cell office:value-type="float" office:value="25613.18" calcext:value-type="float">
            <text:p>25613.18</text:p>
          </table:table-cell>
          <table:table-cell office:value-type="float" office:value="692" calcext:value-type="float">
            <text:p>692</text:p>
          </table:table-cell>
          <table:table-cell office:value-type="float" office:value="75675.41" calcext:value-type="float">
            <text:p>75675.41</text:p>
          </table:table-cell>
          <table:table-cell office:value-type="float" office:value="2.95455" calcext:value-type="float">
            <text:p>2.95455</text:p>
          </table:table-cell>
          <table:table-cell office:value-type="float" office:value="1384" calcext:value-type="float">
            <text:p>1384</text:p>
          </table:table-cell>
          <table:table-cell office:value-type="float" office:value="217165.94" calcext:value-type="float">
            <text:p>217165.94</text:p>
          </table:table-cell>
          <table:table-cell office:value-type="float" office:value="2.8697" calcext:value-type="float">
            <text:p>2.8697</text:p>
          </table:table-cell>
          <table:table-cell office:value-type="float" office:value="2768" calcext:value-type="float">
            <text:p>2768</text:p>
          </table:table-cell>
          <table:table-cell office:value-type="float" office:value="730755.08" calcext:value-type="float">
            <text:p>730755.08</text:p>
          </table:table-cell>
          <table:table-cell office:value-type="float" office:value="3.36496" calcext:value-type="float">
            <text:p>3.3649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430.04" calcext:value-type="float">
            <text:p>9430.04</text:p>
          </table:table-cell>
          <table:table-cell office:value-type="float" office:value="346" calcext:value-type="float">
            <text:p>346</text:p>
          </table:table-cell>
          <table:table-cell office:value-type="float" office:value="28107.4" calcext:value-type="float">
            <text:p>28107.4</text:p>
          </table:table-cell>
          <table:table-cell office:value-type="float" office:value="692" calcext:value-type="float">
            <text:p>692</text:p>
          </table:table-cell>
          <table:table-cell office:value-type="float" office:value="84393.33" calcext:value-type="float">
            <text:p>84393.33</text:p>
          </table:table-cell>
          <table:table-cell office:value-type="float" office:value="3.00253" calcext:value-type="float">
            <text:p>3.00253</text:p>
          </table:table-cell>
          <table:table-cell office:value-type="float" office:value="1384" calcext:value-type="float">
            <text:p>1384</text:p>
          </table:table-cell>
          <table:table-cell office:value-type="float" office:value="246019.6" calcext:value-type="float">
            <text:p>246019.6</text:p>
          </table:table-cell>
          <table:table-cell office:value-type="float" office:value="2.91515" calcext:value-type="float">
            <text:p>2.91515</text:p>
          </table:table-cell>
          <table:table-cell office:value-type="float" office:value="2768" calcext:value-type="float">
            <text:p>2768</text:p>
          </table:table-cell>
          <table:table-cell office:value-type="float" office:value="819881.11" calcext:value-type="float">
            <text:p>819881.11</text:p>
          </table:table-cell>
          <table:table-cell office:value-type="float" office:value="3.33258" calcext:value-type="float">
            <text:p>3.3325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426.46" calcext:value-type="float">
            <text:p>9426.46</text:p>
          </table:table-cell>
          <table:table-cell office:value-type="float" office:value="346" calcext:value-type="float">
            <text:p>346</text:p>
          </table:table-cell>
          <table:table-cell office:value-type="float" office:value="28182.24" calcext:value-type="float">
            <text:p>28182.24</text:p>
          </table:table-cell>
          <table:table-cell office:value-type="float" office:value="692" calcext:value-type="float">
            <text:p>692</text:p>
          </table:table-cell>
          <table:table-cell office:value-type="float" office:value="84378.41" calcext:value-type="float">
            <text:p>84378.41</text:p>
          </table:table-cell>
          <table:table-cell office:value-type="float" office:value="2.99403" calcext:value-type="float">
            <text:p>2.99403</text:p>
          </table:table-cell>
          <table:table-cell office:value-type="float" office:value="1384" calcext:value-type="float">
            <text:p>1384</text:p>
          </table:table-cell>
          <table:table-cell office:value-type="float" office:value="245479.92" calcext:value-type="float">
            <text:p>245479.92</text:p>
          </table:table-cell>
          <table:table-cell office:value-type="float" office:value="2.90927" calcext:value-type="float">
            <text:p>2.90927</text:p>
          </table:table-cell>
          <table:table-cell office:value-type="float" office:value="2768" calcext:value-type="float">
            <text:p>2768</text:p>
          </table:table-cell>
          <table:table-cell office:value-type="float" office:value="817880.91" calcext:value-type="float">
            <text:p>817880.91</text:p>
          </table:table-cell>
          <table:table-cell office:value-type="float" office:value="3.33176" calcext:value-type="float">
            <text:p>3.3317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30.11" calcext:value-type="float">
            <text:p>9330.11</text:p>
          </table:table-cell>
          <table:table-cell office:value-type="float" office:value="346" calcext:value-type="float">
            <text:p>346</text:p>
          </table:table-cell>
          <table:table-cell office:value-type="float" office:value="27860.7" calcext:value-type="float">
            <text:p>27860.7</text:p>
          </table:table-cell>
          <table:table-cell office:value-type="float" office:value="692" calcext:value-type="float">
            <text:p>692</text:p>
          </table:table-cell>
          <table:table-cell office:value-type="float" office:value="83533.46" calcext:value-type="float">
            <text:p>83533.46</text:p>
          </table:table-cell>
          <table:table-cell office:value-type="float" office:value="2.99825" calcext:value-type="float">
            <text:p>2.99825</text:p>
          </table:table-cell>
          <table:table-cell office:value-type="float" office:value="1384" calcext:value-type="float">
            <text:p>1384</text:p>
          </table:table-cell>
          <table:table-cell office:value-type="float" office:value="243318.21" calcext:value-type="float">
            <text:p>243318.21</text:p>
          </table:table-cell>
          <table:table-cell office:value-type="float" office:value="2.91282" calcext:value-type="float">
            <text:p>2.91282</text:p>
          </table:table-cell>
          <table:table-cell office:value-type="float" office:value="2768" calcext:value-type="float">
            <text:p>2768</text:p>
          </table:table-cell>
          <table:table-cell office:value-type="float" office:value="812687.44" calcext:value-type="float">
            <text:p>812687.44</text:p>
          </table:table-cell>
          <table:table-cell office:value-type="float" office:value="3.34002" calcext:value-type="float">
            <text:p>3.3400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46.85" calcext:value-type="float">
            <text:p>9246.85</text:p>
          </table:table-cell>
          <table:table-cell office:value-type="float" office:value="346" calcext:value-type="float">
            <text:p>346</text:p>
          </table:table-cell>
          <table:table-cell office:value-type="float" office:value="27609" calcext:value-type="float">
            <text:p>27609</text:p>
          </table:table-cell>
          <table:table-cell office:value-type="float" office:value="692" calcext:value-type="float">
            <text:p>692</text:p>
          </table:table-cell>
          <table:table-cell office:value-type="float" office:value="82918.45" calcext:value-type="float">
            <text:p>82918.45</text:p>
          </table:table-cell>
          <table:table-cell office:value-type="float" office:value="3.00331" calcext:value-type="float">
            <text:p>3.00331</text:p>
          </table:table-cell>
          <table:table-cell office:value-type="float" office:value="1384" calcext:value-type="float">
            <text:p>1384</text:p>
          </table:table-cell>
          <table:table-cell office:value-type="float" office:value="242025.92" calcext:value-type="float">
            <text:p>242025.92</text:p>
          </table:table-cell>
          <table:table-cell office:value-type="float" office:value="2.91884" calcext:value-type="float">
            <text:p>2.91884</text:p>
          </table:table-cell>
          <table:table-cell office:value-type="float" office:value="2768" calcext:value-type="float">
            <text:p>2768</text:p>
          </table:table-cell>
          <table:table-cell office:value-type="float" office:value="810579.34" calcext:value-type="float">
            <text:p>810579.34</text:p>
          </table:table-cell>
          <table:table-cell office:value-type="float" office:value="3.34914" calcext:value-type="float">
            <text:p>3.3491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422.27" calcext:value-type="float">
            <text:p>9422.27</text:p>
          </table:table-cell>
          <table:table-cell office:value-type="float" office:value="346" calcext:value-type="float">
            <text:p>346</text:p>
          </table:table-cell>
          <table:table-cell office:value-type="float" office:value="28450.95" calcext:value-type="float">
            <text:p>28450.95</text:p>
          </table:table-cell>
          <table:table-cell office:value-type="float" office:value="692" calcext:value-type="float">
            <text:p>692</text:p>
          </table:table-cell>
          <table:table-cell office:value-type="float" office:value="84991.52" calcext:value-type="float">
            <text:p>84991.52</text:p>
          </table:table-cell>
          <table:table-cell office:value-type="float" office:value="2.9873" calcext:value-type="float">
            <text:p>2.9873</text:p>
          </table:table-cell>
          <table:table-cell office:value-type="float" office:value="1384" calcext:value-type="float">
            <text:p>1384</text:p>
          </table:table-cell>
          <table:table-cell office:value-type="float" office:value="246736.83" calcext:value-type="float">
            <text:p>246736.83</text:p>
          </table:table-cell>
          <table:table-cell office:value-type="float" office:value="2.90308" calcext:value-type="float">
            <text:p>2.90308</text:p>
          </table:table-cell>
          <table:table-cell office:value-type="float" office:value="2768" calcext:value-type="float">
            <text:p>2768</text:p>
          </table:table-cell>
          <table:table-cell office:value-type="float" office:value="824215.33" calcext:value-type="float">
            <text:p>824215.33</text:p>
          </table:table-cell>
          <table:table-cell office:value-type="float" office:value="3.34046" calcext:value-type="float">
            <text:p>3.3404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80.02" calcext:value-type="float">
            <text:p>9280.02</text:p>
          </table:table-cell>
          <table:table-cell office:value-type="float" office:value="346" calcext:value-type="float">
            <text:p>346</text:p>
          </table:table-cell>
          <table:table-cell office:value-type="float" office:value="27762.87" calcext:value-type="float">
            <text:p>27762.87</text:p>
          </table:table-cell>
          <table:table-cell office:value-type="float" office:value="692" calcext:value-type="float">
            <text:p>692</text:p>
          </table:table-cell>
          <table:table-cell office:value-type="float" office:value="83618.66" calcext:value-type="float">
            <text:p>83618.66</text:p>
          </table:table-cell>
          <table:table-cell office:value-type="float" office:value="3.01189" calcext:value-type="float">
            <text:p>3.01189</text:p>
          </table:table-cell>
          <table:table-cell office:value-type="float" office:value="1384" calcext:value-type="float">
            <text:p>1384</text:p>
          </table:table-cell>
          <table:table-cell office:value-type="float" office:value="243131.69" calcext:value-type="float">
            <text:p>243131.69</text:p>
          </table:table-cell>
          <table:table-cell office:value-type="float" office:value="2.90762" calcext:value-type="float">
            <text:p>2.90762</text:p>
          </table:table-cell>
          <table:table-cell office:value-type="float" office:value="2768" calcext:value-type="float">
            <text:p>2768</text:p>
          </table:table-cell>
          <table:table-cell office:value-type="float" office:value="813318.14" calcext:value-type="float">
            <text:p>813318.14</text:p>
          </table:table-cell>
          <table:table-cell office:value-type="float" office:value="3.34518" calcext:value-type="float">
            <text:p>3.3451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435.02" calcext:value-type="float">
            <text:p>9435.02</text:p>
          </table:table-cell>
          <table:table-cell office:value-type="float" office:value="346" calcext:value-type="float">
            <text:p>346</text:p>
          </table:table-cell>
          <table:table-cell office:value-type="float" office:value="28209.14" calcext:value-type="float">
            <text:p>28209.14</text:p>
          </table:table-cell>
          <table:table-cell office:value-type="float" office:value="692" calcext:value-type="float">
            <text:p>692</text:p>
          </table:table-cell>
          <table:table-cell office:value-type="float" office:value="84819.13" calcext:value-type="float">
            <text:p>84819.13</text:p>
          </table:table-cell>
          <table:table-cell office:value-type="float" office:value="3.0068" calcext:value-type="float">
            <text:p>3.0068</text:p>
          </table:table-cell>
          <table:table-cell office:value-type="float" office:value="1384" calcext:value-type="float">
            <text:p>1384</text:p>
          </table:table-cell>
          <table:table-cell office:value-type="float" office:value="246543.98" calcext:value-type="float">
            <text:p>246543.98</text:p>
          </table:table-cell>
          <table:table-cell office:value-type="float" office:value="2.9067" calcext:value-type="float">
            <text:p>2.9067</text:p>
          </table:table-cell>
          <table:table-cell office:value-type="float" office:value="2768" calcext:value-type="float">
            <text:p>2768</text:p>
          </table:table-cell>
          <table:table-cell office:value-type="float" office:value="821033.89" calcext:value-type="float">
            <text:p>821033.89</text:p>
          </table:table-cell>
          <table:table-cell office:value-type="float" office:value="3.33017" calcext:value-type="float">
            <text:p>3.33017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522.4" calcext:value-type="float">
            <text:p>9522.4</text:p>
          </table:table-cell>
          <table:table-cell office:value-type="float" office:value="346" calcext:value-type="float">
            <text:p>346</text:p>
          </table:table-cell>
          <table:table-cell office:value-type="float" office:value="28427.18" calcext:value-type="float">
            <text:p>28427.18</text:p>
          </table:table-cell>
          <table:table-cell office:value-type="float" office:value="692" calcext:value-type="float">
            <text:p>692</text:p>
          </table:table-cell>
          <table:table-cell office:value-type="float" office:value="85165.93" calcext:value-type="float">
            <text:p>85165.93</text:p>
          </table:table-cell>
          <table:table-cell office:value-type="float" office:value="2.99593" calcext:value-type="float">
            <text:p>2.99593</text:p>
          </table:table-cell>
          <table:table-cell office:value-type="float" office:value="1384" calcext:value-type="float">
            <text:p>1384</text:p>
          </table:table-cell>
          <table:table-cell office:value-type="float" office:value="248148.58" calcext:value-type="float">
            <text:p>248148.58</text:p>
          </table:table-cell>
          <table:table-cell office:value-type="float" office:value="2.91371" calcext:value-type="float">
            <text:p>2.91371</text:p>
          </table:table-cell>
          <table:table-cell office:value-type="float" office:value="2768" calcext:value-type="float">
            <text:p>2768</text:p>
          </table:table-cell>
          <table:table-cell office:value-type="float" office:value="824913.62" calcext:value-type="float">
            <text:p>824913.62</text:p>
          </table:table-cell>
          <table:table-cell office:value-type="float" office:value="3.32427" calcext:value-type="float">
            <text:p>3.32427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421.32" calcext:value-type="float">
            <text:p>9421.32</text:p>
          </table:table-cell>
          <table:table-cell office:value-type="float" office:value="346" calcext:value-type="float">
            <text:p>346</text:p>
          </table:table-cell>
          <table:table-cell office:value-type="float" office:value="28179.75" calcext:value-type="float">
            <text:p>28179.75</text:p>
          </table:table-cell>
          <table:table-cell office:value-type="float" office:value="692" calcext:value-type="float">
            <text:p>692</text:p>
          </table:table-cell>
          <table:table-cell office:value-type="float" office:value="84739.27" calcext:value-type="float">
            <text:p>84739.27</text:p>
          </table:table-cell>
          <table:table-cell office:value-type="float" office:value="3.0071" calcext:value-type="float">
            <text:p>3.0071</text:p>
          </table:table-cell>
          <table:table-cell office:value-type="float" office:value="1384" calcext:value-type="float">
            <text:p>1384</text:p>
          </table:table-cell>
          <table:table-cell office:value-type="float" office:value="245207.2" calcext:value-type="float">
            <text:p>245207.2</text:p>
          </table:table-cell>
          <table:table-cell office:value-type="float" office:value="2.89367" calcext:value-type="float">
            <text:p>2.89367</text:p>
          </table:table-cell>
          <table:table-cell office:value-type="float" office:value="2768" calcext:value-type="float">
            <text:p>2768</text:p>
          </table:table-cell>
          <table:table-cell office:value-type="float" office:value="817701.49" calcext:value-type="float">
            <text:p>817701.49</text:p>
          </table:table-cell>
          <table:table-cell office:value-type="float" office:value="3.33474" calcext:value-type="float">
            <text:p>3.3347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91.51" calcext:value-type="float">
            <text:p>9391.51</text:p>
          </table:table-cell>
          <table:table-cell office:value-type="float" office:value="346" calcext:value-type="float">
            <text:p>346</text:p>
          </table:table-cell>
          <table:table-cell office:value-type="float" office:value="28045.79" calcext:value-type="float">
            <text:p>28045.79</text:p>
          </table:table-cell>
          <table:table-cell office:value-type="float" office:value="692" calcext:value-type="float">
            <text:p>692</text:p>
          </table:table-cell>
          <table:table-cell office:value-type="float" office:value="84002.97" calcext:value-type="float">
            <text:p>84002.97</text:p>
          </table:table-cell>
          <table:table-cell office:value-type="float" office:value="2.99521" calcext:value-type="float">
            <text:p>2.99521</text:p>
          </table:table-cell>
          <table:table-cell office:value-type="float" office:value="1384" calcext:value-type="float">
            <text:p>1384</text:p>
          </table:table-cell>
          <table:table-cell office:value-type="float" office:value="244221.37" calcext:value-type="float">
            <text:p>244221.37</text:p>
          </table:table-cell>
          <table:table-cell office:value-type="float" office:value="2.90729" calcext:value-type="float">
            <text:p>2.90729</text:p>
          </table:table-cell>
          <table:table-cell office:value-type="float" office:value="2768" calcext:value-type="float">
            <text:p>2768</text:p>
          </table:table-cell>
          <table:table-cell office:value-type="float" office:value="814012.24" calcext:value-type="float">
            <text:p>814012.24</text:p>
          </table:table-cell>
          <table:table-cell office:value-type="float" office:value="3.33309" calcext:value-type="float">
            <text:p>3.3330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48.34" calcext:value-type="float">
            <text:p>9348.34</text:p>
          </table:table-cell>
          <table:table-cell office:value-type="float" office:value="346" calcext:value-type="float">
            <text:p>346</text:p>
          </table:table-cell>
          <table:table-cell office:value-type="float" office:value="27904.36" calcext:value-type="float">
            <text:p>27904.36</text:p>
          </table:table-cell>
          <table:table-cell office:value-type="float" office:value="692" calcext:value-type="float">
            <text:p>692</text:p>
          </table:table-cell>
          <table:table-cell office:value-type="float" office:value="83724.77" calcext:value-type="float">
            <text:p>83724.77</text:p>
          </table:table-cell>
          <table:table-cell office:value-type="float" office:value="3.00042" calcext:value-type="float">
            <text:p>3.00042</text:p>
          </table:table-cell>
          <table:table-cell office:value-type="float" office:value="1384" calcext:value-type="float">
            <text:p>1384</text:p>
          </table:table-cell>
          <table:table-cell office:value-type="float" office:value="243545.32" calcext:value-type="float">
            <text:p>243545.32</text:p>
          </table:table-cell>
          <table:table-cell office:value-type="float" office:value="2.90888" calcext:value-type="float">
            <text:p>2.90888</text:p>
          </table:table-cell>
          <table:table-cell office:value-type="float" office:value="2768" calcext:value-type="float">
            <text:p>2768</text:p>
          </table:table-cell>
          <table:table-cell office:value-type="float" office:value="812455.78" calcext:value-type="float">
            <text:p>812455.78</text:p>
          </table:table-cell>
          <table:table-cell office:value-type="float" office:value="3.33595" calcext:value-type="float">
            <text:p>3.3359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87.36" calcext:value-type="float">
            <text:p>9387.36</text:p>
          </table:table-cell>
          <table:table-cell office:value-type="float" office:value="346" calcext:value-type="float">
            <text:p>346</text:p>
          </table:table-cell>
          <table:table-cell office:value-type="float" office:value="28030.41" calcext:value-type="float">
            <text:p>28030.41</text:p>
          </table:table-cell>
          <table:table-cell office:value-type="float" office:value="692" calcext:value-type="float">
            <text:p>692</text:p>
          </table:table-cell>
          <table:table-cell office:value-type="float" office:value="84077.83" calcext:value-type="float">
            <text:p>84077.83</text:p>
          </table:table-cell>
          <table:table-cell office:value-type="float" office:value="2.99952" calcext:value-type="float">
            <text:p>2.99952</text:p>
          </table:table-cell>
          <table:table-cell office:value-type="float" office:value="1384" calcext:value-type="float">
            <text:p>1384</text:p>
          </table:table-cell>
          <table:table-cell office:value-type="float" office:value="244854.54" calcext:value-type="float">
            <text:p>244854.54</text:p>
          </table:table-cell>
          <table:table-cell office:value-type="float" office:value="2.91224" calcext:value-type="float">
            <text:p>2.91224</text:p>
          </table:table-cell>
          <table:table-cell office:value-type="float" office:value="2768" calcext:value-type="float">
            <text:p>2768</text:p>
          </table:table-cell>
          <table:table-cell office:value-type="float" office:value="817875.32" calcext:value-type="float">
            <text:p>817875.32</text:p>
          </table:table-cell>
          <table:table-cell office:value-type="float" office:value="3.34025" calcext:value-type="float">
            <text:p>3.3402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25.2" calcext:value-type="float">
            <text:p>9225.2</text:p>
          </table:table-cell>
          <table:table-cell office:value-type="float" office:value="346" calcext:value-type="float">
            <text:p>346</text:p>
          </table:table-cell>
          <table:table-cell office:value-type="float" office:value="27783.54" calcext:value-type="float">
            <text:p>27783.54</text:p>
          </table:table-cell>
          <table:table-cell office:value-type="float" office:value="692" calcext:value-type="float">
            <text:p>692</text:p>
          </table:table-cell>
          <table:table-cell office:value-type="float" office:value="82566.71" calcext:value-type="float">
            <text:p>82566.71</text:p>
          </table:table-cell>
          <table:table-cell office:value-type="float" office:value="2.97178" calcext:value-type="float">
            <text:p>2.97178</text:p>
          </table:table-cell>
          <table:table-cell office:value-type="float" office:value="1384" calcext:value-type="float">
            <text:p>1384</text:p>
          </table:table-cell>
          <table:table-cell office:value-type="float" office:value="241445.57" calcext:value-type="float">
            <text:p>241445.57</text:p>
          </table:table-cell>
          <table:table-cell office:value-type="float" office:value="2.92425" calcext:value-type="float">
            <text:p>2.92425</text:p>
          </table:table-cell>
          <table:table-cell office:value-type="float" office:value="2768" calcext:value-type="float">
            <text:p>2768</text:p>
          </table:table-cell>
          <table:table-cell office:value-type="float" office:value="807557.36" calcext:value-type="float">
            <text:p>807557.36</text:p>
          </table:table-cell>
          <table:table-cell office:value-type="float" office:value="3.34468" calcext:value-type="float">
            <text:p>3.3446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94.14" calcext:value-type="float">
            <text:p>9294.14</text:p>
          </table:table-cell>
          <table:table-cell office:value-type="float" office:value="346" calcext:value-type="float">
            <text:p>346</text:p>
          </table:table-cell>
          <table:table-cell office:value-type="float" office:value="27675.61" calcext:value-type="float">
            <text:p>27675.61</text:p>
          </table:table-cell>
          <table:table-cell office:value-type="float" office:value="692" calcext:value-type="float">
            <text:p>692</text:p>
          </table:table-cell>
          <table:table-cell office:value-type="float" office:value="83775.22" calcext:value-type="float">
            <text:p>83775.22</text:p>
          </table:table-cell>
          <table:table-cell office:value-type="float" office:value="3.02704" calcext:value-type="float">
            <text:p>3.02704</text:p>
          </table:table-cell>
          <table:table-cell office:value-type="float" office:value="1384" calcext:value-type="float">
            <text:p>1384</text:p>
          </table:table-cell>
          <table:table-cell office:value-type="float" office:value="243697.48" calcext:value-type="float">
            <text:p>243697.48</text:p>
          </table:table-cell>
          <table:table-cell office:value-type="float" office:value="2.90894" calcext:value-type="float">
            <text:p>2.90894</text:p>
          </table:table-cell>
          <table:table-cell office:value-type="float" office:value="2768" calcext:value-type="float">
            <text:p>2768</text:p>
          </table:table-cell>
          <table:table-cell office:value-type="float" office:value="812955.78" calcext:value-type="float">
            <text:p>812955.78</text:p>
          </table:table-cell>
          <table:table-cell office:value-type="float" office:value="3.33592" calcext:value-type="float">
            <text:p>3.3359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79.92" calcext:value-type="float">
            <text:p>9379.92</text:p>
          </table:table-cell>
          <table:table-cell office:value-type="float" office:value="346" calcext:value-type="float">
            <text:p>346</text:p>
          </table:table-cell>
          <table:table-cell office:value-type="float" office:value="28260.39" calcext:value-type="float">
            <text:p>28260.39</text:p>
          </table:table-cell>
          <table:table-cell office:value-type="float" office:value="692" calcext:value-type="float">
            <text:p>692</text:p>
          </table:table-cell>
          <table:table-cell office:value-type="float" office:value="84539.21" calcext:value-type="float">
            <text:p>84539.21</text:p>
          </table:table-cell>
          <table:table-cell office:value-type="float" office:value="2.99144" calcext:value-type="float">
            <text:p>2.99144</text:p>
          </table:table-cell>
          <table:table-cell office:value-type="float" office:value="1384" calcext:value-type="float">
            <text:p>1384</text:p>
          </table:table-cell>
          <table:table-cell office:value-type="float" office:value="245368.58" calcext:value-type="float">
            <text:p>245368.58</text:p>
          </table:table-cell>
          <table:table-cell office:value-type="float" office:value="2.90242" calcext:value-type="float">
            <text:p>2.90242</text:p>
          </table:table-cell>
          <table:table-cell office:value-type="float" office:value="2768" calcext:value-type="float">
            <text:p>2768</text:p>
          </table:table-cell>
          <table:table-cell office:value-type="float" office:value="816439.07" calcext:value-type="float">
            <text:p>816439.07</text:p>
          </table:table-cell>
          <table:table-cell office:value-type="float" office:value="3.3274" calcext:value-type="float">
            <text:p>3.327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72.35" calcext:value-type="float">
            <text:p>9372.35</text:p>
          </table:table-cell>
          <table:table-cell office:value-type="float" office:value="346" calcext:value-type="float">
            <text:p>346</text:p>
          </table:table-cell>
          <table:table-cell office:value-type="float" office:value="28208.93" calcext:value-type="float">
            <text:p>28208.93</text:p>
          </table:table-cell>
          <table:table-cell office:value-type="float" office:value="692" calcext:value-type="float">
            <text:p>692</text:p>
          </table:table-cell>
          <table:table-cell office:value-type="float" office:value="84532.15" calcext:value-type="float">
            <text:p>84532.15</text:p>
          </table:table-cell>
          <table:table-cell office:value-type="float" office:value="2.99665" calcext:value-type="float">
            <text:p>2.99665</text:p>
          </table:table-cell>
          <table:table-cell office:value-type="float" office:value="1384" calcext:value-type="float">
            <text:p>1384</text:p>
          </table:table-cell>
          <table:table-cell office:value-type="float" office:value="245212.77" calcext:value-type="float">
            <text:p>245212.77</text:p>
          </table:table-cell>
          <table:table-cell office:value-type="float" office:value="2.90082" calcext:value-type="float">
            <text:p>2.90082</text:p>
          </table:table-cell>
          <table:table-cell office:value-type="float" office:value="2768" calcext:value-type="float">
            <text:p>2768</text:p>
          </table:table-cell>
          <table:table-cell office:value-type="float" office:value="817451.91" calcext:value-type="float">
            <text:p>817451.91</text:p>
          </table:table-cell>
          <table:table-cell office:value-type="float" office:value="3.33364" calcext:value-type="float">
            <text:p>3.3336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429.28" calcext:value-type="float">
            <text:p>9429.28</text:p>
          </table:table-cell>
          <table:table-cell office:value-type="float" office:value="346" calcext:value-type="float">
            <text:p>346</text:p>
          </table:table-cell>
          <table:table-cell office:value-type="float" office:value="28317.66" calcext:value-type="float">
            <text:p>28317.66</text:p>
          </table:table-cell>
          <table:table-cell office:value-type="float" office:value="692" calcext:value-type="float">
            <text:p>692</text:p>
          </table:table-cell>
          <table:table-cell office:value-type="float" office:value="85097.81" calcext:value-type="float">
            <text:p>85097.81</text:p>
          </table:table-cell>
          <table:table-cell office:value-type="float" office:value="3.00511" calcext:value-type="float">
            <text:p>3.00511</text:p>
          </table:table-cell>
          <table:table-cell office:value-type="float" office:value="1384" calcext:value-type="float">
            <text:p>1384</text:p>
          </table:table-cell>
          <table:table-cell office:value-type="float" office:value="247384.77" calcext:value-type="float">
            <text:p>247384.77</text:p>
          </table:table-cell>
          <table:table-cell office:value-type="float" office:value="2.90706" calcext:value-type="float">
            <text:p>2.90706</text:p>
          </table:table-cell>
          <table:table-cell office:value-type="float" office:value="2768" calcext:value-type="float">
            <text:p>2768</text:p>
          </table:table-cell>
          <table:table-cell office:value-type="float" office:value="821986.76" calcext:value-type="float">
            <text:p>821986.76</text:p>
          </table:table-cell>
          <table:table-cell office:value-type="float" office:value="3.32271" calcext:value-type="float">
            <text:p>3.3227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393.67" calcext:value-type="float">
            <text:p>9393.67</text:p>
          </table:table-cell>
          <table:table-cell office:value-type="float" office:value="346" calcext:value-type="float">
            <text:p>346</text:p>
          </table:table-cell>
          <table:table-cell office:value-type="float" office:value="27673.43" calcext:value-type="float">
            <text:p>27673.43</text:p>
          </table:table-cell>
          <table:table-cell office:value-type="float" office:value="692" calcext:value-type="float">
            <text:p>692</text:p>
          </table:table-cell>
          <table:table-cell office:value-type="float" office:value="83606.67" calcext:value-type="float">
            <text:p>83606.67</text:p>
          </table:table-cell>
          <table:table-cell office:value-type="float" office:value="3.02119" calcext:value-type="float">
            <text:p>3.02119</text:p>
          </table:table-cell>
          <table:table-cell office:value-type="float" office:value="1384" calcext:value-type="float">
            <text:p>1384</text:p>
          </table:table-cell>
          <table:table-cell office:value-type="float" office:value="243694.66" calcext:value-type="float">
            <text:p>243694.66</text:p>
          </table:table-cell>
          <table:table-cell office:value-type="float" office:value="2.91478" calcext:value-type="float">
            <text:p>2.91478</text:p>
          </table:table-cell>
          <table:table-cell office:value-type="float" office:value="2768" calcext:value-type="float">
            <text:p>2768</text:p>
          </table:table-cell>
          <table:table-cell office:value-type="float" office:value="813495.95" calcext:value-type="float">
            <text:p>813495.95</text:p>
          </table:table-cell>
          <table:table-cell office:value-type="float" office:value="3.33818" calcext:value-type="float">
            <text:p>3.33818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401.62" calcext:value-type="float">
            <text:p>9401.62</text:p>
          </table:table-cell>
          <table:table-cell office:value-type="float" office:value="346" calcext:value-type="float">
            <text:p>346</text:p>
          </table:table-cell>
          <table:table-cell office:value-type="float" office:value="28154.59" calcext:value-type="float">
            <text:p>28154.59</text:p>
          </table:table-cell>
          <table:table-cell office:value-type="float" office:value="692" calcext:value-type="float">
            <text:p>692</text:p>
          </table:table-cell>
          <table:table-cell office:value-type="float" office:value="84785.17" calcext:value-type="float">
            <text:p>84785.17</text:p>
          </table:table-cell>
          <table:table-cell office:value-type="float" office:value="3.01142" calcext:value-type="float">
            <text:p>3.01142</text:p>
          </table:table-cell>
          <table:table-cell office:value-type="float" office:value="1384" calcext:value-type="float">
            <text:p>1384</text:p>
          </table:table-cell>
          <table:table-cell office:value-type="float" office:value="245532.68" calcext:value-type="float">
            <text:p>245532.68</text:p>
          </table:table-cell>
          <table:table-cell office:value-type="float" office:value="2.89594" calcext:value-type="float">
            <text:p>2.89594</text:p>
          </table:table-cell>
          <table:table-cell office:value-type="float" office:value="2768" calcext:value-type="float">
            <text:p>2768</text:p>
          </table:table-cell>
          <table:table-cell office:value-type="float" office:value="818483.21" calcext:value-type="float">
            <text:p>818483.21</text:p>
          </table:table-cell>
          <table:table-cell office:value-type="float" office:value="3.3335" calcext:value-type="float">
            <text:p>3.333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79.82" calcext:value-type="float">
            <text:p>9279.82</text:p>
          </table:table-cell>
          <table:table-cell office:value-type="float" office:value="346" calcext:value-type="float">
            <text:p>346</text:p>
          </table:table-cell>
          <table:table-cell office:value-type="float" office:value="27727.92" calcext:value-type="float">
            <text:p>27727.92</text:p>
          </table:table-cell>
          <table:table-cell office:value-type="float" office:value="692" calcext:value-type="float">
            <text:p>692</text:p>
          </table:table-cell>
          <table:table-cell office:value-type="float" office:value="83288.91" calcext:value-type="float">
            <text:p>83288.91</text:p>
          </table:table-cell>
          <table:table-cell office:value-type="float" office:value="3.00379" calcext:value-type="float">
            <text:p>3.00379</text:p>
          </table:table-cell>
          <table:table-cell office:value-type="float" office:value="1384" calcext:value-type="float">
            <text:p>1384</text:p>
          </table:table-cell>
          <table:table-cell office:value-type="float" office:value="242937.89" calcext:value-type="float">
            <text:p>242937.89</text:p>
          </table:table-cell>
          <table:table-cell office:value-type="float" office:value="2.91681" calcext:value-type="float">
            <text:p>2.91681</text:p>
          </table:table-cell>
          <table:table-cell office:value-type="float" office:value="2768" calcext:value-type="float">
            <text:p>2768</text:p>
          </table:table-cell>
          <table:table-cell office:value-type="float" office:value="813162.54" calcext:value-type="float">
            <text:p>813162.54</text:p>
          </table:table-cell>
          <table:table-cell office:value-type="float" office:value="3.3472" calcext:value-type="float">
            <text:p>3.347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subtraction</text:p>
          </table:table-cell>
          <table:table-cell office:value-type="string" calcext:value-type="string">
            <text:p>ns</text:p>
          </table:table-cell>
          <table:table-cell office:value-type="float" office:value="173" calcext:value-type="float">
            <text:p>173</text:p>
          </table:table-cell>
          <table:table-cell office:value-type="float" office:value="9255.24" calcext:value-type="float">
            <text:p>9255.24</text:p>
          </table:table-cell>
          <table:table-cell office:value-type="float" office:value="346" calcext:value-type="float">
            <text:p>346</text:p>
          </table:table-cell>
          <table:table-cell office:value-type="float" office:value="27673.71" calcext:value-type="float">
            <text:p>27673.71</text:p>
          </table:table-cell>
          <table:table-cell office:value-type="float" office:value="692" calcext:value-type="float">
            <text:p>692</text:p>
          </table:table-cell>
          <table:table-cell office:value-type="float" office:value="83219.18" calcext:value-type="float">
            <text:p>83219.18</text:p>
          </table:table-cell>
          <table:table-cell office:value-type="float" office:value="3.00716" calcext:value-type="float">
            <text:p>3.00716</text:p>
          </table:table-cell>
          <table:table-cell office:value-type="float" office:value="1384" calcext:value-type="float">
            <text:p>1384</text:p>
          </table:table-cell>
          <table:table-cell office:value-type="float" office:value="242655.6" calcext:value-type="float">
            <text:p>242655.6</text:p>
          </table:table-cell>
          <table:table-cell office:value-type="float" office:value="2.91586" calcext:value-type="float">
            <text:p>2.91586</text:p>
          </table:table-cell>
          <table:table-cell office:value-type="float" office:value="2768" calcext:value-type="float">
            <text:p>2768</text:p>
          </table:table-cell>
          <table:table-cell office:value-type="float" office:value="811187.74" calcext:value-type="float">
            <text:p>811187.74</text:p>
          </table:table-cell>
          <table:table-cell office:value-type="float" office:value="3.34296" calcext:value-type="float">
            <text:p>3.34296</text:p>
          </table:table-cell>
        </table:table-row>
      </table:table>
      <table:named-expressions/>
      <table:database-ranges>
        <table:database-range table:name="__Anonymous_Sheet_DB__1" table:target-range-address="refined.A2:refined.P25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raw.A1:raw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7:17:14.654818445</meta:creation-date>
    <meta:generator>LibreOffice/6.0.7.3$Linux_X86_64 LibreOffice_project/00m0$Build-3</meta:generator>
    <dc:date>2019-12-07T17:46:53.349276595</dc:date>
    <meta:editing-duration>PT23H16M15S</meta:editing-duration>
    <meta:editing-cycles>6</meta:editing-cycles>
    <meta:document-statistic meta:table-count="3" meta:cell-count="4375" meta:object-count="0"/>
  </office:meta>
</office:document-meta>
</file>